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objectwithoutfill">
      <style:graphic-properties draw:stroke="dash" draw:stroke-dash="Fine_20_Dashed_20__28_var_29_" draw:fill="none" draw:textarea-horizontal-align="center" draw:textarea-vertical-align="middle"/>
    </style:style>
    <style:style style:name="gr2" style:family="graphic" style:parent-style-name="objectwithoutfill">
      <style:graphic-properties svg:stroke-width="0.051cm" svg:stroke-color="#000000" draw:marker-start-width="0.276cm" draw:marker-end-width="0.276cm" draw:fill="none" draw:textarea-horizontal-align="center" draw:textarea-vertical-align="middle" fo:padding-top="0.15cm" fo:padding-bottom="0.15cm" fo:padding-left="0.275cm" fo:padding-right="0.275cm"/>
    </style:style>
    <style:style style:name="gr3" style:family="graphic" style:parent-style-name="standard">
      <style:graphic-properties svg:stroke-width="0.051cm" svg:stroke-color="#000000"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svg:stroke-width="0.051cm" svg:stroke-color="#000000" draw:marker-start-width="0.276cm" draw:marker-end-width="0.276cm" draw:fill-color="#000000" draw:textarea-horizontal-align="center" draw:textarea-vertical-align="middle" fo:padding-top="0.15cm" fo:padding-bottom="0.15cm" fo:padding-left="0.275cm" fo:padding-right="0.275cm"/>
    </style:style>
    <style:style style:name="gr5" style:family="graphic" style:parent-style-name="standard" style:list-style-name="L1">
      <style:graphic-properties draw:stroke="solid" svg:stroke-width="0.051cm" svg:stroke-color="#000000" draw:marker-start="" draw:marker-start-width="0.276cm" draw:marker-start-center="false" draw:marker-end="" draw:marker-end-width="0.276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6" style:family="graphic" style:parent-style-name="standard">
      <style:graphic-properties draw:stroke="none" svg:stroke-width="0.051cm" svg:stroke-color="#000000" draw:marker-start-width="0.049cm" draw:marker-end-width="0.049cm" draw:fill="none" draw:fill-color="#ffffff" fo:min-height="0.635cm" fo:padding-top="0.201cm" fo:padding-bottom="0.201cm" fo:padding-left="0.326cm" fo:padding-right="0.326cm"/>
    </style:style>
    <style:style style:name="gr7" style:family="graphic" style:parent-style-name="standard" style:list-style-name="L1">
      <style:graphic-properties draw:stroke="none" draw:stroke-dash="Dash_20_2" svg:stroke-width="0.051cm" svg:stroke-color="#000000" draw:marker-start="" draw:marker-start-width="0.149cm" draw:marker-start-center="false" draw:marker-end="" draw:marker-end-width="0.149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635cm" fo:min-width="0cm" fo:padding-top="0.201cm" fo:padding-bottom="0.201cm" fo:padding-left="0.326cm" fo:padding-right="0.326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 style:family="graphic" style:parent-style-name="standard" style:list-style-name="L1">
      <style:graphic-properties draw:stroke="none" draw:stroke-dash="Dash_20_2" svg:stroke-width="0.051cm" svg:stroke-color="#000000" draw:marker-start="" draw:marker-start-width="0.149cm" draw:marker-start-center="false" draw:marker-end="" draw:marker-end-width="0.149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635cm" fo:min-width="0cm" fo:padding-top="0.201cm" fo:padding-bottom="0.201cm" fo:padding-left="0.326cm" fo:padding-right="0.326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 style:family="graphic" style:parent-style-name="standard" style:list-style-name="L1">
      <style:graphic-properties draw:stroke="none" draw:stroke-dash="Dash_20_2" svg:stroke-width="0.051cm" svg:stroke-color="#000000" draw:marker-start="" draw:marker-start-width="0.149cm" draw:marker-start-center="false" draw:marker-end="" draw:marker-end-width="0.149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635cm" fo:min-width="0cm" fo:padding-top="0.201cm" fo:padding-bottom="0.201cm" fo:padding-left="0.326cm" fo:padding-right="0.326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 style:family="graphic" style:parent-style-name="standard" style:list-style-name="L1">
      <style:graphic-properties draw:stroke="none" draw:stroke-dash="Dash_20_2" svg:stroke-width="0.051cm" svg:stroke-color="#000000" draw:marker-start="" draw:marker-start-width="0.149cm" draw:marker-start-center="false" draw:marker-end="" draw:marker-end-width="0.149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635cm" fo:min-width="0cm" fo:padding-top="0.201cm" fo:padding-bottom="0.201cm" fo:padding-left="0.326cm" fo:padding-right="0.326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list-style-name="L1">
      <style:graphic-properties draw:stroke="none" draw:stroke-dash="Dash_20_2" svg:stroke-width="0.051cm" svg:stroke-color="#000000" draw:marker-start="" draw:marker-start-width="0.149cm" draw:marker-start-center="false" draw:marker-end="" draw:marker-end-width="0.149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635cm" fo:min-width="0cm" fo:padding-top="0.201cm" fo:padding-bottom="0.201cm" fo:padding-left="0.326cm" fo:padding-right="0.326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1">
      <style:graphic-properties draw:stroke="none" draw:stroke-dash="Dash_20_2" svg:stroke-width="0.051cm" svg:stroke-color="#000000" draw:marker-start="" draw:marker-start-width="0.149cm" draw:marker-start-center="false" draw:marker-end="" draw:marker-end-width="0.149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635cm" fo:min-width="0cm" fo:padding-top="0.201cm" fo:padding-bottom="0.201cm" fo:padding-left="0.326cm" fo:padding-right="0.326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list-style-name="L1">
      <style:graphic-properties draw:stroke="none" draw:stroke-dash="Dash_20_2" svg:stroke-width="0.051cm" svg:stroke-color="#000000" draw:marker-start="" draw:marker-start-width="0.149cm" draw:marker-start-center="false" draw:marker-end="" draw:marker-end-width="0.149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635cm" fo:min-width="0cm" fo:padding-top="0.201cm" fo:padding-bottom="0.201cm" fo:padding-left="0.326cm" fo:padding-right="0.326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list-style-name="L1">
      <style:graphic-properties draw:stroke="none" draw:stroke-dash="Dash_20_2" svg:stroke-width="0.051cm" svg:stroke-color="#000000" draw:marker-start="" draw:marker-start-width="0.149cm" draw:marker-start-center="false" draw:marker-end="" draw:marker-end-width="0.149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635cm" fo:min-width="0cm" fo:padding-top="0.201cm" fo:padding-bottom="0.201cm" fo:padding-left="0.326cm" fo:padding-right="0.326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 style:family="graphic" style:parent-style-name="standard" style:list-style-name="L1">
      <style:graphic-properties draw:stroke="none" draw:stroke-dash="Dash_20_2" svg:stroke-width="0.051cm" svg:stroke-color="#000000" draw:marker-start="" draw:marker-start-width="0.149cm" draw:marker-start-center="false" draw:marker-end="" draw:marker-end-width="0.149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635cm" fo:min-width="0cm" fo:padding-top="0.201cm" fo:padding-bottom="0.201cm" fo:padding-left="0.326cm" fo:padding-right="0.326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 style:family="graphic" style:parent-style-name="standard" style:list-style-name="L1">
      <style:graphic-properties draw:stroke="none" draw:stroke-dash="Dash_20_2" svg:stroke-width="0.051cm" svg:stroke-color="#000000" draw:marker-start="" draw:marker-start-width="0.149cm" draw:marker-start-center="false" draw:marker-end="" draw:marker-end-width="0.149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635cm" fo:min-width="0cm" fo:padding-top="0.201cm" fo:padding-bottom="0.201cm" fo:padding-left="0.326cm" fo:padding-right="0.326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 style:family="graphic" style:parent-style-name="standard" style:list-style-name="L1">
      <style:graphic-properties draw:stroke="none" draw:stroke-dash="Dash_20_2" svg:stroke-width="0.051cm" svg:stroke-color="#000000" draw:marker-start="" draw:marker-start-width="0.149cm" draw:marker-start-center="false" draw:marker-end="" draw:marker-end-width="0.149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635cm" fo:min-width="0cm" fo:padding-top="0.201cm" fo:padding-bottom="0.201cm" fo:padding-left="0.326cm" fo:padding-right="0.326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8" style:family="graphic" style:parent-style-name="standard" style:list-style-name="L1">
      <style:graphic-properties draw:stroke="none" draw:stroke-dash="Dash_20_2" svg:stroke-width="0.051cm" svg:stroke-color="#000000" draw:marker-start="" draw:marker-start-width="0.149cm" draw:marker-start-center="false" draw:marker-end="" draw:marker-end-width="0.149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635cm" fo:min-width="0cm" fo:padding-top="0.201cm" fo:padding-bottom="0.201cm" fo:padding-left="0.326cm" fo:padding-right="0.326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9" style:family="graphic" style:parent-style-name="standard" style:list-style-name="L1">
      <style:graphic-properties draw:stroke="none" draw:stroke-dash="Dash_20_2" svg:stroke-width="0.051cm" svg:stroke-color="#000000" draw:marker-start="" draw:marker-start-width="0.149cm" draw:marker-start-center="false" draw:marker-end="" draw:marker-end-width="0.149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635cm" fo:min-width="0cm" fo:padding-top="0.201cm" fo:padding-bottom="0.201cm" fo:padding-left="0.326cm" fo:padding-right="0.326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0" style:family="graphic" style:parent-style-name="standard" style:list-style-name="L1">
      <style:graphic-properties draw:stroke="none" draw:stroke-dash="Dash_20_2" svg:stroke-width="0.051cm" svg:stroke-color="#000000" draw:marker-start="" draw:marker-start-width="0.149cm" draw:marker-start-center="false" draw:marker-end="" draw:marker-end-width="0.149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635cm" fo:min-width="0cm" fo:padding-top="0.201cm" fo:padding-bottom="0.201cm" fo:padding-left="0.326cm" fo:padding-right="0.326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1" style:family="graphic" style:parent-style-name="standard" style:list-style-name="L1">
      <style:graphic-properties draw:stroke="none" draw:stroke-dash="Dash_20_2" svg:stroke-width="0.051cm" svg:stroke-color="#000000" draw:marker-start="" draw:marker-start-width="0.149cm" draw:marker-start-center="false" draw:marker-end="" draw:marker-end-width="0.149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31cm" fo:min-width="0cm" fo:padding-top="0.201cm" fo:padding-bottom="0.201cm" fo:padding-left="0.326cm" fo:padding-right="0.326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2" style:family="graphic" style:parent-style-name="standard" style:list-style-name="L1">
      <style:graphic-properties draw:stroke="solid" svg:stroke-width="0.051cm" svg:stroke-color="#000000" draw:marker-start="" draw:marker-start-width="0.276cm" draw:marker-start-center="false" draw:marker-end="" draw:marker-end-width="0.276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23" style:family="graphic" style:parent-style-name="standard" style:list-style-name="L1">
      <style:graphic-properties draw:stroke="none" draw:stroke-dash="Dash_20_2" svg:stroke-width="0.051cm" svg:stroke-color="#000000" draw:marker-start="" draw:marker-start-width="0.149cm" draw:marker-start-center="false" draw:marker-end="" draw:marker-end-width="0.149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635cm" fo:min-width="0cm" fo:padding-top="0.201cm" fo:padding-bottom="0.201cm" fo:padding-left="0.326cm" fo:padding-right="0.326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4" style:family="graphic" style:parent-style-name="standard" style:list-style-name="L1">
      <style:graphic-properties draw:stroke="none" draw:stroke-dash="Dash_20_2" svg:stroke-width="0.051cm" svg:stroke-color="#000000" draw:marker-start="" draw:marker-start-width="0.149cm" draw:marker-start-center="false" draw:marker-end="" draw:marker-end-width="0.149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635cm" fo:min-width="0cm" fo:padding-top="0.201cm" fo:padding-bottom="0.201cm" fo:padding-left="0.326cm" fo:padding-right="0.326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5" style:family="graphic" style:parent-style-name="standard" style:list-style-name="L1">
      <style:graphic-properties draw:stroke="none" draw:stroke-dash="Dash_20_2" svg:stroke-width="0.051cm" svg:stroke-color="#000000" draw:marker-start="" draw:marker-start-width="0.149cm" draw:marker-start-center="false" draw:marker-end="" draw:marker-end-width="0.149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635cm" fo:min-width="0cm" fo:padding-top="0.201cm" fo:padding-bottom="0.201cm" fo:padding-left="0.326cm" fo:padding-right="0.326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6" style:family="graphic" style:parent-style-name="standard" style:list-style-name="L1">
      <style:graphic-properties draw:stroke="none" draw:stroke-dash="Dash_20_2" svg:stroke-width="0.051cm" svg:stroke-color="#000000" draw:marker-start="" draw:marker-start-width="0.149cm" draw:marker-start-center="false" draw:marker-end="" draw:marker-end-width="0.149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635cm" fo:min-width="0cm" fo:padding-top="0.201cm" fo:padding-bottom="0.201cm" fo:padding-left="0.326cm" fo:padding-right="0.326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7" style:family="graphic" style:parent-style-name="standard" style:list-style-name="L1">
      <style:graphic-properties draw:stroke="none" draw:stroke-dash="Dash_20_2" svg:stroke-width="0.051cm" svg:stroke-color="#000000" draw:marker-start="" draw:marker-start-width="0.149cm" draw:marker-start-center="false" draw:marker-end="" draw:marker-end-width="0.149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635cm" fo:min-width="0cm" fo:padding-top="0.201cm" fo:padding-bottom="0.201cm" fo:padding-left="0.326cm" fo:padding-right="0.326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8" style:family="graphic" style:parent-style-name="standard" style:list-style-name="L1">
      <style:graphic-properties draw:stroke="none" draw:stroke-dash="Dash_20_2" svg:stroke-width="0.051cm" svg:stroke-color="#000000" draw:marker-start="" draw:marker-start-width="0.149cm" draw:marker-start-center="false" draw:marker-end="" draw:marker-end-width="0.149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635cm" fo:min-width="0cm" fo:padding-top="0.201cm" fo:padding-bottom="0.201cm" fo:padding-left="0.326cm" fo:padding-right="0.326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29" style:family="graphic" style:parent-style-name="standard" style:list-style-name="L1">
      <style:graphic-properties draw:stroke="none" draw:stroke-dash="Dash_20_2" svg:stroke-width="0.051cm" svg:stroke-color="#000000" draw:marker-start="" draw:marker-start-width="0.149cm" draw:marker-start-center="false" draw:marker-end="" draw:marker-end-width="0.149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635cm" fo:min-width="0cm" fo:padding-top="0.201cm" fo:padding-bottom="0.201cm" fo:padding-left="0.326cm" fo:padding-right="0.326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0" style:family="graphic" style:parent-style-name="standard" style:list-style-name="L1">
      <style:graphic-properties draw:stroke="none" draw:stroke-dash="Dash_20_2" svg:stroke-width="0.051cm" svg:stroke-color="#000000" draw:marker-start="" draw:marker-start-width="0.149cm" draw:marker-start-center="false" draw:marker-end="" draw:marker-end-width="0.149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635cm" fo:min-width="0cm" fo:padding-top="0.201cm" fo:padding-bottom="0.201cm" fo:padding-left="0.326cm" fo:padding-right="0.326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1" style:family="graphic" style:parent-style-name="standard" style:list-style-name="L1">
      <style:graphic-properties draw:stroke="none" draw:stroke-dash="Dash_20_2" svg:stroke-width="0.051cm" svg:stroke-color="#000000" draw:marker-start="" draw:marker-start-width="0.149cm" draw:marker-start-center="false" draw:marker-end="" draw:marker-end-width="0.149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635cm" fo:min-width="0cm" fo:padding-top="0.201cm" fo:padding-bottom="0.201cm" fo:padding-left="0.326cm" fo:padding-right="0.326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2" style:family="graphic" style:parent-style-name="standard" style:list-style-name="L1">
      <style:graphic-properties draw:stroke="none" draw:stroke-dash="Dash_20_2" svg:stroke-width="0.051cm" svg:stroke-color="#000000" draw:marker-start="" draw:marker-start-width="0.149cm" draw:marker-start-center="false" draw:marker-end="" draw:marker-end-width="0.149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635cm" fo:min-width="0cm" fo:padding-top="0.201cm" fo:padding-bottom="0.201cm" fo:padding-left="0.326cm" fo:padding-right="0.326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3" style:family="graphic" style:parent-style-name="standard" style:list-style-name="L1">
      <style:graphic-properties draw:stroke="none" draw:stroke-dash="Dash_20_2" svg:stroke-width="0.051cm" svg:stroke-color="#000000" draw:marker-start="" draw:marker-start-width="0.149cm" draw:marker-start-center="false" draw:marker-end="" draw:marker-end-width="0.149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635cm" fo:min-width="0cm" fo:padding-top="0.201cm" fo:padding-bottom="0.201cm" fo:padding-left="0.326cm" fo:padding-right="0.326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4" style:family="graphic" style:parent-style-name="standard" style:list-style-name="L1">
      <style:graphic-properties draw:stroke="none" draw:stroke-dash="Dash_20_2" svg:stroke-width="0.051cm" svg:stroke-color="#000000" draw:marker-start="" draw:marker-start-width="0.149cm" draw:marker-start-center="false" draw:marker-end="" draw:marker-end-width="0.149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635cm" fo:min-width="0cm" fo:padding-top="0.201cm" fo:padding-bottom="0.201cm" fo:padding-left="0.326cm" fo:padding-right="0.326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5" style:family="graphic" style:parent-style-name="standard" style:list-style-name="L1">
      <style:graphic-properties draw:stroke="none" draw:stroke-dash="Dash_20_2" svg:stroke-width="0.051cm" svg:stroke-color="#000000" draw:marker-start="" draw:marker-start-width="0.149cm" draw:marker-start-center="false" draw:marker-end="" draw:marker-end-width="0.149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635cm" fo:min-width="0cm" fo:padding-top="0.201cm" fo:padding-bottom="0.201cm" fo:padding-left="0.326cm" fo:padding-right="0.326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6" style:family="graphic" style:parent-style-name="standard" style:list-style-name="L1">
      <style:graphic-properties draw:stroke="none" draw:stroke-dash="Dash_20_2" svg:stroke-width="0.051cm" svg:stroke-color="#000000" draw:marker-start="" draw:marker-start-width="0.149cm" draw:marker-start-center="false" draw:marker-end="" draw:marker-end-width="0.149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635cm" fo:min-width="0cm" fo:padding-top="0.201cm" fo:padding-bottom="0.201cm" fo:padding-left="0.326cm" fo:padding-right="0.326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7" style:family="graphic" style:parent-style-name="standard" style:list-style-name="L1">
      <style:graphic-properties draw:stroke="none" draw:stroke-dash="Dash_20_2" svg:stroke-width="0.051cm" svg:stroke-color="#000000" draw:marker-start="" draw:marker-start-width="0.149cm" draw:marker-start-center="false" draw:marker-end="" draw:marker-end-width="0.149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31cm" fo:min-width="0cm" fo:padding-top="0.201cm" fo:padding-bottom="0.201cm" fo:padding-left="0.326cm" fo:padding-right="0.326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38" style:family="graphic" style:parent-style-name="standard" style:list-style-name="L1">
      <style:graphic-properties draw:stroke="solid" svg:stroke-width="0.051cm" svg:stroke-color="#000000" draw:marker-start="" draw:marker-start-width="0.276cm" draw:marker-start-center="false" draw:marker-end="" draw:marker-end-width="0.276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39" style:family="graphic" style:parent-style-name="standard" style:list-style-name="L1">
      <style:graphic-properties draw:stroke="none" draw:stroke-dash="Dash_20_2" svg:stroke-width="0.051cm" svg:stroke-color="#000000" draw:marker-start="" draw:marker-start-width="0.149cm" draw:marker-start-center="false" draw:marker-end="" draw:marker-end-width="0.149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635cm" fo:min-width="0cm" fo:padding-top="0.201cm" fo:padding-bottom="0.201cm" fo:padding-left="0.326cm" fo:padding-right="0.326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0" style:family="graphic" style:parent-style-name="standard" style:list-style-name="L1">
      <style:graphic-properties draw:stroke="none" draw:stroke-dash="Dash_20_2" svg:stroke-width="0.051cm" svg:stroke-color="#000000" draw:marker-start="" draw:marker-start-width="0.149cm" draw:marker-start-center="false" draw:marker-end="" draw:marker-end-width="0.149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635cm" fo:min-width="0cm" fo:padding-top="0.201cm" fo:padding-bottom="0.201cm" fo:padding-left="0.326cm" fo:padding-right="0.326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1" style:family="graphic" style:parent-style-name="standard" style:list-style-name="L1">
      <style:graphic-properties draw:stroke="none" draw:stroke-dash="Dash_20_2" svg:stroke-width="0.051cm" svg:stroke-color="#000000" draw:marker-start="" draw:marker-start-width="0.149cm" draw:marker-start-center="false" draw:marker-end="" draw:marker-end-width="0.149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635cm" fo:min-width="0cm" fo:padding-top="0.201cm" fo:padding-bottom="0.201cm" fo:padding-left="0.326cm" fo:padding-right="0.326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2" style:family="graphic" style:parent-style-name="standard" style:list-style-name="L1">
      <style:graphic-properties draw:stroke="none" draw:stroke-dash="Dash_20_2" svg:stroke-width="0.051cm" svg:stroke-color="#000000" draw:marker-start="" draw:marker-start-width="0.149cm" draw:marker-start-center="false" draw:marker-end="" draw:marker-end-width="0.149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635cm" fo:min-width="0cm" fo:padding-top="0.201cm" fo:padding-bottom="0.201cm" fo:padding-left="0.326cm" fo:padding-right="0.326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3" style:family="graphic" style:parent-style-name="standard" style:list-style-name="L1">
      <style:graphic-properties draw:stroke="none" draw:stroke-dash="Dash_20_2" svg:stroke-width="0.051cm" svg:stroke-color="#000000" draw:marker-start="" draw:marker-start-width="0.149cm" draw:marker-start-center="false" draw:marker-end="" draw:marker-end-width="0.149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635cm" fo:min-width="0cm" fo:padding-top="0.201cm" fo:padding-bottom="0.201cm" fo:padding-left="0.326cm" fo:padding-right="0.326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4" style:family="graphic" style:parent-style-name="standard" style:list-style-name="L1">
      <style:graphic-properties draw:stroke="none" draw:stroke-dash="Dash_20_2" svg:stroke-width="0.051cm" svg:stroke-color="#000000" draw:marker-start="" draw:marker-start-width="0.149cm" draw:marker-start-center="false" draw:marker-end="" draw:marker-end-width="0.149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635cm" fo:min-width="0cm" fo:padding-top="0.201cm" fo:padding-bottom="0.201cm" fo:padding-left="0.326cm" fo:padding-right="0.326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5" style:family="graphic" style:parent-style-name="standard" style:list-style-name="L1">
      <style:graphic-properties draw:stroke="none" draw:stroke-dash="Dash_20_2" svg:stroke-width="0.051cm" svg:stroke-color="#000000" draw:marker-start="" draw:marker-start-width="0.149cm" draw:marker-start-center="false" draw:marker-end="" draw:marker-end-width="0.149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635cm" fo:min-width="0cm" fo:padding-top="0.201cm" fo:padding-bottom="0.201cm" fo:padding-left="0.326cm" fo:padding-right="0.326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6" style:family="graphic" style:parent-style-name="standard" style:list-style-name="L1">
      <style:graphic-properties draw:stroke="none" draw:stroke-dash="Dash_20_2" svg:stroke-width="0.051cm" svg:stroke-color="#000000" draw:marker-start="" draw:marker-start-width="0.149cm" draw:marker-start-center="false" draw:marker-end="" draw:marker-end-width="0.149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635cm" fo:min-width="0cm" fo:padding-top="0.201cm" fo:padding-bottom="0.201cm" fo:padding-left="0.326cm" fo:padding-right="0.326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7" style:family="graphic" style:parent-style-name="standard" style:list-style-name="L1">
      <style:graphic-properties draw:stroke="none" draw:stroke-dash="Dash_20_2" svg:stroke-width="0.051cm" svg:stroke-color="#000000" draw:marker-start="" draw:marker-start-width="0.149cm" draw:marker-start-center="false" draw:marker-end="" draw:marker-end-width="0.149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635cm" fo:min-width="0cm" fo:padding-top="0.201cm" fo:padding-bottom="0.201cm" fo:padding-left="0.326cm" fo:padding-right="0.326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8" style:family="graphic" style:parent-style-name="standard" style:list-style-name="L1">
      <style:graphic-properties draw:stroke="none" draw:stroke-dash="Dash_20_2" svg:stroke-width="0.051cm" svg:stroke-color="#000000" draw:marker-start="" draw:marker-start-width="0.149cm" draw:marker-start-center="false" draw:marker-end="" draw:marker-end-width="0.149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635cm" fo:min-width="0cm" fo:padding-top="0.201cm" fo:padding-bottom="0.201cm" fo:padding-left="0.326cm" fo:padding-right="0.326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9" style:family="graphic" style:parent-style-name="standard" style:list-style-name="L1">
      <style:graphic-properties draw:stroke="none" draw:stroke-dash="Dash_20_2" svg:stroke-width="0.051cm" svg:stroke-color="#000000" draw:marker-start="" draw:marker-start-width="0.149cm" draw:marker-start-center="false" draw:marker-end="" draw:marker-end-width="0.149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635cm" fo:min-width="0cm" fo:padding-top="0.201cm" fo:padding-bottom="0.201cm" fo:padding-left="0.326cm" fo:padding-right="0.326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0" style:family="graphic" style:parent-style-name="standard" style:list-style-name="L1">
      <style:graphic-properties draw:stroke="none" draw:stroke-dash="Dash_20_2" svg:stroke-width="0.051cm" svg:stroke-color="#000000" draw:marker-start="" draw:marker-start-width="0.149cm" draw:marker-start-center="false" draw:marker-end="" draw:marker-end-width="0.149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635cm" fo:min-width="0cm" fo:padding-top="0.201cm" fo:padding-bottom="0.201cm" fo:padding-left="0.326cm" fo:padding-right="0.326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1" style:family="graphic" style:parent-style-name="standard" style:list-style-name="L1">
      <style:graphic-properties draw:stroke="none" draw:stroke-dash="Dash_20_2" svg:stroke-width="0.051cm" svg:stroke-color="#000000" draw:marker-start="" draw:marker-start-width="0.149cm" draw:marker-start-center="false" draw:marker-end="" draw:marker-end-width="0.149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635cm" fo:min-width="0cm" fo:padding-top="0.201cm" fo:padding-bottom="0.201cm" fo:padding-left="0.326cm" fo:padding-right="0.326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2" style:family="graphic" style:parent-style-name="standard" style:list-style-name="L1">
      <style:graphic-properties draw:stroke="none" draw:stroke-dash="Dash_20_2" svg:stroke-width="0.051cm" svg:stroke-color="#000000" draw:marker-start="" draw:marker-start-width="0.149cm" draw:marker-start-center="false" draw:marker-end="" draw:marker-end-width="0.149cm" draw:marker-end-center="false" svg:stroke-opacity="100%" draw:stroke-linejoin="round" draw:fill="none" draw:fill-color="#ffffff" draw:secondary-fill-color="#99ccff" draw:fill-gradient-name="Gradient_20_9"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draw:fit-to-contour="false" fo:max-height="0cm" fo:max-width="0cm" fo:min-height="0.635cm" fo:min-width="0cm" fo:padding-top="0.201cm" fo:padding-bottom="0.201cm" fo:padding-left="0.326cm" fo:padding-right="0.326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3" style:family="graphic" style:parent-style-name="standard">
      <style:graphic-properties draw:fill="solid" draw:fill-color="#000000" draw:textarea-horizontal-align="center" draw:textarea-vertical-align="middle"/>
    </style:style>
    <style:style style:name="gr54" style:family="graphic" style:parent-style-name="objectwithoutfill">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gr55" style:family="graphic" style:parent-style-name="objectwithoutfill">
      <style:graphic-properties svg:stroke-color="#c0c0c0" draw:fill="none" draw:textarea-horizontal-align="center" draw:textarea-vertical-align="middle"/>
    </style:style>
    <style:style style:name="gr56" style:family="graphic" style:parent-style-name="objectwithoutfill">
      <style:graphic-properties svg:stroke-width="0.152cm" svg:stroke-color="#000000" draw:marker-start-width="0.427cm" draw:marker-end-width="0.427cm" draw:fill="none" draw:textarea-horizontal-align="center" draw:textarea-vertical-align="middle" fo:padding-top="0.2cm" fo:padding-bottom="0.2cm" fo:padding-left="0.325cm" fo:padding-right="0.325cm"/>
    </style:style>
    <style:style style:name="gr57" style:family="graphic" style:parent-style-name="standard">
      <style:graphic-properties draw:textarea-horizontal-align="center" draw:textarea-vertical-align="middle"/>
    </style:style>
    <style:style style:name="gr58" style:family="graphic" style:parent-style-name="standard">
      <style:graphic-properties draw:fill-color="#000000" draw:textarea-horizontal-align="center" draw:textarea-vertical-align="middle"/>
    </style:style>
    <style:style style:name="gr59" style:family="graphic" style:parent-style-name="standard" style:list-style-name="L1">
      <style:graphic-properties draw:stroke="solid" svg:stroke-width="0cm" svg:stroke-color="#c0c0c0" draw:marker-start="" draw:marker-start-width="0.2cm" draw:marker-start-center="false" draw:marker-end="" draw:marker-end-width="0.2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60" style:family="graphic" style:parent-style-name="standard">
      <style:graphic-properties svg:stroke-color="#c0c0c0" draw:textarea-horizontal-align="center" draw:textarea-vertical-align="middle"/>
    </style:style>
    <style:style style:name="gr61" style:family="graphic" style:parent-style-name="standard">
      <style:graphic-properties svg:stroke-color="#808080" draw:textarea-horizontal-align="center" draw:textarea-vertical-align="middle"/>
    </style:style>
    <style:style style:name="gr62" style:family="graphic" style:parent-style-name="standard">
      <style:graphic-properties svg:stroke-width="0.152cm" draw:marker-start-width="0.427cm" draw:marker-end-width="0.427cm" draw:textarea-horizontal-align="center" draw:textarea-vertical-align="middle" fo:padding-top="0.2cm" fo:padding-bottom="0.2cm" fo:padding-left="0.325cm" fo:padding-right="0.325cm"/>
    </style:style>
    <style:style style:name="gr63" style:family="graphic" style:parent-style-name="objectwithoutfill">
      <style:graphic-properties svg:stroke-color="#808080" draw:fill="none" draw:textarea-horizontal-align="center" draw:textarea-vertical-align="middle"/>
    </style:style>
    <style:style style:name="gr64" style:family="graphic" style:parent-style-name="objectwithoutfill">
      <style:graphic-properties svg:stroke-width="0.152cm" draw:marker-start-width="0.427cm" draw:marker-end-width="0.427cm" draw:fill="none" draw:textarea-horizontal-align="center" draw:textarea-vertical-align="middle" fo:padding-top="0.2cm" fo:padding-bottom="0.2cm" fo:padding-left="0.325cm" fo:padding-right="0.325cm"/>
    </style:style>
    <style:style style:name="gr65" style:family="graphic" style:parent-style-name="standard">
      <style:graphic-properties draw:stroke="none" svg:stroke-width="0.152cm" svg:stroke-color="#000000" draw:fill="none" draw:fill-color="#ffffff" fo:min-height="0.635cm" fo:padding-top="0.201cm" fo:padding-bottom="0.201cm" fo:padding-left="0.326cm" fo:padding-right="0.326cm"/>
    </style:style>
    <style:style style:name="gr66" style:family="graphic" style:parent-style-name="standard">
      <style:graphic-properties draw:stroke="none" svg:stroke-width="0.152cm" svg:stroke-color="#000000" draw:fill="none" draw:fill-color="#ffffff" fo:min-height="0.31cm" fo:padding-top="0.201cm" fo:padding-bottom="0.201cm" fo:padding-left="0.326cm" fo:padding-right="0.326cm"/>
    </style:style>
    <style:style style:name="gr67" style:family="graphic" style:parent-style-name="standard" style:list-style-name="L1">
      <style:graphic-properties draw:stroke="solid" svg:stroke-width="0cm" svg:stroke-color="#c0c0c0" draw:marker-start="" draw:marker-start-width="0.2cm" draw:marker-start-center="false" draw:marker-end="" draw:marker-end-width="0.2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68" style:family="graphic" style:parent-style-name="standard" style:list-style-name="L1">
      <style:graphic-properties draw:stroke="solid" svg:stroke-width="0cm" svg:stroke-color="#c0c0c0" draw:marker-start="" draw:marker-start-width="0.2cm" draw:marker-start-center="false" draw:marker-end="" draw:marker-end-width="0.2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69" style:family="graphic" style:parent-style-name="objectwithoutfill">
      <style:graphic-properties svg:stroke-width="0.152cm" svg:stroke-color="#ff0000" draw:marker-start-width="0.427cm" draw:marker-end-width="0.427cm" draw:fill="solid" draw:fill-color="#ff0000" draw:textarea-horizontal-align="center" draw:textarea-vertical-align="middle" fo:padding-top="0.2cm" fo:padding-bottom="0.2cm" fo:padding-left="0.325cm" fo:padding-right="0.325cm"/>
    </style:style>
    <style:style style:name="gr70" style:family="graphic" style:parent-style-name="standard">
      <style:graphic-properties svg:stroke-color="#ff0000" draw:fill-color="#ff0000" draw:textarea-horizontal-align="center" draw:textarea-vertical-align="middle"/>
    </style:style>
    <style:style style:name="gr71" style:family="graphic" style:parent-style-name="standard">
      <style:graphic-properties svg:stroke-color="#ff0000" draw:fill="solid" draw:fill-color="#ff0000" draw:textarea-horizontal-align="center" draw:textarea-vertical-align="middle"/>
    </style:style>
    <style:style style:name="gr72" style:family="graphic" style:parent-style-name="standard" style:list-style-name="L1">
      <style:graphic-properties draw:stroke="solid" svg:stroke-width="0cm" svg:stroke-color="#c0c0c0" draw:marker-start="" draw:marker-start-width="0.2cm" draw:marker-start-center="false" draw:marker-end="" draw:marker-end-width="0.2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73" style:family="graphic" style:parent-style-name="objectwithoutfill">
      <style:graphic-properties svg:stroke-width="0.152cm" svg:stroke-color="#2300dc" draw:marker-start-width="0.427cm" draw:marker-end-width="0.427cm" draw:fill="solid" draw:fill-color="#2300dc" draw:textarea-horizontal-align="center" draw:textarea-vertical-align="middle" fo:padding-top="0.2cm" fo:padding-bottom="0.2cm" fo:padding-left="0.325cm" fo:padding-right="0.325cm"/>
    </style:style>
    <style:style style:name="gr74" style:family="graphic" style:parent-style-name="standard">
      <style:graphic-properties svg:stroke-color="#2300dc" draw:fill-color="#2300dc" draw:textarea-horizontal-align="center" draw:textarea-vertical-align="middle"/>
    </style:style>
    <style:style style:name="gr75" style:family="graphic" style:parent-style-name="standard">
      <style:graphic-properties svg:stroke-color="#2300dc" draw:fill="solid" draw:fill-color="#2300dc" draw:textarea-horizontal-align="center" draw:textarea-vertical-align="middle"/>
    </style:style>
    <style:style style:name="gr76" style:family="graphic" style:parent-style-name="standard" style:list-style-name="L1">
      <style:graphic-properties draw:stroke="solid" svg:stroke-width="0cm" svg:stroke-color="#c0c0c0" draw:marker-start="" draw:marker-start-width="0.2cm" draw:marker-start-center="false" draw:marker-end="" draw:marker-end-width="0.2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77" style:family="graphic" style:parent-style-name="standard">
      <style:graphic-properties svg:stroke-width="0.152cm" svg:stroke-color="#00ae00" draw:marker-start-width="0.427cm" draw:marker-end-width="0.427cm" draw:fill-color="#00ae00" draw:textarea-horizontal-align="center" draw:textarea-vertical-align="middle" fo:padding-top="0.2cm" fo:padding-bottom="0.2cm" fo:padding-left="0.325cm" fo:padding-right="0.325cm"/>
    </style:style>
    <style:style style:name="gr78" style:family="graphic" style:parent-style-name="standard">
      <style:graphic-properties svg:stroke-color="#00ae00" draw:fill-color="#00ae00" draw:textarea-horizontal-align="center" draw:textarea-vertical-align="middle"/>
    </style:style>
    <style:style style:name="gr79" style:family="graphic" style:parent-style-name="standard">
      <style:graphic-properties draw:stroke="none" svg:stroke-width="0.152cm" svg:stroke-color="#000000" draw:fill="none" draw:fill-color="#ffffff" fo:min-height="0.868cm" fo:padding-top="0.201cm" fo:padding-bottom="0.201cm" fo:padding-left="0.326cm" fo:padding-right="0.326cm"/>
    </style:style>
    <style:style style:name="gr80" style:family="graphic" style:parent-style-name="standard" style:list-style-name="L1">
      <style:graphic-properties draw:stroke="solid" svg:stroke-width="0cm" svg:stroke-color="#c0c0c0" draw:marker-start="" draw:marker-start-width="0.2cm" draw:marker-start-center="false" draw:marker-end="" draw:marker-end-width="0.2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81" style:family="graphic" style:parent-style-name="standard">
      <style:graphic-properties svg:stroke-color="#ffd320" draw:fill="solid" draw:fill-color="#ffd320" draw:textarea-horizontal-align="center" draw:textarea-vertical-align="middle"/>
    </style:style>
    <style:style style:name="gr82" style:family="graphic" style:parent-style-name="objectwithoutfill">
      <style:graphic-properties svg:stroke-width="0.152cm" svg:stroke-color="#ffd320" draw:marker-start-width="0.427cm" draw:marker-end-width="0.427cm" draw:fill="solid" draw:fill-color="#ffd320" draw:textarea-horizontal-align="center" draw:textarea-vertical-align="middle" fo:padding-top="0.2cm" fo:padding-bottom="0.2cm" fo:padding-left="0.325cm" fo:padding-right="0.325cm"/>
    </style:style>
    <style:style style:name="gr83" style:family="graphic" style:parent-style-name="standard" style:list-style-name="L1">
      <style:graphic-properties draw:stroke="solid" svg:stroke-width="0cm" svg:stroke-color="#c0c0c0" draw:marker-start="" draw:marker-start-width="0.2cm" draw:marker-start-center="false" draw:marker-end="" draw:marker-end-width="0.2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84" style:family="graphic" style:parent-style-name="objectwithoutfill" style:list-style-name="L1">
      <style:graphic-properties draw:stroke="solid" draw:stroke-dash="Dash_20_2" svg:stroke-width="0.203cm" svg:stroke-color="#000000" draw:marker-start="" draw:marker-start-width="0.503cm" draw:marker-start-center="false" draw:marker-end="" draw:marker-end-width="0.503cm" draw:marker-end-center="false" svg:stroke-opacity="100%" draw:stroke-linejoin="round" draw:fill="solid" draw:fill-color="#000000"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225cm" fo:padding-bottom="0.225cm" fo:padding-left="0.35cm" fo:padding-right="0.3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5" style:family="graphic" style:parent-style-name="objectwithoutfill" style:list-style-name="L1">
      <style:graphic-properties draw:stroke="solid" draw:stroke-dash="Dash_20_2" svg:stroke-width="0.203cm" svg:stroke-color="#000000" draw:marker-start="" draw:marker-start-width="0.503cm" draw:marker-start-center="false" draw:marker-end="" draw:marker-end-width="0.503cm" draw:marker-end-center="false" svg:stroke-opacity="100%" draw:stroke-linejoin="round" draw:fill="solid" draw:fill-color="#000000"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225cm" fo:padding-bottom="0.225cm" fo:padding-left="0.35cm" fo:padding-right="0.3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6" style:family="graphic" style:parent-style-name="objectwithoutfill" style:list-style-name="L1">
      <style:graphic-properties draw:stroke="solid" draw:stroke-dash="Dash_20_2" svg:stroke-width="0.203cm" svg:stroke-color="#000000" draw:marker-start="" draw:marker-start-width="0.503cm" draw:marker-start-center="false" draw:marker-end="" draw:marker-end-width="0.503cm" draw:marker-end-center="false" svg:stroke-opacity="100%" draw:stroke-linejoin="round" draw:fill="solid" draw:fill-color="#000000" draw:secondary-fill-color="#99ccff" draw:fill-gradient-name="Gradient_20_8"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225cm" fo:padding-bottom="0.225cm" fo:padding-left="0.35cm" fo:padding-right="0.3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7" style:family="graphic" style:parent-style-name="objectwithoutfill">
      <style:graphic-properties svg:stroke-color="#c0c0c0" draw:fill="none" draw:fill-color="#808080" draw:textarea-horizontal-align="center" draw:textarea-vertical-align="middle"/>
    </style:style>
    <style:style style:name="gr88" style:family="graphic" style:parent-style-name="standard" style:list-style-name="L1">
      <style:graphic-properties draw:stroke="solid" svg:stroke-width="0cm" svg:stroke-color="#c0c0c0" draw:marker-start="" draw:marker-start-width="0.2cm" draw:marker-start-center="false" draw:marker-end="" draw:marker-end-width="0.2cm" draw:marker-end-center="false" svg:stroke-opacity="100%" draw:stroke-linejoin="round" draw:fill="none" draw:fill-color="#80808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89" style:family="graphic" style:parent-style-name="standard">
      <style:graphic-properties svg:stroke-color="#c0c0c0" draw:fill="none" draw:fill-color="#808080" draw:textarea-horizontal-align="center" draw:textarea-vertical-align="middle"/>
    </style:style>
    <style:style style:name="gr90" style:family="graphic" style:parent-style-name="standard">
      <style:graphic-properties draw:stroke="none" svg:stroke-width="0.152cm" svg:stroke-color="#c0c0c0" draw:fill="none" draw:fill-color="#808080" fo:min-height="0.635cm" fo:padding-top="0.201cm" fo:padding-bottom="0.201cm" fo:padding-left="0.326cm" fo:padding-right="0.326cm"/>
    </style:style>
    <style:style style:name="gr91" style:family="graphic" style:parent-style-name="objectwithoutfill">
      <style:graphic-properties svg:stroke-color="#808080" draw:fill="solid" draw:fill-color="#808080" draw:textarea-horizontal-align="center" draw:textarea-vertical-align="middle"/>
    </style:style>
    <style:style style:name="gr92" style:family="graphic" style:parent-style-name="standard">
      <style:graphic-properties svg:stroke-color="#808080" draw:fill="solid" draw:fill-color="#808080" draw:textarea-horizontal-align="center" draw:textarea-vertical-align="middle"/>
    </style:style>
    <style:style style:name="gr93" style:family="graphic" style:parent-style-name="standard">
      <style:graphic-properties svg:stroke-color="#c0c0c0" draw:fill="solid" draw:fill-color="#808080" draw:textarea-horizontal-align="center" draw:textarea-vertical-align="middle"/>
    </style:style>
    <style:style style:name="gr94" style:family="graphic" style:parent-style-name="standard">
      <style:graphic-properties svg:stroke-width="0.152cm" svg:stroke-color="#94bd5e" draw:marker-start-width="0.427cm" draw:marker-end-width="0.427cm" draw:fill="solid" draw:fill-color="#94bd5e" draw:textarea-horizontal-align="center" draw:textarea-vertical-align="middle" fo:padding-top="0.2cm" fo:padding-bottom="0.2cm" fo:padding-left="0.325cm" fo:padding-right="0.325cm"/>
    </style:style>
    <style:style style:name="gr95" style:family="graphic" style:parent-style-name="standard">
      <style:graphic-properties svg:stroke-color="#94bd5e" draw:fill="solid" draw:fill-color="#94bd5e" draw:textarea-horizontal-align="center" draw:textarea-vertical-align="middle"/>
    </style:style>
    <style:style style:name="gr96" style:family="graphic" style:parent-style-name="objectwithoutfill">
      <style:graphic-properties svg:stroke-width="0.152cm" svg:stroke-color="#83caff" draw:marker-start-width="0.427cm" draw:marker-end-width="0.427cm" draw:fill="solid" draw:fill-color="#47b8b8" draw:textarea-horizontal-align="center" draw:textarea-vertical-align="middle" fo:padding-top="0.2cm" fo:padding-bottom="0.2cm" fo:padding-left="0.325cm" fo:padding-right="0.325cm"/>
    </style:style>
    <style:style style:name="gr97" style:family="graphic" style:parent-style-name="objectwithoutfill">
      <style:graphic-properties svg:stroke-width="0.152cm" svg:stroke-color="#ff8080" draw:marker-start-width="0.427cm" draw:marker-end-width="0.427cm" draw:fill="solid" draw:fill-color="#ff8080" draw:textarea-horizontal-align="center" draw:textarea-vertical-align="middle" fo:padding-top="0.2cm" fo:padding-bottom="0.2cm" fo:padding-left="0.325cm" fo:padding-right="0.325cm"/>
    </style:style>
    <style:style style:name="gr98" style:family="graphic" style:parent-style-name="standard">
      <style:graphic-properties svg:stroke-color="#ff8080" draw:fill="solid" draw:fill-color="#ff8080" draw:textarea-horizontal-align="center" draw:textarea-vertical-align="middle"/>
    </style:style>
    <style:style style:name="gr99" style:family="graphic" style:parent-style-name="standard">
      <style:graphic-properties svg:stroke-color="#ffff99" draw:fill="solid" draw:fill-color="#ffff99" draw:textarea-horizontal-align="center" draw:textarea-vertical-align="middle"/>
    </style:style>
    <style:style style:name="gr100" style:family="graphic" style:parent-style-name="objectwithoutfill">
      <style:graphic-properties svg:stroke-width="0.152cm" svg:stroke-color="#ffff99" draw:marker-start-width="0.427cm" draw:marker-end-width="0.427cm" draw:fill="solid" draw:fill-color="#ffff99" draw:textarea-horizontal-align="center" draw:textarea-vertical-align="middle" fo:padding-top="0.2cm" fo:padding-bottom="0.2cm" fo:padding-left="0.325cm" fo:padding-right="0.325cm"/>
    </style:style>
    <style:style style:name="gr101" style:family="graphic" style:parent-style-name="objectwithoutfill">
      <style:graphic-properties svg:stroke-width="0.152cm" svg:stroke-color="#83caff" draw:marker-start-width="0.427cm" draw:marker-end-width="0.427cm" draw:fill="solid" draw:fill-color="#83caff" draw:textarea-horizontal-align="center" draw:textarea-vertical-align="middle" fo:padding-top="0.2cm" fo:padding-bottom="0.2cm" fo:padding-left="0.325cm" fo:padding-right="0.325cm"/>
    </style:style>
    <style:style style:name="gr102" style:family="graphic" style:parent-style-name="standard">
      <style:graphic-properties svg:stroke-color="#83caff" draw:fill="solid" draw:fill-color="#83caff" draw:textarea-horizontal-align="center" draw:textarea-vertical-align="middle"/>
    </style:style>
    <style:style style:name="gr103" style:family="graphic" style:parent-style-name="objectwithoutfill">
      <style:graphic-properties svg:stroke-width="0.152cm" svg:stroke-color="#ff0000" draw:marker-start-width="0.427cm" draw:marker-end-width="0.427cm" draw:fill="solid" draw:fill-color="#000000" draw:textarea-horizontal-align="center" draw:textarea-vertical-align="middle" fo:padding-top="0.2cm" fo:padding-bottom="0.2cm" fo:padding-left="0.325cm" fo:padding-right="0.325cm"/>
    </style:style>
    <style:style style:name="gr104" style:family="graphic" style:parent-style-name="standard" style:list-style-name="L1">
      <style:graphic-properties draw:stroke="solid" svg:stroke-width="0cm" svg:stroke-color="#c0c0c0" draw:marker-start="" draw:marker-start-width="0.2cm" draw:marker-start-center="false" draw:marker-end="" draw:marker-end-width="0.2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105" style:family="graphic" style:parent-style-name="standard">
      <style:graphic-properties svg:stroke-width="0.152cm" svg:stroke-color="#ff0000" draw:marker-start-width="0.427cm" draw:marker-end-width="0.427cm" draw:fill="solid" draw:fill-color="#000000" draw:textarea-horizontal-align="center" draw:textarea-vertical-align="middle" fo:padding-top="0.2cm" fo:padding-bottom="0.2cm" fo:padding-left="0.325cm" fo:padding-right="0.325cm"/>
    </style:style>
    <style:style style:name="gr106" style:family="graphic" style:parent-style-name="standard" style:list-style-name="L1">
      <style:graphic-properties draw:stroke="solid" svg:stroke-width="0cm" svg:stroke-color="#c0c0c0" draw:marker-start="" draw:marker-start-width="0.2cm" draw:marker-start-center="false" draw:marker-end="" draw:marker-end-width="0.2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107" style:family="graphic" style:parent-style-name="standard" style:list-style-name="L1">
      <style:graphic-properties draw:stroke="solid" svg:stroke-width="0cm" svg:stroke-color="#c0c0c0" draw:marker-start="" draw:marker-start-width="0.2cm" draw:marker-start-center="false" draw:marker-end="" draw:marker-end-width="0.2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108" style:family="graphic" style:parent-style-name="objectwithoutfill">
      <style:graphic-properties svg:stroke-width="0.152cm" svg:stroke-color="#ff0000" draw:marker-start-width="0.427cm" draw:marker-end-width="0.427cm" draw:fill="none" draw:textarea-horizontal-align="center" draw:textarea-vertical-align="middle" fo:padding-top="0.2cm" fo:padding-bottom="0.2cm" fo:padding-left="0.325cm" fo:padding-right="0.325cm"/>
    </style:style>
    <style:style style:name="gr109" style:family="graphic" style:parent-style-name="standard">
      <style:graphic-properties svg:stroke-color="#000000" draw:fill-color="#000000" draw:textarea-horizontal-align="center" draw:textarea-vertical-align="middle"/>
    </style:style>
    <style:style style:name="gr110" style:family="graphic" style:parent-style-name="standard">
      <style:graphic-properties svg:stroke-width="0.152cm" svg:stroke-color="#ff0000" draw:marker-start-width="0.427cm" draw:marker-end-width="0.427cm" draw:fill="solid" draw:fill-color="#ff0000" draw:textarea-horizontal-align="center" draw:textarea-vertical-align="middle" fo:padding-top="0.2cm" fo:padding-bottom="0.2cm" fo:padding-left="0.325cm" fo:padding-right="0.325cm"/>
    </style:style>
    <style:style style:name="gr111" style:family="graphic" style:parent-style-name="objectwithoutfill">
      <style:graphic-properties svg:stroke-width="0.152cm" svg:stroke-color="#0000ff" draw:marker-start-width="0.427cm" draw:marker-end-width="0.427cm" draw:fill="none" draw:textarea-horizontal-align="center" draw:textarea-vertical-align="middle" fo:padding-top="0.2cm" fo:padding-bottom="0.2cm" fo:padding-left="0.325cm" fo:padding-right="0.325cm"/>
    </style:style>
    <style:style style:name="gr112" style:family="graphic" style:parent-style-name="standard" style:list-style-name="L1">
      <style:graphic-properties draw:stroke="solid" svg:stroke-width="0cm" svg:stroke-color="#c0c0c0" draw:marker-start="" draw:marker-start-width="0.2cm" draw:marker-start-center="false" draw:marker-end="" draw:marker-end-width="0.2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draw:start-line-spacing-horizontal="0.5cm" draw:start-line-spacing-vertical="0.5cm" draw:end-line-spacing-horizontal="0.5cm" draw:end-line-spacing-vertical="0.5cm"/>
    </style:style>
    <style:style style:name="gr113" style:family="graphic" style:parent-style-name="standard">
      <style:graphic-properties draw:stroke="none" draw:fill-color="#000000" draw:textarea-horizontal-align="center" draw:textarea-vertical-align="middle"/>
    </style:style>
    <style:style style:name="gr114" style:family="graphic" style:parent-style-name="standard">
      <style:graphic-properties draw:stroke="none" svg:stroke-color="#00ff00" draw:fill-color="#00ff00" draw:textarea-horizontal-align="center" draw:textarea-vertical-align="middle"/>
    </style:style>
    <style:style style:name="gr115" style:family="graphic" style:parent-style-name="objectwithoutfill">
      <style:graphic-properties svg:stroke-width="0.152cm" svg:stroke-color="#00ff00" draw:marker-start-width="0.427cm" draw:marker-end-width="0.427cm" draw:fill="none" draw:textarea-horizontal-align="center" draw:textarea-vertical-align="middle" fo:padding-top="0.2cm" fo:padding-bottom="0.2cm" fo:padding-left="0.325cm" fo:padding-right="0.325cm"/>
    </style:style>
    <style:style style:name="gr116" style:family="graphic" style:parent-style-name="objectwithoutfill">
      <style:graphic-properties svg:stroke-width="0.152cm" svg:stroke-color="#00ff00" draw:marker-start-width="0.427cm" draw:marker-end-width="0.427cm" draw:fill="solid" draw:fill-color="#00ff00" draw:textarea-horizontal-align="center" draw:textarea-vertical-align="middle" fo:padding-top="0.2cm" fo:padding-bottom="0.2cm" fo:padding-left="0.325cm" fo:padding-right="0.325cm"/>
    </style:style>
    <style:style style:name="gr117" style:family="graphic" style:parent-style-name="standard">
      <style:graphic-properties draw:stroke="none" svg:stroke-color="#00ff00" draw:fill="solid" draw:fill-color="#00ff00" draw:textarea-horizontal-align="center" draw:textarea-vertical-align="middle"/>
    </style:style>
    <style:style style:name="gr118" style:family="graphic" style:parent-style-name="standard">
      <style:graphic-properties draw:stroke="none" svg:stroke-color="#ff0000" draw:fill="solid" draw:fill-color="#ff0000" draw:textarea-horizontal-align="center" draw:textarea-vertical-align="middle"/>
    </style:style>
    <style:style style:name="gr119" style:family="graphic" style:parent-style-name="standard">
      <style:graphic-properties draw:stroke="none" svg:stroke-color="#00ff00" draw:fill="solid" draw:fill-color="#ff0000" draw:textarea-horizontal-align="center" draw:textarea-vertical-align="middle"/>
    </style:style>
    <style:style style:name="gr120" style:family="graphic" style:parent-style-name="standard">
      <style:graphic-properties draw:stroke="none" svg:stroke-width="0.152cm" svg:stroke-color="#000000" draw:fill="none" draw:fill-color="#ffffff" fo:min-height="1.192cm" fo:padding-top="0.201cm" fo:padding-bottom="0.201cm" fo:padding-left="0.326cm" fo:padding-right="0.326cm"/>
    </style:style>
    <style:style style:name="gr121" style:family="graphic" style:parent-style-name="objectwithoutfill">
      <style:graphic-properties svg:stroke-width="0.152cm" svg:stroke-color="#0000ff" draw:marker-start-width="0.427cm" draw:marker-end-width="0.427cm" draw:fill="solid" draw:fill-color="#0000ff" draw:textarea-horizontal-align="center" draw:textarea-vertical-align="middle" fo:padding-top="0.2cm" fo:padding-bottom="0.2cm" fo:padding-left="0.325cm" fo:padding-right="0.325cm"/>
    </style:style>
    <style:style style:name="gr122" style:family="graphic" style:parent-style-name="standard">
      <style:graphic-properties draw:stroke="none" svg:stroke-color="#0000ff" draw:fill="solid" draw:fill-color="#0000ff" draw:textarea-horizontal-align="center" draw:textarea-vertical-align="middle"/>
    </style:style>
    <style:style style:name="gr123" style:family="graphic" style:parent-style-name="standard">
      <style:graphic-properties draw:stroke="none" svg:stroke-width="0.152cm" svg:stroke-color="#00ff00" draw:fill="none" draw:fill-color="#ffffff" fo:min-height="0.635cm" fo:padding-top="0.201cm" fo:padding-bottom="0.201cm" fo:padding-left="0.326cm" fo:padding-right="0.326cm"/>
    </style:style>
    <style:style style:name="gr124" style:family="graphic" style:parent-style-name="standard">
      <style:graphic-properties draw:stroke="none" svg:stroke-width="0.152cm" svg:stroke-color="#00ff00" draw:fill="none" draw:fill-color="#ffffff" fo:min-height="0.534cm" fo:padding-top="0.201cm" fo:padding-bottom="0.201cm" fo:padding-left="0.326cm" fo:padding-right="0.326cm"/>
    </style:style>
    <style:style style:name="P1" style:family="paragraph">
      <style:paragraph-properties fo:text-align="center"/>
    </style:style>
    <style:style style:name="P2" style:family="paragraph">
      <style:paragraph-properties fo:text-align="center"/>
      <style:text-properties fo:color="#808080"/>
    </style:style>
    <style:style style:name="P3"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color="#808080" style:text-outline="false" style:text-line-through-style="none" style:text-position="0% 100%" fo:font-family="'Liberation Sans'"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Lohit Hind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style:text-properties fo:color="#808080" fo:font-size="18pt"/>
    </style:style>
    <style:style style:name="P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6" style:family="paragraph">
      <style:paragraph-properties fo:margin-left="0cm" fo:margin-right="0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808080" style:text-outline="false" style:text-line-through-style="none" style:text-position="0% 100%" fo:font-family="'Liberation Sans'"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Lohit Hind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style:text-properties fo:color="#808080"/>
    </style:style>
    <style:style style:name="P8" style:family="paragraph">
      <style:text-properties fo:color="#808080" fo:font-size="18pt" style:font-size-asian="18pt" style:font-size-complex="18pt"/>
    </style:style>
    <style:style style:name="P9" style:family="paragraph">
      <style:text-properties fo:font-size="18pt"/>
    </style:style>
    <style:style style:name="T1" style:family="text">
      <style:text-properties fo:color="#808080" fo:font-size="18pt"/>
    </style:style>
    <style:style style:name="T2" style:family="text">
      <style:text-properties fo:color="#808080" style:text-outline="false" style:text-line-through-style="none" style:text-position="0% 100%" fo:font-family="'Liberation Sans'"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DejaVu Sans'" style:font-family-generic-asian="system" style:font-pitch-asian="variable" style:font-size-asian="18pt" style:language-asian="zh" style:country-asian="CN" style:font-style-asian="normal" style:font-weight-asian="normal" style:font-family-complex="'Lohit Hindi'"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3" style:family="text">
      <style:text-properties fo:color="#808080"/>
    </style:style>
    <style:style style:name="T4" style:family="text">
      <style:text-properties fo:color="#808080"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path draw:style-name="gr1" draw:text-style-name="P1" draw:layer="layout" svg:width="5.11cm" svg:height="5.058cm" draw:transform="rotate (-2.28987197861731) translate (9.77505235114162cm 1.81878356491902cm)" svg:viewBox="0 0 5111 5059" svg:d="m3640-12076c372 127 669-175 847-452 175-273 582-302 621-708 35-368-240-601-475-826-243-232-471-464-679-729-198-252-417-491-636-726-224-240-270-620-589-767-362-167-796-52-1154-231-308-154-330-806-826-518-283 164-644 300-749 656l111 317 21 23z">
            <text:p/>
          </draw:path>
          <draw:g>
            <draw:path draw:style-name="gr1" draw:text-style-name="P1" draw:layer="layout" svg:width="4.586cm" svg:height="4.396cm" draw:transform="rotate (-2.82097566999909) translate (12.2585242384639cm 5.94223463969279cm)" svg:viewBox="0 0 4587 4397" svg:d="m2341-14657c343 14 739 95 1023-119 325-245 731-226 984-592 226-328-52-573 176-925 231-355-238-727-365-1073-144-389-346-750-592-1082-217-292-572-312-877-423-310-112-616-218-1003-37-404 189-433 498-738 739-257 203-422 497-590 788-162 279-310 558-353 867-60 424 357 711 621 993 222 236 564 284 867 353 333 76 533 335 836 442l158 118">
              <text:p/>
            </draw:path>
            <draw:path draw:style-name="gr1" draw:text-style-name="P1" draw:layer="layout" svg:width="7.324cm" svg:height="5.152cm" draw:transform="skewX (-4.16095380141433E-017) rotate (0.418529954628161) translate (9.12190371272265cm 1.283053899275cm)" svg:viewBox="0 0 7325 5153" svg:d="m0 9787c356-117 607 167 879 322s526 343 815 465c334 141 666 291 995 443 315 145 666 166 978 332 301 160 626 278 938 417 331 147 666 291 995 443 282 130 577 237 840 408 264 173 646 175 791 522 140 336 117 717-22 1046-138 323-413 600-750 689-335 88-688 6-1033-52-373-62-536-357-766-578-241-232-443-545-767-649-312-99-508-365-828-436-306-68-587-214-865-351-290-142-610-224-930-208l-12 28">
              <text:p/>
            </draw:path>
            <draw:path draw:style-name="gr1" draw:text-style-name="P1" draw:layer="layout" svg:width="3.434cm" svg:height="4.151cm" draw:transform="skewX (-7.47656295105744E-017) rotate (-2.23227611330151) translate (7.11cm 4.981cm)" svg:viewBox="0 0 3435 4152" svg:d="m747-13188c365-77 745 66 1101-107 291-142 618-163 908-352 301-196 445-480 584-770 176-370 63-801 16-1196-41-342-407-556-746-603-373-53-715-217-1065-355-327-130-616-359-966-431l-315-150-264-188v0">
              <text:p/>
            </draw:path>
            <draw:path draw:style-name="gr1" draw:text-style-name="P1" draw:layer="layout" svg:width="3.407cm" svg:height="3.91cm" draw:transform="rotate (-1.89472943596587) translate (8.21605418735961cm 6.10639035657444cm)" svg:viewBox="0 0 3408 3911" svg:d="m0-19448c337-3 677 22 1014-11 401-39 751 138 1103 253 353 115 602 415 799 717 178 274 322 568 425 875 113 334 94 747-145 1034-214 257-483 471-767 651l-265 188-265 187-69-9">
              <text:p/>
            </draw:path>
            <draw:path draw:style-name="gr1" draw:text-style-name="P1" draw:layer="layout" svg:width="2.979cm" svg:height="3.863cm" draw:transform="rotate (-2.72463349528902) translate (4.44221693507373cm 8.38798585687156cm)" svg:viewBox="0 0 2980 3864" svg:d="m488-15096c365 85 708-86 1068-106 362-20 754-209 921-544 141-283 393-498 465-816 77-343 26-701-49-1043-80-362-215-743-520-980-247-192-542-374-867-349-377 28-762 182-1023 466l-373 73-110 19">
              <text:p/>
            </draw:path>
            <draw:path draw:style-name="gr1" draw:text-style-name="P1" draw:layer="layout" svg:width="4.263cm" svg:height="3.902cm" draw:transform="rotate (-1.2479104151769) translate (5.81814113666951cm 8.00179150097101cm)" svg:viewBox="0 0 4264 3903" svg:d="m593-5676c323-42 642 30 935 148 380 153 674-103 1024-117 329-13 770-586 1034-146 209 348-294 535-179 925 105 355 250 740 580 916s324 585 196 886c-158 374-517 589-857 698-360 115-695 276-1083 293-320 15-684 70-945-118-271-197-484-470-767-650l-265-188-257-217-9-69">
              <text:p/>
            </draw:path>
            <draw:path draw:style-name="gr1" draw:text-style-name="P1" draw:layer="layout" svg:width="5.118cm" svg:height="7.252cm" draw:transform="skewX (6.24621746454583E-017) rotate (-0.909316540290061) translate (11.0622003088206cm 6.09480727842093cm)" svg:viewBox="0 0 5119 7253" svg:d="m0-9301c428-101 839 106 1278-71 408-164 817-463 1258-400 449 63 863-449 1171-35 244 326-175 765 117 1116 217 261 527 405 838 495 419 121 482 620 450 942-35 349-58 699-205 1023-138 305-319 593-538 845-229 263-557 383-839 569-405 268-94 727-130 1081-31 301 66 826-378 890-346 50-782 274-1090-19l-207-240-144-271">
              <text:p/>
            </draw:path>
            <draw:path draw:style-name="gr1" draw:text-style-name="P1" draw:layer="layout" svg:width="4.859cm" svg:height="6.352cm" draw:transform="rotate (-1.25122654075568) translate (10.6435657312584cm 10.6532987345365cm)" svg:viewBox="0 0 4860 6353" svg:d="m1749-13478c364-8 731 11 1093-31 348-40 664 108 995 165 407 70 645 423 809 727 186 345 232 761 209 1151-20 323-72 644-185 955-118 328-318 594-490 887-194 328-307 680-638 937-261 203-393 534-619 778-258 279-567 528-914 681-293 130-670 52-945-115-275-168-578-236-867-353l-197-97">
              <text:p/>
            </draw:path>
            <draw:path draw:style-name="gr1" draw:text-style-name="P1" draw:layer="layout" svg:width="2.847cm" svg:height="4.571cm" draw:transform="rotate (-0.90931654029006) translate (14.8448182830402cm 2.30651031966265cm)" svg:viewBox="0 0 2848 4572" svg:d="m0-16038c386 29 792 35 1160-123 310-133 586-334 814-589 222-249 415-518 637-766 246-275 249-667 229-1005-23-408-141-801-259-1188-101-331-435-467-603-746l-128-139">
              <text:p/>
            </draw:path>
            <draw:path draw:style-name="gr1" draw:text-style-name="P1" draw:layer="layout" svg:width="4.371cm" svg:height="4.686cm" draw:transform="skewX (-5.91149948860496E-017) rotate (-0.843866693340285) translate (17.5356472851832cm 2.9453455960148cm)" svg:viewBox="0 0 4372 4687" svg:d="m327-17629c400 21 841 85 1204-137 315-192 677-284 1011-434 339-152 657-363 911-649 246-276 692-357 863-689 186-362-129-752-349-1060-193-271-435-479-679-688-261-223-615-289-928-408-336-129-672-252-1013-361s-696-365-1068-157l-279 127">
              <text:p/>
            </draw:path>
            <draw:path draw:style-name="gr1" draw:text-style-name="P1" draw:layer="layout" svg:width="5.758cm" svg:height="4.876cm" draw:transform="skewX (-4.00171517257843E-017) rotate (-0.217118958949239) translate (13.4762160283937cm 6.97703876548549cm)" svg:viewBox="0 0 5759 4877" svg:d="m0 12088c394-60 702 259 1063 339 336 73 690 122 1033 58 379-70 722 78 1101 76 340-1 674 179 1016 127 338-51 735-28 996-251 253-216 688-381 508-877-114-318-20-677-33-1014-12-334-134-651-183-980-46-307-66-632-232-904l-128-291-188-277-60-274">
              <text:p/>
            </draw:path>
            <draw:path draw:style-name="gr1" draw:text-style-name="P1" draw:layer="layout" svg:width="4.528cm" svg:height="5.755cm" draw:transform="skewX (7.25712139257657E-017) rotate (-0.508239878181839) translate (14.0288366101963cm 10.4195145065694cm)" svg:viewBox="0 0 4529 5756" svg:d="m0 10261c426 146 810-91 1203-207 319-93 617-251 901-430 280-177 598-298 855-512 275-229 572-450 730-799 169-373 311-756 522-1110 209-352 275-771 311-1171 29-333-41-673-129-997l-69-318-22-166">
              <text:p/>
            </draw:path>
            <draw:path draw:style-name="gr1" draw:text-style-name="P1" draw:layer="layout" svg:width="6.69cm" svg:height="4.454cm" draw:transform="rotate (-1.57079632679579) translate (5.24199999998975cm 8.55999999999307cm)" svg:viewBox="0 0 6691 4455" svg:d="m0-6594c311-20 620-71 934-62 317 9 617 97 934 125 325 29 642 128 965 187 311 57 618 158 933 186 316 28 617 153 934 125 343-30 705 1 1027-156 339-165 695-445 748-840 44-329 131-627 186-965 54-331 24-623 0-934-28-363-252-672-404-996l-281-311-217-249">
              <text:p/>
            </draw:path>
          </draw:g>
        </draw:g>
      </draw:page>
      <draw:page draw:name="page2" draw:style-name="dp1" draw:master-page-name="Default">
        <office:forms form:automatic-focus="false" form:apply-design-mode="false"/>
        <draw:path draw:style-name="gr2" draw:text-style-name="P2" draw:layer="layout" svg:width="6.875cm" svg:height="2.81cm" draw:transform="rotate (-0.925373569408406) translate (11.1377193597018cm 8.53798185210009cm)" svg:viewBox="0 0 6876 2811" svg:d="m0-4722c612 206 6876-2801 6876-2801">
          <text:p/>
        </draw:path>
        <draw:path draw:style-name="gr2" draw:text-style-name="P2" draw:layer="layout" svg:width="7.558cm" svg:height="1.8cm" draw:transform="rotate (0.404916386462608) translate (8.25850982537533cm 3.16585633691425cm)" svg:viewBox="0 0 7559 1801" svg:d="m0 12328c580-56 7559 1800 7559 1800">
          <text:p/>
        </draw:path>
        <draw:path draw:style-name="gr2" draw:text-style-name="P2" draw:layer="layout" svg:width="12.025cm" svg:height="0.182cm" svg:x="3.849cm" svg:y="1.701cm" svg:viewBox="0 0 12026 183" svg:d="m0 143c587-1 11582-258 11986-80l40 120">
          <text:p/>
        </draw:path>
        <draw:path draw:style-name="gr2" draw:text-style-name="P2" draw:layer="layout" svg:width="6.934cm" svg:height="8.858cm" draw:transform="rotate (-1.57079632679579) translate (17.1579999999855cm 3.2069999999816cm)" svg:viewBox="0 0 6935 8859" svg:d="m0-25457c415 36 6935-8859 6935-8859">
          <text:p/>
        </draw:path>
        <draw:path draw:style-name="gr2" draw:text-style-name="P2" draw:layer="layout" svg:width="3.117cm" svg:height="2.053cm" draw:transform="rotate (-0.785398163398486) translate (16.0454390492338cm 2.03456095076606cm)" svg:viewBox="0 0 3118 2054" svg:d="m0-19801c488-75 921 183 1360 341 395 141 1627 1294 1758 1700v0">
          <text:p/>
        </draw:path>
        <draw:path draw:style-name="gr2" draw:text-style-name="P2" draw:layer="layout" svg:width="4.527cm" svg:height="0.108cm" draw:transform="rotate (-1.46014245221937) translate (16.6179907077135cm 5.68177915240131cm)" svg:viewBox="0 0 4528 109" svg:d="m0-31676c455 38 4528-102 4528-102">
          <text:p/>
        </draw:path>
        <draw:path draw:style-name="gr2" draw:text-style-name="P2" draw:layer="layout" svg:width="3.245cm" svg:height="1.115cm" draw:transform="rotate (-0.726755100531488) translate (14.0912475236317cm 3.65628587953053cm)" svg:viewBox="0 0 3246 1116" svg:d="m0-12145c608 8 1199-152 1781-350 509-173 852-539 1322-746l143-20">
          <text:p/>
        </draw:path>
        <draw:path draw:style-name="gr2" draw:text-style-name="P2" draw:layer="layout" svg:width="4.309cm" svg:height="1.269cm" draw:transform="rotate (-0.557283630162871) translate (4.57336504053614cm 0.806664748233301cm)" svg:viewBox="0 0 4310 1270" svg:d="m0-2198c453-85 4310-1270 4310-1270">
          <text:p/>
        </draw:path>
        <draw:circle draw:style-name="gr3" draw:text-style-name="P2" draw:layer="layout" svg:width="0.635cm" svg:height="0.635cm" svg:x="3.54cm" svg:y="4.175cm">
          <text:p/>
        </draw:circle>
        <draw:circle draw:style-name="gr3" draw:text-style-name="P2" draw:layer="layout" svg:width="0.635cm" svg:height="0.635cm" svg:x="3.541cm" svg:y="4.176cm">
          <text:p/>
        </draw:circle>
        <draw:circle draw:style-name="gr3" draw:text-style-name="P2" draw:layer="layout" svg:width="0.635cm" svg:height="0.635cm" svg:x="3.541cm" svg:y="4.176cm">
          <text:p/>
        </draw:circle>
        <draw:circle draw:style-name="gr3" draw:text-style-name="P2" draw:layer="layout" svg:width="0.635cm" svg:height="0.635cm" svg:x="3.541cm" svg:y="4.176cm">
          <text:p/>
        </draw:circle>
        <draw:circle draw:style-name="gr3" draw:text-style-name="P2" draw:layer="layout" svg:width="0.635cm" svg:height="0.635cm" svg:x="3.541cm" svg:y="4.176cm">
          <text:p/>
        </draw:circle>
        <draw:circle draw:style-name="gr4" draw:text-style-name="P2" draw:layer="layout" svg:width="0.634cm" svg:height="0.633cm" svg:x="3.54cm" svg:y="4.177cm">
          <text:p/>
        </draw:circle>
        <draw:circle draw:style-name="gr4" draw:text-style-name="P2" draw:id="id1" draw:layer="layout" svg:width="0.635cm" svg:height="0.635cm" svg:x="1.001cm" svg:y="13.7cm">
          <text:p/>
        </draw:circle>
        <draw:circle draw:style-name="gr4" draw:text-style-name="P2" draw:id="id7" draw:layer="layout" svg:width="0.635cm" svg:height="0.635cm" svg:x="14.97cm" svg:y="13.7cm">
          <text:p/>
        </draw:circle>
        <draw:circle draw:style-name="gr4" draw:text-style-name="P2" draw:layer="layout" svg:width="0.635cm" svg:height="0.635cm" svg:x="15.605cm" svg:y="1.635cm">
          <text:p/>
        </draw:circle>
        <draw:circle draw:style-name="gr4" draw:text-style-name="P2" draw:id="id8" draw:layer="layout" svg:width="0.635cm" svg:height="0.635cm" svg:x="16.875cm" svg:y="9.89cm">
          <text:p/>
        </draw:circle>
        <draw:connector draw:style-name="gr5" draw:text-style-name="P3" draw:layer="layout" draw:type="curve" svg:x1="1.636cm" svg:y1="14.017cm" svg:x2="8.62cm" svg:y2="14.017cm" draw:start-shape="id1" draw:start-glue-point="1" draw:end-shape="id2" draw:end-glue-point="3" svg:d="m1636 14017h6984">
          <text:p/>
        </draw:connector>
        <draw:connector draw:style-name="gr3" draw:text-style-name="P2" draw:layer="layout" draw:type="curve" svg:x1="1.318cm" svg:y1="7.351cm" svg:x2="1.318cm" svg:y2="13.7cm" draw:start-shape="id3" draw:start-glue-point="2" draw:end-shape="id1" draw:end-glue-point="0" svg:d="m1318 7351v6349">
          <text:p/>
        </draw:connector>
        <draw:connector draw:style-name="gr3" draw:text-style-name="P2" draw:layer="layout" draw:type="curve" svg:x1="1.636cm" svg:y1="7.033cm" svg:x2="5.445cm" svg:y2="7.032cm" draw:start-shape="id3" draw:start-glue-point="1" draw:end-shape="id4" draw:end-glue-point="3" svg:d="m1636 7033c2857 0 953-1 3809-1">
          <text:p/>
        </draw:connector>
        <draw:connector draw:style-name="gr3" draw:text-style-name="P2" draw:layer="layout" draw:type="curve" svg:x1="4.175cm" svg:y1="10.207cm" svg:x2="8.62cm" svg:y2="10.207cm" draw:start-shape="id5" draw:start-glue-point="1" draw:end-shape="id6" draw:end-glue-point="3" svg:d="m4175 10207h4445">
          <text:p/>
        </draw:connector>
        <draw:connector draw:style-name="gr3" draw:text-style-name="P2" draw:layer="layout" draw:type="curve" svg:x1="9.255cm" svg:y1="14.017cm" svg:x2="14.97cm" svg:y2="14.017cm" draw:start-shape="id2" draw:start-glue-point="1" draw:end-shape="id7" draw:end-glue-point="3" svg:d="m9255 14017h5715">
          <text:p/>
        </draw:connector>
        <draw:connector draw:style-name="gr3" draw:text-style-name="P2" draw:layer="layout" draw:type="curve" svg:x1="8.937cm" svg:y1="13.7cm" svg:x2="8.937cm" svg:y2="10.525cm" draw:start-shape="id2" draw:start-glue-point="0" draw:end-shape="id6" draw:end-glue-point="2" svg:d="m8937 13700v-3175">
          <text:p/>
        </draw:connector>
        <draw:connector draw:style-name="gr3" draw:text-style-name="P2" draw:layer="layout" draw:type="curve" svg:x1="8.62cm" svg:y1="10.207cm" svg:x2="16.875cm" svg:y2="10.207cm" draw:end-shape="id8" draw:end-glue-point="3" svg:d="m8620 10207h8255">
          <text:p/>
        </draw:connector>
        <draw:path draw:style-name="gr2" draw:text-style-name="P2" draw:layer="layout" svg:width="4.48cm" svg:height="0.312cm" draw:transform="rotate (-2.07676727694885) translate (8.23122428657943cm 3.28712426540676cm)" svg:viewBox="0 0 4481 313" svg:d="m0-17586c483-10 4481 313 4481 313">
          <text:p/>
        </draw:path>
        <draw:path draw:style-name="gr2" draw:text-style-name="P2" draw:layer="layout" svg:width="4.179cm" svg:height="0.937cm" draw:transform="rotate (-0.984016632275403) translate (6.51865179673654cm 6.6212625157146cm)" svg:viewBox="0 0 4180 938" svg:d="m0-2596c554 120 4124-916 4124-916l56-12">
          <text:p/>
        </draw:path>
        <draw:path draw:style-name="gr2" draw:text-style-name="P2" draw:layer="layout" svg:width="6.053cm" svg:height="0.083cm" draw:transform="rotate (-0.644026493986973) translate (3.95206331225983cm 10.2753219145961cm)" svg:viewBox="0 0 6054 84" svg:d="m0 11772c548 7 6054-84 6054-84">
          <text:p/>
        </draw:path>
        <draw:path draw:style-name="gr2" draw:text-style-name="P2" draw:layer="layout" svg:width="4.043cm" svg:height="1.1cm" draw:transform="rotate (-1.15121917461643) translate (2.37450286063574cm 6.72960235997254cm)" svg:viewBox="0 0 4044 1101" svg:d="m0 2240c555 101 3869-997 3869-997l175-97">
          <text:p/>
        </draw:path>
        <draw:path draw:style-name="gr2" draw:text-style-name="P2" draw:layer="layout" svg:width="3.276cm" svg:height="1.398cm" draw:transform="rotate (1.42890105860749) translate (3.97727179786787cm 10.2213245571116cm)" svg:viewBox="0 0 3277 1399" svg:d="m0 10770c542-100 3277 1394 3277 1394">
          <text:p/>
        </draw:path>
        <draw:path draw:style-name="gr2" draw:text-style-name="P2" draw:layer="layout" svg:width="4.944cm" svg:height="1.624cm" draw:transform="rotate (-0.557283630162871) translate (9.12619715107166cm 1.87467048562136cm)" svg:viewBox="0 0 4945 1625" svg:d="m0-4854c500 140 4945-1617 4945-1617">
          <text:p/>
        </draw:path>
        <draw:path draw:style-name="gr2" draw:text-style-name="P2" draw:layer="layout" svg:width="7.365cm" svg:height="0.203cm" draw:transform="rotate (1.68145020137102) translate (8.98901354875428cm 10.3024429123586cm)" svg:viewBox="0 0 7366 204" svg:d="m0 15597c442-37 7238 200 7238 200l128-67">
          <text:p/>
        </draw:path>
        <draw:path draw:style-name="gr2" draw:text-style-name="P2" draw:layer="layout" svg:width="4.581cm" svg:height="0.083cm" draw:transform="rotate (-2.86425983544854) translate (8.33126454430692cm 3.27467354503835cm)" svg:viewBox="0 0 4582 84" svg:d="m0-10790c458 18 4439-71 4439-71l143 84">
          <text:p/>
        </draw:path>
        <draw:circle draw:style-name="gr4" draw:text-style-name="P2" draw:id="id4" draw:layer="layout" svg:width="0.635cm" svg:height="0.635cm" svg:x="5.445cm" svg:y="6.715cm">
          <text:p/>
        </draw:circle>
        <draw:circle draw:style-name="gr4" draw:text-style-name="P2" draw:id="id6" draw:layer="layout" svg:width="0.635cm" svg:height="0.635cm" svg:x="8.62cm" svg:y="9.89cm">
          <text:p/>
        </draw:circle>
        <draw:path draw:style-name="gr2" draw:text-style-name="P2" draw:layer="layout" svg:width="3.06cm" svg:height="0.478cm" draw:transform="rotate (-0.785398163398486) translate (3.8398527658829cm 4.47214722848434cm)" svg:viewBox="0 0 3061 479" svg:d="m0 919c542-154 3061 454 3061 454">
          <text:p/>
        </draw:path>
        <draw:circle draw:style-name="gr4" draw:text-style-name="P2" draw:id="id5" draw:layer="layout" svg:width="0.635cm" svg:height="0.635cm" svg:x="3.54cm" svg:y="9.89cm">
          <text:p/>
        </draw:circle>
        <draw:circle draw:style-name="gr4" draw:text-style-name="P2" draw:layer="layout" svg:width="0.635cm" svg:height="0.635cm" svg:x="13.065cm" svg:y="4.175cm">
          <text:p/>
        </draw:circle>
        <draw:circle draw:style-name="gr4" draw:text-style-name="P2" draw:layer="layout" svg:width="0.635cm" svg:height="0.635cm" svg:x="16.24cm" svg:y="5.445cm">
          <text:p/>
        </draw:circle>
        <draw:circle draw:style-name="gr4" draw:text-style-name="P2" draw:id="id3" draw:layer="layout" svg:width="0.635cm" svg:height="0.636cm" svg:x="1.001cm" svg:y="6.715cm">
          <text:p/>
        </draw:circle>
        <draw:path draw:style-name="gr2" draw:text-style-name="P2" draw:layer="layout" svg:width="4.374cm" svg:height="0.502cm" draw:transform="rotate (1.1058406140634) translate (1.41045975914603cm 13.8672208092833cm)" svg:viewBox="0 0 4375 503" svg:d="m0 14963c533-72 4375 497 4375 497">
          <text:p/>
        </draw:path>
        <draw:circle draw:style-name="gr4" draw:text-style-name="P2" draw:id="id2" draw:layer="layout" svg:width="0.635cm" svg:height="0.635cm" svg:x="8.62cm" svg:y="13.7cm">
          <text:p/>
        </draw:circle>
        <draw:circle draw:style-name="gr4" draw:text-style-name="P2" draw:layer="layout" svg:width="0.634cm" svg:height="0.633cm" svg:x="3.54cm" svg:y="1.637cm">
          <text:p/>
        </draw:circle>
        <draw:path draw:style-name="gr2" draw:text-style-name="P2" draw:layer="layout" svg:width="2.554cm" svg:height="0.242cm" draw:transform="rotate (-1.46049151806977) translate (3.822cm 1.924cm)" svg:viewBox="0 0 2555 243" svg:d="m0-7174c441 23 2153 128 2555 243v0">
          <text:p/>
        </draw:path>
        <draw:circle draw:style-name="gr4" draw:text-style-name="P2" draw:layer="layout" svg:width="0.635cm" svg:height="0.635cm" svg:x="7.985cm" svg:y="2.905cm">
          <text:p/>
        </draw:circle>
        <draw:path draw:style-name="gr2" draw:text-style-name="P2" draw:layer="layout" svg:width="3.913cm" svg:height="1.179cm" draw:transform="rotate (1.37339958839408) translate (15.354cm 13.83cm)" svg:viewBox="0 0 3914 1180" svg:d="m0 35536c552 9 3914 1180 3914 1180v0">
          <text:p/>
        </draw:path>
        <draw:path draw:style-name="gr2" draw:text-style-name="P2" draw:layer="layout" svg:width="2.744cm" svg:height="2.223cm" draw:transform="rotate (1.46049151806858) translate (13.4036660700603cm 4.48708340239475cm)" svg:viewBox="0 0 2745 2224" svg:d="m0 27659c506-156 1368 412 1675 725 362 368 977 1361 977 1361l93 111">
          <text:p/>
        </draw:path>
        <draw:path draw:style-name="gr2" draw:text-style-name="P2" draw:layer="layout" svg:width="3.507cm" svg:height="0.671cm" draw:transform="rotate (0.958360292269905) translate (1.323cm 7.015cm)" svg:viewBox="0 0 3508 672" svg:d="m0 10230c555 47 3508 672 3508 672">
          <text:p/>
        </draw:path>
        <draw:frame draw:style-name="gr6" draw:text-style-name="P4" draw:layer="layout" svg:width="1.27cm" svg:height="1.114cm" svg:x="4.175cm" svg:y="5.445cm">
          <draw:text-box>
            <text:p><text:span text:style-name="T1">2</text:span></text:p>
          </draw:text-box>
        </draw:frame>
        <draw:frame draw:style-name="gr6" draw:text-style-name="P4" draw:layer="layout" svg:width="1.27cm" svg:height="1.825cm" svg:x="2.27cm" svg:y="5.601cm">
          <draw:text-box>
            <text:p><text:span text:style-name="T1">3</text:span></text:p>
            <text:p><text:span text:style-name="T1"/></text:p>
          </draw:text-box>
        </draw:frame>
        <draw:frame draw:style-name="gr6" draw:text-style-name="P4" draw:layer="layout" svg:width="1.27cm" svg:height="1.114cm" svg:x="7.985cm" svg:y="11.795cm">
          <draw:text-box>
            <text:p><text:span text:style-name="T1">5</text:span></text:p>
          </draw:text-box>
        </draw:frame>
        <draw:frame draw:style-name="gr6" draw:text-style-name="P4" draw:layer="layout" svg:width="1.27cm" svg:height="1.825cm" svg:x="6.08cm" svg:y="8.141cm">
          <draw:text-box>
            <text:p><text:span text:style-name="T1">6</text:span></text:p>
            <text:p><text:span text:style-name="T1"/></text:p>
          </draw:text-box>
        </draw:frame>
        <draw:frame draw:style-name="gr6" draw:text-style-name="P4" draw:layer="layout" svg:width="1.27cm" svg:height="2.536cm" svg:x="16.24cm" svg:y="11.951cm">
          <draw:text-box>
            <text:p><text:span text:style-name="T1">6</text:span></text:p>
            <text:p><text:span text:style-name="T1"/></text:p>
            <text:p><text:span text:style-name="T1"/></text:p>
          </draw:text-box>
        </draw:frame>
        <draw:frame draw:style-name="gr6" draw:text-style-name="P4" draw:layer="layout" svg:width="1.27cm" svg:height="1.825cm" svg:x="6.08cm" svg:y="10.046cm">
          <draw:text-box>
            <text:p><text:span text:style-name="T1">7</text:span></text:p>
            <text:p><text:span text:style-name="T1"/></text:p>
          </draw:text-box>
        </draw:frame>
        <draw:frame draw:style-name="gr6" draw:text-style-name="P4" draw:layer="layout" svg:width="1.27cm" svg:height="1.114cm" svg:x="2.27cm" svg:y="11.951cm">
          <draw:text-box>
            <text:p><text:span text:style-name="T1">9</text:span></text:p>
          </draw:text-box>
        </draw:frame>
        <draw:frame draw:style-name="gr6" draw:text-style-name="P4" draw:layer="layout" svg:width="1.27cm" svg:height="1.114cm" svg:x="2.905cm" svg:y="3.061cm">
          <draw:text-box>
            <text:p><text:span text:style-name="T1">2</text:span></text:p>
          </draw:text-box>
        </draw:frame>
        <draw:frame draw:style-name="gr6" draw:text-style-name="P4" draw:layer="layout" svg:width="1.27cm" svg:height="2.536cm" svg:x="5.445cm" svg:y="3.696cm">
          <draw:text-box>
            <text:p><text:span text:style-name="T1">7</text:span></text:p>
            <text:p><text:span text:style-name="T1"/></text:p>
            <text:p><text:span text:style-name="T1"/></text:p>
          </draw:text-box>
        </draw:frame>
        <draw:frame draw:style-name="gr6" draw:text-style-name="P4" draw:layer="layout" svg:width="1.27cm" svg:height="1.825cm" svg:x="10.525cm" svg:y="3.061cm">
          <draw:text-box>
            <text:p><text:span text:style-name="T1">6</text:span></text:p>
            <text:p><text:span text:style-name="T1"/></text:p>
          </draw:text-box>
        </draw:frame>
        <draw:frame draw:style-name="gr6" draw:text-style-name="P4" draw:layer="layout" svg:width="1.27cm" svg:height="1.825cm" svg:x="14.335cm" svg:y="2.905cm">
          <draw:text-box>
            <text:p><text:span text:style-name="T1">5</text:span></text:p>
            <text:p><text:span text:style-name="T1"/></text:p>
          </draw:text-box>
        </draw:frame>
        <draw:frame draw:style-name="gr6" draw:text-style-name="P4" draw:layer="layout" svg:width="1.27cm" svg:height="1.114cm" svg:x="14.335cm" svg:y="5.445cm">
          <draw:text-box>
            <text:p><text:span text:style-name="T1">5</text:span></text:p>
          </draw:text-box>
        </draw:frame>
        <draw:g>
          <draw:frame draw:style-name="gr7" draw:text-style-name="P6" draw:layer="layout" svg:width="1.905cm" svg:height="1.114cm" svg:x="4.176cm" svg:y="13.78cm">
            <draw:text-box>
              <text:p text:style-name="P5"><text:span text:style-name="T2">12</text:span></text:p>
            </draw:text-box>
          </draw:frame>
          <draw:frame draw:style-name="gr8" draw:text-style-name="P6" draw:layer="layout" svg:width="1.27cm" svg:height="1.114cm" svg:x="2.906cm" svg:y="6.715cm">
            <draw:text-box>
              <text:p text:style-name="P5"><text:span text:style-name="T2">3</text:span></text:p>
            </draw:text-box>
          </draw:frame>
          <draw:frame draw:style-name="gr9" draw:text-style-name="P6" draw:layer="layout" svg:width="1.905cm" svg:height="1.114cm" svg:x="11.796cm" svg:y="6.715cm">
            <draw:text-box>
              <text:p text:style-name="P5"><text:span text:style-name="T2">19</text:span></text:p>
            </draw:text-box>
          </draw:frame>
          <draw:frame draw:style-name="gr10" draw:text-style-name="P6" draw:layer="layout" svg:width="1.905cm" svg:height="1.114cm" svg:x="8.621cm" svg:y="6.871cm">
            <draw:text-box>
              <text:p text:style-name="P5"><text:span text:style-name="T2">11</text:span></text:p>
            </draw:text-box>
          </draw:frame>
          <draw:frame draw:style-name="gr11" draw:text-style-name="P6" draw:layer="layout" svg:width="1.27cm" svg:height="1.114cm" svg:x="6.081cm" svg:y="5.601cm">
            <draw:text-box>
              <text:p text:style-name="P5"><text:span text:style-name="T2">9</text:span></text:p>
            </draw:text-box>
          </draw:frame>
          <draw:frame draw:style-name="gr12" draw:text-style-name="P6" draw:layer="layout" svg:width="1.905cm" svg:height="1.114cm" svg:x="13.066cm" svg:y="10.046cm">
            <draw:text-box>
              <text:p text:style-name="P5"><text:span text:style-name="T2">14</text:span></text:p>
            </draw:text-box>
          </draw:frame>
          <draw:frame draw:style-name="gr13" draw:text-style-name="P6" draw:layer="layout" svg:width="1.905cm" svg:height="1.114cm" svg:x="11.161cm" svg:y="11.795cm">
            <draw:text-box>
              <text:p text:style-name="P5"><text:span text:style-name="T2">10</text:span></text:p>
            </draw:text-box>
          </draw:frame>
          <draw:frame draw:style-name="gr14" draw:text-style-name="P6" draw:layer="layout" svg:width="1.27cm" svg:height="1.114cm" svg:x="2.271cm" svg:y="8.776cm">
            <draw:text-box>
              <text:p text:style-name="P5"><text:span text:style-name="T2">8</text:span></text:p>
            </draw:text-box>
          </draw:frame>
          <draw:frame draw:style-name="gr15" draw:text-style-name="P6" draw:layer="layout" svg:width="1.905cm" svg:height="1.114cm" svg:x="1.001cm" svg:y="10.046cm">
            <draw:text-box>
              <text:p text:style-name="P5"><text:span text:style-name="T2">11</text:span></text:p>
            </draw:text-box>
          </draw:frame>
          <draw:frame draw:style-name="gr16" draw:text-style-name="P6" draw:layer="layout" svg:width="1.905cm" svg:height="1.114cm" svg:x="4.811cm" svg:y="11.316cm">
            <draw:text-box>
              <text:p text:style-name="P5"><text:span text:style-name="T2">10</text:span></text:p>
            </draw:text-box>
          </draw:frame>
          <draw:frame draw:style-name="gr17" draw:text-style-name="P6" draw:layer="layout" svg:width="1.27cm" svg:height="1.114cm" svg:x="11.161cm" svg:y="13.856cm">
            <draw:text-box>
              <text:p text:style-name="P5"><text:span text:style-name="T2">9</text:span></text:p>
            </draw:text-box>
          </draw:frame>
          <draw:frame draw:style-name="gr18" draw:text-style-name="P6" draw:layer="layout" svg:width="1.27cm" svg:height="1.114cm" svg:x="5.446cm" svg:y="2.27cm">
            <draw:text-box>
              <text:p text:style-name="P5"><text:span text:style-name="T2">8</text:span></text:p>
            </draw:text-box>
          </draw:frame>
          <draw:frame draw:style-name="gr19" draw:text-style-name="P6" draw:layer="layout" svg:width="1.905cm" svg:height="1.114cm" svg:x="9.256cm" svg:y="1.156cm">
            <draw:text-box>
              <text:p text:style-name="P5"><text:span text:style-name="T2">18</text:span></text:p>
            </draw:text-box>
          </draw:frame>
          <draw:frame draw:style-name="gr20" draw:text-style-name="P6" draw:layer="layout" svg:width="1.905cm" svg:height="1.114cm" svg:x="11.161cm" svg:y="1.791cm">
            <draw:text-box>
              <text:p text:style-name="P5"><text:span text:style-name="T2">12</text:span></text:p>
            </draw:text-box>
          </draw:frame>
          <draw:frame draw:style-name="gr21" draw:text-style-name="P6" draw:layer="layout" svg:width="1.27cm" svg:height="1.825cm" svg:x="16.241cm" svg:y="3.696cm">
            <draw:text-box>
              <text:p text:style-name="P5"><text:span text:style-name="T2">6</text:span></text:p>
              <text:p text:style-name="P5"><text:span text:style-name="T2"/></text:p>
            </draw:text-box>
          </draw:frame>
        </draw:g>
        <draw:frame draw:style-name="gr6" draw:text-style-name="P4" draw:layer="layout" svg:width="1.27cm" svg:height="1.825cm" svg:x="16.875cm" svg:y="7.506cm">
          <draw:text-box>
            <text:p><text:span text:style-name="T1">8</text:span></text:p>
            <text:p><text:span text:style-name="T1"/></text:p>
          </draw:text-box>
        </draw:frame>
        <draw:frame draw:style-name="gr6" draw:text-style-name="P4" draw:layer="layout" svg:width="1.27cm" svg:height="1.825cm" svg:x="4.81cm" svg:y="7.985cm">
          <draw:text-box>
            <text:p><text:span text:style-name="T1">7</text:span></text:p>
            <text:p><text:span text:style-name="T1"/></text:p>
          </draw:text-box>
        </draw:frame>
        <draw:g>
          <draw:path draw:style-name="gr1" draw:text-style-name="P1" draw:layer="layout" svg:width="5.11cm" svg:height="5.059cm" draw:transform="rotate (-2.28987197861731) translate (9.57505235114161cm 1.81878356491901cm)" svg:viewBox="0 0 5111 5060" svg:d="m3640-11775c372 127 669-175 847-452 175-273 582-302 621-708 35-368-240-601-475-826-243-232-471-464-679-729-198-252-417-491-636-726-224-240-270-620-589-767-362-167-796-52-1154-231-308-154-330-806-826-519-283 165-644 301-749 657l111 317 21 23z">
            <text:p/>
          </draw:path>
          <draw:g>
            <draw:path draw:style-name="gr1" draw:text-style-name="P1" draw:layer="layout" svg:width="4.586cm" svg:height="4.396cm" draw:transform="rotate (-2.82097566999909) translate (12.0585242384639cm 5.94223463969278cm)" svg:viewBox="0 0 4587 4397" svg:d="m2341-14531c343 14 739 95 1023-119 325-245 731-225 984-592 226-328-52-573 176-925 231-355-238-727-365-1073-144-389-346-750-592-1082-217-292-572-312-877-422-310-113-616-219-1003-38-404 190-433 498-738 739-257 203-422 497-590 788-162 279-310 559-353 867-60 424 357 711 621 993 222 236 564 284 867 353 333 76 533 335 836 442l158 118">
              <text:p/>
            </draw:path>
            <draw:path draw:style-name="gr1" draw:text-style-name="P1" draw:layer="layout" svg:width="7.324cm" svg:height="5.152cm" draw:transform="skewX (-3.46004092567508E-017) rotate (0.418529954628161) translate (8.92190371272265cm 1.283053899275cm)" svg:viewBox="0 0 7325 5153" svg:d="m0 9624c356-116 607 167 879 322s526 343 815 465c334 141 666 291 995 443 315 145 666 166 978 332 301 161 626 278 938 417 331 147 666 291 995 443 282 130 577 237 840 409 264 172 646 174 791 521 140 337 117 718-22 1046-138 323-413 600-750 689-335 88-688 6-1033-51-373-62-536-358-766-578-241-232-443-546-767-649-312-100-508-365-828-436-306-68-587-214-865-351-290-143-610-224-930-209l-12 28">
              <text:p/>
            </draw:path>
            <draw:path draw:style-name="gr1" draw:text-style-name="P1" draw:layer="layout" svg:width="3.434cm" svg:height="4.151cm" draw:transform="skewX (-9.78808028134172E-017) rotate (-2.23227611330151) translate (6.91cm 4.981cm)" svg:viewBox="0 0 3435 4152" svg:d="m747-12873c365-76 745 67 1101-106 291-142 618-164 908-353 301-196 445-479 584-770 176-369 63-800 16-1196-41-341-407-555-746-603-373-52-715-216-1065-355-327-129-616-359-966-431l-315-149-264-189v0">
              <text:p/>
            </draw:path>
            <draw:path draw:style-name="gr1" draw:text-style-name="P1" draw:layer="layout" svg:width="3.407cm" svg:height="3.91cm" draw:transform="rotate (-1.89472943596587) translate (8.01605418735961cm 6.10639035657444cm)" svg:viewBox="0 0 3408 3911" svg:d="m0-19069c337-3 677 22 1014-11 401-39 751 138 1103 253 353 115 602 415 799 717 178 275 322 568 425 875 113 334 94 747-145 1034-214 258-483 471-767 651l-265 188-265 187-69-9">
              <text:p/>
            </draw:path>
            <draw:path draw:style-name="gr1" draw:text-style-name="P1" draw:layer="layout" svg:width="2.979cm" svg:height="3.863cm" draw:transform="rotate (-2.72463349528902) translate (4.24221693507373cm 8.38798585687156cm)" svg:viewBox="0 0 2980 3864" svg:d="m488-14934c365 85 708-86 1068-106 362-20 754-209 921-544 141-283 393-498 465-816 77-343 26-701-49-1043-80-362-215-743-520-980-247-192-542-374-867-349-377 28-762 182-1023 466l-373 73-110 19">
              <text:p/>
            </draw:path>
            <draw:path draw:style-name="gr1" draw:text-style-name="P1" draw:layer="layout" svg:width="4.263cm" svg:height="3.902cm" draw:transform="rotate (-1.2479104151769) translate (5.61814113666951cm 8.00179150097101cm)" svg:viewBox="0 0 4264 3903" svg:d="m593-5297c323-42 642 31 935 149 380 153 674-104 1024-118 329-12 770-586 1034-146 209 348-294 535-179 925 105 355 250 741 580 916 330 176 324 585 196 886-158 375-517 590-857 698-360 115-695 276-1083 294-320 14-684 70-945-119-271-196-484-470-767-650l-265-188-257-216-9-70">
              <text:p/>
            </draw:path>
            <draw:path draw:style-name="gr1" draw:text-style-name="P1" draw:layer="layout" svg:width="5.118cm" svg:height="7.252cm" draw:transform="skewX (4.05630266698802E-017) rotate (-0.90931654029006) translate (10.8622003088206cm 6.09480727842093cm)" svg:viewBox="0 0 5119 7253" svg:d="m0-8985c428-101 839 106 1278-71 408-164 817-463 1258-400 449 63 863-449 1171-36 244 327-175 765 117 1117 217 261 527 405 838 494 419 121 482 620 450 943-35 349-58 699-205 1023-138 305-319 593-538 844-229 263-557 384-839 570-405 268-94 727-130 1081-31 301 66 826-378 890-346 50-782 274-1090-20l-207-240-144-270">
              <text:p/>
            </draw:path>
            <draw:path draw:style-name="gr1" draw:text-style-name="P1" draw:layer="layout" svg:width="4.859cm" svg:height="6.352cm" draw:transform="rotate (-1.25122654075568) translate (10.4435657312584cm 10.6532987345365cm)" svg:viewBox="0 0 4860 6353" svg:d="m1749-13098c364-8 731 11 1093-31 348-41 664 108 995 165 407 70 645 423 809 727 186 344 232 761 209 1150-20 324-72 644-185 956-118 327-318 594-490 887-194 328-307 680-638 937-261 203-393 534-619 778-258 278-567 527-914 681-293 130-670 52-945-116s-578-235-867-352l-197-98">
              <text:p/>
            </draw:path>
            <draw:path draw:style-name="gr1" draw:text-style-name="P1" draw:layer="layout" svg:width="2.847cm" svg:height="4.571cm" draw:transform="rotate (-0.90931654029006) translate (14.6448182830403cm 2.30651031966265cm)" svg:viewBox="0 0 2848 4572" svg:d="m0-15723c386 30 792 36 1160-122 310-133 586-334 814-589 222-249 415-519 637-767 246-274 249-666 229-1005-23-407-141-800-259-1187-101-332-435-467-603-746l-128-139">
              <text:p/>
            </draw:path>
            <draw:path draw:style-name="gr1" draw:text-style-name="P1" draw:layer="layout" svg:width="4.371cm" svg:height="4.686cm" draw:transform="rotate (-0.843866693340285) translate (17.3356472851832cm 2.94534559601481cm)" svg:viewBox="0 0 4372 4687" svg:d="m327-17330c400 21 841 85 1204-137 315-192 677-284 1011-434 339-152 657-363 911-649 246-276 692-357 863-689 186-362-129-752-349-1060-193-271-435-480-679-688-261-224-615-289-928-409-336-128-672-251-1013-360s-696-365-1068-157l-279 126">
              <text:p/>
            </draw:path>
            <draw:path draw:style-name="gr1" draw:text-style-name="P1" draw:layer="layout" svg:width="5.758cm" svg:height="4.875cm" draw:transform="rotate (-0.217118958949239) translate (13.2762160283937cm 6.97703876548548cm)" svg:viewBox="0 0 5759 4876" svg:d="m0 12174c394-60 702 260 1063 339 336 73 690 122 1033 59 379-70 722 77 1101 75 340-1 674 179 1016 127 338-51 735-28 996-251 253-216 688-381 508-877-114-318-20-677-33-1014-12-334-134-651-183-979-46-308-66-633-232-905l-128-291-188-277-60-273">
              <text:p/>
            </draw:path>
            <draw:path draw:style-name="gr1" draw:text-style-name="P1" draw:layer="layout" svg:width="4.528cm" svg:height="5.755cm" draw:transform="skewX (4.59161747559096E-017) rotate (-0.508239878181839) translate (13.8288366101963cm 10.4195145065694cm)" svg:viewBox="0 0 4529 5756" svg:d="m0 10456c426 146 810-92 1203-207 319-93 617-252 901-430 280-177 598-298 855-512 275-230 572-451 730-800 169-373 311-755 522-1110 209-352 275-770 311-1170 29-333-41-673-129-997l-69-318-22-166">
              <text:p/>
            </draw:path>
            <draw:path draw:style-name="gr1" draw:text-style-name="P1" draw:layer="layout" svg:width="6.69cm" svg:height="4.454cm" draw:transform="rotate (-1.57079632679579) translate (5.04199999998975cm 8.55999999999307cm)" svg:viewBox="0 0 6691 4455" svg:d="m0-6194c311-20 620-71 934-62 317 9 617 97 934 125 325 29 642 128 965 187 311 57 618 158 933 186 316 28 617 153 934 125 343-30 705 1 1027-156 339-165 695-445 748-840 44-329 131-627 186-965 54-331 24-623 0-934-28-363-252-672-404-996l-281-311-217-249">
              <text:p/>
            </draw:path>
          </draw:g>
        </draw:g>
      </draw:page>
      <draw:page draw:name="page3" draw:style-name="dp1" draw:master-page-name="Default">
        <office:forms form:automatic-focus="false" form:apply-design-mode="false"/>
        <draw:path draw:style-name="gr2" draw:text-style-name="P2" draw:layer="layout" svg:width="6.875cm" svg:height="2.81cm" draw:transform="rotate (-0.925373569408406) translate (11.1377193597018cm 8.53798185210009cm)" svg:viewBox="0 0 6876 2811" svg:d="m0-4722c612 206 6876-2801 6876-2801">
          <text:p/>
        </draw:path>
        <draw:path draw:style-name="gr2" draw:text-style-name="P2" draw:layer="layout" svg:width="7.558cm" svg:height="1.8cm" draw:transform="rotate (0.404916386462608) translate (8.25850982537533cm 3.16585633691425cm)" svg:viewBox="0 0 7559 1801" svg:d="m0 12328c580-56 7559 1800 7559 1800">
          <text:p/>
        </draw:path>
        <draw:path draw:style-name="gr2" draw:text-style-name="P2" draw:layer="layout" svg:width="12.025cm" svg:height="0.182cm" svg:x="3.849cm" svg:y="1.701cm" svg:viewBox="0 0 12026 183" svg:d="m0 143c587-1 11582-258 11986-80l40 120">
          <text:p/>
        </draw:path>
        <draw:path draw:style-name="gr2" draw:text-style-name="P2" draw:layer="layout" svg:width="6.934cm" svg:height="8.858cm" draw:transform="rotate (-1.57079632679579) translate (17.1579999999855cm 3.2069999999816cm)" svg:viewBox="0 0 6935 8859" svg:d="m0-25457c415 36 6935-8859 6935-8859">
          <text:p/>
        </draw:path>
        <draw:path draw:style-name="gr2" draw:text-style-name="P2" draw:layer="layout" svg:width="4.309cm" svg:height="1.269cm" draw:transform="rotate (-0.557283630162871) translate (4.57336504053614cm 0.806664748233301cm)" svg:viewBox="0 0 4310 1270" svg:d="m0-2198c453-85 4310-1270 4310-1270">
          <text:p/>
        </draw:path>
        <draw:circle draw:style-name="gr3" draw:text-style-name="P2" draw:layer="layout" svg:width="0.635cm" svg:height="0.635cm" svg:x="3.54cm" svg:y="4.175cm">
          <text:p/>
        </draw:circle>
        <draw:circle draw:style-name="gr3" draw:text-style-name="P2" draw:layer="layout" svg:width="0.635cm" svg:height="0.635cm" svg:x="3.541cm" svg:y="4.176cm">
          <text:p/>
        </draw:circle>
        <draw:circle draw:style-name="gr3" draw:text-style-name="P2" draw:layer="layout" svg:width="0.635cm" svg:height="0.635cm" svg:x="3.541cm" svg:y="4.176cm">
          <text:p/>
        </draw:circle>
        <draw:circle draw:style-name="gr3" draw:text-style-name="P2" draw:layer="layout" svg:width="0.635cm" svg:height="0.635cm" svg:x="3.541cm" svg:y="4.176cm">
          <text:p/>
        </draw:circle>
        <draw:circle draw:style-name="gr3" draw:text-style-name="P2" draw:layer="layout" svg:width="0.635cm" svg:height="0.635cm" svg:x="3.541cm" svg:y="4.176cm">
          <text:p/>
        </draw:circle>
        <draw:circle draw:style-name="gr4" draw:text-style-name="P2" draw:layer="layout" svg:width="0.634cm" svg:height="0.633cm" svg:x="3.54cm" svg:y="4.177cm">
          <text:p/>
        </draw:circle>
        <draw:circle draw:style-name="gr4" draw:text-style-name="P2" draw:id="id9" draw:layer="layout" svg:width="0.635cm" svg:height="0.635cm" svg:x="1.026cm" svg:y="13.7cm">
          <text:p/>
        </draw:circle>
        <draw:circle draw:style-name="gr4" draw:text-style-name="P2" draw:id="id15" draw:layer="layout" svg:width="0.635cm" svg:height="0.635cm" svg:x="14.97cm" svg:y="13.7cm">
          <text:p/>
        </draw:circle>
        <draw:circle draw:style-name="gr4" draw:text-style-name="P2" draw:layer="layout" svg:width="0.635cm" svg:height="0.635cm" svg:x="15.605cm" svg:y="1.635cm">
          <text:p/>
        </draw:circle>
        <draw:circle draw:style-name="gr4" draw:text-style-name="P2" draw:id="id16" draw:layer="layout" svg:width="0.635cm" svg:height="0.635cm" svg:x="16.875cm" svg:y="9.89cm">
          <text:p/>
        </draw:circle>
        <draw:connector draw:style-name="gr22" draw:text-style-name="P3" draw:layer="layout" draw:type="curve" svg:x1="1.661cm" svg:y1="14.017cm" svg:x2="8.62cm" svg:y2="14.017cm" draw:start-shape="id9" draw:start-glue-point="1" draw:end-shape="id10" draw:end-glue-point="3" svg:d="m1661 14017h6959">
          <text:p/>
        </draw:connector>
        <draw:connector draw:style-name="gr3" draw:text-style-name="P2" draw:layer="layout" draw:type="curve" svg:x1="1.343cm" svg:y1="7.351cm" svg:x2="1.343cm" svg:y2="13.7cm" draw:start-shape="id11" draw:start-glue-point="2" draw:end-shape="id9" draw:end-glue-point="0" svg:d="m1343 7351v6349">
          <text:p/>
        </draw:connector>
        <draw:connector draw:style-name="gr3" draw:text-style-name="P2" draw:layer="layout" draw:type="curve" svg:x1="1.661cm" svg:y1="7.033cm" svg:x2="5.445cm" svg:y2="7.032cm" draw:start-shape="id11" draw:start-glue-point="1" draw:end-shape="id12" draw:end-glue-point="3" svg:d="m1661 7033c2838 0 946-1 3784-1">
          <text:p/>
        </draw:connector>
        <draw:connector draw:style-name="gr3" draw:text-style-name="P2" draw:layer="layout" draw:type="curve" svg:x1="4.175cm" svg:y1="10.207cm" svg:x2="8.62cm" svg:y2="10.207cm" draw:start-shape="id13" draw:start-glue-point="1" draw:end-shape="id14" draw:end-glue-point="3" svg:d="m4175 10207h4445">
          <text:p/>
        </draw:connector>
        <draw:connector draw:style-name="gr3" draw:text-style-name="P2" draw:layer="layout" draw:type="curve" svg:x1="9.255cm" svg:y1="14.017cm" svg:x2="14.97cm" svg:y2="14.017cm" draw:start-shape="id10" draw:start-glue-point="1" draw:end-shape="id15" draw:end-glue-point="3" svg:d="m9255 14017h5715">
          <text:p/>
        </draw:connector>
        <draw:connector draw:style-name="gr3" draw:text-style-name="P2" draw:layer="layout" draw:type="curve" svg:x1="8.937cm" svg:y1="13.7cm" svg:x2="8.937cm" svg:y2="10.525cm" draw:start-shape="id10" draw:start-glue-point="0" draw:end-shape="id14" draw:end-glue-point="2" svg:d="m8937 13700v-3175">
          <text:p/>
        </draw:connector>
        <draw:connector draw:style-name="gr3" draw:text-style-name="P2" draw:layer="layout" draw:type="curve" svg:x1="8.62cm" svg:y1="10.207cm" svg:x2="16.875cm" svg:y2="10.207cm" draw:end-shape="id16" draw:end-glue-point="3" svg:d="m8620 10207h8255">
          <text:p/>
        </draw:connector>
        <draw:path draw:style-name="gr2" draw:text-style-name="P2" draw:layer="layout" svg:width="4.48cm" svg:height="0.312cm" draw:transform="rotate (-2.07676727694885) translate (8.23122428657943cm 3.28712426540676cm)" svg:viewBox="0 0 4481 313" svg:d="m0-17586c483-10 4481 313 4481 313">
          <text:p/>
        </draw:path>
        <draw:path draw:style-name="gr2" draw:text-style-name="P2" draw:layer="layout" svg:width="4.179cm" svg:height="0.937cm" draw:transform="rotate (-0.984016632275403) translate (6.51865179673654cm 6.6212625157146cm)" svg:viewBox="0 0 4180 938" svg:d="m0-2596c554 120 4124-916 4124-916l56-12">
          <text:p/>
        </draw:path>
        <draw:path draw:style-name="gr2" draw:text-style-name="P2" draw:layer="layout" svg:width="6.053cm" svg:height="0.083cm" draw:transform="rotate (-0.644026493986973) translate (3.95206331225983cm 10.2753219145961cm)" svg:viewBox="0 0 6054 84" svg:d="m0 11772c548 7 6054-84 6054-84">
          <text:p/>
        </draw:path>
        <draw:path draw:style-name="gr2" draw:text-style-name="P2" draw:layer="layout" svg:width="4.043cm" svg:height="1.1cm" draw:transform="rotate (-1.15121917461643) translate (2.37450286063574cm 6.72960235997254cm)" svg:viewBox="0 0 4044 1101" svg:d="m0 2240c555 101 3869-997 3869-997l175-97">
          <text:p/>
        </draw:path>
        <draw:path draw:style-name="gr2" draw:text-style-name="P2" draw:layer="layout" svg:width="3.276cm" svg:height="1.398cm" draw:transform="rotate (1.42890105860749) translate (3.97727179786787cm 10.2213245571116cm)" svg:viewBox="0 0 3277 1399" svg:d="m0 10770c542-100 3277 1394 3277 1394">
          <text:p/>
        </draw:path>
        <draw:path draw:style-name="gr2" draw:text-style-name="P2" draw:layer="layout" svg:width="7.365cm" svg:height="0.203cm" draw:transform="rotate (1.68145020137102) translate (8.98901354875428cm 10.3024429123586cm)" svg:viewBox="0 0 7366 204" svg:d="m0 15597c442-37 7238 200 7238 200l128-67">
          <text:p/>
        </draw:path>
        <draw:path draw:style-name="gr2" draw:text-style-name="P2" draw:layer="layout" svg:width="4.581cm" svg:height="0.083cm" draw:transform="rotate (-2.86425983544854) translate (8.33126454430692cm 3.27467354503835cm)" svg:viewBox="0 0 4582 84" svg:d="m0-10790c458 18 4439-71 4439-71l143 84">
          <text:p/>
        </draw:path>
        <draw:circle draw:style-name="gr4" draw:text-style-name="P2" draw:id="id12" draw:layer="layout" svg:width="0.635cm" svg:height="0.635cm" svg:x="5.445cm" svg:y="6.715cm">
          <text:p/>
        </draw:circle>
        <draw:circle draw:style-name="gr4" draw:text-style-name="P2" draw:id="id14" draw:layer="layout" svg:width="0.635cm" svg:height="0.635cm" svg:x="8.62cm" svg:y="9.89cm">
          <text:p/>
        </draw:circle>
        <draw:path draw:style-name="gr2" draw:text-style-name="P2" draw:layer="layout" svg:width="3.06cm" svg:height="0.478cm" draw:transform="rotate (-0.785398163398486) translate (3.8398527658829cm 4.47214722848434cm)" svg:viewBox="0 0 3061 479" svg:d="m0 919c542-154 3061 454 3061 454">
          <text:p/>
        </draw:path>
        <draw:circle draw:style-name="gr4" draw:text-style-name="P2" draw:id="id13" draw:layer="layout" svg:width="0.635cm" svg:height="0.635cm" svg:x="3.54cm" svg:y="9.89cm">
          <text:p/>
        </draw:circle>
        <draw:circle draw:style-name="gr4" draw:text-style-name="P2" draw:id="id11" draw:layer="layout" svg:width="0.635cm" svg:height="0.636cm" svg:x="1.026cm" svg:y="6.715cm">
          <text:p/>
        </draw:circle>
        <draw:path draw:style-name="gr2" draw:text-style-name="P2" draw:layer="layout" svg:width="4.374cm" svg:height="0.502cm" draw:transform="rotate (1.1058406140634) translate (1.41045975914603cm 13.8672208092833cm)" svg:viewBox="0 0 4375 503" svg:d="m0 14963c533-72 4375 497 4375 497">
          <text:p/>
        </draw:path>
        <draw:circle draw:style-name="gr4" draw:text-style-name="P2" draw:id="id10" draw:layer="layout" svg:width="0.635cm" svg:height="0.635cm" svg:x="8.62cm" svg:y="13.7cm">
          <text:p/>
        </draw:circle>
        <draw:circle draw:style-name="gr4" draw:text-style-name="P2" draw:layer="layout" svg:width="0.634cm" svg:height="0.633cm" svg:x="3.54cm" svg:y="1.637cm">
          <text:p/>
        </draw:circle>
        <draw:path draw:style-name="gr2" draw:text-style-name="P2" draw:layer="layout" svg:width="2.554cm" svg:height="0.242cm" draw:transform="rotate (-1.46049151806977) translate (3.822cm 1.924cm)" svg:viewBox="0 0 2555 243" svg:d="m0-7174c441 23 2153 128 2555 243v0">
          <text:p/>
        </draw:path>
        <draw:circle draw:style-name="gr4" draw:text-style-name="P2" draw:layer="layout" svg:width="0.635cm" svg:height="0.635cm" svg:x="7.985cm" svg:y="2.905cm">
          <text:p/>
        </draw:circle>
        <draw:path draw:style-name="gr2" draw:text-style-name="P2" draw:layer="layout" svg:width="3.913cm" svg:height="1.179cm" draw:transform="rotate (1.37339958839408) translate (15.354cm 13.83cm)" svg:viewBox="0 0 3914 1180" svg:d="m0 35536c552 9 3914 1180 3914 1180v0">
          <text:p/>
        </draw:path>
        <draw:path draw:style-name="gr2" draw:text-style-name="P2" draw:layer="layout" svg:width="3.507cm" svg:height="0.671cm" draw:transform="rotate (0.958360292269905) translate (1.323cm 7.015cm)" svg:viewBox="0 0 3508 672" svg:d="m0 10230c555 47 3508 672 3508 672">
          <text:p/>
        </draw:path>
        <draw:frame draw:style-name="gr6" draw:text-style-name="P4" draw:layer="layout" svg:width="1.27cm" svg:height="1.114cm" svg:x="4.175cm" svg:y="5.445cm">
          <draw:text-box>
            <text:p><text:span text:style-name="T1">2</text:span></text:p>
          </draw:text-box>
        </draw:frame>
        <draw:frame draw:style-name="gr6" draw:text-style-name="P4" draw:layer="layout" svg:width="1.27cm" svg:height="1.825cm" svg:x="2.27cm" svg:y="5.601cm">
          <draw:text-box>
            <text:p><text:span text:style-name="T1">3</text:span></text:p>
            <text:p><text:span text:style-name="T1"/></text:p>
          </draw:text-box>
        </draw:frame>
        <draw:frame draw:style-name="gr6" draw:text-style-name="P4" draw:layer="layout" svg:width="1.27cm" svg:height="1.114cm" svg:x="7.985cm" svg:y="11.795cm">
          <draw:text-box>
            <text:p><text:span text:style-name="T1">5</text:span></text:p>
          </draw:text-box>
        </draw:frame>
        <draw:frame draw:style-name="gr6" draw:text-style-name="P4" draw:layer="layout" svg:width="1.27cm" svg:height="1.825cm" svg:x="6.08cm" svg:y="8.141cm">
          <draw:text-box>
            <text:p><text:span text:style-name="T1">6</text:span></text:p>
            <text:p><text:span text:style-name="T1"/></text:p>
          </draw:text-box>
        </draw:frame>
        <draw:frame draw:style-name="gr6" draw:text-style-name="P4" draw:layer="layout" svg:width="1.27cm" svg:height="2.536cm" svg:x="16.24cm" svg:y="11.951cm">
          <draw:text-box>
            <text:p><text:span text:style-name="T1">6</text:span></text:p>
            <text:p><text:span text:style-name="T1"/></text:p>
            <text:p><text:span text:style-name="T1"/></text:p>
          </draw:text-box>
        </draw:frame>
        <draw:frame draw:style-name="gr6" draw:text-style-name="P4" draw:layer="layout" svg:width="1.27cm" svg:height="1.825cm" svg:x="6.08cm" svg:y="10.046cm">
          <draw:text-box>
            <text:p><text:span text:style-name="T1">7</text:span></text:p>
            <text:p><text:span text:style-name="T1"/></text:p>
          </draw:text-box>
        </draw:frame>
        <draw:frame draw:style-name="gr6" draw:text-style-name="P4" draw:layer="layout" svg:width="1.27cm" svg:height="1.114cm" svg:x="2.27cm" svg:y="11.951cm">
          <draw:text-box>
            <text:p><text:span text:style-name="T1">9</text:span></text:p>
          </draw:text-box>
        </draw:frame>
        <draw:frame draw:style-name="gr6" draw:text-style-name="P4" draw:layer="layout" svg:width="1.27cm" svg:height="1.114cm" svg:x="2.905cm" svg:y="3.061cm">
          <draw:text-box>
            <text:p><text:span text:style-name="T1">2</text:span></text:p>
          </draw:text-box>
        </draw:frame>
        <draw:frame draw:style-name="gr6" draw:text-style-name="P4" draw:layer="layout" svg:width="1.27cm" svg:height="2.536cm" svg:x="5.445cm" svg:y="3.696cm">
          <draw:text-box>
            <text:p><text:span text:style-name="T1">7</text:span></text:p>
            <text:p><text:span text:style-name="T1"/></text:p>
            <text:p><text:span text:style-name="T1"/></text:p>
          </draw:text-box>
        </draw:frame>
        <draw:frame draw:style-name="gr6" draw:text-style-name="P4" draw:layer="layout" svg:width="1.27cm" svg:height="1.825cm" svg:x="10.525cm" svg:y="3.061cm">
          <draw:text-box>
            <text:p><text:span text:style-name="T1">6</text:span></text:p>
            <text:p><text:span text:style-name="T1"/></text:p>
          </draw:text-box>
        </draw:frame>
        <draw:frame draw:style-name="gr6" draw:text-style-name="P4" draw:layer="layout" svg:width="1.27cm" svg:height="1.825cm" svg:x="14.335cm" svg:y="2.905cm">
          <draw:text-box>
            <text:p><text:span text:style-name="T1">5</text:span></text:p>
            <text:p><text:span text:style-name="T1"/></text:p>
          </draw:text-box>
        </draw:frame>
        <draw:frame draw:style-name="gr6" draw:text-style-name="P4" draw:layer="layout" svg:width="1.27cm" svg:height="1.114cm" svg:x="14.335cm" svg:y="5.445cm">
          <draw:text-box>
            <text:p><text:span text:style-name="T1">5</text:span></text:p>
          </draw:text-box>
        </draw:frame>
        <draw:frame draw:style-name="gr23" draw:text-style-name="P6" draw:layer="layout" svg:width="1.905cm" svg:height="1.114cm" svg:x="4.176cm" svg:y="13.78cm">
          <draw:text-box>
            <text:p text:style-name="P5"><text:span text:style-name="T2">12</text:span></text:p>
          </draw:text-box>
        </draw:frame>
        <draw:frame draw:style-name="gr24" draw:text-style-name="P6" draw:layer="layout" svg:width="1.27cm" svg:height="1.114cm" svg:x="2.906cm" svg:y="6.715cm">
          <draw:text-box>
            <text:p text:style-name="P5"><text:span text:style-name="T2">3</text:span></text:p>
          </draw:text-box>
        </draw:frame>
        <draw:frame draw:style-name="gr25" draw:text-style-name="P6" draw:layer="layout" svg:width="1.905cm" svg:height="1.114cm" svg:x="11.796cm" svg:y="6.715cm">
          <draw:text-box>
            <text:p text:style-name="P5"><text:span text:style-name="T2">19</text:span></text:p>
          </draw:text-box>
        </draw:frame>
        <draw:frame draw:style-name="gr26" draw:text-style-name="P6" draw:layer="layout" svg:width="1.905cm" svg:height="1.114cm" svg:x="8.621cm" svg:y="6.871cm">
          <draw:text-box>
            <text:p text:style-name="P5"><text:span text:style-name="T2">11</text:span></text:p>
          </draw:text-box>
        </draw:frame>
        <draw:frame draw:style-name="gr27" draw:text-style-name="P6" draw:layer="layout" svg:width="1.27cm" svg:height="1.114cm" svg:x="6.081cm" svg:y="5.601cm">
          <draw:text-box>
            <text:p text:style-name="P5"><text:span text:style-name="T2">9</text:span></text:p>
          </draw:text-box>
        </draw:frame>
        <draw:frame draw:style-name="gr28" draw:text-style-name="P6" draw:layer="layout" svg:width="1.905cm" svg:height="1.114cm" svg:x="13.066cm" svg:y="10.046cm">
          <draw:text-box>
            <text:p text:style-name="P5"><text:span text:style-name="T2">14</text:span></text:p>
          </draw:text-box>
        </draw:frame>
        <draw:frame draw:style-name="gr29" draw:text-style-name="P6" draw:layer="layout" svg:width="1.905cm" svg:height="1.114cm" svg:x="11.161cm" svg:y="11.795cm">
          <draw:text-box>
            <text:p text:style-name="P5"><text:span text:style-name="T2">10</text:span></text:p>
          </draw:text-box>
        </draw:frame>
        <draw:frame draw:style-name="gr30" draw:text-style-name="P6" draw:layer="layout" svg:width="1.27cm" svg:height="1.114cm" svg:x="2.271cm" svg:y="8.776cm">
          <draw:text-box>
            <text:p text:style-name="P5"><text:span text:style-name="T2">8</text:span></text:p>
          </draw:text-box>
        </draw:frame>
        <draw:frame draw:style-name="gr31" draw:text-style-name="P6" draw:layer="layout" svg:width="1.905cm" svg:height="1.114cm" svg:x="1.001cm" svg:y="10.046cm">
          <draw:text-box>
            <text:p text:style-name="P5"><text:span text:style-name="T2">11</text:span></text:p>
          </draw:text-box>
        </draw:frame>
        <draw:frame draw:style-name="gr32" draw:text-style-name="P6" draw:layer="layout" svg:width="1.905cm" svg:height="1.114cm" svg:x="4.811cm" svg:y="11.316cm">
          <draw:text-box>
            <text:p text:style-name="P5"><text:span text:style-name="T2">10</text:span></text:p>
          </draw:text-box>
        </draw:frame>
        <draw:frame draw:style-name="gr33" draw:text-style-name="P6" draw:layer="layout" svg:width="1.27cm" svg:height="1.114cm" svg:x="11.161cm" svg:y="13.856cm">
          <draw:text-box>
            <text:p text:style-name="P5"><text:span text:style-name="T2">9</text:span></text:p>
          </draw:text-box>
        </draw:frame>
        <draw:frame draw:style-name="gr34" draw:text-style-name="P6" draw:layer="layout" svg:width="1.27cm" svg:height="1.114cm" svg:x="5.446cm" svg:y="2.27cm">
          <draw:text-box>
            <text:p text:style-name="P5"><text:span text:style-name="T2">8</text:span></text:p>
          </draw:text-box>
        </draw:frame>
        <draw:frame draw:style-name="gr35" draw:text-style-name="P6" draw:layer="layout" svg:width="1.905cm" svg:height="1.114cm" svg:x="9.256cm" svg:y="1.156cm">
          <draw:text-box>
            <text:p text:style-name="P5"><text:span text:style-name="T2">18</text:span></text:p>
          </draw:text-box>
        </draw:frame>
        <draw:frame draw:style-name="gr36" draw:text-style-name="P6" draw:layer="layout" svg:width="1.905cm" svg:height="1.114cm" svg:x="11.161cm" svg:y="1.791cm">
          <draw:text-box>
            <text:p text:style-name="P5"><text:span text:style-name="T2">12</text:span></text:p>
          </draw:text-box>
        </draw:frame>
        <draw:frame draw:style-name="gr37" draw:text-style-name="P6" draw:layer="layout" svg:width="1.27cm" svg:height="1.825cm" svg:x="16.241cm" svg:y="3.696cm">
          <draw:text-box>
            <text:p text:style-name="P5"><text:span text:style-name="T2">6</text:span></text:p>
            <text:p text:style-name="P5"><text:span text:style-name="T2"/></text:p>
          </draw:text-box>
        </draw:frame>
        <draw:frame draw:style-name="gr6" draw:text-style-name="P4" draw:layer="layout" svg:width="1.27cm" svg:height="1.825cm" svg:x="16.875cm" svg:y="7.506cm">
          <draw:text-box>
            <text:p><text:span text:style-name="T1">8</text:span></text:p>
            <text:p><text:span text:style-name="T1"/></text:p>
          </draw:text-box>
        </draw:frame>
        <draw:frame draw:style-name="gr6" draw:text-style-name="P4" draw:layer="layout" svg:width="1.27cm" svg:height="1.825cm" svg:x="4.81cm" svg:y="7.985cm">
          <draw:text-box>
            <text:p><text:span text:style-name="T1">7</text:span></text:p>
            <text:p><text:span text:style-name="T1"/></text:p>
          </draw:text-box>
        </draw:frame>
        <draw:path draw:style-name="gr1" draw:text-style-name="P1" draw:layer="layout" svg:width="5.11cm" svg:height="5.059cm" draw:transform="rotate (-2.28987197861731) translate (10.0010523511416cm 1.81878356491901cm)" svg:viewBox="0 0 5111 5060" svg:d="m3640-12416c372 127 669-175 847-452 175-273 582-303 621-708 35-368-240-601-475-826-243-232-471-464-679-729-198-252-417-491-636-726-224-240-270-621-589-767-362-167-796-52-1154-231-308-154-330-806-826-519-283 165-644 301-749 656l111 318 21 23z">
          <text:p/>
        </draw:path>
        <draw:path draw:style-name="gr1" draw:text-style-name="P1" draw:layer="layout" svg:width="4.586cm" svg:height="4.397cm" draw:transform="skewX (5.13093993347067E-017) rotate (-2.82097566999909) translate (12.4845242384639cm 5.94223463969278cm)" svg:viewBox="0 0 4587 4398" svg:d="m2341-14799c343 14 739 94 1023-120 325-245 731-225 984-591 226-329-52-574 176-926 231-354-238-727-365-1072-144-389-346-751-592-1082-217-292-572-312-877-423-310-113-616-218-1003-37-404 189-433 498-738 738-257 203-422 497-590 788-162 279-310 559-353 867-60 425 357 712 621 994 222 235 564 284 867 353 333 76 533 335 836 442l158 118">
          <text:p/>
        </draw:path>
        <draw:path draw:style-name="gr1" draw:text-style-name="P1" draw:layer="layout" svg:width="7.324cm" svg:height="5.152cm" draw:transform="skewX (-5.67685348310493E-017) rotate (0.418529954628161) translate (9.34790371272265cm 1.283053899275cm)" svg:viewBox="0 0 7325 5153" svg:d="m0 9970c356-116 607 168 879 322 272 155 526 344 815 466 334 141 666 291 995 442 315 146 666 166 978 332 301 161 626 279 938 418 331 147 666 291 995 442 282 131 577 237 840 409 264 172 646 175 791 521 140 337 117 718-22 1047-138 323-413 600-750 688-335 88-688 6-1033-51-373-62-536-358-766-578-241-232-443-545-767-649-312-100-508-365-828-436-306-68-587-214-865-351-290-143-610-224-930-209l-12 29">
          <text:p/>
        </draw:path>
        <draw:path draw:style-name="gr1" draw:text-style-name="P1" draw:layer="layout" svg:width="3.434cm" svg:height="4.151cm" draw:transform="skewX (-7.87510042179611E-017) rotate (-2.23227611330151) translate (7.336cm 4.981cm)" svg:viewBox="0 0 3435 4152" svg:d="m747-13545c365-76 745 66 1101-107 291-141 618-163 908-352 301-196 445-480 584-770 176-369 63-800 16-1196-41-341-407-555-746-603-373-53-715-217-1065-355-327-129-616-359-966-431l-315-150-264-188v0">
          <text:p/>
        </draw:path>
        <draw:path draw:style-name="gr1" draw:text-style-name="P1" draw:layer="layout" svg:width="3.407cm" svg:height="3.911cm" draw:transform="rotate (-1.89472943596587) translate (8.44205418735961cm 6.10639035657444cm)" svg:viewBox="0 0 3408 3912" svg:d="m0-19876c337-4 677 21 1014-12 401-39 751 138 1103 253 353 116 602 415 799 717 178 275 322 568 425 875 113 334 94 747-145 1035-214 257-483 471-767 650l-265 189-265 187-69-10">
          <text:p/>
        </draw:path>
        <draw:path draw:style-name="gr1" draw:text-style-name="P1" draw:layer="layout" svg:width="2.979cm" svg:height="3.864cm" draw:transform="rotate (-2.72463349528902) translate (4.66821693507374cm 8.38798585687157cm)" svg:viewBox="0 0 2980 3865" svg:d="m488-15279c365 85 708-86 1068-106 362-20 754-209 921-544 141-283 393-498 465-816 77-343 26-702-49-1043-80-362-215-743-520-980-247-192-542-374-867-350-377 29-762 182-1023 467l-373 73-110 19">
          <text:p/>
        </draw:path>
        <draw:path draw:style-name="gr1" draw:text-style-name="P1" draw:layer="layout" svg:width="4.263cm" svg:height="3.902cm" draw:transform="rotate (-1.2479104151769) translate (6.04414113666951cm 8.00179150097101cm)" svg:viewBox="0 0 4264 3903" svg:d="m593-6105c323-42 642 31 935 149 380 153 674-104 1024-118 329-12 770-586 1034-146 209 348-294 535-179 925 105 355 250 741 580 916 330 176 324 585 196 886-158 375-517 590-857 698-360 115-695 276-1083 294-320 14-684 70-945-119-271-196-484-470-767-650l-265-188-257-216-9-70">
          <text:p/>
        </draw:path>
        <draw:path draw:style-name="gr1" draw:text-style-name="P1" draw:layer="layout" svg:width="5.118cm" svg:height="7.252cm" draw:transform="skewX (6.26592438471747E-017) rotate (-0.90931654029006) translate (11.2882003088206cm 6.09480727842093cm)" svg:viewBox="0 0 5119 7253" svg:d="m0-9657c428-102 839 105 1278-71 408-164 817-463 1258-401 449 64 863-448 1171-35 244 327-175 765 117 1116 217 262 527 406 838 495 419 121 482 620 450 942-35 349-58 700-205 1024-138 305-319 592-538 844-229 263-557 384-839 570-405 267-94 726-130 1081-31 301 66 826-378 890-346 49-782 274-1090-20l-207-240-144-271">
          <text:p/>
        </draw:path>
        <draw:path draw:style-name="gr1" draw:text-style-name="P1" draw:layer="layout" svg:width="4.859cm" svg:height="6.352cm" draw:transform="rotate (-1.25122654075568) translate (10.8695657312584cm 10.6532987345365cm)" svg:viewBox="0 0 4860 6353" svg:d="m1749-13907c364-8 731 11 1093-31 348-40 664 108 995 165 407 70 645 423 809 727 186 345 232 761 209 1151-20 323-72 644-185 955-118 327-318 594-490 887-194 328-307 680-638 937-261 203-393 534-619 778-258 278-567 527-914 681-293 130-670 52-945-115-275-169-578-236-867-353l-197-98">
          <text:p/>
        </draw:path>
        <draw:path draw:style-name="gr1" draw:text-style-name="P1" draw:layer="layout" svg:width="3.416cm" svg:height="1.783cm" draw:transform="rotate (-0.90931654029006) translate (12.871148496455cm 4.01890652810255cm)" svg:viewBox="0 0 3417 1784" svg:d="m0-13607c386 29 792 35 1160-123 310-133 586-334 814-589 222-249 1221-808 1443-1056">
          <text:p/>
        </draw:path>
        <draw:path draw:style-name="gr1" draw:text-style-name="P1" draw:layer="layout" svg:width="4.371cm" svg:height="4.65cm" draw:transform="skewX (-5.04081452918695E-017) rotate (-0.843866693340285) translate (17.7616472851832cm 2.9453455960148cm)" svg:viewBox="0 0 4372 4651" svg:d="m961-18038c401 21 207 156 570-66 315-192 677-284 1011-433 339-153 657-364 911-649 246-277 692-358 863-690 186-362-129-752-349-1060-193-271-435-479-679-688-260-223-615-288-928-408-336-128-672-252-1013-360s-696-366-1068-158l-279 127">
          <text:p/>
        </draw:path>
        <draw:path draw:style-name="gr1" draw:text-style-name="P1" draw:layer="layout" svg:width="5.758cm" svg:height="4.876cm" draw:transform="skewX (-4.55538938772446E-017) rotate (-0.217118958949239) translate (13.7022160283937cm 6.97703876548548cm)" svg:viewBox="0 0 5759 4877" svg:d="m0 11990c394-59 702 260 1063 339 336 74 690 122 1033 59 379-70 722 77 1101 76 340-2 674 179 1016 127 338-52 735-28 996-252 253-215 688-381 508-877-114-318-20-676-33-1013-12-334-134-652-183-980-46-307-66-633-232-904l-128-292-188-276-60-274">
          <text:p/>
        </draw:path>
        <draw:path draw:style-name="gr1" draw:text-style-name="P1" draw:layer="layout" svg:width="4.528cm" svg:height="5.755cm" draw:transform="rotate (-0.508239878181839) translate (14.2548366101963cm 10.4195145065694cm)" svg:viewBox="0 0 4529 5756" svg:d="m0 10041c426 146 810-91 1203-206 319-94 617-252 901-431 280-177 598-298 855-512 275-229 572-450 730-799 169-373 311-756 522-1110 209-352 275-771 311-1171 29-333-41-673-129-997l-69-317-22-167">
          <text:p/>
        </draw:path>
        <draw:path draw:style-name="gr1" draw:text-style-name="P1" draw:layer="layout" svg:width="6.69cm" svg:height="4.454cm" draw:transform="rotate (-1.57079632679579) translate (5.46799999998975cm 8.55999999999307cm)" svg:viewBox="0 0 6691 4455" svg:d="m0-7046c311-20 620-71 934-62 317 9 617 97 934 125 325 29 642 128 965 187 311 57 618 158 933 186 316 28 617 153 934 125 343-30 705 1 1027-156 339-165 695-445 748-840 44-329 131-627 186-965 54-331 24-623 0-934-28-363-252-672-404-996l-281-311-217-249">
          <text:p/>
        </draw:path>
      </draw:page>
      <draw:page draw:name="page4" draw:style-name="dp1" draw:master-page-name="Default">
        <office:forms form:automatic-focus="false" form:apply-design-mode="false"/>
        <draw:path draw:style-name="gr2" draw:text-style-name="P2" draw:layer="layout" svg:width="6.875cm" svg:height="2.81cm" draw:transform="rotate (-0.925373569408406) translate (11.1377193597018cm 8.53798185210009cm)" svg:viewBox="0 0 6876 2811" svg:d="m0-4722c612 206 6876-2801 6876-2801">
          <text:p/>
        </draw:path>
        <draw:path draw:style-name="gr2" draw:text-style-name="P2" draw:layer="layout" svg:width="7.558cm" svg:height="1.8cm" draw:transform="rotate (0.404916386462608) translate (8.25850982537533cm 3.16585633691425cm)" svg:viewBox="0 0 7559 1801" svg:d="m0 12328c580-56 7559 1800 7559 1800">
          <text:p/>
        </draw:path>
        <draw:path draw:style-name="gr2" draw:text-style-name="P2" draw:layer="layout" svg:width="12.025cm" svg:height="0.182cm" svg:x="3.849cm" svg:y="1.701cm" svg:viewBox="0 0 12026 183" svg:d="m0 143c587-1 11582-258 11986-80l40 120">
          <text:p/>
        </draw:path>
        <draw:path draw:style-name="gr2" draw:text-style-name="P2" draw:layer="layout" svg:width="6.934cm" svg:height="8.858cm" draw:transform="rotate (-1.57079632679579) translate (17.1579999999855cm 3.2069999999816cm)" svg:viewBox="0 0 6935 8859" svg:d="m0-25457c415 36 6935-8859 6935-8859">
          <text:p/>
        </draw:path>
        <draw:path draw:style-name="gr2" draw:text-style-name="P2" draw:layer="layout" svg:width="4.309cm" svg:height="1.269cm" draw:transform="rotate (-0.557283630162871) translate (4.57336504053614cm 0.806664748233301cm)" svg:viewBox="0 0 4310 1270" svg:d="m0-2198c453-85 4310-1270 4310-1270">
          <text:p/>
        </draw:path>
        <draw:circle draw:style-name="gr3" draw:text-style-name="P2" draw:layer="layout" svg:width="0.635cm" svg:height="0.635cm" svg:x="3.54cm" svg:y="4.175cm">
          <text:p/>
        </draw:circle>
        <draw:circle draw:style-name="gr3" draw:text-style-name="P2" draw:layer="layout" svg:width="0.635cm" svg:height="0.635cm" svg:x="3.541cm" svg:y="4.176cm">
          <text:p/>
        </draw:circle>
        <draw:circle draw:style-name="gr3" draw:text-style-name="P2" draw:layer="layout" svg:width="0.635cm" svg:height="0.635cm" svg:x="3.541cm" svg:y="4.176cm">
          <text:p/>
        </draw:circle>
        <draw:circle draw:style-name="gr3" draw:text-style-name="P2" draw:layer="layout" svg:width="0.635cm" svg:height="0.635cm" svg:x="3.541cm" svg:y="4.176cm">
          <text:p/>
        </draw:circle>
        <draw:circle draw:style-name="gr3" draw:text-style-name="P2" draw:layer="layout" svg:width="0.635cm" svg:height="0.635cm" svg:x="3.541cm" svg:y="4.176cm">
          <text:p/>
        </draw:circle>
        <draw:circle draw:style-name="gr4" draw:text-style-name="P2" draw:layer="layout" svg:width="0.634cm" svg:height="0.633cm" svg:x="3.54cm" svg:y="4.177cm">
          <text:p/>
        </draw:circle>
        <draw:circle draw:style-name="gr4" draw:text-style-name="P2" draw:id="id17" draw:layer="layout" svg:width="0.635cm" svg:height="0.635cm" svg:x="1.026cm" svg:y="13.7cm">
          <text:p/>
        </draw:circle>
        <draw:circle draw:style-name="gr4" draw:text-style-name="P2" draw:id="id23" draw:layer="layout" svg:width="0.635cm" svg:height="0.635cm" svg:x="14.97cm" svg:y="13.7cm">
          <text:p/>
        </draw:circle>
        <draw:circle draw:style-name="gr4" draw:text-style-name="P2" draw:layer="layout" svg:width="0.635cm" svg:height="0.635cm" svg:x="15.605cm" svg:y="1.635cm">
          <text:p/>
        </draw:circle>
        <draw:circle draw:style-name="gr4" draw:text-style-name="P2" draw:id="id24" draw:layer="layout" svg:width="0.635cm" svg:height="0.635cm" svg:x="16.875cm" svg:y="9.89cm">
          <text:p/>
        </draw:circle>
        <draw:connector draw:style-name="gr38" draw:text-style-name="P3" draw:layer="layout" draw:type="curve" svg:x1="1.661cm" svg:y1="14.017cm" svg:x2="8.62cm" svg:y2="14.017cm" draw:start-shape="id17" draw:start-glue-point="1" draw:end-shape="id18" draw:end-glue-point="3" svg:d="m1661 14017h6959">
          <text:p/>
        </draw:connector>
        <draw:connector draw:style-name="gr3" draw:text-style-name="P2" draw:layer="layout" draw:type="curve" svg:x1="1.343cm" svg:y1="7.351cm" svg:x2="1.343cm" svg:y2="13.7cm" draw:start-shape="id19" draw:start-glue-point="2" draw:end-shape="id17" draw:end-glue-point="0" svg:d="m1343 7351v6349">
          <text:p/>
        </draw:connector>
        <draw:connector draw:style-name="gr3" draw:text-style-name="P2" draw:layer="layout" draw:type="curve" svg:x1="1.661cm" svg:y1="7.033cm" svg:x2="5.445cm" svg:y2="7.032cm" draw:start-shape="id19" draw:start-glue-point="1" draw:end-shape="id20" draw:end-glue-point="3" svg:d="m1661 7033c2838 0 946-1 3784-1">
          <text:p/>
        </draw:connector>
        <draw:connector draw:style-name="gr3" draw:text-style-name="P2" draw:layer="layout" draw:type="curve" svg:x1="4.175cm" svg:y1="10.207cm" svg:x2="8.62cm" svg:y2="10.207cm" draw:start-shape="id21" draw:start-glue-point="1" draw:end-shape="id22" draw:end-glue-point="3" svg:d="m4175 10207h4445">
          <text:p/>
        </draw:connector>
        <draw:connector draw:style-name="gr3" draw:text-style-name="P2" draw:layer="layout" draw:type="curve" svg:x1="9.255cm" svg:y1="14.017cm" svg:x2="14.97cm" svg:y2="14.017cm" draw:start-shape="id18" draw:start-glue-point="1" draw:end-shape="id23" draw:end-glue-point="3" svg:d="m9255 14017h5715">
          <text:p/>
        </draw:connector>
        <draw:connector draw:style-name="gr3" draw:text-style-name="P2" draw:layer="layout" draw:type="curve" svg:x1="8.937cm" svg:y1="13.7cm" svg:x2="8.937cm" svg:y2="10.525cm" draw:start-shape="id18" draw:start-glue-point="0" draw:end-shape="id22" draw:end-glue-point="2" svg:d="m8937 13700v-3175">
          <text:p/>
        </draw:connector>
        <draw:connector draw:style-name="gr3" draw:text-style-name="P2" draw:layer="layout" draw:type="curve" svg:x1="8.62cm" svg:y1="10.207cm" svg:x2="16.875cm" svg:y2="10.207cm" draw:end-shape="id24" draw:end-glue-point="3" svg:d="m8620 10207h8255">
          <text:p/>
        </draw:connector>
        <draw:path draw:style-name="gr2" draw:text-style-name="P2" draw:layer="layout" svg:width="4.48cm" svg:height="0.312cm" draw:transform="rotate (-2.07676727694885) translate (8.23122428657943cm 3.28712426540676cm)" svg:viewBox="0 0 4481 313" svg:d="m0-17586c483-10 4481 313 4481 313">
          <text:p/>
        </draw:path>
        <draw:path draw:style-name="gr2" draw:text-style-name="P2" draw:layer="layout" svg:width="4.179cm" svg:height="0.937cm" draw:transform="rotate (-0.984016632275403) translate (6.51865179673654cm 6.6212625157146cm)" svg:viewBox="0 0 4180 938" svg:d="m0-2596c554 120 4124-916 4124-916l56-12">
          <text:p/>
        </draw:path>
        <draw:path draw:style-name="gr2" draw:text-style-name="P2" draw:layer="layout" svg:width="6.053cm" svg:height="0.083cm" draw:transform="rotate (-0.644026493986973) translate (3.95206331225983cm 10.2753219145961cm)" svg:viewBox="0 0 6054 84" svg:d="m0 11772c548 7 6054-84 6054-84">
          <text:p/>
        </draw:path>
        <draw:path draw:style-name="gr2" draw:text-style-name="P2" draw:layer="layout" svg:width="4.043cm" svg:height="1.1cm" draw:transform="rotate (-1.15121917461643) translate (2.37450286063574cm 6.72960235997254cm)" svg:viewBox="0 0 4044 1101" svg:d="m0 2240c555 101 3869-997 3869-997l175-97">
          <text:p/>
        </draw:path>
        <draw:path draw:style-name="gr2" draw:text-style-name="P2" draw:layer="layout" svg:width="3.276cm" svg:height="1.398cm" draw:transform="rotate (1.42890105860749) translate (3.97727179786787cm 10.2213245571116cm)" svg:viewBox="0 0 3277 1399" svg:d="m0 10770c542-100 3277 1394 3277 1394">
          <text:p/>
        </draw:path>
        <draw:path draw:style-name="gr2" draw:text-style-name="P2" draw:layer="layout" svg:width="7.365cm" svg:height="0.203cm" draw:transform="rotate (1.68145020137102) translate (8.98901354875428cm 10.3024429123586cm)" svg:viewBox="0 0 7366 204" svg:d="m0 15597c442-37 7238 200 7238 200l128-67">
          <text:p/>
        </draw:path>
        <draw:path draw:style-name="gr2" draw:text-style-name="P2" draw:layer="layout" svg:width="4.581cm" svg:height="0.083cm" draw:transform="rotate (-2.86425983544854) translate (8.33126454430692cm 3.27467354503835cm)" svg:viewBox="0 0 4582 84" svg:d="m0-10790c458 18 4439-71 4439-71l143 84">
          <text:p/>
        </draw:path>
        <draw:circle draw:style-name="gr4" draw:text-style-name="P2" draw:id="id20" draw:layer="layout" svg:width="0.635cm" svg:height="0.635cm" svg:x="5.445cm" svg:y="6.715cm">
          <text:p/>
        </draw:circle>
        <draw:circle draw:style-name="gr4" draw:text-style-name="P2" draw:id="id22" draw:layer="layout" svg:width="0.635cm" svg:height="0.635cm" svg:x="8.62cm" svg:y="9.89cm">
          <text:p/>
        </draw:circle>
        <draw:path draw:style-name="gr2" draw:text-style-name="P2" draw:layer="layout" svg:width="3.06cm" svg:height="0.478cm" draw:transform="rotate (-0.785398163398486) translate (3.8398527658829cm 4.47214722848434cm)" svg:viewBox="0 0 3061 479" svg:d="m0 919c542-154 3061 454 3061 454">
          <text:p/>
        </draw:path>
        <draw:circle draw:style-name="gr4" draw:text-style-name="P2" draw:id="id21" draw:layer="layout" svg:width="0.635cm" svg:height="0.635cm" svg:x="3.54cm" svg:y="9.89cm">
          <text:p/>
        </draw:circle>
        <draw:circle draw:style-name="gr4" draw:text-style-name="P2" draw:id="id19" draw:layer="layout" svg:width="0.635cm" svg:height="0.636cm" svg:x="1.026cm" svg:y="6.715cm">
          <text:p/>
        </draw:circle>
        <draw:path draw:style-name="gr2" draw:text-style-name="P2" draw:layer="layout" svg:width="4.374cm" svg:height="0.502cm" draw:transform="rotate (1.1058406140634) translate (1.41045975914603cm 13.8672208092833cm)" svg:viewBox="0 0 4375 503" svg:d="m0 14963c533-72 4375 497 4375 497">
          <text:p/>
        </draw:path>
        <draw:circle draw:style-name="gr4" draw:text-style-name="P2" draw:id="id18" draw:layer="layout" svg:width="0.635cm" svg:height="0.635cm" svg:x="8.62cm" svg:y="13.7cm">
          <text:p/>
        </draw:circle>
        <draw:circle draw:style-name="gr4" draw:text-style-name="P2" draw:layer="layout" svg:width="0.634cm" svg:height="0.633cm" svg:x="3.54cm" svg:y="1.637cm">
          <text:p/>
        </draw:circle>
        <draw:path draw:style-name="gr2" draw:text-style-name="P2" draw:layer="layout" svg:width="2.554cm" svg:height="0.242cm" draw:transform="rotate (-1.46049151806977) translate (3.822cm 1.924cm)" svg:viewBox="0 0 2555 243" svg:d="m0-7174c441 23 2153 128 2555 243v0">
          <text:p/>
        </draw:path>
        <draw:circle draw:style-name="gr4" draw:text-style-name="P2" draw:layer="layout" svg:width="0.635cm" svg:height="0.635cm" svg:x="7.985cm" svg:y="2.905cm">
          <text:p/>
        </draw:circle>
        <draw:path draw:style-name="gr2" draw:text-style-name="P2" draw:layer="layout" svg:width="3.913cm" svg:height="1.179cm" draw:transform="rotate (1.37339958839408) translate (15.354cm 13.83cm)" svg:viewBox="0 0 3914 1180" svg:d="m0 35536c552 9 3914 1180 3914 1180v0">
          <text:p/>
        </draw:path>
        <draw:path draw:style-name="gr2" draw:text-style-name="P2" draw:layer="layout" svg:width="3.507cm" svg:height="0.671cm" draw:transform="rotate (0.958360292269905) translate (1.323cm 7.015cm)" svg:viewBox="0 0 3508 672" svg:d="m0 10230c555 47 3508 672 3508 672">
          <text:p/>
        </draw:path>
        <draw:frame draw:style-name="gr6" draw:text-style-name="P4" draw:layer="layout" svg:width="1.27cm" svg:height="1.114cm" svg:x="4.175cm" svg:y="5.445cm">
          <draw:text-box>
            <text:p><text:span text:style-name="T1">2</text:span></text:p>
          </draw:text-box>
        </draw:frame>
        <draw:frame draw:style-name="gr6" draw:text-style-name="P4" draw:layer="layout" svg:width="1.27cm" svg:height="1.825cm" svg:x="2.27cm" svg:y="5.601cm">
          <draw:text-box>
            <text:p><text:span text:style-name="T1">3</text:span></text:p>
            <text:p><text:span text:style-name="T1"/></text:p>
          </draw:text-box>
        </draw:frame>
        <draw:frame draw:style-name="gr6" draw:text-style-name="P4" draw:layer="layout" svg:width="1.27cm" svg:height="1.114cm" svg:x="7.985cm" svg:y="11.795cm">
          <draw:text-box>
            <text:p><text:span text:style-name="T1">5</text:span></text:p>
          </draw:text-box>
        </draw:frame>
        <draw:frame draw:style-name="gr6" draw:text-style-name="P4" draw:layer="layout" svg:width="1.27cm" svg:height="1.825cm" svg:x="6.08cm" svg:y="8.141cm">
          <draw:text-box>
            <text:p><text:span text:style-name="T1">6</text:span></text:p>
            <text:p><text:span text:style-name="T1"/></text:p>
          </draw:text-box>
        </draw:frame>
        <draw:frame draw:style-name="gr6" draw:text-style-name="P4" draw:layer="layout" svg:width="1.27cm" svg:height="2.536cm" svg:x="16.24cm" svg:y="11.951cm">
          <draw:text-box>
            <text:p><text:span text:style-name="T1">6</text:span></text:p>
            <text:p><text:span text:style-name="T1"/></text:p>
            <text:p><text:span text:style-name="T1"/></text:p>
          </draw:text-box>
        </draw:frame>
        <draw:frame draw:style-name="gr6" draw:text-style-name="P4" draw:layer="layout" svg:width="1.27cm" svg:height="1.825cm" svg:x="6.08cm" svg:y="10.046cm">
          <draw:text-box>
            <text:p><text:span text:style-name="T1">7</text:span></text:p>
            <text:p><text:span text:style-name="T1"/></text:p>
          </draw:text-box>
        </draw:frame>
        <draw:frame draw:style-name="gr6" draw:text-style-name="P4" draw:layer="layout" svg:width="1.27cm" svg:height="1.114cm" svg:x="2.27cm" svg:y="11.951cm">
          <draw:text-box>
            <text:p><text:span text:style-name="T1">9</text:span></text:p>
          </draw:text-box>
        </draw:frame>
        <draw:frame draw:style-name="gr6" draw:text-style-name="P4" draw:layer="layout" svg:width="1.27cm" svg:height="1.114cm" svg:x="2.905cm" svg:y="3.061cm">
          <draw:text-box>
            <text:p><text:span text:style-name="T1">2</text:span></text:p>
          </draw:text-box>
        </draw:frame>
        <draw:frame draw:style-name="gr6" draw:text-style-name="P4" draw:layer="layout" svg:width="1.27cm" svg:height="2.536cm" svg:x="5.445cm" svg:y="3.696cm">
          <draw:text-box>
            <text:p><text:span text:style-name="T1">7</text:span></text:p>
            <text:p><text:span text:style-name="T1"/></text:p>
            <text:p><text:span text:style-name="T1"/></text:p>
          </draw:text-box>
        </draw:frame>
        <draw:frame draw:style-name="gr6" draw:text-style-name="P4" draw:layer="layout" svg:width="1.27cm" svg:height="1.825cm" svg:x="10.525cm" svg:y="3.061cm">
          <draw:text-box>
            <text:p><text:span text:style-name="T1">6</text:span></text:p>
            <text:p><text:span text:style-name="T1"/></text:p>
          </draw:text-box>
        </draw:frame>
        <draw:frame draw:style-name="gr6" draw:text-style-name="P4" draw:layer="layout" svg:width="1.27cm" svg:height="1.825cm" svg:x="14.335cm" svg:y="2.905cm">
          <draw:text-box>
            <text:p><text:span text:style-name="T1">5</text:span></text:p>
            <text:p><text:span text:style-name="T1"/></text:p>
          </draw:text-box>
        </draw:frame>
        <draw:frame draw:style-name="gr6" draw:text-style-name="P4" draw:layer="layout" svg:width="1.27cm" svg:height="1.114cm" svg:x="14.335cm" svg:y="5.445cm">
          <draw:text-box>
            <text:p><text:span text:style-name="T1">5</text:span></text:p>
          </draw:text-box>
        </draw:frame>
        <draw:frame draw:style-name="gr39" draw:text-style-name="P6" draw:layer="layout" svg:width="1.905cm" svg:height="1.114cm" svg:x="4.176cm" svg:y="13.78cm">
          <draw:text-box>
            <text:p text:style-name="P5"><text:span text:style-name="T2">12</text:span></text:p>
          </draw:text-box>
        </draw:frame>
        <draw:frame draw:style-name="gr40" draw:text-style-name="P6" draw:layer="layout" svg:width="1.27cm" svg:height="1.114cm" svg:x="2.906cm" svg:y="6.715cm">
          <draw:text-box>
            <text:p text:style-name="P5"><text:span text:style-name="T2">3</text:span></text:p>
          </draw:text-box>
        </draw:frame>
        <draw:frame draw:style-name="gr41" draw:text-style-name="P6" draw:layer="layout" svg:width="1.905cm" svg:height="1.114cm" svg:x="9.89cm" svg:y="5.445cm">
          <draw:text-box>
            <text:p text:style-name="P5"><text:span text:style-name="T2">19</text:span></text:p>
          </draw:text-box>
        </draw:frame>
        <draw:frame draw:style-name="gr42" draw:text-style-name="P6" draw:layer="layout" svg:width="1.905cm" svg:height="1.114cm" svg:x="8.621cm" svg:y="6.871cm">
          <draw:text-box>
            <text:p text:style-name="P5"><text:span text:style-name="T2">11</text:span></text:p>
          </draw:text-box>
        </draw:frame>
        <draw:frame draw:style-name="gr43" draw:text-style-name="P6" draw:layer="layout" svg:width="1.27cm" svg:height="1.114cm" svg:x="6.081cm" svg:y="5.601cm">
          <draw:text-box>
            <text:p text:style-name="P5"><text:span text:style-name="T2">9</text:span></text:p>
          </draw:text-box>
        </draw:frame>
        <draw:frame draw:style-name="gr44" draw:text-style-name="P6" draw:layer="layout" svg:width="1.905cm" svg:height="1.114cm" svg:x="11.571cm" svg:y="10.046cm">
          <draw:text-box>
            <text:p text:style-name="P5"><text:span text:style-name="T2">14</text:span></text:p>
          </draw:text-box>
        </draw:frame>
        <draw:frame draw:style-name="gr45" draw:text-style-name="P6" draw:layer="layout" svg:width="1.905cm" svg:height="1.114cm" svg:x="11.161cm" svg:y="11.795cm">
          <draw:text-box>
            <text:p text:style-name="P5"><text:span text:style-name="T2">10</text:span></text:p>
          </draw:text-box>
        </draw:frame>
        <draw:frame draw:style-name="gr46" draw:text-style-name="P6" draw:layer="layout" svg:width="1.27cm" svg:height="1.114cm" svg:x="2.271cm" svg:y="8.776cm">
          <draw:text-box>
            <text:p text:style-name="P5"><text:span text:style-name="T2">8</text:span></text:p>
          </draw:text-box>
        </draw:frame>
        <draw:frame draw:style-name="gr47" draw:text-style-name="P6" draw:layer="layout" svg:width="1.905cm" svg:height="1.114cm" svg:x="1.001cm" svg:y="10.046cm">
          <draw:text-box>
            <text:p text:style-name="P5"><text:span text:style-name="T2">11</text:span></text:p>
          </draw:text-box>
        </draw:frame>
        <draw:frame draw:style-name="gr48" draw:text-style-name="P6" draw:layer="layout" svg:width="1.905cm" svg:height="1.114cm" svg:x="4.811cm" svg:y="11.316cm">
          <draw:text-box>
            <text:p text:style-name="P5"><text:span text:style-name="T2">10</text:span></text:p>
          </draw:text-box>
        </draw:frame>
        <draw:frame draw:style-name="gr49" draw:text-style-name="P6" draw:layer="layout" svg:width="1.27cm" svg:height="1.114cm" svg:x="11.161cm" svg:y="13.856cm">
          <draw:text-box>
            <text:p text:style-name="P5"><text:span text:style-name="T2">9</text:span></text:p>
          </draw:text-box>
        </draw:frame>
        <draw:frame draw:style-name="gr50" draw:text-style-name="P6" draw:layer="layout" svg:width="1.27cm" svg:height="1.114cm" svg:x="5.446cm" svg:y="2.27cm">
          <draw:text-box>
            <text:p text:style-name="P5"><text:span text:style-name="T2">8</text:span></text:p>
          </draw:text-box>
        </draw:frame>
        <draw:frame draw:style-name="gr51" draw:text-style-name="P6" draw:layer="layout" svg:width="1.905cm" svg:height="1.114cm" svg:x="9.256cm" svg:y="1.156cm">
          <draw:text-box>
            <text:p text:style-name="P5"><text:span text:style-name="T2">18</text:span></text:p>
          </draw:text-box>
        </draw:frame>
        <draw:frame draw:style-name="gr52" draw:text-style-name="P6" draw:layer="layout" svg:width="1.905cm" svg:height="1.114cm" svg:x="11.161cm" svg:y="1.791cm">
          <draw:text-box>
            <text:p text:style-name="P5"><text:span text:style-name="T2">12</text:span></text:p>
          </draw:text-box>
        </draw:frame>
        <draw:frame draw:style-name="gr6" draw:text-style-name="P4" draw:layer="layout" svg:width="1.27cm" svg:height="1.825cm" svg:x="4.81cm" svg:y="7.985cm">
          <draw:text-box>
            <text:p><text:span text:style-name="T1">7</text:span></text:p>
            <text:p><text:span text:style-name="T1"/></text:p>
          </draw:text-box>
        </draw:frame>
        <draw:path draw:style-name="gr1" draw:text-style-name="P1" draw:layer="layout" svg:width="5.11cm" svg:height="5.059cm" draw:transform="rotate (-2.28987197861731) translate (10.0010523511416cm 1.81878356491901cm)" svg:viewBox="0 0 5111 5060" svg:d="m3640-12416c372 127 669-175 847-452 175-273 582-303 621-708 35-368-240-601-475-826-243-232-471-464-679-729-198-252-417-491-636-726-224-240-270-621-589-767-362-167-796-52-1154-231-308-154-330-806-826-519-283 165-644 301-749 656l111 318 21 23z">
          <text:p/>
        </draw:path>
        <draw:path draw:style-name="gr1" draw:text-style-name="P1" draw:layer="layout" svg:width="4.586cm" svg:height="4.397cm" draw:transform="skewX (5.13093993347067E-017) rotate (-2.82097566999909) translate (12.4845242384639cm 5.94223463969278cm)" svg:viewBox="0 0 4587 4398" svg:d="m2341-14799c343 14 739 94 1023-120 325-245 731-225 984-591 226-329-52-574 176-926 231-354-238-727-365-1072-144-389-346-751-592-1082-217-292-572-312-877-423-310-113-616-218-1003-37-404 189-433 498-738 738-257 203-422 497-590 788-162 279-310 559-353 867-60 425 357 712 621 994 222 235 564 284 867 353 333 76 533 335 836 442l158 118">
          <text:p/>
        </draw:path>
        <draw:path draw:style-name="gr1" draw:text-style-name="P1" draw:layer="layout" svg:width="7.324cm" svg:height="5.152cm" draw:transform="skewX (-5.67685348310493E-017) rotate (0.418529954628161) translate (9.34790371272265cm 1.283053899275cm)" svg:viewBox="0 0 7325 5153" svg:d="m0 9970c356-116 607 168 879 322 272 155 526 344 815 466 334 141 666 291 995 442 315 146 666 166 978 332 301 161 626 279 938 418 331 147 666 291 995 442 282 131 577 237 840 409 264 172 646 175 791 521 140 337 117 718-22 1047-138 323-413 600-750 688-335 88-688 6-1033-51-373-62-536-358-766-578-241-232-443-545-767-649-312-100-508-365-828-436-306-68-587-214-865-351-290-143-610-224-930-209l-12 29">
          <text:p/>
        </draw:path>
        <draw:path draw:style-name="gr1" draw:text-style-name="P1" draw:layer="layout" svg:width="3.434cm" svg:height="4.151cm" draw:transform="skewX (-7.87510042179611E-017) rotate (-2.23227611330151) translate (7.336cm 4.981cm)" svg:viewBox="0 0 3435 4152" svg:d="m747-13545c365-76 745 66 1101-107 291-141 618-163 908-352 301-196 445-480 584-770 176-369 63-800 16-1196-41-341-407-555-746-603-373-53-715-217-1065-355-327-129-616-359-966-431l-315-150-264-188v0">
          <text:p/>
        </draw:path>
        <draw:path draw:style-name="gr1" draw:text-style-name="P1" draw:layer="layout" svg:width="3.407cm" svg:height="3.911cm" draw:transform="rotate (-1.89472943596587) translate (8.44205418735961cm 6.10639035657444cm)" svg:viewBox="0 0 3408 3912" svg:d="m0-19876c337-4 677 21 1014-12 401-39 751 138 1103 253 353 116 602 415 799 717 178 275 322 568 425 875 113 334 94 747-145 1035-214 257-483 471-767 650l-265 189-265 187-69-10">
          <text:p/>
        </draw:path>
        <draw:path draw:style-name="gr1" draw:text-style-name="P1" draw:layer="layout" svg:width="2.979cm" svg:height="3.864cm" draw:transform="rotate (-2.72463349528902) translate (4.66821693507374cm 8.38798585687157cm)" svg:viewBox="0 0 2980 3865" svg:d="m488-15279c365 85 708-86 1068-106 362-20 754-209 921-544 141-283 393-498 465-816 77-343 26-702-49-1043-80-362-215-743-520-980-247-192-542-374-867-350-377 29-762 182-1023 467l-373 73-110 19">
          <text:p/>
        </draw:path>
        <draw:path draw:style-name="gr1" draw:text-style-name="P1" draw:layer="layout" svg:width="4.263cm" svg:height="3.902cm" draw:transform="rotate (-1.2479104151769) translate (6.04414113666951cm 8.00179150097101cm)" svg:viewBox="0 0 4264 3903" svg:d="m593-6105c323-42 642 31 935 149 380 153 674-104 1024-118 329-12 770-586 1034-146 209 348-294 535-179 925 105 355 250 741 580 916 330 176 324 585 196 886-158 375-517 590-857 698-360 115-695 276-1083 294-320 14-684 70-945-119-271-196-484-470-767-650l-265-188-257-216-9-70">
          <text:p/>
        </draw:path>
        <draw:path draw:style-name="gr1" draw:text-style-name="P1" draw:layer="layout" svg:width="5.118cm" svg:height="7.252cm" draw:transform="skewX (6.26592438471747E-017) rotate (-0.90931654029006) translate (11.2882003088206cm 6.09480727842093cm)" svg:viewBox="0 0 5119 7253" svg:d="m0-9657c428-102 839 105 1278-71 408-164 817-463 1258-401 449 64 863-448 1171-35 244 327-175 765 117 1116 217 262 527 406 838 495 419 121 482 620 450 942-35 349-58 700-205 1024-138 305-319 592-538 844-229 263-557 384-839 570-405 267-94 726-130 1081-31 301 66 826-378 890-346 49-782 274-1090-20l-207-240-144-271">
          <text:p/>
        </draw:path>
        <draw:path draw:style-name="gr1" draw:text-style-name="P1" draw:layer="layout" svg:width="4.859cm" svg:height="6.352cm" draw:transform="rotate (-1.25122654075568) translate (10.8695657312584cm 10.6532987345365cm)" svg:viewBox="0 0 4860 6353" svg:d="m1749-13907c364-8 731 11 1093-31 348-40 664 108 995 165 407 70 645 423 809 727 186 345 232 761 209 1151-20 323-72 644-185 955-118 327-318 594-490 887-194 328-307 680-638 937-261 203-393 534-619 778-258 278-567 527-914 681-293 130-670 52-945-115-275-169-578-236-867-353l-197-98">
          <text:p/>
        </draw:path>
        <draw:path draw:style-name="gr1" draw:text-style-name="P1" draw:layer="layout" svg:width="3.416cm" svg:height="1.783cm" draw:transform="rotate (-0.90931654029006) translate (12.871148496455cm 4.01890652810255cm)" svg:viewBox="0 0 3417 1784" svg:d="m0-13607c386 29 792 35 1160-123 310-133 586-334 814-589 222-249 1221-808 1443-1056">
          <text:p/>
        </draw:path>
        <draw:path draw:style-name="gr1" draw:text-style-name="P1" draw:layer="layout" svg:width="4.371cm" svg:height="4.65cm" draw:transform="skewX (-5.04081452918695E-017) rotate (-0.843866693340285) translate (17.7616472851832cm 2.9453455960148cm)" svg:viewBox="0 0 4372 4651" svg:d="m961-18038c401 21 207 156 570-66 315-192 677-284 1011-433 339-153 657-364 911-649 246-277 692-358 863-690 186-362-129-752-349-1060-193-271-435-479-679-688-260-223-615-288-928-408-336-128-672-252-1013-360s-696-366-1068-158l-279 127">
          <text:p/>
        </draw:path>
        <draw:path draw:style-name="gr1" draw:text-style-name="P1" draw:layer="layout" svg:width="5.758cm" svg:height="4.876cm" draw:transform="skewX (-4.55538938772446E-017) rotate (-0.217118958949239) translate (13.7022160283937cm 6.97703876548548cm)" svg:viewBox="0 0 5759 4877" svg:d="m0 11990c394-59 702 260 1063 339 336 74 690 122 1033 59 379-70 722 77 1101 76 340-2 674 179 1016 127 338-52 735-28 996-252 253-215 688-381 508-877-114-318-20-676-33-1013-12-334-134-652-183-980-46-307-66-633-232-904l-128-292-188-276-60-274">
          <text:p/>
        </draw:path>
        <draw:path draw:style-name="gr1" draw:text-style-name="P1" draw:layer="layout" svg:width="4.528cm" svg:height="5.755cm" draw:transform="rotate (-0.508239878181839) translate (14.2548366101963cm 10.4195145065694cm)" svg:viewBox="0 0 4529 5756" svg:d="m0 10041c426 146 810-91 1203-206 319-94 617-252 901-431 280-177 598-298 855-512 275-229 572-450 730-799 169-373 311-756 522-1110 209-352 275-771 311-1171 29-333-41-673-129-997l-69-317-22-167">
          <text:p/>
        </draw:path>
        <draw:path draw:style-name="gr1" draw:text-style-name="P1" draw:layer="layout" svg:width="6.69cm" svg:height="4.454cm" draw:transform="rotate (-1.57079632679579) translate (5.46799999998975cm 8.55999999999307cm)" svg:viewBox="0 0 6691 4455" svg:d="m0-7046c311-20 620-71 934-62 317 9 617 97 934 125 325 29 642 128 965 187 311 57 618 158 933 186 316 28 617 153 934 125 343-30 705 1 1027-156 339-165 695-445 748-840 44-329 131-627 186-965 54-331 24-623 0-934-28-363-252-672-404-996l-281-311-217-249">
          <text:p/>
        </draw:path>
        <draw:circle draw:style-name="gr53" draw:text-style-name="P1" draw:layer="layout" svg:width="0.635cm" svg:height="0.635cm" svg:x="14.97cm" svg:y="4.175cm">
          <text:p/>
        </draw:circle>
        <draw:path draw:style-name="gr54" draw:text-style-name="P1" draw:layer="layout" svg:width="2.555cm" svg:height="0.387cm" draw:transform="rotate (-1.98635922169556) translate (16.3146789638211cm 2.08197592437214cm)" svg:viewBox="0 0 2556 388" svg:d="m0-31154c338 76 2556-379 2556-379v0">
          <text:p/>
        </draw:path>
        <draw:path draw:style-name="gr54" draw:text-style-name="P1" draw:layer="layout" svg:width="7.129cm" svg:height="0.335cm" draw:transform="rotate (-0.217991623575237) translate (8.32165963564817cm 2.90898264481524cm)" svg:viewBox="0 0 7130 336" svg:d="m0 2417c327-9 7009-309 7009-309l121-27">
          <text:p/>
        </draw:path>
        <draw:path draw:style-name="gr54" draw:text-style-name="P1" draw:layer="layout" svg:width="5.978cm" svg:height="0.658cm" draw:transform="rotate (-1.35280470322174) translate (15.890536336865cm 4.27855682069107cm)" svg:viewBox="0 0 5979 659" svg:d="m0-28524c343 72 5657-693 5979-653v0">
          <text:p/>
        </draw:path>
      </draw:page>
      <draw:page draw:name="page5" draw:style-name="dp1" draw:master-page-name="Default">
        <office:forms form:automatic-focus="false" form:apply-design-mode="false"/>
        <draw:path draw:style-name="gr55" draw:text-style-name="P2" draw:layer="layout" svg:width="6.875cm" svg:height="2.81cm" draw:transform="rotate (-0.925373569408406) translate (11.1377193597018cm 8.53798185210009cm)" svg:viewBox="0 0 6876 2811" svg:d="m0-4722c612 206 6876-2801 6876-2801">
          <text:p/>
        </draw:path>
        <draw:path draw:style-name="gr55" draw:text-style-name="P2" draw:layer="layout" svg:width="7.558cm" svg:height="1.8cm" draw:transform="rotate (0.404916386462608) translate (8.25850982537533cm 3.16585633691425cm)" svg:viewBox="0 0 7559 1801" svg:d="m0 12328c580-56 7559 1800 7559 1800">
          <text:p/>
        </draw:path>
        <draw:path draw:style-name="gr55" draw:text-style-name="P2" draw:layer="layout" svg:width="12.025cm" svg:height="0.182cm" svg:x="3.849cm" svg:y="1.701cm" svg:viewBox="0 0 12026 183" svg:d="m0 143c587-1 11582-258 11986-80l40 120">
          <text:p/>
        </draw:path>
        <draw:path draw:style-name="gr55" draw:text-style-name="P2" draw:layer="layout" svg:width="6.934cm" svg:height="8.858cm" draw:transform="rotate (-1.57079632679579) translate (17.1579999999855cm 3.2069999999816cm)" svg:viewBox="0 0 6935 8859" svg:d="m0-25457c415 36 6935-8859 6935-8859">
          <text:p/>
        </draw:path>
        <draw:path draw:style-name="gr55" draw:text-style-name="P2" draw:layer="layout" svg:width="3.117cm" svg:height="2.053cm" draw:transform="rotate (-0.785398163398486) translate (16.0454390492338cm 2.03456095076606cm)" svg:viewBox="0 0 3118 2054" svg:d="m0-19801c488-75 921 183 1360 341 395 141 1627 1294 1758 1700v0">
          <text:p/>
        </draw:path>
        <draw:path draw:style-name="gr56" draw:text-style-name="P2" draw:layer="layout" svg:width="4.527cm" svg:height="0.108cm" draw:transform="rotate (-1.46014245221937) translate (16.6179907077135cm 5.68177915240131cm)" svg:viewBox="0 0 4528 109" svg:d="m0-31676c455 38 4528-102 4528-102">
          <text:p/>
        </draw:path>
        <draw:path draw:style-name="gr56" draw:text-style-name="P2" draw:layer="layout" svg:width="3.245cm" svg:height="1.115cm" draw:transform="rotate (-0.726755100531488) translate (14.0912475236317cm 3.65628587953053cm)" svg:viewBox="0 0 3246 1116" svg:d="m0-12145c608 8 1199-152 1781-350 509-173 852-539 1322-746l143-20">
          <text:p/>
        </draw:path>
        <draw:path draw:style-name="gr55" draw:text-style-name="P2" draw:layer="layout" svg:width="4.309cm" svg:height="1.269cm" draw:transform="rotate (-0.557283630162871) translate (4.57336504053614cm 0.806664748233301cm)" svg:viewBox="0 0 4310 1270" svg:d="m0-2198c453-85 4310-1270 4310-1270">
          <text:p/>
        </draw:path>
        <draw:circle draw:style-name="gr57" draw:text-style-name="P2" draw:layer="layout" svg:width="0.635cm" svg:height="0.635cm" svg:x="3.54cm" svg:y="4.175cm">
          <text:p/>
        </draw:circle>
        <draw:circle draw:style-name="gr57" draw:text-style-name="P2" draw:layer="layout" svg:width="0.635cm" svg:height="0.635cm" svg:x="3.541cm" svg:y="4.176cm">
          <text:p/>
        </draw:circle>
        <draw:circle draw:style-name="gr57" draw:text-style-name="P2" draw:layer="layout" svg:width="0.635cm" svg:height="0.635cm" svg:x="3.541cm" svg:y="4.176cm">
          <text:p/>
        </draw:circle>
        <draw:circle draw:style-name="gr57" draw:text-style-name="P2" draw:layer="layout" svg:width="0.635cm" svg:height="0.635cm" svg:x="3.541cm" svg:y="4.176cm">
          <text:p/>
        </draw:circle>
        <draw:circle draw:style-name="gr57" draw:text-style-name="P2" draw:layer="layout" svg:width="0.635cm" svg:height="0.635cm" svg:x="3.541cm" svg:y="4.176cm">
          <text:p/>
        </draw:circle>
        <draw:circle draw:style-name="gr58" draw:text-style-name="P2" draw:layer="layout" svg:width="0.634cm" svg:height="0.633cm" svg:x="3.54cm" svg:y="4.177cm">
          <text:p/>
        </draw:circle>
        <draw:circle draw:style-name="gr58" draw:text-style-name="P2" draw:id="id25" draw:layer="layout" svg:width="0.635cm" svg:height="0.635cm" svg:x="1cm" svg:y="13.7cm">
          <text:p/>
        </draw:circle>
        <draw:circle draw:style-name="gr58" draw:text-style-name="P2" draw:id="id31" draw:layer="layout" svg:width="0.635cm" svg:height="0.635cm" svg:x="14.97cm" svg:y="13.7cm">
          <text:p/>
        </draw:circle>
        <draw:circle draw:style-name="gr58" draw:text-style-name="P2" draw:layer="layout" svg:width="0.635cm" svg:height="0.635cm" svg:x="15.605cm" svg:y="1.635cm">
          <text:p/>
        </draw:circle>
        <draw:circle draw:style-name="gr58" draw:text-style-name="P2" draw:id="id32" draw:layer="layout" svg:width="0.635cm" svg:height="0.635cm" svg:x="16.875cm" svg:y="9.89cm">
          <text:p/>
        </draw:circle>
        <draw:connector draw:style-name="gr59" draw:text-style-name="P3" draw:layer="layout" draw:type="curve" svg:x1="1.635cm" svg:y1="14.017cm" svg:x2="8.62cm" svg:y2="14.017cm" draw:start-shape="id25" draw:start-glue-point="1" draw:end-shape="id26" draw:end-glue-point="3" svg:d="m1635 14017h6985">
          <text:p/>
        </draw:connector>
        <draw:connector draw:style-name="gr60" draw:text-style-name="P2" draw:layer="layout" draw:type="curve" svg:x1="1.317cm" svg:y1="7.351cm" svg:x2="1.317cm" svg:y2="13.7cm" draw:start-shape="id27" draw:start-glue-point="2" draw:end-shape="id25" draw:end-glue-point="0" svg:d="m1317 7351v6349">
          <text:p/>
        </draw:connector>
        <draw:connector draw:style-name="gr60" draw:text-style-name="P2" draw:layer="layout" draw:type="curve" svg:x1="1.635cm" svg:y1="7.033cm" svg:x2="5.445cm" svg:y2="7.032cm" draw:start-shape="id27" draw:start-glue-point="1" draw:end-shape="id28" draw:end-glue-point="3" svg:d="m1635 7033c2857 0 953-1 3810-1">
          <text:p/>
        </draw:connector>
        <draw:connector draw:style-name="gr61" draw:text-style-name="P2" draw:layer="layout" draw:type="curve" svg:x1="4.175cm" svg:y1="10.207cm" svg:x2="8.62cm" svg:y2="10.207cm" draw:start-shape="id29" draw:start-glue-point="1" draw:end-shape="id30" draw:end-glue-point="3" svg:d="m4175 10207h4445">
          <text:p/>
        </draw:connector>
        <draw:connector draw:style-name="gr60" draw:text-style-name="P2" draw:layer="layout" draw:type="curve" svg:x1="9.255cm" svg:y1="14.017cm" svg:x2="14.97cm" svg:y2="14.017cm" draw:start-shape="id26" draw:start-glue-point="1" draw:end-shape="id31" draw:end-glue-point="3" svg:d="m9255 14017h5715">
          <text:p/>
        </draw:connector>
        <draw:connector draw:style-name="gr62" draw:text-style-name="P2" draw:layer="layout" draw:type="curve" svg:x1="8.937cm" svg:y1="13.7cm" svg:x2="8.937cm" svg:y2="10.525cm" draw:start-shape="id26" draw:start-glue-point="0" draw:end-shape="id30" draw:end-glue-point="2" svg:d="m8937 13700v-3175">
          <text:p/>
        </draw:connector>
        <draw:connector draw:style-name="gr60" draw:text-style-name="P2" draw:layer="layout" draw:type="curve" svg:x1="8.62cm" svg:y1="10.207cm" svg:x2="16.875cm" svg:y2="10.207cm" draw:end-shape="id32" draw:end-glue-point="3" svg:d="m8620 10207h8255">
          <text:p/>
        </draw:connector>
        <draw:path draw:style-name="gr55" draw:text-style-name="P2" draw:layer="layout" svg:width="4.48cm" svg:height="0.312cm" draw:transform="rotate (-2.07676727694885) translate (8.23122428657943cm 3.28712426540676cm)" svg:viewBox="0 0 4481 313" svg:d="m0-17586c483-10 4481 313 4481 313">
          <text:p/>
        </draw:path>
        <draw:path draw:style-name="gr56" draw:text-style-name="P2" draw:layer="layout" svg:width="4.179cm" svg:height="0.937cm" draw:transform="rotate (-0.984016632275403) translate (6.51865179673654cm 6.6212625157146cm)" svg:viewBox="0 0 4180 938" svg:d="m0-2596c554 120 4124-916 4124-916l56-12">
          <text:p/>
        </draw:path>
        <draw:path draw:style-name="gr55" draw:text-style-name="P2" draw:layer="layout" svg:width="6.053cm" svg:height="0.083cm" draw:transform="rotate (-0.644026493986973) translate (3.95206331225983cm 10.2753219145961cm)" svg:viewBox="0 0 6054 84" svg:d="m0 11772c548 7 6054-84 6054-84">
          <text:p/>
        </draw:path>
        <draw:path draw:style-name="gr55" draw:text-style-name="P2" draw:layer="layout" svg:width="4.043cm" svg:height="1.1cm" draw:transform="rotate (-1.15121917461643) translate (2.37450286063574cm 6.72960235997254cm)" svg:viewBox="0 0 4044 1101" svg:d="m0 2240c555 101 3869-997 3869-997l175-97">
          <text:p/>
        </draw:path>
        <draw:path draw:style-name="gr56" draw:text-style-name="P2" draw:layer="layout" svg:width="3.276cm" svg:height="1.398cm" draw:transform="rotate (1.42890105860749) translate (3.97727179786787cm 10.2213245571116cm)" svg:viewBox="0 0 3277 1399" svg:d="m0 10770c542-100 3277 1394 3277 1394">
          <text:p/>
        </draw:path>
        <draw:path draw:style-name="gr56" draw:text-style-name="P2" draw:layer="layout" svg:width="4.944cm" svg:height="1.624cm" draw:transform="rotate (-0.557283630162871) translate (9.12619715107166cm 1.87467048562136cm)" svg:viewBox="0 0 4945 1625" svg:d="m0-4854c500 140 4945-1617 4945-1617">
          <text:p/>
        </draw:path>
        <draw:path draw:style-name="gr63" draw:text-style-name="P2" draw:layer="layout" svg:width="7.365cm" svg:height="0.203cm" draw:transform="rotate (1.68145020137102) translate (8.98901354875428cm 10.3024429123586cm)" svg:viewBox="0 0 7366 204" svg:d="m0 15597c442-37 7238 200 7238 200l128-67">
          <text:p/>
        </draw:path>
        <draw:path draw:style-name="gr64" draw:text-style-name="P2" draw:layer="layout" svg:width="4.581cm" svg:height="0.083cm" draw:transform="rotate (-2.86425983544854) translate (8.33126454430692cm 3.27467354503835cm)" svg:viewBox="0 0 4582 84" svg:d="m0-10790c458 18 4439-71 4439-71l143 84">
          <text:p/>
        </draw:path>
        <draw:circle draw:style-name="gr58" draw:text-style-name="P2" draw:id="id28" draw:layer="layout" svg:width="0.635cm" svg:height="0.635cm" svg:x="5.445cm" svg:y="6.715cm">
          <text:p/>
        </draw:circle>
        <draw:circle draw:style-name="gr58" draw:text-style-name="P2" draw:id="id30" draw:layer="layout" svg:width="0.635cm" svg:height="0.635cm" svg:x="8.62cm" svg:y="9.89cm">
          <text:p/>
        </draw:circle>
        <draw:path draw:style-name="gr64" draw:text-style-name="P2" draw:layer="layout" svg:width="3.06cm" svg:height="0.478cm" draw:transform="rotate (-0.785398163398486) translate (3.8398527658829cm 4.47214722848434cm)" svg:viewBox="0 0 3061 479" svg:d="m0 919c542-154 3061 454 3061 454">
          <text:p/>
        </draw:path>
        <draw:circle draw:style-name="gr58" draw:text-style-name="P2" draw:id="id29" draw:layer="layout" svg:width="0.635cm" svg:height="0.635cm" svg:x="3.54cm" svg:y="9.89cm">
          <text:p/>
        </draw:circle>
        <draw:circle draw:style-name="gr58" draw:text-style-name="P2" draw:layer="layout" svg:width="0.635cm" svg:height="0.635cm" svg:x="13.065cm" svg:y="4.175cm">
          <text:p/>
        </draw:circle>
        <draw:circle draw:style-name="gr58" draw:text-style-name="P2" draw:layer="layout" svg:width="0.635cm" svg:height="0.635cm" svg:x="16.24cm" svg:y="5.445cm">
          <text:p/>
        </draw:circle>
        <draw:circle draw:style-name="gr58" draw:text-style-name="P2" draw:id="id27" draw:layer="layout" svg:width="0.635cm" svg:height="0.636cm" svg:x="1cm" svg:y="6.715cm">
          <text:p/>
        </draw:circle>
        <draw:path draw:style-name="gr56" draw:text-style-name="P2" draw:layer="layout" svg:width="4.374cm" svg:height="0.502cm" draw:transform="rotate (1.1058406140634) translate (1.41045975914603cm 13.8672208092833cm)" svg:viewBox="0 0 4375 503" svg:d="m0 14963c533-72 4375 497 4375 497">
          <text:p/>
        </draw:path>
        <draw:circle draw:style-name="gr58" draw:text-style-name="P2" draw:id="id26" draw:layer="layout" svg:width="0.635cm" svg:height="0.635cm" svg:x="8.62cm" svg:y="13.7cm">
          <text:p/>
        </draw:circle>
        <draw:circle draw:style-name="gr58" draw:text-style-name="P2" draw:layer="layout" svg:width="0.634cm" svg:height="0.633cm" svg:x="3.54cm" svg:y="1.637cm">
          <text:p/>
        </draw:circle>
        <draw:path draw:style-name="gr64" draw:text-style-name="P2" draw:layer="layout" svg:width="2.554cm" svg:height="0.242cm" draw:transform="rotate (-1.46049151806977) translate (3.822cm 1.924cm)" svg:viewBox="0 0 2555 243" svg:d="m0-7174c441 23 2153 128 2555 243v0">
          <text:p/>
        </draw:path>
        <draw:circle draw:style-name="gr58" draw:text-style-name="P2" draw:layer="layout" svg:width="0.635cm" svg:height="0.635cm" svg:x="7.985cm" svg:y="2.905cm">
          <text:p/>
        </draw:circle>
        <draw:path draw:style-name="gr64" draw:text-style-name="P2" draw:layer="layout" svg:width="3.913cm" svg:height="1.179cm" draw:transform="rotate (1.37339958839408) translate (15.354cm 13.83cm)" svg:viewBox="0 0 3914 1180" svg:d="m0 35536c552 9 3914 1180 3914 1180v0">
          <text:p/>
        </draw:path>
        <draw:path draw:style-name="gr56" draw:text-style-name="P2" draw:layer="layout" svg:width="2.744cm" svg:height="2.223cm" draw:transform="rotate (1.46049151806858) translate (13.4036660700603cm 4.48708340239475cm)" svg:viewBox="0 0 2745 2224" svg:d="m0 27659c506-156 1368 412 1675 725 362 368 977 1361 977 1361l93 111">
          <text:p/>
        </draw:path>
        <draw:path draw:style-name="gr64" draw:text-style-name="P2" draw:layer="layout" svg:width="3.507cm" svg:height="0.671cm" draw:transform="rotate (0.958360292269905) translate (1.323cm 7.015cm)" svg:viewBox="0 0 3508 672" svg:d="m0 10230c555 47 3508 672 3508 672">
          <text:p/>
        </draw:path>
        <draw:frame draw:style-name="gr65" draw:text-style-name="P7" draw:layer="layout" svg:width="1.27cm" svg:height="1.114cm" svg:x="4.175cm" svg:y="5.445cm">
          <draw:text-box>
            <text:p><text:span text:style-name="T3">2</text:span></text:p>
          </draw:text-box>
        </draw:frame>
        <draw:frame draw:style-name="gr65" draw:text-style-name="P7" draw:layer="layout" svg:width="1.27cm" svg:height="1.825cm" svg:x="2.27cm" svg:y="5.601cm">
          <draw:text-box>
            <text:p><text:span text:style-name="T3">3</text:span></text:p>
            <text:p><text:span text:style-name="T3"/></text:p>
          </draw:text-box>
        </draw:frame>
        <draw:frame draw:style-name="gr65" draw:text-style-name="P7" draw:layer="layout" svg:width="1.27cm" svg:height="1.114cm" svg:x="7.985cm" svg:y="11.795cm">
          <draw:text-box>
            <text:p><text:span text:style-name="T3">5</text:span></text:p>
          </draw:text-box>
        </draw:frame>
        <draw:frame draw:style-name="gr65" draw:text-style-name="P7" draw:layer="layout" svg:width="1.27cm" svg:height="1.825cm" svg:x="6.08cm" svg:y="8.141cm">
          <draw:text-box>
            <text:p><text:span text:style-name="T3">6</text:span></text:p>
            <text:p><text:span text:style-name="T3"/></text:p>
          </draw:text-box>
        </draw:frame>
        <draw:frame draw:style-name="gr65" draw:text-style-name="P7" draw:layer="layout" svg:width="1.27cm" svg:height="2.536cm" svg:x="16.24cm" svg:y="11.951cm">
          <draw:text-box>
            <text:p><text:span text:style-name="T3">6</text:span></text:p>
            <text:p><text:span text:style-name="T3"/></text:p>
            <text:p><text:span text:style-name="T3"/></text:p>
          </draw:text-box>
        </draw:frame>
        <draw:frame draw:style-name="gr65" draw:text-style-name="P7" draw:layer="layout" svg:width="1.27cm" svg:height="1.825cm" svg:x="6.08cm" svg:y="10.046cm">
          <draw:text-box>
            <text:p><text:span text:style-name="T3">7</text:span></text:p>
            <text:p><text:span text:style-name="T3"/></text:p>
          </draw:text-box>
        </draw:frame>
        <draw:frame draw:style-name="gr65" draw:text-style-name="P7" draw:layer="layout" svg:width="1.27cm" svg:height="1.114cm" svg:x="2.27cm" svg:y="11.951cm">
          <draw:text-box>
            <text:p><text:span text:style-name="T3">9</text:span></text:p>
          </draw:text-box>
        </draw:frame>
        <draw:frame draw:style-name="gr65" draw:text-style-name="P7" draw:layer="layout" svg:width="1.27cm" svg:height="1.114cm" svg:x="2.905cm" svg:y="3.061cm">
          <draw:text-box>
            <text:p><text:span text:style-name="T3">2</text:span></text:p>
          </draw:text-box>
        </draw:frame>
        <draw:frame draw:style-name="gr65" draw:text-style-name="P7" draw:layer="layout" svg:width="1.27cm" svg:height="2.536cm" svg:x="5.445cm" svg:y="3.696cm">
          <draw:text-box>
            <text:p><text:span text:style-name="T3">7</text:span></text:p>
            <text:p><text:span text:style-name="T3"/></text:p>
            <text:p><text:span text:style-name="T3"/></text:p>
          </draw:text-box>
        </draw:frame>
        <draw:frame draw:style-name="gr65" draw:text-style-name="P7" draw:layer="layout" svg:width="1.27cm" svg:height="1.825cm" svg:x="10.525cm" svg:y="3.061cm">
          <draw:text-box>
            <text:p><text:span text:style-name="T3">6</text:span></text:p>
            <text:p><text:span text:style-name="T3"/></text:p>
          </draw:text-box>
        </draw:frame>
        <draw:frame draw:style-name="gr65" draw:text-style-name="P7" draw:layer="layout" svg:width="1.27cm" svg:height="1.825cm" svg:x="14.335cm" svg:y="2.905cm">
          <draw:text-box>
            <text:p><text:span text:style-name="T3">5</text:span></text:p>
            <text:p><text:span text:style-name="T3"/></text:p>
          </draw:text-box>
        </draw:frame>
        <draw:frame draw:style-name="gr65" draw:text-style-name="P7" draw:layer="layout" svg:width="1.27cm" svg:height="1.114cm" svg:x="14.335cm" svg:y="5.445cm">
          <draw:text-box>
            <text:p><text:span text:style-name="T3">5</text:span></text:p>
          </draw:text-box>
        </draw:frame>
        <draw:g>
          <draw:frame draw:style-name="gr65" draw:text-style-name="P8" draw:layer="layout" svg:width="1.905cm" svg:height="1.114cm" svg:x="4.175cm" svg:y="13.78cm">
            <draw:text-box>
              <text:p><text:span text:style-name="T4">12</text:span></text:p>
            </draw:text-box>
          </draw:frame>
          <draw:frame draw:style-name="gr65" draw:text-style-name="P8" draw:layer="layout" svg:width="1.27cm" svg:height="1.114cm" svg:x="2.905cm" svg:y="6.715cm">
            <draw:text-box>
              <text:p><text:span text:style-name="T4">3</text:span></text:p>
            </draw:text-box>
          </draw:frame>
          <draw:frame draw:style-name="gr65" draw:text-style-name="P8" draw:layer="layout" svg:width="1.905cm" svg:height="1.114cm" svg:x="11.795cm" svg:y="6.715cm">
            <draw:text-box>
              <text:p><text:span text:style-name="T4">19</text:span></text:p>
            </draw:text-box>
          </draw:frame>
          <draw:frame draw:style-name="gr65" draw:text-style-name="P8" draw:layer="layout" svg:width="1.905cm" svg:height="1.114cm" svg:x="8.62cm" svg:y="6.871cm">
            <draw:text-box>
              <text:p><text:span text:style-name="T4">11</text:span></text:p>
            </draw:text-box>
          </draw:frame>
          <draw:frame draw:style-name="gr65" draw:text-style-name="P8" draw:layer="layout" svg:width="1.27cm" svg:height="1.114cm" svg:x="6.08cm" svg:y="5.601cm">
            <draw:text-box>
              <text:p><text:span text:style-name="T4">9</text:span></text:p>
            </draw:text-box>
          </draw:frame>
          <draw:frame draw:style-name="gr65" draw:text-style-name="P8" draw:layer="layout" svg:width="1.905cm" svg:height="1.114cm" svg:x="13.065cm" svg:y="10.046cm">
            <draw:text-box>
              <text:p><text:span text:style-name="T4">14</text:span></text:p>
            </draw:text-box>
          </draw:frame>
          <draw:frame draw:style-name="gr65" draw:text-style-name="P8" draw:layer="layout" svg:width="1.905cm" svg:height="1.114cm" svg:x="11.16cm" svg:y="11.795cm">
            <draw:text-box>
              <text:p><text:span text:style-name="T4">10</text:span></text:p>
            </draw:text-box>
          </draw:frame>
          <draw:frame draw:style-name="gr65" draw:text-style-name="P8" draw:layer="layout" svg:width="1.27cm" svg:height="1.114cm" svg:x="2.27cm" svg:y="8.776cm">
            <draw:text-box>
              <text:p><text:span text:style-name="T4">8</text:span></text:p>
            </draw:text-box>
          </draw:frame>
          <draw:frame draw:style-name="gr65" draw:text-style-name="P8" draw:layer="layout" svg:width="1.905cm" svg:height="1.114cm" svg:x="1cm" svg:y="10.046cm">
            <draw:text-box>
              <text:p><text:span text:style-name="T4">11</text:span></text:p>
            </draw:text-box>
          </draw:frame>
          <draw:frame draw:style-name="gr65" draw:text-style-name="P8" draw:layer="layout" svg:width="1.905cm" svg:height="1.114cm" svg:x="4.81cm" svg:y="11.316cm">
            <draw:text-box>
              <text:p><text:span text:style-name="T4">10</text:span></text:p>
            </draw:text-box>
          </draw:frame>
          <draw:frame draw:style-name="gr65" draw:text-style-name="P8" draw:layer="layout" svg:width="1.27cm" svg:height="1.114cm" svg:x="11.16cm" svg:y="13.856cm">
            <draw:text-box>
              <text:p><text:span text:style-name="T4">9</text:span></text:p>
            </draw:text-box>
          </draw:frame>
          <draw:frame draw:style-name="gr65" draw:text-style-name="P8" draw:layer="layout" svg:width="1.27cm" svg:height="1.114cm" svg:x="5.445cm" svg:y="2.27cm">
            <draw:text-box>
              <text:p><text:span text:style-name="T4">8</text:span></text:p>
            </draw:text-box>
          </draw:frame>
          <draw:frame draw:style-name="gr65" draw:text-style-name="P8" draw:layer="layout" svg:width="1.905cm" svg:height="1.114cm" svg:x="9.255cm" svg:y="1.156cm">
            <draw:text-box>
              <text:p><text:span text:style-name="T4">18</text:span></text:p>
            </draw:text-box>
          </draw:frame>
          <draw:frame draw:style-name="gr65" draw:text-style-name="P8" draw:layer="layout" svg:width="1.905cm" svg:height="1.114cm" svg:x="11.16cm" svg:y="1.791cm">
            <draw:text-box>
              <text:p><text:span text:style-name="T4">12</text:span></text:p>
            </draw:text-box>
          </draw:frame>
          <draw:frame draw:style-name="gr66" draw:text-style-name="P8" draw:layer="layout" svg:width="1.27cm" svg:height="1.825cm" svg:x="16.24cm" svg:y="3.696cm">
            <draw:text-box>
              <text:p><text:span text:style-name="T4">6</text:span></text:p>
              <text:p><text:span text:style-name="T4"/></text:p>
            </draw:text-box>
          </draw:frame>
        </draw:g>
        <draw:frame draw:style-name="gr65" draw:text-style-name="P7" draw:layer="layout" svg:width="1.27cm" svg:height="1.825cm" svg:x="16.875cm" svg:y="7.506cm">
          <draw:text-box>
            <text:p><text:span text:style-name="T3">8</text:span></text:p>
            <text:p><text:span text:style-name="T3"/></text:p>
          </draw:text-box>
        </draw:frame>
        <draw:frame draw:style-name="gr65" draw:text-style-name="P7" draw:layer="layout" svg:width="1.27cm" svg:height="1.825cm" svg:x="4.81cm" svg:y="7.985cm">
          <draw:text-box>
            <text:p><text:span text:style-name="T3">7</text:span></text:p>
            <text:p><text:span text:style-name="T3"/></text:p>
          </draw:text-box>
        </draw:frame>
      </draw:page>
      <draw:page draw:name="page6" draw:style-name="dp1" draw:master-page-name="Default">
        <office:forms form:automatic-focus="false" form:apply-design-mode="false"/>
        <draw:path draw:style-name="gr55" draw:text-style-name="P2" draw:layer="layout" svg:width="6.875cm" svg:height="2.81cm" draw:transform="skewX (-6.44173074845164E-017) rotate (-0.925373569408406) translate (11.1387193597018cm 8.53798185210009cm)" svg:viewBox="0 0 6876 2811" svg:d="m0-4723c612 205 6876-2801 6876-2801">
          <text:p/>
        </draw:path>
        <draw:path draw:style-name="gr55" draw:text-style-name="P2" draw:layer="layout" svg:width="7.558cm" svg:height="1.801cm" draw:transform="rotate (0.404916386462608) translate (8.25950982537533cm 3.16585633691425cm)" svg:viewBox="0 0 7559 1802" svg:d="m0 12328c580-56 7559 1801 7559 1801">
          <text:p/>
        </draw:path>
        <draw:path draw:style-name="gr55" draw:text-style-name="P2" draw:layer="layout" svg:width="12.025cm" svg:height="0.182cm" svg:x="3.85cm" svg:y="1.701cm" svg:viewBox="0 0 12026 183" svg:d="m0 143c587-1 11582-258 11986-80l40 120">
          <text:p/>
        </draw:path>
        <draw:path draw:style-name="gr55" draw:text-style-name="P2" draw:layer="layout" svg:width="6.934cm" svg:height="8.858cm" draw:transform="rotate (-1.57079632679579) translate (17.1589999999855cm 3.2069999999816cm)" svg:viewBox="0 0 6935 8859" svg:d="m0-25459c415 36 6935-8859 6935-8859">
          <text:p/>
        </draw:path>
        <draw:path draw:style-name="gr55" draw:text-style-name="P2" draw:layer="layout" svg:width="3.117cm" svg:height="2.053cm" draw:transform="rotate (-0.785398163398486) translate (16.0464390492338cm 2.03456095076606cm)" svg:viewBox="0 0 3118 2054" svg:d="m0-19802c488-75 921 183 1360 340 395 142 1627 1294 1758 1701v0">
          <text:p/>
        </draw:path>
        <draw:path draw:style-name="gr56" draw:text-style-name="P2" draw:layer="layout" svg:width="4.527cm" svg:height="0.108cm" draw:transform="rotate (-1.46014245221937) translate (16.6189907077135cm 5.6817791524013cm)" svg:viewBox="0 0 4528 109" svg:d="m0-31678c455 38 4528-102 4528-102">
          <text:p/>
        </draw:path>
        <draw:path draw:style-name="gr56" draw:text-style-name="P2" draw:layer="layout" svg:width="3.245cm" svg:height="1.114cm" draw:transform="rotate (-0.726755100531488) translate (14.0922475236317cm 3.65628587953053cm)" svg:viewBox="0 0 3246 1115" svg:d="m0-12147c608 8 1199-152 1781-349 509-173 852-539 1322-746l143-20">
          <text:p/>
        </draw:path>
        <draw:path draw:style-name="gr55" draw:text-style-name="P2" draw:layer="layout" svg:width="4.309cm" svg:height="1.269cm" draw:transform="rotate (-0.557283630162871) translate (4.57436504053613cm 0.806664748233301cm)" svg:viewBox="0 0 4310 1270" svg:d="m0-2199c453-85 4310-1270 4310-1270">
          <text:p/>
        </draw:path>
        <draw:circle draw:style-name="gr57" draw:text-style-name="P2" draw:layer="layout" svg:width="0.635cm" svg:height="0.635cm" svg:x="3.541cm" svg:y="4.175cm">
          <text:p/>
        </draw:circle>
        <draw:circle draw:style-name="gr57" draw:text-style-name="P2" draw:layer="layout" svg:width="0.635cm" svg:height="0.635cm" svg:x="3.542cm" svg:y="4.176cm">
          <text:p/>
        </draw:circle>
        <draw:circle draw:style-name="gr57" draw:text-style-name="P2" draw:layer="layout" svg:width="0.635cm" svg:height="0.635cm" svg:x="3.542cm" svg:y="4.176cm">
          <text:p/>
        </draw:circle>
        <draw:circle draw:style-name="gr57" draw:text-style-name="P2" draw:layer="layout" svg:width="0.635cm" svg:height="0.635cm" svg:x="3.542cm" svg:y="4.176cm">
          <text:p/>
        </draw:circle>
        <draw:circle draw:style-name="gr57" draw:text-style-name="P2" draw:layer="layout" svg:width="0.635cm" svg:height="0.635cm" svg:x="3.542cm" svg:y="4.176cm">
          <text:p/>
        </draw:circle>
        <draw:circle draw:style-name="gr58" draw:text-style-name="P2" draw:layer="layout" svg:width="0.634cm" svg:height="0.633cm" svg:x="3.541cm" svg:y="4.177cm">
          <text:p/>
        </draw:circle>
        <draw:circle draw:style-name="gr58" draw:text-style-name="P2" draw:id="id33" draw:layer="layout" svg:width="0.635cm" svg:height="0.635cm" svg:x="1.001cm" svg:y="13.7cm">
          <text:p/>
        </draw:circle>
        <draw:circle draw:style-name="gr58" draw:text-style-name="P2" draw:id="id39" draw:layer="layout" svg:width="0.635cm" svg:height="0.635cm" svg:x="14.971cm" svg:y="13.7cm">
          <text:p/>
        </draw:circle>
        <draw:circle draw:style-name="gr58" draw:text-style-name="P2" draw:layer="layout" svg:width="0.635cm" svg:height="0.635cm" svg:x="15.606cm" svg:y="1.635cm">
          <text:p/>
        </draw:circle>
        <draw:circle draw:style-name="gr58" draw:text-style-name="P2" draw:id="id40" draw:layer="layout" svg:width="0.635cm" svg:height="0.635cm" svg:x="16.876cm" svg:y="9.89cm">
          <text:p/>
        </draw:circle>
        <draw:connector draw:style-name="gr67" draw:text-style-name="P3" draw:layer="layout" draw:type="curve" svg:x1="1.636cm" svg:y1="14.017cm" svg:x2="8.621cm" svg:y2="14.017cm" draw:start-shape="id33" draw:start-glue-point="1" draw:end-shape="id34" draw:end-glue-point="3" svg:d="m1636 14017h6985">
          <text:p/>
        </draw:connector>
        <draw:connector draw:style-name="gr60" draw:text-style-name="P2" draw:layer="layout" draw:type="curve" svg:x1="1.318cm" svg:y1="7.351cm" svg:x2="1.318cm" svg:y2="13.7cm" draw:start-shape="id35" draw:start-glue-point="2" draw:end-shape="id33" draw:end-glue-point="0" svg:d="m1318 7351v6349">
          <text:p/>
        </draw:connector>
        <draw:connector draw:style-name="gr60" draw:text-style-name="P2" draw:layer="layout" draw:type="curve" svg:x1="1.636cm" svg:y1="7.033cm" svg:x2="5.446cm" svg:y2="7.032cm" draw:start-shape="id35" draw:start-glue-point="1" draw:end-shape="id36" draw:end-glue-point="3" svg:d="m1636 7033c2857 0 953-1 3810-1">
          <text:p/>
        </draw:connector>
        <draw:connector draw:style-name="gr60" draw:text-style-name="P2" draw:layer="layout" draw:type="curve" svg:x1="4.176cm" svg:y1="10.207cm" svg:x2="8.621cm" svg:y2="10.207cm" draw:start-shape="id37" draw:start-glue-point="1" draw:end-shape="id38" draw:end-glue-point="3" svg:d="m4176 10207h4445">
          <text:p/>
        </draw:connector>
        <draw:connector draw:style-name="gr60" draw:text-style-name="P2" draw:layer="layout" draw:type="curve" svg:x1="9.256cm" svg:y1="14.017cm" svg:x2="14.971cm" svg:y2="14.017cm" draw:start-shape="id34" draw:start-glue-point="1" draw:end-shape="id39" draw:end-glue-point="3" svg:d="m9256 14017h5715">
          <text:p/>
        </draw:connector>
        <draw:connector draw:style-name="gr62" draw:text-style-name="P2" draw:layer="layout" draw:type="curve" svg:x1="8.938cm" svg:y1="13.7cm" svg:x2="8.938cm" svg:y2="10.525cm" draw:start-shape="id34" draw:start-glue-point="0" draw:end-shape="id38" draw:end-glue-point="2" svg:d="m8938 13700v-3175">
          <text:p/>
        </draw:connector>
        <draw:connector draw:style-name="gr60" draw:text-style-name="P2" draw:layer="layout" draw:type="curve" svg:x1="8.621cm" svg:y1="10.207cm" svg:x2="16.876cm" svg:y2="10.207cm" draw:end-shape="id40" draw:end-glue-point="3" svg:d="m8621 10207h8255">
          <text:p/>
        </draw:connector>
        <draw:path draw:style-name="gr55" draw:text-style-name="P2" draw:layer="layout" svg:width="4.48cm" svg:height="0.312cm" draw:transform="rotate (-2.07676727694885) translate (8.23222428657942cm 3.28712426540676cm)" svg:viewBox="0 0 4481 313" svg:d="m0-17588c483-10 4481 313 4481 313">
          <text:p/>
        </draw:path>
        <draw:path draw:style-name="gr56" draw:text-style-name="P2" draw:layer="layout" svg:width="4.179cm" svg:height="0.937cm" draw:transform="rotate (-0.984016632275403) translate (6.51965179673654cm 6.6212625157146cm)" svg:viewBox="0 0 4180 938" svg:d="m0-2598c554 120 4124-916 4124-916l56-12">
          <text:p/>
        </draw:path>
        <draw:path draw:style-name="gr55" draw:text-style-name="P2" draw:layer="layout" svg:width="6.053cm" svg:height="0.083cm" draw:transform="rotate (-0.644026493986973) translate (3.95306331225984cm 10.2753219145961cm)" svg:viewBox="0 0 6054 84" svg:d="m0 11771c548 7 6054-84 6054-84">
          <text:p/>
        </draw:path>
        <draw:path draw:style-name="gr55" draw:text-style-name="P2" draw:layer="layout" svg:width="4.043cm" svg:height="1.1cm" draw:transform="rotate (-1.15121917461643) translate (2.37550286063573cm 6.72960235997254cm)" svg:viewBox="0 0 4044 1101" svg:d="m0 2238c555 101 3869-997 3869-997l175-97">
          <text:p/>
        </draw:path>
        <draw:path draw:style-name="gr56" draw:text-style-name="P2" draw:layer="layout" svg:width="3.276cm" svg:height="1.398cm" draw:transform="rotate (1.42890105860749) translate (3.97827179786787cm 10.2213245571116cm)" svg:viewBox="0 0 3277 1399" svg:d="m0 10772c542-100 3277 1394 3277 1394">
          <text:p/>
        </draw:path>
        <draw:path draw:style-name="gr56" draw:text-style-name="P2" draw:layer="layout" svg:width="4.944cm" svg:height="1.624cm" draw:transform="rotate (-0.557283630162871) translate (9.12719715107165cm 1.87467048562136cm)" svg:viewBox="0 0 4945 1625" svg:d="m0-4855c500 140 4945-1617 4945-1617">
          <text:p/>
        </draw:path>
        <draw:path draw:style-name="gr55" draw:text-style-name="P2" draw:layer="layout" svg:width="7.365cm" svg:height="0.203cm" draw:transform="rotate (1.68145020137102) translate (8.99001354875428cm 10.3024429123586cm)" svg:viewBox="0 0 7366 204" svg:d="m0 15599c442-37 7238 200 7238 200l128-67">
          <text:p/>
        </draw:path>
        <draw:path draw:style-name="gr64" draw:text-style-name="P2" draw:layer="layout" svg:width="4.581cm" svg:height="0.083cm" draw:transform="rotate (-2.86425983544854) translate (8.33226454430692cm 3.27467354503835cm)" svg:viewBox="0 0 4582 84" svg:d="m0-10791c458 18 4439-71 4439-71l143 84">
          <text:p/>
        </draw:path>
        <draw:circle draw:style-name="gr58" draw:text-style-name="P2" draw:id="id36" draw:layer="layout" svg:width="0.635cm" svg:height="0.635cm" svg:x="5.446cm" svg:y="6.715cm">
          <text:p/>
        </draw:circle>
        <draw:circle draw:style-name="gr58" draw:text-style-name="P2" draw:id="id38" draw:layer="layout" svg:width="0.635cm" svg:height="0.635cm" svg:x="8.621cm" svg:y="9.89cm">
          <text:p/>
        </draw:circle>
        <draw:path draw:style-name="gr64" draw:text-style-name="P2" draw:layer="layout" svg:width="3.06cm" svg:height="0.478cm" draw:transform="rotate (-0.785398163398486) translate (3.8408527658829cm 4.47214722848434cm)" svg:viewBox="0 0 3061 479" svg:d="m0 918c542-154 3061 454 3061 454">
          <text:p/>
        </draw:path>
        <draw:circle draw:style-name="gr58" draw:text-style-name="P2" draw:id="id37" draw:layer="layout" svg:width="0.635cm" svg:height="0.635cm" svg:x="3.541cm" svg:y="9.89cm">
          <text:p/>
        </draw:circle>
        <draw:circle draw:style-name="gr58" draw:text-style-name="P2" draw:layer="layout" svg:width="0.635cm" svg:height="0.635cm" svg:x="13.066cm" svg:y="4.175cm">
          <text:p/>
        </draw:circle>
        <draw:circle draw:style-name="gr58" draw:text-style-name="P2" draw:layer="layout" svg:width="0.635cm" svg:height="0.635cm" svg:x="16.241cm" svg:y="5.445cm">
          <text:p/>
        </draw:circle>
        <draw:circle draw:style-name="gr58" draw:text-style-name="P2" draw:id="id35" draw:layer="layout" svg:width="0.635cm" svg:height="0.636cm" svg:x="1.001cm" svg:y="6.715cm">
          <text:p/>
        </draw:circle>
        <draw:path draw:style-name="gr56" draw:text-style-name="P2" draw:layer="layout" svg:width="4.374cm" svg:height="0.502cm" draw:transform="rotate (1.1058406140634) translate (1.41145975914603cm 13.8672208092833cm)" svg:viewBox="0 0 4375 503" svg:d="m0 14965c533-72 4375 497 4375 497">
          <text:p/>
        </draw:path>
        <draw:circle draw:style-name="gr58" draw:text-style-name="P2" draw:id="id34" draw:layer="layout" svg:width="0.635cm" svg:height="0.635cm" svg:x="8.621cm" svg:y="13.7cm">
          <text:p/>
        </draw:circle>
        <draw:circle draw:style-name="gr58" draw:text-style-name="P2" draw:layer="layout" svg:width="0.634cm" svg:height="0.633cm" svg:x="3.541cm" svg:y="1.637cm">
          <text:p/>
        </draw:circle>
        <draw:path draw:style-name="gr64" draw:text-style-name="P2" draw:layer="layout" svg:width="2.554cm" svg:height="0.242cm" draw:transform="rotate (-1.46049151806977) translate (3.823cm 1.924cm)" svg:viewBox="0 0 2555 243" svg:d="m0-7176c441 23 2153 128 2555 243v0">
          <text:p/>
        </draw:path>
        <draw:circle draw:style-name="gr58" draw:text-style-name="P2" draw:layer="layout" svg:width="0.635cm" svg:height="0.635cm" svg:x="7.986cm" svg:y="2.905cm">
          <text:p/>
        </draw:circle>
        <draw:path draw:style-name="gr64" draw:text-style-name="P2" draw:layer="layout" svg:width="3.913cm" svg:height="1.179cm" draw:transform="rotate (1.37339958839408) translate (15.355cm 13.83cm)" svg:viewBox="0 0 3914 1180" svg:d="m0 35538c552 9 3914 1180 3914 1180v0">
          <text:p/>
        </draw:path>
        <draw:path draw:style-name="gr56" draw:text-style-name="P2" draw:layer="layout" svg:width="2.744cm" svg:height="2.223cm" draw:transform="rotate (1.46049151806858) translate (13.4046660700603cm 4.48708340239475cm)" svg:viewBox="0 0 2745 2224" svg:d="m0 27661c506-156 1368 412 1675 725 362 368 977 1361 977 1361l93 111">
          <text:p/>
        </draw:path>
        <draw:path draw:style-name="gr64" draw:text-style-name="P2" draw:layer="layout" svg:width="3.507cm" svg:height="0.67cm" draw:transform="rotate (0.958360292269905) translate (1.324cm 7.015cm)" svg:viewBox="0 0 3508 671" svg:d="m0 10232c555 47 3508 671 3508 671">
          <text:p/>
        </draw:path>
        <draw:frame draw:style-name="gr65" draw:text-style-name="P7" draw:layer="layout" svg:width="1.27cm" svg:height="1.114cm" svg:x="4.176cm" svg:y="5.445cm">
          <draw:text-box>
            <text:p><text:span text:style-name="T3">2</text:span></text:p>
          </draw:text-box>
        </draw:frame>
        <draw:frame draw:style-name="gr65" draw:text-style-name="P7" draw:layer="layout" svg:width="1.27cm" svg:height="1.825cm" svg:x="2.271cm" svg:y="5.601cm">
          <draw:text-box>
            <text:p><text:span text:style-name="T3">3</text:span></text:p>
            <text:p><text:span text:style-name="T3"/></text:p>
          </draw:text-box>
        </draw:frame>
        <draw:frame draw:style-name="gr65" draw:text-style-name="P7" draw:layer="layout" svg:width="1.27cm" svg:height="1.114cm" svg:x="7.986cm" svg:y="11.795cm">
          <draw:text-box>
            <text:p><text:span text:style-name="T3">5</text:span></text:p>
          </draw:text-box>
        </draw:frame>
        <draw:frame draw:style-name="gr65" draw:text-style-name="P7" draw:layer="layout" svg:width="1.27cm" svg:height="1.825cm" svg:x="6.081cm" svg:y="8.141cm">
          <draw:text-box>
            <text:p><text:span text:style-name="T3">6</text:span></text:p>
            <text:p><text:span text:style-name="T3"/></text:p>
          </draw:text-box>
        </draw:frame>
        <draw:frame draw:style-name="gr65" draw:text-style-name="P7" draw:layer="layout" svg:width="1.27cm" svg:height="2.536cm" svg:x="16.241cm" svg:y="11.951cm">
          <draw:text-box>
            <text:p><text:span text:style-name="T3">6</text:span></text:p>
            <text:p><text:span text:style-name="T3"/></text:p>
            <text:p><text:span text:style-name="T3"/></text:p>
          </draw:text-box>
        </draw:frame>
        <draw:frame draw:style-name="gr65" draw:text-style-name="P7" draw:layer="layout" svg:width="1.27cm" svg:height="1.114cm" svg:x="2.271cm" svg:y="11.951cm">
          <draw:text-box>
            <text:p><text:span text:style-name="T3">9</text:span></text:p>
          </draw:text-box>
        </draw:frame>
        <draw:frame draw:style-name="gr65" draw:text-style-name="P7" draw:layer="layout" svg:width="1.27cm" svg:height="1.114cm" svg:x="2.906cm" svg:y="3.061cm">
          <draw:text-box>
            <text:p><text:span text:style-name="T3">2</text:span></text:p>
          </draw:text-box>
        </draw:frame>
        <draw:frame draw:style-name="gr65" draw:text-style-name="P7" draw:layer="layout" svg:width="1.27cm" svg:height="1.825cm" svg:x="5.446cm" svg:y="3.696cm">
          <draw:text-box>
            <text:p><text:span text:style-name="T3">7</text:span></text:p>
            <text:p><text:span text:style-name="T3"/></text:p>
          </draw:text-box>
        </draw:frame>
        <draw:frame draw:style-name="gr65" draw:text-style-name="P7" draw:layer="layout" svg:width="1.27cm" svg:height="1.825cm" svg:x="10.526cm" svg:y="3.061cm">
          <draw:text-box>
            <text:p><text:span text:style-name="T3">6</text:span></text:p>
            <text:p><text:span text:style-name="T3"/></text:p>
          </draw:text-box>
        </draw:frame>
        <draw:frame draw:style-name="gr65" draw:text-style-name="P7" draw:layer="layout" svg:width="1.27cm" svg:height="1.825cm" svg:x="14.336cm" svg:y="2.905cm">
          <draw:text-box>
            <text:p><text:span text:style-name="T3">5</text:span></text:p>
            <text:p><text:span text:style-name="T3"/></text:p>
          </draw:text-box>
        </draw:frame>
        <draw:frame draw:style-name="gr65" draw:text-style-name="P7" draw:layer="layout" svg:width="1.271cm" svg:height="1.114cm" svg:x="14.335cm" svg:y="5.445cm">
          <draw:text-box>
            <text:p><text:span text:style-name="T3">5</text:span></text:p>
          </draw:text-box>
        </draw:frame>
        <draw:frame draw:style-name="gr65" draw:text-style-name="P7" draw:layer="layout" svg:width="1.27cm" svg:height="1.825cm" svg:x="16.876cm" svg:y="7.506cm">
          <draw:text-box>
            <text:p><text:span text:style-name="T3">8</text:span></text:p>
            <text:p><text:span text:style-name="T3"/></text:p>
          </draw:text-box>
        </draw:frame>
        <draw:frame draw:style-name="gr65" draw:text-style-name="P7" draw:layer="layout" svg:width="1.27cm" svg:height="1.825cm" svg:x="4.811cm" svg:y="7.985cm">
          <draw:text-box>
            <text:p><text:span text:style-name="T3">7</text:span></text:p>
            <text:p><text:span text:style-name="T3"/></text:p>
          </draw:text-box>
        </draw:frame>
      </draw:page>
      <draw:page draw:name="page7" draw:style-name="dp1" draw:master-page-name="Default">
        <office:forms form:automatic-focus="false" form:apply-design-mode="false"/>
        <draw:path draw:style-name="gr55" draw:text-style-name="P2" draw:layer="layout" svg:width="6.875cm" svg:height="2.81cm" draw:transform="skewX (-6.44173074845164E-017) rotate (-0.925373569408406) translate (11.1397193597018cm 8.53798185210009cm)" svg:viewBox="0 0 6876 2811" svg:d="m0-4725c612 205 6876-2801 6876-2801">
          <text:p/>
        </draw:path>
        <draw:path draw:style-name="gr55" draw:text-style-name="P2" draw:layer="layout" svg:width="7.558cm" svg:height="1.801cm" draw:transform="rotate (0.404916386462608) translate (8.26050982537533cm 3.16585633691425cm)" svg:viewBox="0 0 7559 1802" svg:d="m0 12329c580-56 7559 1801 7559 1801">
          <text:p/>
        </draw:path>
        <draw:path draw:style-name="gr55" draw:text-style-name="P2" draw:layer="layout" svg:width="12.025cm" svg:height="0.182cm" svg:x="3.851cm" svg:y="1.701cm" svg:viewBox="0 0 12026 183" svg:d="m0 143c587-1 11582-258 11986-80l40 120">
          <text:p/>
        </draw:path>
        <draw:path draw:style-name="gr55" draw:text-style-name="P2" draw:layer="layout" svg:width="6.934cm" svg:height="8.858cm" draw:transform="rotate (-1.57079632679579) translate (17.1599999999855cm 3.2069999999816cm)" svg:viewBox="0 0 6935 8859" svg:d="m0-25461c415 36 6935-8859 6935-8859">
          <text:p/>
        </draw:path>
        <draw:path draw:style-name="gr55" draw:text-style-name="P2" draw:layer="layout" svg:width="3.117cm" svg:height="2.054cm" draw:transform="rotate (-0.785398163398486) translate (16.0474390492338cm 2.03456095076605cm)" svg:viewBox="0 0 3118 2055" svg:d="m0-19804c488-75 921 183 1360 341 395 142 1627 1294 1758 1701v0">
          <text:p/>
        </draw:path>
        <draw:path draw:style-name="gr56" draw:text-style-name="P2" draw:layer="layout" svg:width="4.527cm" svg:height="0.108cm" draw:transform="rotate (-1.46014245221937) translate (16.6199907077135cm 5.6817791524013cm)" svg:viewBox="0 0 4528 109" svg:d="m0-31680c455 38 4528-102 4528-102">
          <text:p/>
        </draw:path>
        <draw:path draw:style-name="gr56" draw:text-style-name="P2" draw:layer="layout" svg:width="3.245cm" svg:height="1.115cm" draw:transform="rotate (-0.726755100531488) translate (14.0932475236317cm 3.65628587953053cm)" svg:viewBox="0 0 3246 1116" svg:d="m0-12148c608 8 1199-152 1781-349 509-173 852-540 1322-747l143-20">
          <text:p/>
        </draw:path>
        <draw:path draw:style-name="gr55" draw:text-style-name="P2" draw:layer="layout" svg:width="4.309cm" svg:height="1.269cm" draw:transform="rotate (-0.557283630162871) translate (4.57536504053614cm 0.806664748233299cm)" svg:viewBox="0 0 4310 1270" svg:d="m0-2200c453-85 4310-1270 4310-1270">
          <text:p/>
        </draw:path>
        <draw:circle draw:style-name="gr58" draw:text-style-name="P2" draw:id="id41" draw:layer="layout" svg:width="0.635cm" svg:height="0.635cm" svg:x="1.002cm" svg:y="13.7cm">
          <text:p/>
        </draw:circle>
        <draw:circle draw:style-name="gr58" draw:text-style-name="P2" draw:id="id47" draw:layer="layout" svg:width="0.635cm" svg:height="0.635cm" svg:x="14.972cm" svg:y="13.7cm">
          <text:p/>
        </draw:circle>
        <draw:circle draw:style-name="gr58" draw:text-style-name="P2" draw:layer="layout" svg:width="0.635cm" svg:height="0.635cm" svg:x="15.607cm" svg:y="1.635cm">
          <text:p/>
        </draw:circle>
        <draw:circle draw:style-name="gr58" draw:text-style-name="P2" draw:id="id48" draw:layer="layout" svg:width="0.635cm" svg:height="0.635cm" svg:x="16.877cm" svg:y="9.89cm">
          <text:p/>
        </draw:circle>
        <draw:connector draw:style-name="gr68" draw:text-style-name="P3" draw:layer="layout" draw:type="curve" svg:x1="1.637cm" svg:y1="14.017cm" svg:x2="8.622cm" svg:y2="14.017cm" draw:start-shape="id41" draw:start-glue-point="1" draw:end-shape="id42" draw:end-glue-point="3" svg:d="m1637 14017h6985">
          <text:p/>
        </draw:connector>
        <draw:connector draw:style-name="gr60" draw:text-style-name="P2" draw:layer="layout" draw:type="curve" svg:x1="1.319cm" svg:y1="7.351cm" svg:x2="1.319cm" svg:y2="13.7cm" draw:start-shape="id43" draw:start-glue-point="2" draw:end-shape="id41" draw:end-glue-point="0" svg:d="m1319 7351v6349">
          <text:p/>
        </draw:connector>
        <draw:connector draw:style-name="gr60" draw:text-style-name="P2" draw:layer="layout" draw:type="curve" svg:x1="1.637cm" svg:y1="7.033cm" svg:x2="5.447cm" svg:y2="7.032cm" draw:start-shape="id43" draw:start-glue-point="1" draw:end-shape="id44" draw:end-glue-point="3" svg:d="m1637 7033c2857 0 953-1 3810-1">
          <text:p/>
        </draw:connector>
        <draw:connector draw:style-name="gr60" draw:text-style-name="P2" draw:layer="layout" draw:type="curve" svg:x1="4.177cm" svg:y1="10.207cm" svg:x2="8.622cm" svg:y2="10.207cm" draw:start-shape="id45" draw:start-glue-point="1" draw:end-shape="id46" draw:end-glue-point="3" svg:d="m4177 10207h4445">
          <text:p/>
        </draw:connector>
        <draw:connector draw:style-name="gr60" draw:text-style-name="P2" draw:layer="layout" draw:type="curve" svg:x1="9.257cm" svg:y1="14.017cm" svg:x2="14.972cm" svg:y2="14.017cm" draw:start-shape="id42" draw:start-glue-point="1" draw:end-shape="id47" draw:end-glue-point="3" svg:d="m9257 14017h5715">
          <text:p/>
        </draw:connector>
        <draw:connector draw:style-name="gr62" draw:text-style-name="P2" draw:layer="layout" draw:type="curve" svg:x1="8.939cm" svg:y1="13.7cm" svg:x2="8.939cm" svg:y2="10.525cm" draw:start-shape="id42" draw:start-glue-point="0" draw:end-shape="id46" draw:end-glue-point="2" svg:d="m8939 13700v-3175">
          <text:p/>
        </draw:connector>
        <draw:connector draw:style-name="gr60" draw:text-style-name="P2" draw:layer="layout" draw:type="curve" svg:x1="8.622cm" svg:y1="10.207cm" svg:x2="16.877cm" svg:y2="10.207cm" draw:end-shape="id48" draw:end-glue-point="3" svg:d="m8622 10207h8255">
          <text:p/>
        </draw:connector>
        <draw:path draw:style-name="gr55" draw:text-style-name="P2" draw:layer="layout" svg:width="4.48cm" svg:height="0.312cm" draw:transform="rotate (-2.07676727694885) translate (8.23322428657942cm 3.28712426540676cm)" svg:viewBox="0 0 4481 313" svg:d="m0-17589c483-10 4481 313 4481 313">
          <text:p/>
        </draw:path>
        <draw:path draw:style-name="gr56" draw:text-style-name="P2" draw:layer="layout" svg:width="4.179cm" svg:height="0.937cm" draw:transform="rotate (-0.984016632275403) translate (6.52065179673654cm 6.6212625157146cm)" svg:viewBox="0 0 4180 938" svg:d="m0-2600c554 120 4124-916 4124-916l56-12">
          <text:p/>
        </draw:path>
        <draw:path draw:style-name="gr55" draw:text-style-name="P2" draw:layer="layout" svg:width="6.053cm" svg:height="0.083cm" draw:transform="rotate (-0.644026493986973) translate (3.95406331225983cm 10.2753219145961cm)" svg:viewBox="0 0 6054 84" svg:d="m0 11770c548 7 6054-84 6054-84">
          <text:p/>
        </draw:path>
        <draw:path draw:style-name="gr55" draw:text-style-name="P2" draw:layer="layout" svg:width="4.043cm" svg:height="1.1cm" draw:transform="rotate (-1.15121917461643) translate (2.37650286063572cm 6.72960235997254cm)" svg:viewBox="0 0 4044 1101" svg:d="m0 2236c555 101 3869-997 3869-997l175-97">
          <text:p/>
        </draw:path>
        <draw:path draw:style-name="gr56" draw:text-style-name="P2" draw:layer="layout" svg:width="3.276cm" svg:height="1.398cm" draw:transform="rotate (1.42890105860749) translate (3.97927179786787cm 10.2213245571116cm)" svg:viewBox="0 0 3277 1399" svg:d="m0 10774c542-100 3277 1394 3277 1394">
          <text:p/>
        </draw:path>
        <draw:path draw:style-name="gr56" draw:text-style-name="P2" draw:layer="layout" svg:width="4.944cm" svg:height="1.624cm" draw:transform="rotate (-0.557283630162871) translate (9.12819715107166cm 1.87467048562136cm)" svg:viewBox="0 0 4945 1625" svg:d="m0-4856c500 140 4945-1617 4945-1617">
          <text:p/>
        </draw:path>
        <draw:path draw:style-name="gr55" draw:text-style-name="P2" draw:layer="layout" svg:width="7.365cm" svg:height="0.203cm" draw:transform="rotate (1.68145020137102) translate (8.99101354875426cm 10.3024429123586cm)" svg:viewBox="0 0 7366 204" svg:d="m0 15601c442-37 7238 200 7238 200l128-67">
          <text:p/>
        </draw:path>
        <draw:path draw:style-name="gr64" draw:text-style-name="P2" draw:layer="layout" svg:width="4.581cm" svg:height="0.083cm" draw:transform="rotate (-2.86425983544854) translate (8.33326454430692cm 3.27467354503835cm)" svg:viewBox="0 0 4582 84" svg:d="m0-10791c458 18 4439-71 4439-71l143 84">
          <text:p/>
        </draw:path>
        <draw:circle draw:style-name="gr58" draw:text-style-name="P2" draw:id="id46" draw:layer="layout" svg:width="0.635cm" svg:height="0.635cm" svg:x="8.622cm" svg:y="9.89cm">
          <text:p/>
        </draw:circle>
        <draw:path draw:style-name="gr69" draw:text-style-name="P2" draw:layer="layout" svg:width="3.06cm" svg:height="0.478cm" draw:transform="rotate (-0.785398163398486) translate (3.8418527658829cm 4.47214722848434cm)" svg:viewBox="0 0 3061 479" svg:d="m0 916c542-154 3061 454 3061 454">
          <text:p/>
        </draw:path>
        <draw:circle draw:style-name="gr58" draw:text-style-name="P2" draw:id="id45" draw:layer="layout" svg:width="0.635cm" svg:height="0.635cm" svg:x="3.542cm" svg:y="9.89cm">
          <text:p/>
        </draw:circle>
        <draw:circle draw:style-name="gr58" draw:text-style-name="P2" draw:layer="layout" svg:width="0.635cm" svg:height="0.635cm" svg:x="13.067cm" svg:y="4.175cm">
          <text:p/>
        </draw:circle>
        <draw:circle draw:style-name="gr58" draw:text-style-name="P2" draw:layer="layout" svg:width="0.635cm" svg:height="0.635cm" svg:x="16.242cm" svg:y="5.445cm">
          <text:p/>
        </draw:circle>
        <draw:circle draw:style-name="gr58" draw:text-style-name="P2" draw:id="id43" draw:layer="layout" svg:width="0.635cm" svg:height="0.636cm" svg:x="1.002cm" svg:y="6.715cm">
          <text:p/>
        </draw:circle>
        <draw:path draw:style-name="gr56" draw:text-style-name="P2" draw:layer="layout" svg:width="4.374cm" svg:height="0.502cm" draw:transform="rotate (1.1058406140634) translate (1.41245975914603cm 13.8672208092833cm)" svg:viewBox="0 0 4375 503" svg:d="m0 14967c533-72 4375 497 4375 497">
          <text:p/>
        </draw:path>
        <draw:circle draw:style-name="gr58" draw:text-style-name="P2" draw:id="id42" draw:layer="layout" svg:width="0.635cm" svg:height="0.635cm" svg:x="8.622cm" svg:y="13.7cm">
          <text:p/>
        </draw:circle>
        <draw:circle draw:style-name="gr70" draw:text-style-name="P2" draw:layer="layout" svg:width="0.634cm" svg:height="0.633cm" svg:x="3.542cm" svg:y="1.637cm">
          <text:p/>
        </draw:circle>
        <draw:path draw:style-name="gr69" draw:text-style-name="P2" draw:layer="layout" svg:width="2.554cm" svg:height="0.242cm" draw:transform="rotate (-1.46049151806977) translate (3.824cm 1.924cm)" svg:viewBox="0 0 2555 243" svg:d="m0-7178c441 23 2153 128 2555 243v0">
          <text:p/>
        </draw:path>
        <draw:circle draw:style-name="gr58" draw:text-style-name="P2" draw:layer="layout" svg:width="0.635cm" svg:height="0.635cm" svg:x="7.987cm" svg:y="2.905cm">
          <text:p/>
        </draw:circle>
        <draw:path draw:style-name="gr64" draw:text-style-name="P2" draw:layer="layout" svg:width="3.913cm" svg:height="1.179cm" draw:transform="rotate (1.37339958839408) translate (15.356cm 13.83cm)" svg:viewBox="0 0 3914 1180" svg:d="m0 35540c552 9 3914 1180 3914 1180v0">
          <text:p/>
        </draw:path>
        <draw:path draw:style-name="gr56" draw:text-style-name="P2" draw:layer="layout" svg:width="2.744cm" svg:height="2.223cm" draw:transform="rotate (1.46049151806858) translate (13.4056660700603cm 4.48708340239475cm)" svg:viewBox="0 0 2745 2224" svg:d="m0 27663c506-156 1368 412 1675 725 362 368 977 1361 977 1361l93 111">
          <text:p/>
        </draw:path>
        <draw:path draw:style-name="gr64" draw:text-style-name="P2" draw:layer="layout" svg:width="3.507cm" svg:height="0.67cm" draw:transform="rotate (0.958360292269905) translate (1.325cm 7.015cm)" svg:viewBox="0 0 3508 671" svg:d="m0 10234c555 46 3508 671 3508 671">
          <text:p/>
        </draw:path>
        <draw:frame draw:style-name="gr65" draw:text-style-name="P7" draw:layer="layout" svg:width="1.27cm" svg:height="1.114cm" svg:x="4.177cm" svg:y="5.445cm">
          <draw:text-box>
            <text:p><text:span text:style-name="T3">2</text:span></text:p>
          </draw:text-box>
        </draw:frame>
        <draw:frame draw:style-name="gr65" draw:text-style-name="P7" draw:layer="layout" svg:width="1.27cm" svg:height="1.825cm" svg:x="2.272cm" svg:y="5.601cm">
          <draw:text-box>
            <text:p><text:span text:style-name="T3">3</text:span></text:p>
            <text:p><text:span text:style-name="T3"/></text:p>
          </draw:text-box>
        </draw:frame>
        <draw:frame draw:style-name="gr65" draw:text-style-name="P7" draw:layer="layout" svg:width="1.27cm" svg:height="1.114cm" svg:x="7.987cm" svg:y="11.795cm">
          <draw:text-box>
            <text:p><text:span text:style-name="T3">5</text:span></text:p>
          </draw:text-box>
        </draw:frame>
        <draw:frame draw:style-name="gr65" draw:text-style-name="P7" draw:layer="layout" svg:width="1.27cm" svg:height="1.825cm" svg:x="6.082cm" svg:y="8.141cm">
          <draw:text-box>
            <text:p><text:span text:style-name="T3">6</text:span></text:p>
            <text:p><text:span text:style-name="T3"/></text:p>
          </draw:text-box>
        </draw:frame>
        <draw:frame draw:style-name="gr65" draw:text-style-name="P7" draw:layer="layout" svg:width="1.27cm" svg:height="2.536cm" svg:x="16.242cm" svg:y="11.951cm">
          <draw:text-box>
            <text:p><text:span text:style-name="T3">6</text:span></text:p>
            <text:p><text:span text:style-name="T3"/></text:p>
            <text:p><text:span text:style-name="T3"/></text:p>
          </draw:text-box>
        </draw:frame>
        <draw:frame draw:style-name="gr65" draw:text-style-name="P7" draw:layer="layout" svg:width="1.27cm" svg:height="1.114cm" svg:x="2.272cm" svg:y="11.951cm">
          <draw:text-box>
            <text:p><text:span text:style-name="T3">9</text:span></text:p>
          </draw:text-box>
        </draw:frame>
        <draw:frame draw:style-name="gr65" draw:text-style-name="P7" draw:layer="layout" svg:width="1.27cm" svg:height="1.114cm" svg:x="2.907cm" svg:y="3.061cm">
          <draw:text-box>
            <text:p><text:span text:style-name="T3">2</text:span></text:p>
          </draw:text-box>
        </draw:frame>
        <draw:frame draw:style-name="gr65" draw:text-style-name="P7" draw:layer="layout" svg:width="1.27cm" svg:height="1.825cm" svg:x="5.447cm" svg:y="3.696cm">
          <draw:text-box>
            <text:p><text:span text:style-name="T3">7</text:span></text:p>
            <text:p><text:span text:style-name="T3"/></text:p>
          </draw:text-box>
        </draw:frame>
        <draw:frame draw:style-name="gr65" draw:text-style-name="P7" draw:layer="layout" svg:width="1.27cm" svg:height="1.114cm" svg:x="10.527cm" svg:y="3.061cm">
          <draw:text-box>
            <text:p><text:span text:style-name="T3">6</text:span></text:p>
          </draw:text-box>
        </draw:frame>
        <draw:frame draw:style-name="gr65" draw:text-style-name="P7" draw:layer="layout" svg:width="1.27cm" svg:height="1.825cm" svg:x="14.337cm" svg:y="2.905cm">
          <draw:text-box>
            <text:p><text:span text:style-name="T3">5</text:span></text:p>
            <text:p><text:span text:style-name="T3"/></text:p>
          </draw:text-box>
        </draw:frame>
        <draw:frame draw:style-name="gr65" draw:text-style-name="P7" draw:layer="layout" svg:width="1.271cm" svg:height="1.114cm" svg:x="14.336cm" svg:y="5.445cm">
          <draw:text-box>
            <text:p><text:span text:style-name="T3">5</text:span></text:p>
          </draw:text-box>
        </draw:frame>
        <draw:frame draw:style-name="gr65" draw:text-style-name="P7" draw:layer="layout" svg:width="1.27cm" svg:height="1.825cm" svg:x="16.877cm" svg:y="7.506cm">
          <draw:text-box>
            <text:p><text:span text:style-name="T3">8</text:span></text:p>
            <text:p><text:span text:style-name="T3"/></text:p>
          </draw:text-box>
        </draw:frame>
        <draw:frame draw:style-name="gr65" draw:text-style-name="P7" draw:layer="layout" svg:width="1.27cm" svg:height="1.825cm" svg:x="4.812cm" svg:y="7.985cm">
          <draw:text-box>
            <text:p><text:span text:style-name="T3">7</text:span></text:p>
            <text:p><text:span text:style-name="T3"/></text:p>
          </draw:text-box>
        </draw:frame>
        <draw:circle draw:style-name="gr71" draw:text-style-name="P2" draw:layer="layout" svg:width="0.634cm" svg:height="0.633cm" svg:x="3.541cm" svg:y="4.175cm">
          <text:p/>
        </draw:circle>
        <draw:circle draw:style-name="gr70" draw:text-style-name="P2" draw:id="id44" draw:layer="layout" svg:width="0.635cm" svg:height="0.635cm" svg:x="5.447cm" svg:y="6.715cm">
          <text:p/>
        </draw:circle>
      </draw:page>
      <draw:page draw:name="page8" draw:style-name="dp1" draw:master-page-name="Default">
        <office:forms form:automatic-focus="false" form:apply-design-mode="false"/>
        <draw:path draw:style-name="gr55" draw:text-style-name="P2" draw:layer="layout" svg:width="6.875cm" svg:height="2.81cm" draw:transform="rotate (-0.925373569408406) translate (11.1377193597018cm 8.53798185210009cm)" svg:viewBox="0 0 6876 2811" svg:d="m0-4722c612 206 6876-2801 6876-2801">
          <text:p/>
        </draw:path>
        <draw:path draw:style-name="gr55" draw:text-style-name="P2" draw:layer="layout" svg:width="7.558cm" svg:height="1.8cm" draw:transform="rotate (0.404916386462608) translate (8.25850982537533cm 3.16585633691425cm)" svg:viewBox="0 0 7559 1801" svg:d="m0 12328c580-56 7559 1800 7559 1800">
          <text:p/>
        </draw:path>
        <draw:path draw:style-name="gr55" draw:text-style-name="P2" draw:layer="layout" svg:width="12.025cm" svg:height="0.182cm" svg:x="3.849cm" svg:y="1.701cm" svg:viewBox="0 0 12026 183" svg:d="m0 143c587-1 11582-258 11986-80l40 120">
          <text:p/>
        </draw:path>
        <draw:path draw:style-name="gr55" draw:text-style-name="P2" draw:layer="layout" svg:width="6.934cm" svg:height="8.858cm" draw:transform="rotate (-1.57079632679579) translate (17.1579999999855cm 3.2069999999816cm)" svg:viewBox="0 0 6935 8859" svg:d="m0-25457c415 36 6935-8859 6935-8859">
          <text:p/>
        </draw:path>
        <draw:path draw:style-name="gr55" draw:text-style-name="P2" draw:layer="layout" svg:width="3.117cm" svg:height="2.053cm" draw:transform="rotate (-0.785398163398486) translate (16.0454390492338cm 2.03456095076606cm)" svg:viewBox="0 0 3118 2054" svg:d="m0-19801c488-75 921 183 1360 341 395 141 1627 1294 1758 1700v0">
          <text:p/>
        </draw:path>
        <draw:path draw:style-name="gr56" draw:text-style-name="P2" draw:layer="layout" svg:width="4.527cm" svg:height="0.108cm" draw:transform="rotate (-1.46014245221937) translate (16.6179907077135cm 5.68177915240131cm)" svg:viewBox="0 0 4528 109" svg:d="m0-31676c455 38 4528-102 4528-102">
          <text:p/>
        </draw:path>
        <draw:path draw:style-name="gr55" draw:text-style-name="P2" draw:layer="layout" svg:width="4.309cm" svg:height="1.269cm" draw:transform="rotate (-0.557283630162871) translate (4.57336504053614cm 0.806664748233301cm)" svg:viewBox="0 0 4310 1270" svg:d="m0-2198c453-85 4310-1270 4310-1270">
          <text:p/>
        </draw:path>
        <draw:circle draw:style-name="gr58" draw:text-style-name="P2" draw:id="id49" draw:layer="layout" svg:width="0.635cm" svg:height="0.635cm" svg:x="1cm" svg:y="13.7cm">
          <text:p/>
        </draw:circle>
        <draw:circle draw:style-name="gr58" draw:text-style-name="P2" draw:id="id55" draw:layer="layout" svg:width="0.635cm" svg:height="0.635cm" svg:x="14.97cm" svg:y="13.7cm">
          <text:p/>
        </draw:circle>
        <draw:circle draw:style-name="gr58" draw:text-style-name="P2" draw:id="id56" draw:layer="layout" svg:width="0.635cm" svg:height="0.635cm" svg:x="16.875cm" svg:y="9.89cm">
          <text:p/>
        </draw:circle>
        <draw:connector draw:style-name="gr72" draw:text-style-name="P3" draw:layer="layout" draw:type="curve" svg:x1="1.635cm" svg:y1="14.017cm" svg:x2="8.62cm" svg:y2="14.017cm" draw:start-shape="id49" draw:start-glue-point="1" draw:end-shape="id50" draw:end-glue-point="3" svg:d="m1635 14017h6985">
          <text:p/>
        </draw:connector>
        <draw:connector draw:style-name="gr60" draw:text-style-name="P2" draw:layer="layout" draw:type="curve" svg:x1="1.317cm" svg:y1="7.351cm" svg:x2="1.317cm" svg:y2="13.7cm" draw:start-shape="id51" draw:start-glue-point="2" draw:end-shape="id49" draw:end-glue-point="0" svg:d="m1317 7351v6349">
          <text:p/>
        </draw:connector>
        <draw:connector draw:style-name="gr60" draw:text-style-name="P2" draw:layer="layout" draw:type="curve" svg:x1="1.635cm" svg:y1="7.033cm" svg:x2="5.445cm" svg:y2="7.032cm" draw:start-shape="id51" draw:start-glue-point="1" draw:end-shape="id52" draw:end-glue-point="3" svg:d="m1635 7033c2857 0 953-1 3810-1">
          <text:p/>
        </draw:connector>
        <draw:connector draw:style-name="gr60" draw:text-style-name="P2" draw:layer="layout" draw:type="curve" svg:x1="4.175cm" svg:y1="10.207cm" svg:x2="8.62cm" svg:y2="10.207cm" draw:start-shape="id53" draw:start-glue-point="1" draw:end-shape="id54" draw:end-glue-point="3" svg:d="m4175 10207h4445">
          <text:p/>
        </draw:connector>
        <draw:connector draw:style-name="gr60" draw:text-style-name="P2" draw:layer="layout" draw:type="curve" svg:x1="9.255cm" svg:y1="14.017cm" svg:x2="14.97cm" svg:y2="14.017cm" draw:start-shape="id50" draw:start-glue-point="1" draw:end-shape="id55" draw:end-glue-point="3" svg:d="m9255 14017h5715">
          <text:p/>
        </draw:connector>
        <draw:connector draw:style-name="gr62" draw:text-style-name="P2" draw:layer="layout" draw:type="curve" svg:x1="8.937cm" svg:y1="13.7cm" svg:x2="8.937cm" svg:y2="10.525cm" draw:start-shape="id50" draw:start-glue-point="0" draw:end-shape="id54" draw:end-glue-point="2" svg:d="m8937 13700v-3175">
          <text:p/>
        </draw:connector>
        <draw:connector draw:style-name="gr60" draw:text-style-name="P2" draw:layer="layout" draw:type="curve" svg:x1="8.62cm" svg:y1="10.207cm" svg:x2="16.875cm" svg:y2="10.207cm" draw:end-shape="id56" draw:end-glue-point="3" svg:d="m8620 10207h8255">
          <text:p/>
        </draw:connector>
        <draw:path draw:style-name="gr55" draw:text-style-name="P2" draw:layer="layout" svg:width="4.48cm" svg:height="0.312cm" draw:transform="rotate (-2.07676727694885) translate (8.23122428657943cm 3.28712426540676cm)" svg:viewBox="0 0 4481 313" svg:d="m0-17586c483-10 4481 313 4481 313">
          <text:p/>
        </draw:path>
        <draw:path draw:style-name="gr56" draw:text-style-name="P2" draw:layer="layout" svg:width="4.179cm" svg:height="0.937cm" draw:transform="rotate (-0.984016632275403) translate (6.51865179673654cm 6.6212625157146cm)" svg:viewBox="0 0 4180 938" svg:d="m0-2596c554 120 4124-916 4124-916l56-12">
          <text:p/>
        </draw:path>
        <draw:path draw:style-name="gr55" draw:text-style-name="P2" draw:layer="layout" svg:width="6.053cm" svg:height="0.083cm" draw:transform="rotate (-0.644026493986973) translate (3.95206331225983cm 10.2753219145961cm)" svg:viewBox="0 0 6054 84" svg:d="m0 11772c548 7 6054-84 6054-84">
          <text:p/>
        </draw:path>
        <draw:path draw:style-name="gr55" draw:text-style-name="P2" draw:layer="layout" svg:width="4.043cm" svg:height="1.1cm" draw:transform="rotate (-1.15121917461643) translate (2.37450286063574cm 6.72960235997254cm)" svg:viewBox="0 0 4044 1101" svg:d="m0 2240c555 101 3869-997 3869-997l175-97">
          <text:p/>
        </draw:path>
        <draw:path draw:style-name="gr56" draw:text-style-name="P2" draw:layer="layout" svg:width="3.276cm" svg:height="1.398cm" draw:transform="rotate (1.42890105860749) translate (3.97727179786787cm 10.2213245571116cm)" svg:viewBox="0 0 3277 1399" svg:d="m0 10770c542-100 3277 1394 3277 1394">
          <text:p/>
        </draw:path>
        <draw:path draw:style-name="gr56" draw:text-style-name="P2" draw:layer="layout" svg:width="4.944cm" svg:height="1.624cm" draw:transform="rotate (-0.557283630162871) translate (9.12619715107166cm 1.87467048562136cm)" svg:viewBox="0 0 4945 1625" svg:d="m0-4854c500 140 4945-1617 4945-1617">
          <text:p/>
        </draw:path>
        <draw:path draw:style-name="gr55" draw:text-style-name="P2" draw:layer="layout" svg:width="7.365cm" svg:height="0.203cm" draw:transform="rotate (1.68145020137102) translate (8.98901354875428cm 10.3024429123586cm)" svg:viewBox="0 0 7366 204" svg:d="m0 15597c442-37 7238 200 7238 200l128-67">
          <text:p/>
        </draw:path>
        <draw:path draw:style-name="gr64" draw:text-style-name="P2" draw:layer="layout" svg:width="4.581cm" svg:height="0.083cm" draw:transform="rotate (-2.86425983544854) translate (8.33126454430692cm 3.27467354503835cm)" svg:viewBox="0 0 4582 84" svg:d="m0-10790c458 18 4439-71 4439-71l143 84">
          <text:p/>
        </draw:path>
        <draw:circle draw:style-name="gr58" draw:text-style-name="P2" draw:id="id54" draw:layer="layout" svg:width="0.635cm" svg:height="0.635cm" svg:x="8.62cm" svg:y="9.89cm">
          <text:p/>
        </draw:circle>
        <draw:path draw:style-name="gr69" draw:text-style-name="P2" draw:layer="layout" svg:width="3.06cm" svg:height="0.478cm" draw:transform="rotate (-0.785398163398486) translate (3.8398527658829cm 4.47214722848434cm)" svg:viewBox="0 0 3061 479" svg:d="m0 919c542-154 3061 454 3061 454">
          <text:p/>
        </draw:path>
        <draw:circle draw:style-name="gr58" draw:text-style-name="P2" draw:id="id53" draw:layer="layout" svg:width="0.635cm" svg:height="0.635cm" svg:x="3.54cm" svg:y="9.89cm">
          <text:p/>
        </draw:circle>
        <draw:circle draw:style-name="gr58" draw:text-style-name="P2" draw:id="id51" draw:layer="layout" svg:width="0.635cm" svg:height="0.636cm" svg:x="1cm" svg:y="6.715cm">
          <text:p/>
        </draw:circle>
        <draw:path draw:style-name="gr56" draw:text-style-name="P2" draw:layer="layout" svg:width="4.374cm" svg:height="0.502cm" draw:transform="rotate (1.1058406140634) translate (1.41045975914603cm 13.8672208092833cm)" svg:viewBox="0 0 4375 503" svg:d="m0 14963c533-72 4375 497 4375 497">
          <text:p/>
        </draw:path>
        <draw:circle draw:style-name="gr58" draw:text-style-name="P2" draw:id="id50" draw:layer="layout" svg:width="0.635cm" svg:height="0.635cm" svg:x="8.62cm" svg:y="13.7cm">
          <text:p/>
        </draw:circle>
        <draw:circle draw:style-name="gr70" draw:text-style-name="P2" draw:layer="layout" svg:width="0.634cm" svg:height="0.633cm" svg:x="3.54cm" svg:y="1.637cm">
          <text:p/>
        </draw:circle>
        <draw:path draw:style-name="gr69" draw:text-style-name="P2" draw:layer="layout" svg:width="2.554cm" svg:height="0.242cm" draw:transform="rotate (-1.46049151806977) translate (3.822cm 1.924cm)" svg:viewBox="0 0 2555 243" svg:d="m0-7174c441 23 2153 128 2555 243v0">
          <text:p/>
        </draw:path>
        <draw:circle draw:style-name="gr58" draw:text-style-name="P2" draw:layer="layout" svg:width="0.635cm" svg:height="0.635cm" svg:x="7.985cm" svg:y="2.905cm">
          <text:p/>
        </draw:circle>
        <draw:path draw:style-name="gr64" draw:text-style-name="P2" draw:layer="layout" svg:width="3.913cm" svg:height="1.179cm" draw:transform="rotate (1.37339958839408) translate (15.354cm 13.83cm)" svg:viewBox="0 0 3914 1180" svg:d="m0 35536c552 9 3914 1180 3914 1180v0">
          <text:p/>
        </draw:path>
        <draw:g>
          <draw:path draw:style-name="gr73" draw:text-style-name="P2" draw:layer="layout" svg:width="3.245cm" svg:height="1.115cm" draw:transform="rotate (-0.726755100531488) translate (14.0912475236317cm 3.65628587953053cm)" svg:viewBox="0 0 3246 1116" svg:d="m0-12145c608 8 1199-152 1781-350 509-173 852-539 1322-746l143-20">
            <text:p/>
          </draw:path>
          <draw:circle draw:style-name="gr74" draw:text-style-name="P2" draw:layer="layout" svg:width="0.635cm" svg:height="0.635cm" svg:x="15.605cm" svg:y="1.635cm">
            <text:p/>
          </draw:circle>
          <draw:circle draw:style-name="gr75" draw:text-style-name="P2" draw:layer="layout" svg:width="0.635cm" svg:height="0.635cm" svg:x="13.065cm" svg:y="4.175cm">
            <text:p/>
          </draw:circle>
          <draw:circle draw:style-name="gr74" draw:text-style-name="P2" draw:layer="layout" svg:width="0.635cm" svg:height="0.635cm" svg:x="16.24cm" svg:y="5.445cm">
            <text:p/>
          </draw:circle>
          <draw:path draw:style-name="gr73" draw:text-style-name="P2" draw:layer="layout" svg:width="2.744cm" svg:height="2.223cm" draw:transform="rotate (1.46049151806858) translate (13.4035537080892cm 4.48707095781634cm)" svg:viewBox="0 0 2745 2224" svg:d="m0 27659c506-156 1367 409 1675 722 361 368 977 1363 977 1363l93 112">
            <text:p/>
          </draw:path>
        </draw:g>
        <draw:path draw:style-name="gr64" draw:text-style-name="P2" draw:layer="layout" svg:width="3.507cm" svg:height="0.671cm" draw:transform="rotate (0.958360292269905) translate (1.323cm 7.015cm)" svg:viewBox="0 0 3508 672" svg:d="m0 10230c555 47 3508 672 3508 672">
          <text:p/>
        </draw:path>
        <draw:frame draw:style-name="gr65" draw:text-style-name="P7" draw:layer="layout" svg:width="1.27cm" svg:height="1.114cm" svg:x="4.175cm" svg:y="5.445cm">
          <draw:text-box>
            <text:p><text:span text:style-name="T3">2</text:span></text:p>
          </draw:text-box>
        </draw:frame>
        <draw:frame draw:style-name="gr65" draw:text-style-name="P7" draw:layer="layout" svg:width="1.27cm" svg:height="1.825cm" svg:x="2.27cm" svg:y="5.601cm">
          <draw:text-box>
            <text:p><text:span text:style-name="T3">3</text:span></text:p>
            <text:p><text:span text:style-name="T3"/></text:p>
          </draw:text-box>
        </draw:frame>
        <draw:frame draw:style-name="gr65" draw:text-style-name="P7" draw:layer="layout" svg:width="1.27cm" svg:height="1.114cm" svg:x="7.985cm" svg:y="11.795cm">
          <draw:text-box>
            <text:p><text:span text:style-name="T3">5</text:span></text:p>
          </draw:text-box>
        </draw:frame>
        <draw:frame draw:style-name="gr65" draw:text-style-name="P7" draw:layer="layout" svg:width="1.27cm" svg:height="1.825cm" svg:x="6.08cm" svg:y="8.141cm">
          <draw:text-box>
            <text:p><text:span text:style-name="T3">6</text:span></text:p>
            <text:p><text:span text:style-name="T3"/></text:p>
          </draw:text-box>
        </draw:frame>
        <draw:frame draw:style-name="gr65" draw:text-style-name="P7" draw:layer="layout" svg:width="1.27cm" svg:height="2.536cm" svg:x="16.24cm" svg:y="11.951cm">
          <draw:text-box>
            <text:p><text:span text:style-name="T3">6</text:span></text:p>
            <text:p><text:span text:style-name="T3"/></text:p>
            <text:p><text:span text:style-name="T3"/></text:p>
          </draw:text-box>
        </draw:frame>
        <draw:frame draw:style-name="gr65" draw:text-style-name="P7" draw:layer="layout" svg:width="1.27cm" svg:height="1.114cm" svg:x="2.27cm" svg:y="11.951cm">
          <draw:text-box>
            <text:p><text:span text:style-name="T3">9</text:span></text:p>
          </draw:text-box>
        </draw:frame>
        <draw:frame draw:style-name="gr65" draw:text-style-name="P7" draw:layer="layout" svg:width="1.27cm" svg:height="1.114cm" svg:x="2.905cm" svg:y="3.061cm">
          <draw:text-box>
            <text:p><text:span text:style-name="T3">2</text:span></text:p>
          </draw:text-box>
        </draw:frame>
        <draw:frame draw:style-name="gr65" draw:text-style-name="P7" draw:layer="layout" svg:width="1.27cm" svg:height="1.825cm" svg:x="5.445cm" svg:y="3.696cm">
          <draw:text-box>
            <text:p><text:span text:style-name="T3">7</text:span></text:p>
            <text:p><text:span text:style-name="T3"/></text:p>
          </draw:text-box>
        </draw:frame>
        <draw:frame draw:style-name="gr65" draw:text-style-name="P7" draw:layer="layout" svg:width="1.27cm" svg:height="1.114cm" svg:x="10.525cm" svg:y="3.057cm">
          <draw:text-box>
            <text:p><text:span text:style-name="T3">6</text:span></text:p>
          </draw:text-box>
        </draw:frame>
        <draw:frame draw:style-name="gr65" draw:text-style-name="P7" draw:layer="layout" svg:width="1.27cm" svg:height="1.825cm" svg:x="14.335cm" svg:y="2.905cm">
          <draw:text-box>
            <text:p><text:span text:style-name="T3">5</text:span></text:p>
            <text:p><text:span text:style-name="T3"/></text:p>
          </draw:text-box>
        </draw:frame>
        <draw:frame draw:style-name="gr65" draw:text-style-name="P7" draw:layer="layout" svg:width="1.271cm" svg:height="1.114cm" svg:x="14.334cm" svg:y="5.445cm">
          <draw:text-box>
            <text:p><text:span text:style-name="T3">5</text:span></text:p>
          </draw:text-box>
        </draw:frame>
        <draw:frame draw:style-name="gr65" draw:text-style-name="P7" draw:layer="layout" svg:width="1.27cm" svg:height="1.825cm" svg:x="16.875cm" svg:y="7.506cm">
          <draw:text-box>
            <text:p><text:span text:style-name="T3">8</text:span></text:p>
            <text:p><text:span text:style-name="T3"/></text:p>
          </draw:text-box>
        </draw:frame>
        <draw:frame draw:style-name="gr65" draw:text-style-name="P7" draw:layer="layout" svg:width="1.27cm" svg:height="1.825cm" svg:x="4.81cm" svg:y="7.985cm">
          <draw:text-box>
            <text:p><text:span text:style-name="T3">7</text:span></text:p>
            <text:p><text:span text:style-name="T3"/></text:p>
          </draw:text-box>
        </draw:frame>
        <draw:circle draw:style-name="gr71" draw:text-style-name="P2" draw:layer="layout" svg:width="0.634cm" svg:height="0.633cm" svg:x="3.539cm" svg:y="4.175cm">
          <text:p/>
        </draw:circle>
        <draw:circle draw:style-name="gr70" draw:text-style-name="P2" draw:id="id52" draw:layer="layout" svg:width="0.635cm" svg:height="0.635cm" svg:x="5.445cm" svg:y="6.715cm">
          <text:p/>
        </draw:circle>
      </draw:page>
      <draw:page draw:name="page9" draw:style-name="dp1" draw:master-page-name="Default">
        <office:forms form:automatic-focus="false" form:apply-design-mode="false"/>
        <draw:path draw:style-name="gr55" draw:text-style-name="P2" draw:layer="layout" svg:width="6.875cm" svg:height="2.81cm" draw:transform="skewX (-6.44173074845164E-017) rotate (-0.925373569408406) translate (11.1387193597018cm 8.53798185210009cm)" svg:viewBox="0 0 6876 2811" svg:d="m0-4723c612 205 6876-2801 6876-2801">
          <text:p/>
        </draw:path>
        <draw:path draw:style-name="gr55" draw:text-style-name="P2" draw:layer="layout" svg:width="7.558cm" svg:height="1.801cm" draw:transform="rotate (0.404916386462608) translate (8.25950982537533cm 3.16585633691425cm)" svg:viewBox="0 0 7559 1802" svg:d="m0 12328c580-56 7559 1801 7559 1801">
          <text:p/>
        </draw:path>
        <draw:path draw:style-name="gr55" draw:text-style-name="P2" draw:layer="layout" svg:width="12.025cm" svg:height="0.182cm" svg:x="3.85cm" svg:y="1.701cm" svg:viewBox="0 0 12026 183" svg:d="m0 143c587-1 11582-258 11986-80l40 120">
          <text:p/>
        </draw:path>
        <draw:path draw:style-name="gr55" draw:text-style-name="P2" draw:layer="layout" svg:width="6.934cm" svg:height="8.858cm" draw:transform="rotate (-1.57079632679579) translate (17.1589999999855cm 3.2069999999816cm)" svg:viewBox="0 0 6935 8859" svg:d="m0-25459c415 36 6935-8859 6935-8859">
          <text:p/>
        </draw:path>
        <draw:path draw:style-name="gr55" draw:text-style-name="P2" draw:layer="layout" svg:width="3.117cm" svg:height="2.053cm" draw:transform="rotate (-0.785398163398486) translate (16.0464390492338cm 2.03456095076606cm)" svg:viewBox="0 0 3118 2054" svg:d="m0-19802c488-75 921 183 1360 340 395 142 1627 1294 1758 1701v0">
          <text:p/>
        </draw:path>
        <draw:path draw:style-name="gr56" draw:text-style-name="P2" draw:layer="layout" svg:width="4.527cm" svg:height="0.108cm" draw:transform="rotate (-1.46014245221937) translate (16.6189907077135cm 5.6817791524013cm)" svg:viewBox="0 0 4528 109" svg:d="m0-31678c455 38 4528-102 4528-102">
          <text:p/>
        </draw:path>
        <draw:path draw:style-name="gr55" draw:text-style-name="P2" draw:layer="layout" svg:width="4.309cm" svg:height="1.269cm" draw:transform="rotate (-0.557283630162871) translate (4.57436504053613cm 0.806664748233301cm)" svg:viewBox="0 0 4310 1270" svg:d="m0-2199c453-85 4310-1270 4310-1270">
          <text:p/>
        </draw:path>
        <draw:circle draw:style-name="gr58" draw:text-style-name="P2" draw:id="id57" draw:layer="layout" svg:width="0.635cm" svg:height="0.635cm" svg:x="1.001cm" svg:y="13.7cm">
          <text:p/>
        </draw:circle>
        <draw:circle draw:style-name="gr58" draw:text-style-name="P2" draw:id="id63" draw:layer="layout" svg:width="0.635cm" svg:height="0.635cm" svg:x="14.971cm" svg:y="13.7cm">
          <text:p/>
        </draw:circle>
        <draw:circle draw:style-name="gr58" draw:text-style-name="P2" draw:id="id64" draw:layer="layout" svg:width="0.635cm" svg:height="0.635cm" svg:x="16.876cm" svg:y="9.89cm">
          <text:p/>
        </draw:circle>
        <draw:connector draw:style-name="gr76" draw:text-style-name="P3" draw:layer="layout" draw:type="curve" svg:x1="1.636cm" svg:y1="14.017cm" svg:x2="8.62cm" svg:y2="14.017cm" draw:start-shape="id57" draw:start-glue-point="1" draw:end-shape="id58" draw:end-glue-point="3" svg:d="m1636 14017h6984">
          <text:p/>
        </draw:connector>
        <draw:connector draw:style-name="gr60" draw:text-style-name="P2" draw:layer="layout" draw:type="curve" svg:x1="1.318cm" svg:y1="7.351cm" svg:x2="1.318cm" svg:y2="13.7cm" draw:start-shape="id59" draw:start-glue-point="2" draw:end-shape="id57" draw:end-glue-point="0" svg:d="m1318 7351v6349">
          <text:p/>
        </draw:connector>
        <draw:connector draw:style-name="gr60" draw:text-style-name="P2" draw:layer="layout" draw:type="curve" svg:x1="1.636cm" svg:y1="7.033cm" svg:x2="5.446cm" svg:y2="7.032cm" draw:start-shape="id59" draw:start-glue-point="1" draw:end-shape="id60" draw:end-glue-point="3" svg:d="m1636 7033c2857 0 953-1 3810-1">
          <text:p/>
        </draw:connector>
        <draw:connector draw:style-name="gr60" draw:text-style-name="P2" draw:layer="layout" draw:type="curve" svg:x1="4.176cm" svg:y1="10.207cm" svg:x2="8.621cm" svg:y2="10.207cm" draw:start-shape="id61" draw:start-glue-point="1" draw:end-shape="id62" draw:end-glue-point="3" svg:d="m4176 10207h4445">
          <text:p/>
        </draw:connector>
        <draw:connector draw:style-name="gr60" draw:text-style-name="P2" draw:layer="layout" draw:type="curve" svg:x1="9.256cm" svg:y1="14.017cm" svg:x2="14.971cm" svg:y2="14.017cm" draw:start-shape="id58" draw:start-glue-point="1" draw:end-shape="id63" draw:end-glue-point="3" svg:d="m9256 14017h5715">
          <text:p/>
        </draw:connector>
        <draw:connector draw:style-name="gr60" draw:text-style-name="P2" draw:layer="layout" draw:type="curve" svg:x1="8.621cm" svg:y1="10.207cm" svg:x2="16.876cm" svg:y2="10.207cm" draw:end-shape="id64" draw:end-glue-point="3" svg:d="m8621 10207h8255">
          <text:p/>
        </draw:connector>
        <draw:path draw:style-name="gr55" draw:text-style-name="P2" draw:layer="layout" svg:width="4.48cm" svg:height="0.312cm" draw:transform="rotate (-2.07676727694885) translate (8.23222428657942cm 3.28712426540676cm)" svg:viewBox="0 0 4481 313" svg:d="m0-17588c483-10 4481 313 4481 313">
          <text:p/>
        </draw:path>
        <draw:path draw:style-name="gr56" draw:text-style-name="P2" draw:layer="layout" svg:width="4.179cm" svg:height="0.937cm" draw:transform="rotate (-0.984016632275403) translate (6.51965179673654cm 6.6212625157146cm)" svg:viewBox="0 0 4180 938" svg:d="m0-2598c554 120 4124-916 4124-916l56-12">
          <text:p/>
        </draw:path>
        <draw:path draw:style-name="gr55" draw:text-style-name="P2" draw:layer="layout" svg:width="6.053cm" svg:height="0.083cm" draw:transform="rotate (-0.644026493986973) translate (3.95306331225984cm 10.2753219145961cm)" svg:viewBox="0 0 6054 84" svg:d="m0 11771c548 7 6054-84 6054-84">
          <text:p/>
        </draw:path>
        <draw:path draw:style-name="gr55" draw:text-style-name="P2" draw:layer="layout" svg:width="4.043cm" svg:height="1.1cm" draw:transform="rotate (-1.15121917461643) translate (2.37550286063573cm 6.72960235997254cm)" svg:viewBox="0 0 4044 1101" svg:d="m0 2238c555 101 3869-997 3869-997l175-97">
          <text:p/>
        </draw:path>
        <draw:path draw:style-name="gr56" draw:text-style-name="P2" draw:layer="layout" svg:width="3.276cm" svg:height="1.398cm" draw:transform="rotate (1.42890105860749) translate (3.97827179786787cm 10.2213245571116cm)" svg:viewBox="0 0 3277 1399" svg:d="m0 10772c542-100 3277 1394 3277 1394">
          <text:p/>
        </draw:path>
        <draw:path draw:style-name="gr56" draw:text-style-name="P2" draw:layer="layout" svg:width="4.944cm" svg:height="1.624cm" draw:transform="rotate (-0.557283630162871) translate (9.12719715107165cm 1.87467048562136cm)" svg:viewBox="0 0 4945 1625" svg:d="m0-4855c500 140 4945-1617 4945-1617">
          <text:p/>
        </draw:path>
        <draw:path draw:style-name="gr55" draw:text-style-name="P2" draw:layer="layout" svg:width="7.365cm" svg:height="0.203cm" draw:transform="rotate (1.68145020137102) translate (8.99001354875428cm 10.3024429123586cm)" svg:viewBox="0 0 7366 204" svg:d="m0 15599c442-37 7238 200 7238 200l128-67">
          <text:p/>
        </draw:path>
        <draw:path draw:style-name="gr64" draw:text-style-name="P2" draw:layer="layout" svg:width="4.581cm" svg:height="0.083cm" draw:transform="rotate (-2.86425983544854) translate (8.33226454430692cm 3.27467354503835cm)" svg:viewBox="0 0 4582 84" svg:d="m0-10791c458 18 4439-71 4439-71l143 84">
          <text:p/>
        </draw:path>
        <draw:path draw:style-name="gr69" draw:text-style-name="P2" draw:layer="layout" svg:width="3.06cm" svg:height="0.478cm" draw:transform="rotate (-0.785398163398486) translate (3.8408527658829cm 4.47214722848434cm)" svg:viewBox="0 0 3061 479" svg:d="m0 918c542-154 3061 454 3061 454">
          <text:p/>
        </draw:path>
        <draw:circle draw:style-name="gr58" draw:text-style-name="P2" draw:id="id61" draw:layer="layout" svg:width="0.635cm" svg:height="0.635cm" svg:x="3.541cm" svg:y="9.89cm">
          <text:p/>
        </draw:circle>
        <draw:circle draw:style-name="gr58" draw:text-style-name="P2" draw:id="id59" draw:layer="layout" svg:width="0.635cm" svg:height="0.636cm" svg:x="1.001cm" svg:y="6.715cm">
          <text:p/>
        </draw:circle>
        <draw:path draw:style-name="gr56" draw:text-style-name="P2" draw:layer="layout" svg:width="4.374cm" svg:height="0.502cm" draw:transform="rotate (1.1058406140634) translate (1.41145975914603cm 13.8672208092833cm)" svg:viewBox="0 0 4375 503" svg:d="m0 14965c533-72 4375 497 4375 497">
          <text:p/>
        </draw:path>
        <draw:g>
          <draw:connector draw:style-name="gr77" draw:text-style-name="P2" draw:layer="layout" draw:type="curve" svg:x1="8.938cm" svg:y1="13.7cm" svg:x2="8.938cm" svg:y2="10.525cm" draw:start-shape="id58" draw:start-glue-point="0" draw:end-shape="id62" draw:end-glue-point="2" svg:d="m8938 13700v-3175">
            <text:p/>
          </draw:connector>
          <draw:circle draw:style-name="gr78" draw:text-style-name="P2" draw:id="id62" draw:layer="layout" svg:width="0.635cm" svg:height="0.635cm" svg:x="8.621cm" svg:y="9.89cm">
            <text:p/>
          </draw:circle>
          <draw:circle draw:style-name="gr78" draw:text-style-name="P2" draw:id="id58" draw:layer="layout" svg:width="0.636cm" svg:height="0.635cm" svg:x="8.62cm" svg:y="13.7cm">
            <text:p/>
          </draw:circle>
        </draw:g>
        <draw:circle draw:style-name="gr70" draw:text-style-name="P2" draw:layer="layout" svg:width="0.634cm" svg:height="0.633cm" svg:x="3.541cm" svg:y="1.637cm">
          <text:p/>
        </draw:circle>
        <draw:path draw:style-name="gr69" draw:text-style-name="P2" draw:layer="layout" svg:width="2.554cm" svg:height="0.242cm" draw:transform="rotate (-1.46049151806977) translate (3.823cm 1.924cm)" svg:viewBox="0 0 2555 243" svg:d="m0-7176c441 23 2153 128 2555 243v0">
          <text:p/>
        </draw:path>
        <draw:circle draw:style-name="gr58" draw:text-style-name="P2" draw:layer="layout" svg:width="0.635cm" svg:height="0.635cm" svg:x="7.986cm" svg:y="2.905cm">
          <text:p/>
        </draw:circle>
        <draw:path draw:style-name="gr64" draw:text-style-name="P2" draw:layer="layout" svg:width="3.913cm" svg:height="1.179cm" draw:transform="rotate (1.37339958839408) translate (15.355cm 13.83cm)" svg:viewBox="0 0 3914 1180" svg:d="m0 35538c552 9 3914 1180 3914 1180v0">
          <text:p/>
        </draw:path>
        <draw:g>
          <draw:path draw:style-name="gr73" draw:text-style-name="P2" draw:layer="layout" svg:width="3.245cm" svg:height="1.114cm" draw:transform="rotate (-0.726755100531488) translate (14.0922475236317cm 3.65628587953053cm)" svg:viewBox="0 0 3246 1115" svg:d="m0-12147c608 8 1199-152 1781-349 509-173 852-539 1322-746l143-20">
            <text:p/>
          </draw:path>
          <draw:circle draw:style-name="gr74" draw:text-style-name="P2" draw:layer="layout" svg:width="0.635cm" svg:height="0.635cm" svg:x="15.606cm" svg:y="1.635cm">
            <text:p/>
          </draw:circle>
          <draw:circle draw:style-name="gr75" draw:text-style-name="P2" draw:layer="layout" svg:width="0.635cm" svg:height="0.635cm" svg:x="13.066cm" svg:y="4.175cm">
            <text:p/>
          </draw:circle>
          <draw:circle draw:style-name="gr74" draw:text-style-name="P2" draw:layer="layout" svg:width="0.635cm" svg:height="0.635cm" svg:x="16.241cm" svg:y="5.445cm">
            <text:p/>
          </draw:circle>
          <draw:path draw:style-name="gr73" draw:text-style-name="P2" draw:layer="layout" svg:width="2.744cm" svg:height="2.223cm" draw:transform="rotate (1.46049151806858) translate (13.4045537080892cm 4.48707095781634cm)" svg:viewBox="0 0 2745 2224" svg:d="m0 27661c506-156 1367 409 1675 722 361 368 977 1363 977 1363l93 112">
            <text:p/>
          </draw:path>
        </draw:g>
        <draw:path draw:style-name="gr64" draw:text-style-name="P2" draw:layer="layout" svg:width="3.507cm" svg:height="0.67cm" draw:transform="rotate (0.958360292269905) translate (1.324cm 7.015cm)" svg:viewBox="0 0 3508 671" svg:d="m0 10232c555 47 3508 671 3508 671">
          <text:p/>
        </draw:path>
        <draw:frame draw:style-name="gr65" draw:text-style-name="P7" draw:layer="layout" svg:width="1.27cm" svg:height="1.114cm" svg:x="4.176cm" svg:y="5.445cm">
          <draw:text-box>
            <text:p><text:span text:style-name="T3">2</text:span></text:p>
          </draw:text-box>
        </draw:frame>
        <draw:frame draw:style-name="gr65" draw:text-style-name="P7" draw:layer="layout" svg:width="1.27cm" svg:height="1.825cm" svg:x="2.271cm" svg:y="5.601cm">
          <draw:text-box>
            <text:p><text:span text:style-name="T3">3</text:span></text:p>
            <text:p><text:span text:style-name="T3"/></text:p>
          </draw:text-box>
        </draw:frame>
        <draw:frame draw:style-name="gr79" draw:text-style-name="P7" draw:layer="layout" svg:width="1.447cm" svg:height="1.27cm" svg:x="7.898cm" svg:y="11.795cm">
          <draw:text-box>
            <text:p><text:span text:style-name="T3">5</text:span></text:p>
          </draw:text-box>
        </draw:frame>
        <draw:frame draw:style-name="gr65" draw:text-style-name="P7" draw:layer="layout" svg:width="1.27cm" svg:height="1.825cm" svg:x="6.081cm" svg:y="8.141cm">
          <draw:text-box>
            <text:p><text:span text:style-name="T3">6</text:span></text:p>
            <text:p><text:span text:style-name="T3"/></text:p>
          </draw:text-box>
        </draw:frame>
        <draw:frame draw:style-name="gr65" draw:text-style-name="P7" draw:layer="layout" svg:width="1.27cm" svg:height="2.536cm" svg:x="16.241cm" svg:y="11.951cm">
          <draw:text-box>
            <text:p><text:span text:style-name="T3">6</text:span></text:p>
            <text:p><text:span text:style-name="T3"/></text:p>
            <text:p><text:span text:style-name="T3"/></text:p>
          </draw:text-box>
        </draw:frame>
        <draw:frame draw:style-name="gr65" draw:text-style-name="P7" draw:layer="layout" svg:width="1.27cm" svg:height="1.114cm" svg:x="2.271cm" svg:y="11.951cm">
          <draw:text-box>
            <text:p><text:span text:style-name="T3">9</text:span></text:p>
          </draw:text-box>
        </draw:frame>
        <draw:frame draw:style-name="gr65" draw:text-style-name="P7" draw:layer="layout" svg:width="1.27cm" svg:height="1.114cm" svg:x="2.906cm" svg:y="3.061cm">
          <draw:text-box>
            <text:p><text:span text:style-name="T3">2</text:span></text:p>
          </draw:text-box>
        </draw:frame>
        <draw:frame draw:style-name="gr65" draw:text-style-name="P7" draw:layer="layout" svg:width="1.27cm" svg:height="1.825cm" svg:x="5.446cm" svg:y="3.696cm">
          <draw:text-box>
            <text:p><text:span text:style-name="T3">7</text:span></text:p>
            <text:p><text:span text:style-name="T3"/></text:p>
          </draw:text-box>
        </draw:frame>
        <draw:frame draw:style-name="gr65" draw:text-style-name="P7" draw:layer="layout" svg:width="1.269cm" svg:height="1.825cm" svg:x="10.526cm" svg:y="3.057cm">
          <draw:text-box>
            <text:p><text:span text:style-name="T3">6</text:span></text:p>
            <text:p><text:span text:style-name="T3"/></text:p>
          </draw:text-box>
        </draw:frame>
        <draw:frame draw:style-name="gr65" draw:text-style-name="P7" draw:layer="layout" svg:width="1.27cm" svg:height="1.825cm" svg:x="14.336cm" svg:y="2.905cm">
          <draw:text-box>
            <text:p><text:span text:style-name="T3">5</text:span></text:p>
            <text:p><text:span text:style-name="T3"/></text:p>
          </draw:text-box>
        </draw:frame>
        <draw:frame draw:style-name="gr65" draw:text-style-name="P7" draw:layer="layout" svg:width="1.271cm" svg:height="1.114cm" svg:x="14.335cm" svg:y="5.445cm">
          <draw:text-box>
            <text:p><text:span text:style-name="T3">5</text:span></text:p>
          </draw:text-box>
        </draw:frame>
        <draw:frame draw:style-name="gr65" draw:text-style-name="P7" draw:layer="layout" svg:width="1.27cm" svg:height="1.825cm" svg:x="16.876cm" svg:y="7.506cm">
          <draw:text-box>
            <text:p><text:span text:style-name="T3">8</text:span></text:p>
            <text:p><text:span text:style-name="T3"/></text:p>
          </draw:text-box>
        </draw:frame>
        <draw:frame draw:style-name="gr65" draw:text-style-name="P7" draw:layer="layout" svg:width="1.27cm" svg:height="1.825cm" svg:x="4.811cm" svg:y="7.985cm">
          <draw:text-box>
            <text:p><text:span text:style-name="T3">7</text:span></text:p>
            <text:p><text:span text:style-name="T3"/></text:p>
          </draw:text-box>
        </draw:frame>
        <draw:circle draw:style-name="gr71" draw:text-style-name="P2" draw:layer="layout" svg:width="0.634cm" svg:height="0.633cm" svg:x="3.54cm" svg:y="4.175cm">
          <text:p/>
        </draw:circle>
        <draw:circle draw:style-name="gr70" draw:text-style-name="P2" draw:id="id60" draw:layer="layout" svg:width="0.635cm" svg:height="0.635cm" svg:x="5.446cm" svg:y="6.715cm">
          <text:p/>
        </draw:circle>
      </draw:page>
      <draw:page draw:name="page10" draw:style-name="dp1" draw:master-page-name="Default">
        <office:forms form:automatic-focus="false" form:apply-design-mode="false"/>
        <draw:path draw:style-name="gr55" draw:text-style-name="P2" draw:layer="layout" svg:width="6.875cm" svg:height="2.81cm" draw:transform="skewX (-6.44173074845164E-017) rotate (-0.925373569408406) translate (11.1397193597018cm 8.53798185210009cm)" svg:viewBox="0 0 6876 2811" svg:d="m0-4725c612 205 6876-2801 6876-2801">
          <text:p/>
        </draw:path>
        <draw:path draw:style-name="gr55" draw:text-style-name="P2" draw:layer="layout" svg:width="7.558cm" svg:height="1.801cm" draw:transform="rotate (0.404916386462608) translate (8.26050982537533cm 3.16585633691425cm)" svg:viewBox="0 0 7559 1802" svg:d="m0 12329c580-56 7559 1801 7559 1801">
          <text:p/>
        </draw:path>
        <draw:path draw:style-name="gr55" draw:text-style-name="P2" draw:layer="layout" svg:width="12.025cm" svg:height="0.182cm" svg:x="3.851cm" svg:y="1.701cm" svg:viewBox="0 0 12026 183" svg:d="m0 143c587-1 11582-258 11986-80l40 120">
          <text:p/>
        </draw:path>
        <draw:path draw:style-name="gr55" draw:text-style-name="P2" draw:layer="layout" svg:width="6.934cm" svg:height="8.858cm" draw:transform="rotate (-1.57079632679579) translate (17.1599999999855cm 3.2069999999816cm)" svg:viewBox="0 0 6935 8859" svg:d="m0-25461c415 36 6935-8859 6935-8859">
          <text:p/>
        </draw:path>
        <draw:path draw:style-name="gr55" draw:text-style-name="P2" draw:layer="layout" svg:width="3.117cm" svg:height="2.054cm" draw:transform="rotate (-0.785398163398486) translate (16.0474390492338cm 2.03456095076605cm)" svg:viewBox="0 0 3118 2055" svg:d="m0-19804c488-75 921 183 1360 341 395 142 1627 1294 1758 1701v0">
          <text:p/>
        </draw:path>
        <draw:path draw:style-name="gr56" draw:text-style-name="P2" draw:layer="layout" svg:width="4.527cm" svg:height="0.108cm" draw:transform="rotate (-1.46014245221937) translate (16.6199907077135cm 5.6817791524013cm)" svg:viewBox="0 0 4528 109" svg:d="m0-31680c455 38 4528-102 4528-102">
          <text:p/>
        </draw:path>
        <draw:path draw:style-name="gr55" draw:text-style-name="P2" draw:layer="layout" svg:width="4.309cm" svg:height="1.269cm" draw:transform="rotate (-0.557283630162871) translate (4.57536504053614cm 0.806664748233299cm)" svg:viewBox="0 0 4310 1270" svg:d="m0-2200c453-85 4310-1270 4310-1270">
          <text:p/>
        </draw:path>
        <draw:circle draw:style-name="gr58" draw:text-style-name="P2" draw:id="id65" draw:layer="layout" svg:width="0.635cm" svg:height="0.635cm" svg:x="1.002cm" svg:y="13.7cm">
          <text:p/>
        </draw:circle>
        <draw:connector draw:style-name="gr80" draw:text-style-name="P3" draw:layer="layout" draw:type="curve" svg:x1="1.637cm" svg:y1="14.017cm" svg:x2="8.621cm" svg:y2="14.017cm" draw:start-shape="id65" draw:start-glue-point="1" draw:end-shape="id66" draw:end-glue-point="3" svg:d="m1637 14017h6984">
          <text:p/>
        </draw:connector>
        <draw:connector draw:style-name="gr60" draw:text-style-name="P2" draw:layer="layout" draw:type="curve" svg:x1="1.319cm" svg:y1="7.351cm" svg:x2="1.319cm" svg:y2="13.7cm" draw:start-shape="id67" draw:start-glue-point="2" draw:end-shape="id65" draw:end-glue-point="0" svg:d="m1319 7351v6349">
          <text:p/>
        </draw:connector>
        <draw:connector draw:style-name="gr60" draw:text-style-name="P2" draw:layer="layout" draw:type="curve" svg:x1="1.637cm" svg:y1="7.033cm" svg:x2="5.447cm" svg:y2="7.032cm" draw:start-shape="id67" draw:start-glue-point="1" draw:end-shape="id68" draw:end-glue-point="3" svg:d="m1637 7033c2857 0 953-1 3810-1">
          <text:p/>
        </draw:connector>
        <draw:connector draw:style-name="gr60" draw:text-style-name="P2" draw:layer="layout" draw:type="curve" svg:x1="4.177cm" svg:y1="10.207cm" svg:x2="8.622cm" svg:y2="10.207cm" draw:start-shape="id69" draw:start-glue-point="1" draw:end-shape="id70" draw:end-glue-point="3" svg:d="m4177 10207h4445">
          <text:p/>
        </draw:connector>
        <draw:connector draw:style-name="gr60" draw:text-style-name="P2" draw:layer="layout" draw:type="curve" svg:x1="9.257cm" svg:y1="14.017cm" svg:x2="14.972cm" svg:y2="14.017cm" draw:start-shape="id66" draw:start-glue-point="1" draw:end-shape="id71" draw:end-glue-point="3" svg:d="m9257 14017h5715">
          <text:p/>
        </draw:connector>
        <draw:connector draw:style-name="gr60" draw:text-style-name="P2" draw:layer="layout" draw:type="curve" svg:x1="8.622cm" svg:y1="10.207cm" svg:x2="16.877cm" svg:y2="10.207cm" draw:end-shape="id72" draw:end-glue-point="3" svg:d="m8622 10207h8255">
          <text:p/>
        </draw:connector>
        <draw:path draw:style-name="gr55" draw:text-style-name="P2" draw:layer="layout" svg:width="4.48cm" svg:height="0.312cm" draw:transform="rotate (-2.07676727694885) translate (8.23322428657942cm 3.28712426540676cm)" svg:viewBox="0 0 4481 313" svg:d="m0-17589c483-10 4481 313 4481 313">
          <text:p/>
        </draw:path>
        <draw:path draw:style-name="gr56" draw:text-style-name="P2" draw:layer="layout" svg:width="4.179cm" svg:height="0.937cm" draw:transform="rotate (-0.984016632275403) translate (6.52065179673654cm 6.6212625157146cm)" svg:viewBox="0 0 4180 938" svg:d="m0-2600c554 120 4124-916 4124-916l56-12">
          <text:p/>
        </draw:path>
        <draw:path draw:style-name="gr55" draw:text-style-name="P2" draw:layer="layout" svg:width="6.053cm" svg:height="0.083cm" draw:transform="rotate (-0.644026493986973) translate (3.95406331225983cm 10.2753219145961cm)" svg:viewBox="0 0 6054 84" svg:d="m0 11770c548 7 6054-84 6054-84">
          <text:p/>
        </draw:path>
        <draw:path draw:style-name="gr55" draw:text-style-name="P2" draw:layer="layout" svg:width="4.043cm" svg:height="1.1cm" draw:transform="rotate (-1.15121917461643) translate (2.37650286063572cm 6.72960235997254cm)" svg:viewBox="0 0 4044 1101" svg:d="m0 2236c555 101 3869-997 3869-997l175-97">
          <text:p/>
        </draw:path>
        <draw:path draw:style-name="gr56" draw:text-style-name="P2" draw:layer="layout" svg:width="3.276cm" svg:height="1.398cm" draw:transform="rotate (1.42890105860749) translate (3.97927179786787cm 10.2213245571116cm)" svg:viewBox="0 0 3277 1399" svg:d="m0 10774c542-100 3277 1394 3277 1394">
          <text:p/>
        </draw:path>
        <draw:path draw:style-name="gr56" draw:text-style-name="P2" draw:layer="layout" svg:width="4.944cm" svg:height="1.624cm" draw:transform="rotate (-0.557283630162871) translate (9.12819715107166cm 1.87467048562136cm)" svg:viewBox="0 0 4945 1625" svg:d="m0-4856c500 140 4945-1617 4945-1617">
          <text:p/>
        </draw:path>
        <draw:path draw:style-name="gr55" draw:text-style-name="P2" draw:layer="layout" svg:width="7.365cm" svg:height="0.203cm" draw:transform="rotate (1.68145020137102) translate (8.99101354875426cm 10.3024429123586cm)" svg:viewBox="0 0 7366 204" svg:d="m0 15601c442-37 7238 200 7238 200l128-67">
          <text:p/>
        </draw:path>
        <draw:path draw:style-name="gr64" draw:text-style-name="P2" draw:layer="layout" svg:width="4.581cm" svg:height="0.083cm" draw:transform="rotate (-2.86425983544854) translate (8.33326454430692cm 3.27467354503835cm)" svg:viewBox="0 0 4582 84" svg:d="m0-10791c458 18 4439-71 4439-71l143 84">
          <text:p/>
        </draw:path>
        <draw:path draw:style-name="gr69" draw:text-style-name="P2" draw:layer="layout" svg:width="3.06cm" svg:height="0.478cm" draw:transform="rotate (-0.785398163398486) translate (3.8418527658829cm 4.47214722848434cm)" svg:viewBox="0 0 3061 479" svg:d="m0 916c542-154 3061 454 3061 454">
          <text:p/>
        </draw:path>
        <draw:circle draw:style-name="gr58" draw:text-style-name="P2" draw:id="id69" draw:layer="layout" svg:width="0.635cm" svg:height="0.635cm" svg:x="3.542cm" svg:y="9.89cm">
          <text:p/>
        </draw:circle>
        <draw:circle draw:style-name="gr58" draw:text-style-name="P2" draw:id="id67" draw:layer="layout" svg:width="0.635cm" svg:height="0.636cm" svg:x="1.002cm" svg:y="6.715cm">
          <text:p/>
        </draw:circle>
        <draw:path draw:style-name="gr56" draw:text-style-name="P2" draw:layer="layout" svg:width="4.374cm" svg:height="0.502cm" draw:transform="rotate (1.1058406140634) translate (1.41245975914603cm 13.8672208092833cm)" svg:viewBox="0 0 4375 503" svg:d="m0 14967c533-72 4375 497 4375 497">
          <text:p/>
        </draw:path>
        <draw:g>
          <draw:connector draw:style-name="gr77" draw:text-style-name="P2" draw:layer="layout" draw:type="curve" svg:x1="8.939cm" svg:y1="13.7cm" svg:x2="8.939cm" svg:y2="10.525cm" draw:start-shape="id66" draw:start-glue-point="0" draw:end-shape="id70" draw:end-glue-point="2" svg:d="m8939 13700v-3175">
            <text:p/>
          </draw:connector>
          <draw:circle draw:style-name="gr78" draw:text-style-name="P2" draw:id="id70" draw:layer="layout" svg:width="0.635cm" svg:height="0.635cm" svg:x="8.622cm" svg:y="9.89cm">
            <text:p/>
          </draw:circle>
          <draw:circle draw:style-name="gr78" draw:text-style-name="P2" draw:id="id66" draw:layer="layout" svg:width="0.636cm" svg:height="0.635cm" svg:x="8.621cm" svg:y="13.7cm">
            <text:p/>
          </draw:circle>
        </draw:g>
        <draw:circle draw:style-name="gr70" draw:text-style-name="P2" draw:layer="layout" svg:width="0.634cm" svg:height="0.633cm" svg:x="3.542cm" svg:y="1.637cm">
          <text:p/>
        </draw:circle>
        <draw:path draw:style-name="gr69" draw:text-style-name="P2" draw:layer="layout" svg:width="2.554cm" svg:height="0.242cm" draw:transform="rotate (-1.46049151806977) translate (3.824cm 1.924cm)" svg:viewBox="0 0 2555 243" svg:d="m0-7178c441 23 2153 128 2555 243v0">
          <text:p/>
        </draw:path>
        <draw:circle draw:style-name="gr58" draw:text-style-name="P2" draw:layer="layout" svg:width="0.635cm" svg:height="0.635cm" svg:x="7.987cm" svg:y="2.905cm">
          <text:p/>
        </draw:circle>
        <draw:g>
          <draw:circle draw:style-name="gr81" draw:text-style-name="P2" draw:id="id71" draw:layer="layout" svg:width="0.635cm" svg:height="0.635cm" svg:x="14.972cm" svg:y="13.7cm">
            <text:p/>
          </draw:circle>
          <draw:circle draw:style-name="gr81" draw:text-style-name="P2" draw:id="id72" draw:layer="layout" svg:width="0.635cm" svg:height="0.635cm" svg:x="16.877cm" svg:y="9.89cm">
            <text:p/>
          </draw:circle>
          <draw:path draw:style-name="gr82" draw:text-style-name="P2" draw:layer="layout" svg:width="3.913cm" svg:height="1.179cm" draw:transform="rotate (1.37339958839408) translate (15.356cm 13.83cm)" svg:viewBox="0 0 3914 1180" svg:d="m0 35540c552 9 3914 1180 3914 1180v0">
            <text:p/>
          </draw:path>
        </draw:g>
        <draw:g>
          <draw:path draw:style-name="gr73" draw:text-style-name="P2" draw:layer="layout" svg:width="3.245cm" svg:height="1.115cm" draw:transform="rotate (-0.726755100531488) translate (14.0932475236317cm 3.65628587953053cm)" svg:viewBox="0 0 3246 1116" svg:d="m0-12148c608 8 1199-152 1781-349 509-173 852-540 1322-747l143-20">
            <text:p/>
          </draw:path>
          <draw:circle draw:style-name="gr74" draw:text-style-name="P2" draw:layer="layout" svg:width="0.635cm" svg:height="0.635cm" svg:x="15.607cm" svg:y="1.635cm">
            <text:p/>
          </draw:circle>
          <draw:circle draw:style-name="gr75" draw:text-style-name="P2" draw:layer="layout" svg:width="0.635cm" svg:height="0.635cm" svg:x="13.067cm" svg:y="4.175cm">
            <text:p/>
          </draw:circle>
          <draw:circle draw:style-name="gr74" draw:text-style-name="P2" draw:layer="layout" svg:width="0.635cm" svg:height="0.635cm" svg:x="16.242cm" svg:y="5.445cm">
            <text:p/>
          </draw:circle>
          <draw:path draw:style-name="gr73" draw:text-style-name="P2" draw:layer="layout" svg:width="2.744cm" svg:height="2.223cm" draw:transform="rotate (1.46049151806858) translate (13.4055537080892cm 4.48707095781634cm)" svg:viewBox="0 0 2745 2224" svg:d="m0 27663c506-156 1367 409 1675 722 361 368 977 1363 977 1363l93 112">
            <text:p/>
          </draw:path>
        </draw:g>
        <draw:path draw:style-name="gr64" draw:text-style-name="P2" draw:layer="layout" svg:width="3.507cm" svg:height="0.67cm" draw:transform="rotate (0.958360292269905) translate (1.325cm 7.015cm)" svg:viewBox="0 0 3508 671" svg:d="m0 10234c555 46 3508 671 3508 671">
          <text:p/>
        </draw:path>
        <draw:frame draw:style-name="gr65" draw:text-style-name="P7" draw:layer="layout" svg:width="1.27cm" svg:height="1.114cm" svg:x="4.177cm" svg:y="5.445cm">
          <draw:text-box>
            <text:p><text:span text:style-name="T3">2</text:span></text:p>
          </draw:text-box>
        </draw:frame>
        <draw:frame draw:style-name="gr65" draw:text-style-name="P7" draw:layer="layout" svg:width="1.27cm" svg:height="1.825cm" svg:x="2.272cm" svg:y="5.601cm">
          <draw:text-box>
            <text:p><text:span text:style-name="T3">3</text:span></text:p>
            <text:p><text:span text:style-name="T3"/></text:p>
          </draw:text-box>
        </draw:frame>
        <draw:frame draw:style-name="gr79" draw:text-style-name="P7" draw:layer="layout" svg:width="1.447cm" svg:height="1.27cm" svg:x="7.899cm" svg:y="11.795cm">
          <draw:text-box>
            <text:p><text:span text:style-name="T3">5</text:span></text:p>
          </draw:text-box>
        </draw:frame>
        <draw:frame draw:style-name="gr65" draw:text-style-name="P7" draw:layer="layout" svg:width="1.27cm" svg:height="1.825cm" svg:x="6.082cm" svg:y="8.141cm">
          <draw:text-box>
            <text:p><text:span text:style-name="T3">6</text:span></text:p>
            <text:p><text:span text:style-name="T3"/></text:p>
          </draw:text-box>
        </draw:frame>
        <draw:frame draw:style-name="gr65" draw:text-style-name="P7" draw:layer="layout" svg:width="1.27cm" svg:height="2.536cm" svg:x="16.242cm" svg:y="11.951cm">
          <draw:text-box>
            <text:p><text:span text:style-name="T3">6</text:span></text:p>
            <text:p><text:span text:style-name="T3"/></text:p>
            <text:p><text:span text:style-name="T3"/></text:p>
          </draw:text-box>
        </draw:frame>
        <draw:frame draw:style-name="gr65" draw:text-style-name="P7" draw:layer="layout" svg:width="1.27cm" svg:height="1.114cm" svg:x="2.272cm" svg:y="11.951cm">
          <draw:text-box>
            <text:p><text:span text:style-name="T3">9</text:span></text:p>
          </draw:text-box>
        </draw:frame>
        <draw:frame draw:style-name="gr65" draw:text-style-name="P7" draw:layer="layout" svg:width="1.27cm" svg:height="1.114cm" svg:x="2.907cm" svg:y="3.061cm">
          <draw:text-box>
            <text:p><text:span text:style-name="T3">2</text:span></text:p>
          </draw:text-box>
        </draw:frame>
        <draw:frame draw:style-name="gr65" draw:text-style-name="P7" draw:layer="layout" svg:width="1.27cm" svg:height="1.825cm" svg:x="5.447cm" svg:y="3.696cm">
          <draw:text-box>
            <text:p><text:span text:style-name="T3">7</text:span></text:p>
            <text:p><text:span text:style-name="T3"/></text:p>
          </draw:text-box>
        </draw:frame>
        <draw:frame draw:style-name="gr65" draw:text-style-name="P7" draw:layer="layout" svg:width="1.27cm" svg:height="1.114cm" svg:x="10.527cm" svg:y="3.057cm">
          <draw:text-box>
            <text:p><text:span text:style-name="T3">6</text:span></text:p>
          </draw:text-box>
        </draw:frame>
        <draw:frame draw:style-name="gr65" draw:text-style-name="P7" draw:layer="layout" svg:width="1.27cm" svg:height="1.825cm" svg:x="14.337cm" svg:y="2.905cm">
          <draw:text-box>
            <text:p><text:span text:style-name="T3">5</text:span></text:p>
            <text:p><text:span text:style-name="T3"/></text:p>
          </draw:text-box>
        </draw:frame>
        <draw:frame draw:style-name="gr65" draw:text-style-name="P7" draw:layer="layout" svg:width="1.271cm" svg:height="1.114cm" svg:x="14.336cm" svg:y="5.445cm">
          <draw:text-box>
            <text:p><text:span text:style-name="T3">5</text:span></text:p>
          </draw:text-box>
        </draw:frame>
        <draw:frame draw:style-name="gr65" draw:text-style-name="P7" draw:layer="layout" svg:width="1.27cm" svg:height="1.825cm" svg:x="16.877cm" svg:y="7.506cm">
          <draw:text-box>
            <text:p><text:span text:style-name="T3">8</text:span></text:p>
            <text:p><text:span text:style-name="T3"/></text:p>
          </draw:text-box>
        </draw:frame>
        <draw:frame draw:style-name="gr65" draw:text-style-name="P7" draw:layer="layout" svg:width="1.27cm" svg:height="1.825cm" svg:x="4.812cm" svg:y="7.985cm">
          <draw:text-box>
            <text:p><text:span text:style-name="T3">7</text:span></text:p>
            <text:p><text:span text:style-name="T3"/></text:p>
          </draw:text-box>
        </draw:frame>
        <draw:circle draw:style-name="gr71" draw:text-style-name="P2" draw:layer="layout" svg:width="0.634cm" svg:height="0.633cm" svg:x="3.541cm" svg:y="4.175cm">
          <text:p/>
        </draw:circle>
        <draw:circle draw:style-name="gr70" draw:text-style-name="P2" draw:id="id68" draw:layer="layout" svg:width="0.635cm" svg:height="0.635cm" svg:x="5.447cm" svg:y="6.715cm">
          <text:p/>
        </draw:circle>
      </draw:page>
      <draw:page draw:name="page11" draw:style-name="dp1" draw:master-page-name="Default">
        <office:forms form:automatic-focus="false" form:apply-design-mode="false"/>
        <draw:path draw:style-name="gr55" draw:text-style-name="P2" draw:layer="layout" svg:width="6.875cm" svg:height="2.811cm" draw:transform="rotate (-0.925373569408406) translate (11.1407193597018cm 8.53798185210009cm)" svg:viewBox="0 0 6876 2812" svg:d="m0-4726c612 205 6876-2802 6876-2802">
          <text:p/>
        </draw:path>
        <draw:path draw:style-name="gr55" draw:text-style-name="P2" draw:layer="layout" svg:width="7.558cm" svg:height="1.8cm" draw:transform="rotate (0.404916386462608) translate (8.26150982537533cm 3.16585633691425cm)" svg:viewBox="0 0 7559 1801" svg:d="m0 12330c580-56 7559 1800 7559 1800">
          <text:p/>
        </draw:path>
        <draw:path draw:style-name="gr55" draw:text-style-name="P2" draw:layer="layout" svg:width="12.025cm" svg:height="0.182cm" svg:x="3.852cm" svg:y="1.701cm" svg:viewBox="0 0 12026 183" svg:d="m0 143c587-1 11582-258 11986-80l40 120">
          <text:p/>
        </draw:path>
        <draw:path draw:style-name="gr55" draw:text-style-name="P2" draw:layer="layout" svg:width="6.934cm" svg:height="8.858cm" draw:transform="rotate (-1.57079632679579) translate (17.1609999999855cm 3.2069999999816cm)" svg:viewBox="0 0 6935 8859" svg:d="m0-25463c415 36 6935-8859 6935-8859">
          <text:p/>
        </draw:path>
        <draw:path draw:style-name="gr55" draw:text-style-name="P2" draw:layer="layout" svg:width="3.117cm" svg:height="2.053cm" draw:transform="rotate (-0.785398163398486) translate (16.0484390492338cm 2.03456095076605cm)" svg:viewBox="0 0 3118 2054" svg:d="m0-19805c488-75 921 183 1360 341 395 141 1627 1294 1758 1700v0">
          <text:p/>
        </draw:path>
        <draw:path draw:style-name="gr56" draw:text-style-name="P2" draw:layer="layout" svg:width="4.527cm" svg:height="0.108cm" draw:transform="rotate (-1.46014245221937) translate (16.6209907077135cm 5.6817791524013cm)" svg:viewBox="0 0 4528 109" svg:d="m0-31682c455 38 4528-102 4528-102">
          <text:p/>
        </draw:path>
        <draw:path draw:style-name="gr55" draw:text-style-name="P2" draw:layer="layout" svg:width="4.309cm" svg:height="1.269cm" draw:transform="rotate (-0.557283630162871) translate (4.57636504053614cm 0.806664748233301cm)" svg:viewBox="0 0 4310 1270" svg:d="m0-2201c453-85 4310-1270 4310-1270">
          <text:p/>
        </draw:path>
        <draw:circle draw:style-name="gr71" draw:text-style-name="P2" draw:id="id73" draw:layer="layout" svg:width="0.635cm" svg:height="0.635cm" svg:x="1.003cm" svg:y="13.7cm">
          <text:p/>
        </draw:circle>
        <draw:connector draw:style-name="gr83" draw:text-style-name="P3" draw:layer="layout" draw:type="curve" svg:x1="1.638cm" svg:y1="14.017cm" svg:x2="8.622cm" svg:y2="14.017cm" draw:start-shape="id73" draw:start-glue-point="1" draw:end-shape="id74" draw:end-glue-point="3" svg:d="m1638 14017h6984">
          <text:p/>
        </draw:connector>
        <draw:connector draw:style-name="gr60" draw:text-style-name="P2" draw:layer="layout" draw:type="curve" svg:x1="1.32cm" svg:y1="7.351cm" svg:x2="1.32cm" svg:y2="13.7cm" draw:start-shape="id75" draw:start-glue-point="2" draw:end-shape="id73" draw:end-glue-point="0" svg:d="m1320 7351v6349">
          <text:p/>
        </draw:connector>
        <draw:connector draw:style-name="gr60" draw:text-style-name="P2" draw:layer="layout" draw:type="curve" svg:x1="1.638cm" svg:y1="7.033cm" svg:x2="5.448cm" svg:y2="7.032cm" draw:start-shape="id75" draw:start-glue-point="1" draw:end-shape="id76" draw:end-glue-point="3" svg:d="m1638 7033c2857 0 953-1 3810-1">
          <text:p/>
        </draw:connector>
        <draw:connector draw:style-name="gr60" draw:text-style-name="P2" draw:layer="layout" draw:type="curve" svg:x1="4.178cm" svg:y1="10.207cm" svg:x2="8.623cm" svg:y2="10.207cm" draw:start-shape="id77" draw:start-glue-point="1" draw:end-shape="id78" draw:end-glue-point="3" svg:d="m4178 10207h4445">
          <text:p/>
        </draw:connector>
        <draw:connector draw:style-name="gr60" draw:text-style-name="P2" draw:layer="layout" draw:type="curve" svg:x1="9.258cm" svg:y1="14.017cm" svg:x2="14.973cm" svg:y2="14.017cm" draw:start-shape="id74" draw:start-glue-point="1" draw:end-shape="id79" draw:end-glue-point="3" svg:d="m9258 14017h5715">
          <text:p/>
        </draw:connector>
        <draw:connector draw:style-name="gr60" draw:text-style-name="P2" draw:layer="layout" draw:type="curve" svg:x1="8.623cm" svg:y1="10.207cm" svg:x2="16.878cm" svg:y2="10.207cm" draw:end-shape="id80" draw:end-glue-point="3" svg:d="m8623 10207h8255">
          <text:p/>
        </draw:connector>
        <draw:path draw:style-name="gr55" draw:text-style-name="P2" draw:layer="layout" svg:width="4.48cm" svg:height="0.312cm" draw:transform="rotate (-2.07676727694885) translate (8.23422428657942cm 3.28712426540676cm)" svg:viewBox="0 0 4481 313" svg:d="m0-17591c483-10 4481 313 4481 313">
          <text:p/>
        </draw:path>
        <draw:path draw:style-name="gr56" draw:text-style-name="P2" draw:layer="layout" svg:width="4.179cm" svg:height="0.937cm" draw:transform="rotate (-0.984016632275403) translate (6.52165179673654cm 6.6212625157146cm)" svg:viewBox="0 0 4180 938" svg:d="m0-2601c554 120 4124-916 4124-916l56-12">
          <text:p/>
        </draw:path>
        <draw:path draw:style-name="gr55" draw:text-style-name="P2" draw:layer="layout" svg:width="6.053cm" svg:height="0.083cm" draw:transform="rotate (-0.644026493986973) translate (3.95506331225984cm 10.2753219145961cm)" svg:viewBox="0 0 6054 84" svg:d="m0 11769c548 7 6054-84 6054-84">
          <text:p/>
        </draw:path>
        <draw:path draw:style-name="gr55" draw:text-style-name="P2" draw:layer="layout" svg:width="4.043cm" svg:height="1.1cm" draw:transform="rotate (-1.15121917461643) translate (2.37750286063573cm 6.72960235997254cm)" svg:viewBox="0 0 4044 1101" svg:d="m0 2234c555 101 3869-997 3869-997l175-97">
          <text:p/>
        </draw:path>
        <draw:path draw:style-name="gr69" draw:text-style-name="P2" draw:layer="layout" svg:width="3.276cm" svg:height="1.398cm" draw:transform="rotate (1.42890105860749) translate (3.98027179786787cm 10.2213245571116cm)" svg:viewBox="0 0 3277 1399" svg:d="m0 10776c542-100 3277 1394 3277 1394">
          <text:p/>
        </draw:path>
        <draw:path draw:style-name="gr73" draw:text-style-name="P2" draw:layer="layout" svg:width="4.944cm" svg:height="1.624cm" draw:transform="rotate (-0.557283630162871) translate (9.12919715107166cm 1.87467048562136cm)" svg:viewBox="0 0 4945 1625" svg:d="m0-4858c500 140 4945-1617 4945-1617">
          <text:p/>
        </draw:path>
        <draw:path draw:style-name="gr55" draw:text-style-name="P2" draw:layer="layout" svg:width="7.365cm" svg:height="0.203cm" draw:transform="rotate (1.68145020137102) translate (8.99201354875428cm 10.3024429123586cm)" svg:viewBox="0 0 7366 204" svg:d="m0 15603c442-37 7238 200 7238 200l128-67">
          <text:p/>
        </draw:path>
        <draw:path draw:style-name="gr64" draw:text-style-name="P2" draw:layer="layout" svg:width="4.581cm" svg:height="0.083cm" draw:transform="rotate (-2.86425983544854) translate (8.33426454430692cm 3.27467354503835cm)" svg:viewBox="0 0 4582 84" svg:d="m0-10792c458 18 4439-71 4439-71l143 84">
          <text:p/>
        </draw:path>
        <draw:path draw:style-name="gr69" draw:text-style-name="P2" draw:layer="layout" svg:width="3.06cm" svg:height="0.478cm" draw:transform="rotate (-0.785398163398486) translate (3.8428527658829cm 4.47214722848434cm)" svg:viewBox="0 0 3061 479" svg:d="m0 915c542-154 3061 454 3061 454">
          <text:p/>
        </draw:path>
        <draw:circle draw:style-name="gr71" draw:text-style-name="P2" draw:id="id77" draw:layer="layout" svg:width="0.635cm" svg:height="0.635cm" svg:x="3.543cm" svg:y="9.89cm">
          <text:p/>
        </draw:circle>
        <draw:circle draw:style-name="gr71" draw:text-style-name="P2" draw:id="id75" draw:layer="layout" svg:width="0.635cm" svg:height="0.636cm" svg:x="1.003cm" svg:y="6.715cm">
          <text:p/>
        </draw:circle>
        <draw:path draw:style-name="gr69" draw:text-style-name="P2" draw:layer="layout" svg:width="4.374cm" svg:height="0.502cm" draw:transform="rotate (1.1058406140634) translate (1.41345975914603cm 13.8672208092833cm)" svg:viewBox="0 0 4375 503" svg:d="m0 14969c533-72 4375 497 4375 497">
          <text:p/>
        </draw:path>
        <draw:g>
          <draw:connector draw:style-name="gr77" draw:text-style-name="P2" draw:layer="layout" draw:type="curve" svg:x1="8.94cm" svg:y1="13.7cm" svg:x2="8.94cm" svg:y2="10.525cm" draw:start-shape="id74" draw:start-glue-point="0" draw:end-shape="id78" draw:end-glue-point="2" svg:d="m8940 13700v-3175">
            <text:p/>
          </draw:connector>
          <draw:circle draw:style-name="gr78" draw:text-style-name="P2" draw:id="id78" draw:layer="layout" svg:width="0.635cm" svg:height="0.635cm" svg:x="8.623cm" svg:y="9.89cm">
            <text:p/>
          </draw:circle>
          <draw:circle draw:style-name="gr78" draw:text-style-name="P2" draw:id="id74" draw:layer="layout" svg:width="0.636cm" svg:height="0.635cm" svg:x="8.622cm" svg:y="13.7cm">
            <text:p/>
          </draw:circle>
        </draw:g>
        <draw:circle draw:style-name="gr70" draw:text-style-name="P2" draw:layer="layout" svg:width="0.634cm" svg:height="0.633cm" svg:x="3.543cm" svg:y="1.637cm">
          <text:p/>
        </draw:circle>
        <draw:path draw:style-name="gr69" draw:text-style-name="P2" draw:layer="layout" svg:width="2.554cm" svg:height="0.242cm" draw:transform="rotate (-1.46049151806977) translate (3.825cm 1.924cm)" svg:viewBox="0 0 2555 243" svg:d="m0-7180c441 23 2153 128 2555 243v0">
          <text:p/>
        </draw:path>
        <draw:circle draw:style-name="gr75" draw:text-style-name="P2" draw:layer="layout" svg:width="0.635cm" svg:height="0.635cm" svg:x="7.988cm" svg:y="2.905cm">
          <text:p/>
        </draw:circle>
        <draw:g>
          <draw:circle draw:style-name="gr81" draw:text-style-name="P2" draw:id="id79" draw:layer="layout" svg:width="0.635cm" svg:height="0.635cm" svg:x="14.973cm" svg:y="13.7cm">
            <text:p/>
          </draw:circle>
          <draw:circle draw:style-name="gr81" draw:text-style-name="P2" draw:id="id80" draw:layer="layout" svg:width="0.635cm" svg:height="0.635cm" svg:x="16.878cm" svg:y="9.89cm">
            <text:p/>
          </draw:circle>
          <draw:path draw:style-name="gr82" draw:text-style-name="P2" draw:layer="layout" svg:width="3.913cm" svg:height="1.179cm" draw:transform="rotate (1.37339958839408) translate (15.357cm 13.83cm)" svg:viewBox="0 0 3914 1180" svg:d="m0 35542c552 9 3914 1180 3914 1180v0">
            <text:p/>
          </draw:path>
        </draw:g>
        <draw:g>
          <draw:path draw:style-name="gr73" draw:text-style-name="P2" draw:layer="layout" svg:width="3.245cm" svg:height="1.115cm" draw:transform="rotate (-0.726755100531488) translate (14.0942475236316cm 3.65628587953053cm)" svg:viewBox="0 0 3246 1116" svg:d="m0-12149c608 8 1199-152 1781-350 509-173 852-539 1322-746l143-20">
            <text:p/>
          </draw:path>
          <draw:circle draw:style-name="gr74" draw:text-style-name="P2" draw:layer="layout" svg:width="0.635cm" svg:height="0.635cm" svg:x="15.608cm" svg:y="1.635cm">
            <text:p/>
          </draw:circle>
          <draw:circle draw:style-name="gr75" draw:text-style-name="P2" draw:layer="layout" svg:width="0.635cm" svg:height="0.635cm" svg:x="13.068cm" svg:y="4.175cm">
            <text:p/>
          </draw:circle>
          <draw:circle draw:style-name="gr74" draw:text-style-name="P2" draw:layer="layout" svg:width="0.635cm" svg:height="0.635cm" svg:x="16.243cm" svg:y="5.445cm">
            <text:p/>
          </draw:circle>
          <draw:path draw:style-name="gr73" draw:text-style-name="P2" draw:layer="layout" svg:width="2.744cm" svg:height="2.223cm" draw:transform="rotate (1.46049151806858) translate (13.4065537080892cm 4.48707095781634cm)" svg:viewBox="0 0 2745 2224" svg:d="m0 27665c506-156 1367 409 1675 722 361 368 977 1363 977 1363l93 112">
            <text:p/>
          </draw:path>
        </draw:g>
        <draw:path draw:style-name="gr69" draw:text-style-name="P2" draw:layer="layout" svg:width="3.507cm" svg:height="0.67cm" draw:transform="rotate (0.958360292269905) translate (1.326cm 7.015cm)" svg:viewBox="0 0 3508 671" svg:d="m0 10235c555 47 3508 671 3508 671">
          <text:p/>
        </draw:path>
        <draw:frame draw:style-name="gr65" draw:text-style-name="P7" draw:layer="layout" svg:width="1.27cm" svg:height="1.114cm" svg:x="4.178cm" svg:y="5.445cm">
          <draw:text-box>
            <text:p><text:span text:style-name="T3">2</text:span></text:p>
          </draw:text-box>
        </draw:frame>
        <draw:frame draw:style-name="gr65" draw:text-style-name="P7" draw:layer="layout" svg:width="1.27cm" svg:height="1.825cm" svg:x="2.273cm" svg:y="5.601cm">
          <draw:text-box>
            <text:p><text:span text:style-name="T3">3</text:span></text:p>
            <text:p><text:span text:style-name="T3"/></text:p>
          </draw:text-box>
        </draw:frame>
        <draw:frame draw:style-name="gr79" draw:text-style-name="P7" draw:layer="layout" svg:width="1.447cm" svg:height="1.27cm" svg:x="7.9cm" svg:y="11.795cm">
          <draw:text-box>
            <text:p><text:span text:style-name="T3">5</text:span></text:p>
          </draw:text-box>
        </draw:frame>
        <draw:frame draw:style-name="gr65" draw:text-style-name="P7" draw:layer="layout" svg:width="1.27cm" svg:height="1.825cm" svg:x="6.083cm" svg:y="8.141cm">
          <draw:text-box>
            <text:p><text:span text:style-name="T3">6</text:span></text:p>
            <text:p><text:span text:style-name="T3"/></text:p>
          </draw:text-box>
        </draw:frame>
        <draw:frame draw:style-name="gr65" draw:text-style-name="P7" draw:layer="layout" svg:width="1.27cm" svg:height="2.536cm" svg:x="16.243cm" svg:y="11.951cm">
          <draw:text-box>
            <text:p><text:span text:style-name="T3">6</text:span></text:p>
            <text:p><text:span text:style-name="T3"/></text:p>
            <text:p><text:span text:style-name="T3"/></text:p>
          </draw:text-box>
        </draw:frame>
        <draw:frame draw:style-name="gr65" draw:text-style-name="P7" draw:layer="layout" svg:width="1.27cm" svg:height="1.114cm" svg:x="2.273cm" svg:y="11.951cm">
          <draw:text-box>
            <text:p><text:span text:style-name="T3">9</text:span></text:p>
          </draw:text-box>
        </draw:frame>
        <draw:frame draw:style-name="gr65" draw:text-style-name="P7" draw:layer="layout" svg:width="1.27cm" svg:height="1.114cm" svg:x="2.908cm" svg:y="3.061cm">
          <draw:text-box>
            <text:p><text:span text:style-name="T3">2</text:span></text:p>
          </draw:text-box>
        </draw:frame>
        <draw:frame draw:style-name="gr65" draw:text-style-name="P7" draw:layer="layout" svg:width="1.27cm" svg:height="1.825cm" svg:x="5.448cm" svg:y="3.696cm">
          <draw:text-box>
            <text:p><text:span text:style-name="T3">7</text:span></text:p>
            <text:p><text:span text:style-name="T3"/></text:p>
          </draw:text-box>
        </draw:frame>
        <draw:frame draw:style-name="gr65" draw:text-style-name="P7" draw:layer="layout" svg:width="1.27cm" svg:height="1.114cm" svg:x="10.528cm" svg:y="3.057cm">
          <draw:text-box>
            <text:p><text:span text:style-name="T3">6</text:span></text:p>
          </draw:text-box>
        </draw:frame>
        <draw:frame draw:style-name="gr65" draw:text-style-name="P7" draw:layer="layout" svg:width="1.27cm" svg:height="1.825cm" svg:x="14.338cm" svg:y="2.905cm">
          <draw:text-box>
            <text:p><text:span text:style-name="T3">5</text:span></text:p>
            <text:p><text:span text:style-name="T3"/></text:p>
          </draw:text-box>
        </draw:frame>
        <draw:frame draw:style-name="gr65" draw:text-style-name="P7" draw:layer="layout" svg:width="1.271cm" svg:height="1.114cm" svg:x="14.337cm" svg:y="5.445cm">
          <draw:text-box>
            <text:p><text:span text:style-name="T3">5</text:span></text:p>
          </draw:text-box>
        </draw:frame>
        <draw:frame draw:style-name="gr65" draw:text-style-name="P7" draw:layer="layout" svg:width="1.27cm" svg:height="1.825cm" svg:x="16.878cm" svg:y="7.506cm">
          <draw:text-box>
            <text:p><text:span text:style-name="T3">8</text:span></text:p>
            <text:p><text:span text:style-name="T3"/></text:p>
          </draw:text-box>
        </draw:frame>
        <draw:frame draw:style-name="gr65" draw:text-style-name="P7" draw:layer="layout" svg:width="1.27cm" svg:height="1.825cm" svg:x="4.813cm" svg:y="7.985cm">
          <draw:text-box>
            <text:p><text:span text:style-name="T3">7</text:span></text:p>
            <text:p><text:span text:style-name="T3"/></text:p>
          </draw:text-box>
        </draw:frame>
        <draw:circle draw:style-name="gr71" draw:text-style-name="P2" draw:layer="layout" svg:width="0.634cm" svg:height="0.633cm" svg:x="3.542cm" svg:y="4.175cm">
          <text:p/>
        </draw:circle>
        <draw:circle draw:style-name="gr70" draw:text-style-name="P2" draw:id="id76" draw:layer="layout" svg:width="0.635cm" svg:height="0.635cm" svg:x="5.448cm" svg:y="6.715cm">
          <text:p/>
        </draw:circle>
      </draw:page>
      <draw:page draw:name="page12" draw:style-name="dp1" draw:master-page-name="Default">
        <office:forms form:automatic-focus="false" form:apply-design-mode="false"/>
        <draw:g>
          <draw:path draw:style-name="gr84" draw:text-style-name="P3" draw:layer="layout" svg:width="4.581cm" svg:height="0.083cm" draw:transform="rotate (-2.86425983544854) translate (8.33326454430692cm 3.27467354503835cm)" svg:viewBox="0 0 4582 84" svg:d="m0-10791c458 18 4439-71 4439-71l143 84">
            <text:p/>
          </draw:path>
          <draw:path draw:style-name="gr85" draw:text-style-name="P3" draw:layer="layout" svg:width="4.527cm" svg:height="0.108cm" draw:transform="rotate (-1.46014245221937) translate (16.6199907077135cm 5.6817791524013cm)" svg:viewBox="0 0 4528 109" svg:d="m0-31680c455 38 4528-102 4528-102">
            <text:p/>
          </draw:path>
          <draw:path draw:style-name="gr86" draw:text-style-name="P3" draw:layer="layout" svg:width="4.179cm" svg:height="0.937cm" draw:transform="rotate (-0.984016632275403) translate (6.52065179673654cm 6.6212625157146cm)" svg:viewBox="0 0 4180 938" svg:d="m0-2600c554 120 4124-916 4124-916l56-12">
            <text:p/>
          </draw:path>
        </draw:g>
        <draw:g>
          <draw:g>
            <draw:path draw:style-name="gr87" draw:text-style-name="P2" draw:layer="layout" svg:width="6.875cm" svg:height="2.81cm" draw:transform="rotate (-0.925373569408406) translate (11.1377193597018cm 8.47198185210008cm)" svg:viewBox="0 0 6876 2811" svg:d="m0-4801c612 205 6876-2801 6876-2801">
              <text:p/>
            </draw:path>
            <draw:path draw:style-name="gr87" draw:text-style-name="P2" draw:layer="layout" svg:width="12.025cm" svg:height="0.182cm" svg:x="3.849cm" svg:y="1.635cm" svg:viewBox="0 0 12026 183" svg:d="m0 143c587-1 11582-258 11986-80l40 120">
              <text:p/>
            </draw:path>
            <draw:path draw:style-name="gr87" draw:text-style-name="P2" draw:layer="layout" svg:width="6.934cm" svg:height="8.858cm" draw:transform="rotate (-1.57079632679579) translate (17.1579999999855cm 3.1409999999816cm)" svg:viewBox="0 0 6935 8859" svg:d="m0-25457c415 36 6935-8859 6935-8859">
              <text:p/>
            </draw:path>
            <draw:path draw:style-name="gr87" draw:text-style-name="P2" draw:layer="layout" svg:width="4.309cm" svg:height="1.269cm" draw:transform="rotate (-0.557283630162871) translate (4.57336504053614cm 0.7406647482333cm)" svg:viewBox="0 0 4310 1270" svg:d="m0-2310c453-85 4310-1270 4310-1270">
              <text:p/>
            </draw:path>
            <draw:connector draw:style-name="gr88" draw:text-style-name="P3" draw:layer="layout" draw:type="curve" svg:x1="1.635cm" svg:y1="13.951cm" svg:x2="8.62cm" svg:y2="13.951cm" svg:d="m1635 13951h6985">
              <text:p/>
            </draw:connector>
            <draw:connector draw:style-name="gr89" draw:text-style-name="P2" draw:layer="layout" draw:type="curve" svg:x1="1.317cm" svg:y1="7.285cm" svg:x2="1.317cm" svg:y2="13.634cm" svg:d="m1317 7285v6349">
              <text:p/>
            </draw:connector>
            <draw:connector draw:style-name="gr89" draw:text-style-name="P2" draw:layer="layout" draw:type="curve" svg:x1="9.255cm" svg:y1="13.951cm" svg:x2="14.97cm" svg:y2="13.951cm" svg:d="m9255 13951h5715">
              <text:p/>
            </draw:connector>
            <draw:connector draw:style-name="gr89" draw:text-style-name="P2" draw:layer="layout" draw:type="curve" svg:x1="8.62cm" svg:y1="10.141cm" svg:x2="16.875cm" svg:y2="10.141cm" svg:d="m8620 10141h8255">
              <text:p/>
            </draw:connector>
            <draw:path draw:style-name="gr87" draw:text-style-name="P2" draw:layer="layout" svg:width="4.48cm" svg:height="0.312cm" draw:transform="rotate (-2.07676727694885) translate (8.23122428657943cm 3.22112426540676cm)" svg:viewBox="0 0 4481 313" svg:d="m0-17522c483-10 4481 313 4481 313">
              <text:p/>
            </draw:path>
            <draw:path draw:style-name="gr87" draw:text-style-name="P2" draw:layer="layout" svg:width="6.053cm" svg:height="0.083cm" draw:transform="rotate (-0.644026493986973) translate (3.95206331225984cm 10.2093219145961cm)" svg:viewBox="0 0 6054 84" svg:d="m0 11667c548 7 6054-84 6054-84">
              <text:p/>
            </draw:path>
            <draw:path draw:style-name="gr87" draw:text-style-name="P2" draw:layer="layout" svg:width="4.043cm" svg:height="1.1cm" draw:transform="rotate (-1.15121917461643) translate (2.37450286063572cm 6.66360235997254cm)" svg:viewBox="0 0 4044 1101" svg:d="m0 2186c555 101 3869-997 3869-997l175-97">
              <text:p/>
            </draw:path>
            <draw:path draw:style-name="gr87" draw:text-style-name="P2" draw:layer="layout" svg:width="7.365cm" svg:height="0.203cm" draw:transform="rotate (1.68145020137102) translate (8.98901354875427cm 10.2364429123586cm)" svg:viewBox="0 0 7366 204" svg:d="m0 15611c442-37 7238 200 7238 200l128-67">
              <text:p/>
            </draw:path>
            <draw:g>
              <draw:frame draw:style-name="gr90" draw:text-style-name="P7" draw:layer="layout" svg:width="1.27cm" svg:height="1.114cm" svg:x="4.175cm" svg:y="5.379cm">
                <draw:text-box>
                  <text:p><text:span text:style-name="T3">2</text:span></text:p>
                </draw:text-box>
              </draw:frame>
              <draw:frame draw:style-name="gr90" draw:text-style-name="P7" draw:layer="layout" svg:width="1.27cm" svg:height="1.825cm" svg:x="2.27cm" svg:y="5.535cm">
                <draw:text-box>
                  <text:p><text:span text:style-name="T3">3</text:span></text:p>
                  <text:p><text:span text:style-name="T3"/></text:p>
                </draw:text-box>
              </draw:frame>
              <draw:frame draw:style-name="gr90" draw:text-style-name="P7" draw:layer="layout" svg:width="1.27cm" svg:height="1.114cm" svg:x="7.985cm" svg:y="11.729cm">
                <draw:text-box>
                  <text:p><text:span text:style-name="T3">5</text:span></text:p>
                </draw:text-box>
              </draw:frame>
              <draw:frame draw:style-name="gr90" draw:text-style-name="P7" draw:layer="layout" svg:width="1.27cm" svg:height="1.825cm" svg:x="6.08cm" svg:y="8.075cm">
                <draw:text-box>
                  <text:p><text:span text:style-name="T3">6</text:span></text:p>
                  <text:p><text:span text:style-name="T3"/></text:p>
                </draw:text-box>
              </draw:frame>
              <draw:frame draw:style-name="gr90" draw:text-style-name="P7" draw:layer="layout" svg:width="1.27cm" svg:height="2.536cm" svg:x="16.24cm" svg:y="11.885cm">
                <draw:text-box>
                  <text:p><text:span text:style-name="T3">6</text:span></text:p>
                  <text:p><text:span text:style-name="T3"/></text:p>
                  <text:p><text:span text:style-name="T3"/></text:p>
                </draw:text-box>
              </draw:frame>
              <draw:frame draw:style-name="gr90" draw:text-style-name="P7" draw:layer="layout" svg:width="1.27cm" svg:height="1.114cm" svg:x="2.27cm" svg:y="11.885cm">
                <draw:text-box>
                  <text:p><text:span text:style-name="T3">9</text:span></text:p>
                </draw:text-box>
              </draw:frame>
              <draw:frame draw:style-name="gr90" draw:text-style-name="P7" draw:layer="layout" svg:width="1.27cm" svg:height="1.114cm" svg:x="2.905cm" svg:y="2.995cm">
                <draw:text-box>
                  <text:p><text:span text:style-name="T3">2</text:span></text:p>
                </draw:text-box>
              </draw:frame>
              <draw:frame draw:style-name="gr90" draw:text-style-name="P7" draw:layer="layout" svg:width="1.27cm" svg:height="1.825cm" svg:x="5.445cm" svg:y="3.63cm">
                <draw:text-box>
                  <text:p><text:span text:style-name="T3">7</text:span></text:p>
                  <text:p><text:span text:style-name="T3"/></text:p>
                </draw:text-box>
              </draw:frame>
              <draw:frame draw:style-name="gr90" draw:text-style-name="P7" draw:layer="layout" svg:width="1.27cm" svg:height="1.825cm" svg:x="10.525cm" svg:y="2.995cm">
                <draw:text-box>
                  <text:p><text:span text:style-name="T3">6</text:span></text:p>
                  <text:p><text:span text:style-name="T3"/></text:p>
                </draw:text-box>
              </draw:frame>
              <draw:frame draw:style-name="gr90" draw:text-style-name="P7" draw:layer="layout" svg:width="1.27cm" svg:height="1.825cm" svg:x="14.335cm" svg:y="2.839cm">
                <draw:text-box>
                  <text:p><text:span text:style-name="T3">5</text:span></text:p>
                  <text:p><text:span text:style-name="T3"/></text:p>
                </draw:text-box>
              </draw:frame>
              <draw:frame draw:style-name="gr90" draw:text-style-name="P7" draw:layer="layout" svg:width="1.271cm" svg:height="1.114cm" svg:x="14.334cm" svg:y="5.379cm">
                <draw:text-box>
                  <text:p><text:span text:style-name="T3">5</text:span></text:p>
                </draw:text-box>
              </draw:frame>
              <draw:frame draw:style-name="gr90" draw:text-style-name="P7" draw:layer="layout" svg:width="1.27cm" svg:height="1.825cm" svg:x="16.875cm" svg:y="7.44cm">
                <draw:text-box>
                  <text:p><text:span text:style-name="T3">8</text:span></text:p>
                  <text:p><text:span text:style-name="T3"/></text:p>
                </draw:text-box>
              </draw:frame>
              <draw:frame draw:style-name="gr90" draw:text-style-name="P7" draw:layer="layout" svg:width="1.27cm" svg:height="1.825cm" svg:x="4.81cm" svg:y="7.919cm">
                <draw:text-box>
                  <text:p><text:span text:style-name="T3">7</text:span></text:p>
                  <text:p><text:span text:style-name="T3"/></text:p>
                </draw:text-box>
              </draw:frame>
            </draw:g>
          </draw:g>
          <draw:connector draw:style-name="gr89" draw:text-style-name="P2" draw:layer="layout" draw:type="curve" svg:x1="1.635cm" svg:y1="6.967cm" svg:x2="5.445cm" svg:y2="6.966cm" svg:d="m1635 6967c2857 0 953-1 3810-1">
            <text:p/>
          </draw:connector>
        </draw:g>
        <draw:path draw:style-name="gr91" draw:text-style-name="P2" draw:layer="layout" svg:width="7.558cm" svg:height="1.801cm" draw:transform="rotate (0.404916386462608) translate (8.26050982537533cm 3.16585633691425cm)" svg:viewBox="0 0 7559 1802" svg:d="m0 12329c580-56 7559 1801 7559 1801">
          <text:p/>
        </draw:path>
        <draw:path draw:style-name="gr91" draw:text-style-name="P2" draw:layer="layout" svg:width="3.117cm" svg:height="2.054cm" draw:transform="rotate (-0.785398163398486) translate (16.047439049234cm 2.03456095076591cm)" svg:viewBox="0 0 3118 2055" svg:d="m0-19804c488-75 921 183 1360 341 290 125 1627 1294 1758 1701v0">
          <text:p/>
        </draw:path>
        <draw:circle draw:style-name="gr92" draw:text-style-name="P2" draw:layer="layout" svg:width="0.635cm" svg:height="0.635cm" svg:x="3.542cm" svg:y="4.175cm">
          <text:p/>
        </draw:circle>
        <draw:circle draw:style-name="gr92" draw:text-style-name="P2" draw:layer="layout" svg:width="0.635cm" svg:height="0.635cm" svg:x="3.543cm" svg:y="4.176cm">
          <text:p/>
        </draw:circle>
        <draw:circle draw:style-name="gr92" draw:text-style-name="P2" draw:layer="layout" svg:width="0.635cm" svg:height="0.635cm" svg:x="3.543cm" svg:y="4.176cm">
          <text:p/>
        </draw:circle>
        <draw:circle draw:style-name="gr92" draw:text-style-name="P2" draw:layer="layout" svg:width="0.635cm" svg:height="0.635cm" svg:x="3.543cm" svg:y="4.176cm">
          <text:p/>
        </draw:circle>
        <draw:circle draw:style-name="gr92" draw:text-style-name="P2" draw:layer="layout" svg:width="0.635cm" svg:height="0.635cm" svg:x="3.543cm" svg:y="4.176cm">
          <text:p/>
        </draw:circle>
        <draw:connector draw:style-name="gr93" draw:text-style-name="P2" draw:layer="layout" draw:type="curve" svg:x1="4.177cm" svg:y1="10.207cm" svg:x2="8.622cm" svg:y2="10.207cm" draw:start-shape="id81" draw:start-glue-point="1" draw:end-shape="id82" draw:end-glue-point="3" svg:d="m4177 10207h4445">
          <text:p/>
        </draw:connector>
        <draw:connector draw:style-name="gr94" draw:text-style-name="P2" draw:layer="layout" draw:type="curve" svg:x1="8.939cm" svg:y1="13.7cm" svg:x2="8.939cm" svg:y2="10.525cm" draw:start-shape="id83" draw:start-glue-point="0" draw:end-shape="id82" draw:end-glue-point="2" svg:d="m8939 13700v-3175">
          <text:p/>
        </draw:connector>
        <draw:circle draw:style-name="gr95" draw:text-style-name="P2" draw:id="id83" draw:layer="layout" svg:width="0.635cm" svg:height="0.635cm" svg:x="8.622cm" svg:y="13.7cm">
          <text:p/>
        </draw:circle>
        <draw:path draw:style-name="gr96" draw:text-style-name="P2" draw:layer="layout" svg:width="2.744cm" svg:height="2.223cm" draw:transform="rotate (1.46049151806858) translate (13.4056660700603cm 4.48708340239475cm)" svg:viewBox="0 0 2745 2224" svg:d="m0 27663c506-156 1368 412 1675 725 362 368 977 1361 977 1361l93 111">
          <text:p/>
        </draw:path>
        <draw:g>
          <draw:path draw:style-name="gr97" draw:text-style-name="P2" draw:layer="layout" svg:width="3.06cm" svg:height="0.478cm" draw:transform="rotate (-0.785398163398486) translate (3.8418527658829cm 4.47214722848434cm)" svg:viewBox="0 0 3061 479" svg:d="m0 916c542-154 3061 454 3061 454">
            <text:p/>
          </draw:path>
          <draw:g>
            <draw:circle draw:style-name="gr98" draw:text-style-name="P2" draw:layer="layout" svg:width="0.635cm" svg:height="0.635cm" svg:x="1.002cm" svg:y="13.7cm">
              <text:p/>
            </draw:circle>
            <draw:path draw:style-name="gr97" draw:text-style-name="P2" draw:layer="layout" svg:width="3.276cm" svg:height="1.398cm" draw:transform="rotate (1.42890105860749) translate (3.97927179786787cm 10.2213245571116cm)" svg:viewBox="0 0 3277 1399" svg:d="m0 10774c542-100 3277 1394 3277 1394">
              <text:p/>
            </draw:path>
            <draw:circle draw:style-name="gr98" draw:text-style-name="P2" draw:id="id81" draw:layer="layout" svg:width="0.635cm" svg:height="0.635cm" svg:x="3.542cm" svg:y="9.89cm">
              <text:p/>
            </draw:circle>
            <draw:circle draw:style-name="gr98" draw:text-style-name="P2" draw:layer="layout" svg:width="0.635cm" svg:height="0.636cm" svg:x="1.002cm" svg:y="6.715cm">
              <text:p/>
            </draw:circle>
            <draw:path draw:style-name="gr97" draw:text-style-name="P2" draw:layer="layout" svg:width="4.374cm" svg:height="0.502cm" draw:transform="rotate (1.1058406140634) translate (1.41245975914603cm 13.8672208092833cm)" svg:viewBox="0 0 4375 503" svg:d="m0 14967c533-72 4375 497 4375 497">
              <text:p/>
            </draw:path>
            <draw:circle draw:style-name="gr98" draw:text-style-name="P2" draw:layer="layout" svg:width="0.634cm" svg:height="0.633cm" svg:x="3.542cm" svg:y="1.637cm">
              <text:p/>
            </draw:circle>
            <draw:path draw:style-name="gr97" draw:text-style-name="P2" draw:layer="layout" svg:width="2.554cm" svg:height="0.242cm" draw:transform="rotate (-1.46049151806977) translate (3.824cm 1.924cm)" svg:viewBox="0 0 2555 243" svg:d="m0-7178c441 23 2153 128 2555 243v0">
              <text:p/>
            </draw:path>
            <draw:path draw:style-name="gr97" draw:text-style-name="P2" draw:layer="layout" svg:width="3.507cm" svg:height="0.67cm" draw:transform="rotate (0.958360292269905) translate (1.325cm 7.015cm)" svg:viewBox="0 0 3508 671" svg:d="m0 10234c555 46 3508 671 3508 671">
              <text:p/>
            </draw:path>
          </draw:g>
        </draw:g>
        <draw:g>
          <draw:circle draw:style-name="gr99" draw:text-style-name="P2" draw:layer="layout" svg:width="0.635cm" svg:height="0.635cm" svg:x="14.972cm" svg:y="13.7cm">
            <text:p/>
          </draw:circle>
          <draw:path draw:style-name="gr100" draw:text-style-name="P2" draw:layer="layout" svg:width="3.913cm" svg:height="1.179cm" draw:transform="rotate (1.37339958839408) translate (15.356cm 13.83cm)" svg:viewBox="0 0 3914 1180" svg:d="m0 35540c552 9 3914 1180 3914 1180v0">
            <text:p/>
          </draw:path>
          <draw:circle draw:style-name="gr99" draw:text-style-name="P2" draw:layer="layout" svg:width="0.635cm" svg:height="0.635cm" svg:x="16.877cm" svg:y="9.89cm">
            <text:p/>
          </draw:circle>
        </draw:g>
        <draw:circle draw:style-name="gr98" draw:text-style-name="P2" draw:layer="layout" svg:width="0.634cm" svg:height="0.633cm" svg:x="3.542cm" svg:y="4.177cm">
          <text:p/>
        </draw:circle>
        <draw:g>
          <draw:path draw:style-name="gr101" draw:text-style-name="P2" draw:layer="layout" svg:width="3.245cm" svg:height="1.115cm" draw:transform="rotate (-0.726755100531488) translate (14.0932475236317cm 3.65628587953053cm)" svg:viewBox="0 0 3246 1116" svg:d="m0-12148c608 8 1199-152 1781-349 509-173 852-540 1322-747l143-20">
            <text:p/>
          </draw:path>
          <draw:circle draw:style-name="gr102" draw:text-style-name="P2" draw:layer="layout" svg:width="0.635cm" svg:height="0.635cm" svg:x="15.607cm" svg:y="1.635cm">
            <text:p/>
          </draw:circle>
          <draw:path draw:style-name="gr101" draw:text-style-name="P2" draw:layer="layout" svg:width="4.944cm" svg:height="1.624cm" draw:transform="rotate (-0.557283630162871) translate (9.12819715107166cm 1.87467048562136cm)" svg:viewBox="0 0 4945 1625" svg:d="m0-4856c500 140 4945-1617 4945-1617">
            <text:p/>
          </draw:path>
          <draw:circle draw:style-name="gr102" draw:text-style-name="P2" draw:layer="layout" svg:width="0.635cm" svg:height="0.635cm" svg:x="13.067cm" svg:y="4.175cm">
            <text:p/>
          </draw:circle>
          <draw:circle draw:style-name="gr102" draw:text-style-name="P2" draw:layer="layout" svg:width="0.635cm" svg:height="0.635cm" svg:x="16.242cm" svg:y="5.445cm">
            <text:p/>
          </draw:circle>
          <draw:circle draw:style-name="gr102" draw:text-style-name="P2" draw:layer="layout" svg:width="0.635cm" svg:height="0.635cm" svg:x="7.987cm" svg:y="2.905cm">
            <text:p/>
          </draw:circle>
        </draw:g>
        <draw:circle draw:style-name="gr98" draw:text-style-name="P2" draw:layer="layout" svg:width="0.635cm" svg:height="0.635cm" svg:x="5.447cm" svg:y="6.715cm">
          <text:p/>
        </draw:circle>
        <draw:circle draw:style-name="gr95" draw:text-style-name="P2" draw:id="id82" draw:layer="layout" svg:width="0.635cm" svg:height="0.635cm" svg:x="8.622cm" svg:y="9.89cm">
          <text:p/>
        </draw:circle>
      </draw:page>
      <draw:page draw:name="page13" draw:style-name="dp1" draw:master-page-name="Default">
        <office:forms form:automatic-focus="false" form:apply-design-mode="false"/>
        <draw:path draw:style-name="gr103" draw:text-style-name="P2" draw:layer="layout" svg:width="4.374cm" svg:height="0.502cm" draw:transform="rotate (1.1058406140634) translate (1.41245975914603cm 13.8672208092833cm)" svg:viewBox="0 0 4375 503" svg:d="m0 14967c533-72 4375 497 4375 497">
          <text:p/>
        </draw:path>
        <draw:path draw:style-name="gr55" draw:text-style-name="P2" draw:layer="layout" svg:width="6.875cm" svg:height="2.81cm" draw:transform="skewX (-6.44173074845164E-017) rotate (-0.925373569408406) translate (11.1397193597018cm 8.53798185210009cm)" svg:viewBox="0 0 6876 2811" svg:d="m0-4725c612 205 6876-2801 6876-2801">
          <text:p/>
        </draw:path>
        <draw:path draw:style-name="gr55" draw:text-style-name="P2" draw:layer="layout" svg:width="12.025cm" svg:height="0.182cm" svg:x="3.851cm" svg:y="1.701cm" svg:viewBox="0 0 12026 183" svg:d="m0 143c587-1 11582-258 11986-80l40 120">
          <text:p/>
        </draw:path>
        <draw:path draw:style-name="gr55" draw:text-style-name="P2" draw:layer="layout" svg:width="3.117cm" svg:height="2.053cm" draw:transform="rotate (-0.785398163398486) translate (16.0474390492338cm 2.03456095076606cm)" svg:viewBox="0 0 3118 2054" svg:d="m0-19804c488-75 921 183 1360 340 395 142 1627 1294 1758 1701v0">
          <text:p/>
        </draw:path>
        <draw:path draw:style-name="gr55" draw:text-style-name="P2" draw:layer="layout" svg:width="4.309cm" svg:height="1.269cm" draw:transform="rotate (-0.557283630162871) translate (4.57536504053614cm 0.806664748233299cm)" svg:viewBox="0 0 4310 1270" svg:d="m0-2200c453-85 4310-1270 4310-1270">
          <text:p/>
        </draw:path>
        <draw:path draw:style-name="gr55" draw:text-style-name="P2" draw:layer="layout" svg:width="6.053cm" svg:height="0.083cm" draw:transform="rotate (-0.644026493986973) translate (3.95406331225983cm 10.2753219145961cm)" svg:viewBox="0 0 6054 84" svg:d="m0 11770c548 7 6054-84 6054-84">
          <text:p/>
        </draw:path>
        <draw:path draw:style-name="gr55" draw:text-style-name="P2" draw:layer="layout" svg:width="4.043cm" svg:height="1.1cm" draw:transform="rotate (-1.15121917461643) translate (2.37650286063572cm 6.72960235997254cm)" svg:viewBox="0 0 4044 1101" svg:d="m0 2236c555 101 3869-997 3869-997l175-97">
          <text:p/>
        </draw:path>
        <draw:path draw:style-name="gr103" draw:text-style-name="P2" draw:layer="layout" svg:width="3.913cm" svg:height="1.179cm" draw:transform="rotate (1.37339958839408) translate (15.356cm 13.83cm)" svg:viewBox="0 0 3914 1180" svg:d="m0 35540c552 9 3914 1180 3914 1180v0">
          <text:p/>
        </draw:path>
        <draw:path draw:style-name="gr103" draw:text-style-name="P2" draw:layer="layout" svg:width="2.744cm" svg:height="2.223cm" draw:transform="rotate (1.46049151806858) translate (13.4056660700603cm 4.48708340239475cm)" svg:viewBox="0 0 2745 2224" svg:d="m0 27663c506-156 1368 412 1675 725 362 368 977 1361 977 1361l93 111">
          <text:p/>
        </draw:path>
        <draw:path draw:style-name="gr103" draw:text-style-name="P2" draw:layer="layout" svg:width="3.507cm" svg:height="0.67cm" draw:transform="rotate (0.958360292269905) translate (1.325cm 7.015cm)" svg:viewBox="0 0 3508 671" svg:d="m0 10234c555 47 3508 671 3508 671">
          <text:p/>
        </draw:path>
        <draw:path draw:style-name="gr103" draw:text-style-name="P2" draw:layer="layout" svg:width="2.554cm" svg:height="0.242cm" draw:transform="rotate (-1.46049151806977) translate (3.824cm 1.924cm)" svg:viewBox="0 0 2555 243" svg:d="m0-7178c441 23 2153 128 2555 243v0">
          <text:p/>
        </draw:path>
        <draw:path draw:style-name="gr55" draw:text-style-name="P2" draw:layer="layout" svg:width="7.558cm" svg:height="1.801cm" draw:transform="rotate (0.404916386462608) translate (8.26050982537533cm 3.16585633691425cm)" svg:viewBox="0 0 7559 1802" svg:d="m0 12329c580-56 7559 1801 7559 1801">
          <text:p/>
        </draw:path>
        <draw:path draw:style-name="gr55" draw:text-style-name="P2" draw:layer="layout" svg:width="6.934cm" svg:height="8.858cm" draw:transform="rotate (-1.57079632679579) translate (17.1599999999855cm 3.2069999999816cm)" svg:viewBox="0 0 6935 8859" svg:d="m0-25461c415 36 6935-8859 6935-8859">
          <text:p/>
        </draw:path>
        <draw:path draw:style-name="gr56" draw:text-style-name="P2" draw:layer="layout" svg:width="4.527cm" svg:height="0.108cm" draw:transform="rotate (-1.46014245221937) translate (16.6199907077135cm 5.68177915240131cm)" svg:viewBox="0 0 4528 109" svg:d="m0-31680c455 38 4528-102 4528-102">
          <text:p/>
        </draw:path>
        <draw:path draw:style-name="gr56" draw:text-style-name="P2" draw:layer="layout" svg:width="3.245cm" svg:height="1.114cm" draw:transform="rotate (-0.726755100531488) translate (14.0932475236317cm 3.65628587953053cm)" svg:viewBox="0 0 3246 1115" svg:d="m0-12149c608 8 1199-152 1781-349 509-173 852-539 1322-746l143-20">
          <text:p/>
        </draw:path>
        <draw:circle draw:style-name="gr58" draw:text-style-name="P2" draw:layer="layout" svg:width="0.634cm" svg:height="0.633cm" svg:x="3.54cm" svg:y="4.177cm">
          <text:p/>
        </draw:circle>
        <draw:circle draw:style-name="gr58" draw:text-style-name="P2" draw:id="id91" draw:layer="layout" svg:width="0.635cm" svg:height="0.635cm" svg:x="16.877cm" svg:y="9.89cm">
          <text:p/>
        </draw:circle>
        <draw:connector draw:style-name="gr104" draw:text-style-name="P3" draw:layer="layout" draw:type="curve" svg:x1="1.635cm" svg:y1="14.017cm" svg:x2="8.62cm" svg:y2="14.017cm" draw:start-shape="id84" draw:start-glue-point="1" draw:end-shape="id85" draw:end-glue-point="3" svg:d="m1635 14017h6985">
          <text:p/>
        </draw:connector>
        <draw:connector draw:style-name="gr60" draw:text-style-name="P2" draw:layer="layout" draw:type="curve" svg:x1="1.317cm" svg:y1="7.351cm" svg:x2="1.317cm" svg:y2="13.7cm" draw:start-shape="id86" draw:start-glue-point="2" draw:end-shape="id84" draw:end-glue-point="0" svg:d="m1317 7351v6349">
          <text:p/>
        </draw:connector>
        <draw:connector draw:style-name="gr60" draw:text-style-name="P2" draw:layer="layout" draw:type="curve" svg:x1="1.635cm" svg:y1="7.033cm" svg:x2="5.447cm" svg:y2="7.032cm" draw:start-shape="id86" draw:start-glue-point="1" draw:end-shape="id87" draw:end-glue-point="3" svg:d="m1635 7033c2859 0 953-1 3812-1">
          <text:p/>
        </draw:connector>
        <draw:connector draw:style-name="gr60" draw:text-style-name="P2" draw:layer="layout" draw:type="curve" svg:x1="4.177cm" svg:y1="10.207cm" svg:x2="8.622cm" svg:y2="10.207cm" draw:start-shape="id88" draw:start-glue-point="1" draw:end-shape="id89" draw:end-glue-point="3" svg:d="m4177 10207h4445">
          <text:p/>
        </draw:connector>
        <draw:connector draw:style-name="gr60" draw:text-style-name="P2" draw:layer="layout" draw:type="curve" svg:x1="9.255cm" svg:y1="14.017cm" svg:x2="14.97cm" svg:y2="14.017cm" draw:start-shape="id85" draw:start-glue-point="1" draw:end-shape="id90" draw:end-glue-point="3" svg:d="m9255 14017h5715">
          <text:p/>
        </draw:connector>
        <draw:connector draw:style-name="gr60" draw:text-style-name="P2" draw:layer="layout" draw:type="curve" svg:x1="8.622cm" svg:y1="10.207cm" svg:x2="16.877cm" svg:y2="10.207cm" draw:end-shape="id91" draw:end-glue-point="3" svg:d="m8622 10207h8255">
          <text:p/>
        </draw:connector>
        <draw:path draw:style-name="gr55" draw:text-style-name="P2" draw:layer="layout" svg:width="4.48cm" svg:height="0.312cm" draw:transform="rotate (-2.07676727694885) translate (8.23322428657942cm 3.28712426540676cm)" svg:viewBox="0 0 4481 313" svg:d="m0-17589c483-10 4481 313 4481 313">
          <text:p/>
        </draw:path>
        <draw:path draw:style-name="gr56" draw:text-style-name="P2" draw:layer="layout" svg:width="4.179cm" svg:height="0.937cm" draw:transform="rotate (-0.984016632275403) translate (6.52065179673654cm 6.6212625157146cm)" svg:viewBox="0 0 4180 938" svg:d="m0-2600c554 120 4124-916 4124-916l56-12">
          <text:p/>
        </draw:path>
        <draw:path draw:style-name="gr56" draw:text-style-name="P2" draw:layer="layout" svg:width="3.276cm" svg:height="1.398cm" draw:transform="rotate (1.42890105860749) translate (3.97927179786787cm 10.2213245571116cm)" svg:viewBox="0 0 3277 1399" svg:d="m0 10774c542-100 3277 1394 3277 1394">
          <text:p/>
        </draw:path>
        <draw:path draw:style-name="gr56" draw:text-style-name="P2" draw:layer="layout" svg:width="4.944cm" svg:height="1.624cm" draw:transform="rotate (-0.557283630162871) translate (9.12819715107166cm 1.87467048562136cm)" svg:viewBox="0 0 4945 1625" svg:d="m0-4856c500 140 4945-1617 4945-1617">
          <text:p/>
        </draw:path>
        <draw:path draw:style-name="gr55" draw:text-style-name="P2" draw:layer="layout" svg:width="7.365cm" svg:height="0.203cm" draw:transform="rotate (1.68145020137102) translate (8.99101354875427cm 10.3024429123586cm)" svg:viewBox="0 0 7366 204" svg:d="m0 15601c442-37 7238 200 7238 200l128-67">
          <text:p/>
        </draw:path>
        <draw:path draw:style-name="gr64" draw:text-style-name="P2" draw:layer="layout" svg:width="4.581cm" svg:height="0.083cm" draw:transform="rotate (-2.86425983544854) translate (8.33326454430692cm 3.27467354503835cm)" svg:viewBox="0 0 4582 84" svg:d="m0-10791c458 18 4439-71 4439-71l143 84">
          <text:p/>
        </draw:path>
        <draw:circle draw:style-name="gr58" draw:text-style-name="P2" draw:id="id87" draw:layer="layout" svg:width="0.635cm" svg:height="0.635cm" svg:x="5.447cm" svg:y="6.715cm">
          <text:p/>
        </draw:circle>
        <draw:circle draw:style-name="gr58" draw:text-style-name="P2" draw:id="id89" draw:layer="layout" svg:width="0.635cm" svg:height="0.635cm" svg:x="8.622cm" svg:y="9.89cm">
          <text:p/>
        </draw:circle>
        <draw:path draw:style-name="gr64" draw:text-style-name="P2" draw:layer="layout" svg:width="3.06cm" svg:height="0.478cm" draw:transform="rotate (-0.785398163398486) translate (3.8418527658829cm 4.47214722848434cm)" svg:viewBox="0 0 3061 479" svg:d="m0 916c542-154 3061 454 3061 454">
          <text:p/>
        </draw:path>
        <draw:circle draw:style-name="gr58" draw:text-style-name="P2" draw:id="id88" draw:layer="layout" svg:width="0.635cm" svg:height="0.635cm" svg:x="3.542cm" svg:y="9.89cm">
          <text:p/>
        </draw:circle>
        <draw:circle draw:style-name="gr58" draw:text-style-name="P2" draw:layer="layout" svg:width="0.635cm" svg:height="0.635cm" svg:x="13.067cm" svg:y="4.175cm">
          <text:p/>
        </draw:circle>
        <draw:circle draw:style-name="gr58" draw:text-style-name="P2" draw:layer="layout" svg:width="0.635cm" svg:height="0.635cm" svg:x="16.242cm" svg:y="5.445cm">
          <text:p/>
        </draw:circle>
        <draw:circle draw:style-name="gr58" draw:text-style-name="P2" draw:layer="layout" svg:width="0.635cm" svg:height="0.635cm" svg:x="7.987cm" svg:y="2.905cm">
          <text:p/>
        </draw:circle>
        <draw:frame draw:style-name="gr65" draw:text-style-name="P7" draw:layer="layout" svg:width="1.27cm" svg:height="1.114cm" svg:x="4.177cm" svg:y="5.445cm">
          <draw:text-box>
            <text:p><text:span text:style-name="T3">2</text:span></text:p>
          </draw:text-box>
        </draw:frame>
        <draw:frame draw:style-name="gr65" draw:text-style-name="P7" draw:layer="layout" svg:width="1.27cm" svg:height="1.825cm" svg:x="2.272cm" svg:y="5.601cm">
          <draw:text-box>
            <text:p><text:span text:style-name="T3">3</text:span></text:p>
            <text:p><text:span text:style-name="T3"/></text:p>
          </draw:text-box>
        </draw:frame>
        <draw:frame draw:style-name="gr65" draw:text-style-name="P7" draw:layer="layout" svg:width="1.27cm" svg:height="1.114cm" svg:x="7.987cm" svg:y="11.795cm">
          <draw:text-box>
            <text:p><text:span text:style-name="T3">5</text:span></text:p>
          </draw:text-box>
        </draw:frame>
        <draw:frame draw:style-name="gr65" draw:text-style-name="P7" draw:layer="layout" svg:width="1.27cm" svg:height="1.825cm" svg:x="6.082cm" svg:y="8.141cm">
          <draw:text-box>
            <text:p><text:span text:style-name="T3">6</text:span></text:p>
            <text:p><text:span text:style-name="T3"/></text:p>
          </draw:text-box>
        </draw:frame>
        <draw:frame draw:style-name="gr65" draw:text-style-name="P7" draw:layer="layout" svg:width="1.27cm" svg:height="2.536cm" svg:x="16.242cm" svg:y="11.951cm">
          <draw:text-box>
            <text:p><text:span text:style-name="T3">6</text:span></text:p>
            <text:p><text:span text:style-name="T3"/></text:p>
            <text:p><text:span text:style-name="T3"/></text:p>
          </draw:text-box>
        </draw:frame>
        <draw:frame draw:style-name="gr65" draw:text-style-name="P7" draw:layer="layout" svg:width="1.27cm" svg:height="1.114cm" svg:x="2.272cm" svg:y="11.951cm">
          <draw:text-box>
            <text:p><text:span text:style-name="T3">9</text:span></text:p>
          </draw:text-box>
        </draw:frame>
        <draw:frame draw:style-name="gr65" draw:text-style-name="P7" draw:layer="layout" svg:width="1.27cm" svg:height="1.114cm" svg:x="2.907cm" svg:y="3.061cm">
          <draw:text-box>
            <text:p><text:span text:style-name="T3">2</text:span></text:p>
          </draw:text-box>
        </draw:frame>
        <draw:frame draw:style-name="gr65" draw:text-style-name="P7" draw:layer="layout" svg:width="1.27cm" svg:height="1.825cm" svg:x="5.447cm" svg:y="3.696cm">
          <draw:text-box>
            <text:p><text:span text:style-name="T3">7</text:span></text:p>
            <text:p><text:span text:style-name="T3"/></text:p>
          </draw:text-box>
        </draw:frame>
        <draw:frame draw:style-name="gr65" draw:text-style-name="P7" draw:layer="layout" svg:width="1.27cm" svg:height="1.825cm" svg:x="10.527cm" svg:y="3.061cm">
          <draw:text-box>
            <text:p><text:span text:style-name="T3">6</text:span></text:p>
            <text:p><text:span text:style-name="T3"/></text:p>
          </draw:text-box>
        </draw:frame>
        <draw:frame draw:style-name="gr65" draw:text-style-name="P7" draw:layer="layout" svg:width="1.27cm" svg:height="1.825cm" svg:x="14.337cm" svg:y="2.905cm">
          <draw:text-box>
            <text:p><text:span text:style-name="T3">5</text:span></text:p>
            <text:p><text:span text:style-name="T3"/></text:p>
          </draw:text-box>
        </draw:frame>
        <draw:frame draw:style-name="gr65" draw:text-style-name="P7" draw:layer="layout" svg:width="1.271cm" svg:height="1.114cm" svg:x="14.336cm" svg:y="5.445cm">
          <draw:text-box>
            <text:p><text:span text:style-name="T3">5</text:span></text:p>
          </draw:text-box>
        </draw:frame>
        <draw:frame draw:style-name="gr65" draw:text-style-name="P7" draw:layer="layout" svg:width="1.27cm" svg:height="1.825cm" svg:x="16.877cm" svg:y="7.506cm">
          <draw:text-box>
            <text:p><text:span text:style-name="T3">8</text:span></text:p>
            <text:p><text:span text:style-name="T3"/></text:p>
          </draw:text-box>
        </draw:frame>
        <draw:frame draw:style-name="gr65" draw:text-style-name="P7" draw:layer="layout" svg:width="1.27cm" svg:height="1.825cm" svg:x="4.812cm" svg:y="7.985cm">
          <draw:text-box>
            <text:p><text:span text:style-name="T3">7</text:span></text:p>
            <text:p><text:span text:style-name="T3"/></text:p>
          </draw:text-box>
        </draw:frame>
        <draw:circle draw:style-name="gr71" draw:text-style-name="P2" draw:id="id84" draw:layer="layout" svg:width="0.635cm" svg:height="0.635cm" svg:x="1cm" svg:y="13.7cm">
          <text:p/>
        </draw:circle>
        <draw:circle draw:style-name="gr71" draw:text-style-name="P2" draw:id="id90" draw:layer="layout" svg:width="0.635cm" svg:height="0.635cm" svg:x="14.97cm" svg:y="13.7cm">
          <text:p/>
        </draw:circle>
        <draw:circle draw:style-name="gr71" draw:text-style-name="P2" draw:layer="layout" svg:width="0.635cm" svg:height="0.635cm" svg:x="15.605cm" svg:y="1.635cm">
          <text:p/>
        </draw:circle>
        <draw:connector draw:style-name="gr105" draw:text-style-name="P2" draw:layer="layout" draw:type="curve" svg:x1="8.937cm" svg:y1="13.7cm" svg:x2="8.939cm" svg:y2="10.525cm" draw:start-shape="id85" draw:start-glue-point="0" draw:end-shape="id89" draw:end-glue-point="2" svg:d="m8937 13700c0-2380 2-793 2-3175">
          <text:p/>
        </draw:connector>
        <draw:circle draw:style-name="gr71" draw:text-style-name="P2" draw:id="id86" draw:layer="layout" svg:width="0.635cm" svg:height="0.636cm" svg:x="1cm" svg:y="6.715cm">
          <text:p/>
        </draw:circle>
        <draw:circle draw:style-name="gr71" draw:text-style-name="P2" draw:id="id85" draw:layer="layout" svg:width="0.635cm" svg:height="0.635cm" svg:x="8.62cm" svg:y="13.7cm">
          <text:p/>
        </draw:circle>
        <draw:circle draw:style-name="gr71" draw:text-style-name="P2" draw:layer="layout" svg:width="0.634cm" svg:height="0.633cm" svg:x="3.54cm" svg:y="1.637cm">
          <text:p/>
        </draw:circle>
      </draw:page>
      <draw:page draw:name="page14" draw:style-name="dp1" draw:master-page-name="Default">
        <office:forms form:automatic-focus="false" form:apply-design-mode="false"/>
        <draw:path draw:style-name="gr103" draw:text-style-name="P2" draw:layer="layout" svg:width="4.374cm" svg:height="0.502cm" draw:transform="rotate (1.1058406140634) translate (1.41245975914603cm 13.8672208092833cm)" svg:viewBox="0 0 4375 503" svg:d="m0 14967c533-72 4375 497 4375 497">
          <text:p/>
        </draw:path>
        <draw:path draw:style-name="gr55" draw:text-style-name="P2" draw:layer="layout" svg:width="6.875cm" svg:height="2.81cm" draw:transform="skewX (-6.44173074845164E-017) rotate (-0.925373569408406) translate (11.1397193597018cm 8.53798185210009cm)" svg:viewBox="0 0 6876 2811" svg:d="m0-4725c612 205 6876-2801 6876-2801">
          <text:p/>
        </draw:path>
        <draw:path draw:style-name="gr55" draw:text-style-name="P2" draw:layer="layout" svg:width="12.025cm" svg:height="0.182cm" svg:x="3.851cm" svg:y="1.701cm" svg:viewBox="0 0 12026 183" svg:d="m0 143c587-1 11582-258 11986-80l40 120">
          <text:p/>
        </draw:path>
        <draw:path draw:style-name="gr55" draw:text-style-name="P2" draw:layer="layout" svg:width="3.117cm" svg:height="2.053cm" draw:transform="rotate (-0.785398163398486) translate (16.0474390492338cm 2.03456095076606cm)" svg:viewBox="0 0 3118 2054" svg:d="m0-19804c488-75 921 183 1360 340 395 142 1627 1294 1758 1701v0">
          <text:p/>
        </draw:path>
        <draw:path draw:style-name="gr55" draw:text-style-name="P2" draw:layer="layout" svg:width="4.309cm" svg:height="1.269cm" draw:transform="rotate (-0.557283630162871) translate (4.57536504053614cm 0.806664748233299cm)" svg:viewBox="0 0 4310 1270" svg:d="m0-2200c453-85 4310-1270 4310-1270">
          <text:p/>
        </draw:path>
        <draw:path draw:style-name="gr55" draw:text-style-name="P2" draw:layer="layout" svg:width="6.053cm" svg:height="0.083cm" draw:transform="rotate (-0.644026493986973) translate (3.95406331225983cm 10.2753219145961cm)" svg:viewBox="0 0 6054 84" svg:d="m0 11770c548 7 6054-84 6054-84">
          <text:p/>
        </draw:path>
        <draw:path draw:style-name="gr55" draw:text-style-name="P2" draw:layer="layout" svg:width="4.043cm" svg:height="1.1cm" draw:transform="rotate (-1.15121917461643) translate (2.37650286063572cm 6.72960235997254cm)" svg:viewBox="0 0 4044 1101" svg:d="m0 2236c555 101 3869-997 3869-997l175-97">
          <text:p/>
        </draw:path>
        <draw:path draw:style-name="gr103" draw:text-style-name="P2" draw:layer="layout" svg:width="3.913cm" svg:height="1.179cm" draw:transform="rotate (1.37339958839408) translate (15.356cm 13.83cm)" svg:viewBox="0 0 3914 1180" svg:d="m0 35540c552 9 3914 1180 3914 1180v0">
          <text:p/>
        </draw:path>
        <draw:path draw:style-name="gr103" draw:text-style-name="P2" draw:layer="layout" svg:width="2.744cm" svg:height="2.223cm" draw:transform="rotate (1.46049151806858) translate (13.4056660700603cm 4.48708340239475cm)" svg:viewBox="0 0 2745 2224" svg:d="m0 27663c506-156 1368 412 1675 725 362 368 977 1361 977 1361l93 111">
          <text:p/>
        </draw:path>
        <draw:path draw:style-name="gr103" draw:text-style-name="P2" draw:layer="layout" svg:width="3.507cm" svg:height="0.67cm" draw:transform="rotate (0.958360292269905) translate (1.325cm 7.015cm)" svg:viewBox="0 0 3508 671" svg:d="m0 10234c555 47 3508 671 3508 671">
          <text:p/>
        </draw:path>
        <draw:path draw:style-name="gr103" draw:text-style-name="P2" draw:layer="layout" svg:width="2.554cm" svg:height="0.242cm" draw:transform="rotate (-1.46049151806977) translate (3.824cm 1.924cm)" svg:viewBox="0 0 2555 243" svg:d="m0-7178c441 23 2153 128 2555 243v0">
          <text:p/>
        </draw:path>
        <draw:path draw:style-name="gr55" draw:text-style-name="P2" draw:layer="layout" svg:width="7.558cm" svg:height="1.801cm" draw:transform="rotate (0.404916386462608) translate (8.26050982537533cm 3.16585633691425cm)" svg:viewBox="0 0 7559 1802" svg:d="m0 12329c580-56 7559 1801 7559 1801">
          <text:p/>
        </draw:path>
        <draw:path draw:style-name="gr55" draw:text-style-name="P2" draw:layer="layout" svg:width="6.934cm" svg:height="8.858cm" draw:transform="rotate (-1.57079632679579) translate (17.1599999999855cm 3.2069999999816cm)" svg:viewBox="0 0 6935 8859" svg:d="m0-25461c415 36 6935-8859 6935-8859">
          <text:p/>
        </draw:path>
        <draw:path draw:style-name="gr56" draw:text-style-name="P2" draw:layer="layout" svg:width="4.527cm" svg:height="0.108cm" draw:transform="rotate (-1.46014245221937) translate (16.6199907077135cm 5.68177915240131cm)" svg:viewBox="0 0 4528 109" svg:d="m0-31680c455 38 4528-102 4528-102">
          <text:p/>
        </draw:path>
        <draw:path draw:style-name="gr69" draw:text-style-name="P2" draw:layer="layout" svg:width="3.245cm" svg:height="1.114cm" draw:transform="rotate (-0.726755100531488) translate (14.0932475236317cm 3.65628587953053cm)" svg:viewBox="0 0 3246 1115" svg:d="m0-12149c608 8 1199-152 1781-349 509-173 852-539 1322-746l143-20">
          <text:p/>
        </draw:path>
        <draw:circle draw:style-name="gr58" draw:text-style-name="P2" draw:id="id99" draw:layer="layout" svg:width="0.635cm" svg:height="0.635cm" svg:x="16.877cm" svg:y="9.89cm">
          <text:p/>
        </draw:circle>
        <draw:connector draw:style-name="gr106" draw:text-style-name="P3" draw:layer="layout" draw:type="curve" svg:x1="1.636cm" svg:y1="14.017cm" svg:x2="8.62cm" svg:y2="14.017cm" draw:start-shape="id92" draw:start-glue-point="1" draw:end-shape="id93" draw:end-glue-point="3" svg:d="m1636 14017h6984">
          <text:p/>
        </draw:connector>
        <draw:connector draw:style-name="gr60" draw:text-style-name="P2" draw:layer="layout" draw:type="curve" svg:x1="1.318cm" svg:y1="7.351cm" svg:x2="1.318cm" svg:y2="13.7cm" draw:start-shape="id94" draw:start-glue-point="2" draw:end-shape="id92" draw:end-glue-point="0" svg:d="m1318 7351v6349">
          <text:p/>
        </draw:connector>
        <draw:connector draw:style-name="gr60" draw:text-style-name="P2" draw:layer="layout" draw:type="curve" svg:x1="1.636cm" svg:y1="7.033cm" svg:x2="5.447cm" svg:y2="7.032cm" draw:start-shape="id94" draw:start-glue-point="1" draw:end-shape="id95" draw:end-glue-point="3" svg:d="m1636 7033c2859 0 954-1 3811-1">
          <text:p/>
        </draw:connector>
        <draw:connector draw:style-name="gr60" draw:text-style-name="P2" draw:layer="layout" draw:type="curve" svg:x1="4.177cm" svg:y1="10.205cm" svg:x2="8.622cm" svg:y2="10.207cm" draw:start-shape="id96" draw:start-glue-point="1" draw:end-shape="id97" draw:end-glue-point="3" svg:d="m4177 10205c3334 0 1112 2 4445 2">
          <text:p/>
        </draw:connector>
        <draw:connector draw:style-name="gr60" draw:text-style-name="P2" draw:layer="layout" draw:type="curve" svg:x1="9.255cm" svg:y1="14.017cm" svg:x2="14.97cm" svg:y2="14.017cm" draw:start-shape="id93" draw:start-glue-point="1" draw:end-shape="id98" draw:end-glue-point="3" svg:d="m9255 14017h5715">
          <text:p/>
        </draw:connector>
        <draw:connector draw:style-name="gr60" draw:text-style-name="P2" draw:layer="layout" draw:type="curve" svg:x1="8.622cm" svg:y1="10.207cm" svg:x2="16.877cm" svg:y2="10.207cm" draw:end-shape="id99" draw:end-glue-point="3" svg:d="m8622 10207h8255">
          <text:p/>
        </draw:connector>
        <draw:path draw:style-name="gr55" draw:text-style-name="P2" draw:layer="layout" svg:width="4.48cm" svg:height="0.312cm" draw:transform="rotate (-2.07676727694885) translate (8.23322428657942cm 3.28712426540676cm)" svg:viewBox="0 0 4481 313" svg:d="m0-17589c483-10 4481 313 4481 313">
          <text:p/>
        </draw:path>
        <draw:path draw:style-name="gr56" draw:text-style-name="P2" draw:layer="layout" svg:width="4.179cm" svg:height="0.937cm" draw:transform="rotate (-0.984016632275403) translate (6.52065179673654cm 6.6212625157146cm)" svg:viewBox="0 0 4180 938" svg:d="m0-2600c554 120 4124-916 4124-916l56-12">
          <text:p/>
        </draw:path>
        <draw:path draw:style-name="gr69" draw:text-style-name="P2" draw:layer="layout" svg:width="3.276cm" svg:height="1.398cm" draw:transform="rotate (1.42890105860749) translate (3.97927179786787cm 10.2193245571116cm)" svg:viewBox="0 0 3277 1399" svg:d="m0 10774c542-100 3277 1394 3277 1394">
          <text:p/>
        </draw:path>
        <draw:path draw:style-name="gr56" draw:text-style-name="P2" draw:layer="layout" svg:width="4.944cm" svg:height="1.624cm" draw:transform="rotate (-0.557283630162871) translate (9.12819715107166cm 1.87467048562136cm)" svg:viewBox="0 0 4945 1625" svg:d="m0-4856c500 140 4945-1617 4945-1617">
          <text:p/>
        </draw:path>
        <draw:path draw:style-name="gr55" draw:text-style-name="P2" draw:layer="layout" svg:width="7.365cm" svg:height="0.203cm" draw:transform="rotate (1.68145020137102) translate (8.99101354875427cm 10.3024429123586cm)" svg:viewBox="0 0 7366 204" svg:d="m0 15601c442-37 7238 200 7238 200l128-67">
          <text:p/>
        </draw:path>
        <draw:path draw:style-name="gr64" draw:text-style-name="P2" draw:layer="layout" svg:width="4.581cm" svg:height="0.083cm" draw:transform="rotate (-2.86425983544854) translate (8.33326454430692cm 3.27467354503835cm)" svg:viewBox="0 0 4582 84" svg:d="m0-10791c458 18 4439-71 4439-71l143 84">
          <text:p/>
        </draw:path>
        <draw:circle draw:style-name="gr58" draw:text-style-name="P2" draw:id="id97" draw:layer="layout" svg:width="0.635cm" svg:height="0.635cm" svg:x="8.622cm" svg:y="9.89cm">
          <text:p/>
        </draw:circle>
        <draw:path draw:style-name="gr69" draw:text-style-name="P2" draw:layer="layout" svg:width="3.06cm" svg:height="0.478cm" draw:transform="rotate (-0.785398163398486) translate (3.8418527658829cm 4.47214722848434cm)" svg:viewBox="0 0 3061 479" svg:d="m0 916c542-154 3061 454 3061 454">
          <text:p/>
        </draw:path>
        <draw:circle draw:style-name="gr71" draw:text-style-name="P2" draw:id="id96" draw:layer="layout" svg:width="0.635cm" svg:height="0.635cm" svg:x="3.542cm" svg:y="9.888cm">
          <text:p/>
        </draw:circle>
        <draw:circle draw:style-name="gr71" draw:text-style-name="P2" draw:layer="layout" svg:width="0.635cm" svg:height="0.635cm" svg:x="13.067cm" svg:y="4.175cm">
          <text:p/>
        </draw:circle>
        <draw:circle draw:style-name="gr58" draw:text-style-name="P2" draw:layer="layout" svg:width="0.635cm" svg:height="0.635cm" svg:x="16.242cm" svg:y="5.445cm">
          <text:p/>
        </draw:circle>
        <draw:circle draw:style-name="gr58" draw:text-style-name="P2" draw:layer="layout" svg:width="0.635cm" svg:height="0.635cm" svg:x="7.987cm" svg:y="2.905cm">
          <text:p/>
        </draw:circle>
        <draw:frame draw:style-name="gr65" draw:text-style-name="P4" draw:layer="layout" svg:width="1.27cm" svg:height="1.114cm" svg:x="4.177cm" svg:y="5.445cm">
          <draw:text-box>
            <text:p><text:span text:style-name="T1">2</text:span></text:p>
          </draw:text-box>
        </draw:frame>
        <draw:frame draw:style-name="gr65" draw:text-style-name="P4" draw:layer="layout" svg:width="1.27cm" svg:height="1.825cm" svg:x="2.272cm" svg:y="5.601cm">
          <draw:text-box>
            <text:p><text:span text:style-name="T1">3</text:span></text:p>
            <text:p><text:span text:style-name="T1"/></text:p>
          </draw:text-box>
        </draw:frame>
        <draw:frame draw:style-name="gr65" draw:text-style-name="P4" draw:layer="layout" svg:width="1.27cm" svg:height="1.114cm" svg:x="7.987cm" svg:y="11.795cm">
          <draw:text-box>
            <text:p><text:span text:style-name="T1">5</text:span></text:p>
          </draw:text-box>
        </draw:frame>
        <draw:frame draw:style-name="gr65" draw:text-style-name="P4" draw:layer="layout" svg:width="1.27cm" svg:height="1.825cm" svg:x="6.082cm" svg:y="8.141cm">
          <draw:text-box>
            <text:p><text:span text:style-name="T1">6</text:span></text:p>
            <text:p><text:span text:style-name="T1"/></text:p>
          </draw:text-box>
        </draw:frame>
        <draw:frame draw:style-name="gr65" draw:text-style-name="P4" draw:layer="layout" svg:width="1.27cm" svg:height="2.536cm" svg:x="16.242cm" svg:y="11.951cm">
          <draw:text-box>
            <text:p><text:span text:style-name="T1">6</text:span></text:p>
            <text:p><text:span text:style-name="T1"/></text:p>
            <text:p><text:span text:style-name="T1"/></text:p>
          </draw:text-box>
        </draw:frame>
        <draw:frame draw:style-name="gr65" draw:text-style-name="P4" draw:layer="layout" svg:width="1.27cm" svg:height="1.114cm" svg:x="2.272cm" svg:y="11.951cm">
          <draw:text-box>
            <text:p><text:span text:style-name="T1">9</text:span></text:p>
          </draw:text-box>
        </draw:frame>
        <draw:frame draw:style-name="gr65" draw:text-style-name="P4" draw:layer="layout" svg:width="1.27cm" svg:height="1.114cm" svg:x="2.907cm" svg:y="3.061cm">
          <draw:text-box>
            <text:p><text:span text:style-name="T1">2</text:span></text:p>
          </draw:text-box>
        </draw:frame>
        <draw:frame draw:style-name="gr65" draw:text-style-name="P4" draw:layer="layout" svg:width="1.27cm" svg:height="1.825cm" svg:x="5.447cm" svg:y="3.696cm">
          <draw:text-box>
            <text:p><text:span text:style-name="T1">7</text:span></text:p>
            <text:p><text:span text:style-name="T1"/></text:p>
          </draw:text-box>
        </draw:frame>
        <draw:frame draw:style-name="gr65" draw:text-style-name="P4" draw:layer="layout" svg:width="1.27cm" svg:height="1.825cm" svg:x="10.527cm" svg:y="3.061cm">
          <draw:text-box>
            <text:p><text:span text:style-name="T1">6</text:span></text:p>
            <text:p><text:span text:style-name="T1"/></text:p>
          </draw:text-box>
        </draw:frame>
        <draw:frame draw:style-name="gr65" draw:text-style-name="P4" draw:layer="layout" svg:width="1.27cm" svg:height="1.825cm" svg:x="14.337cm" svg:y="2.905cm">
          <draw:text-box>
            <text:p><text:span text:style-name="T1">5</text:span></text:p>
            <text:p><text:span text:style-name="T1"/></text:p>
          </draw:text-box>
        </draw:frame>
        <draw:frame draw:style-name="gr65" draw:text-style-name="P4" draw:layer="layout" svg:width="1.271cm" svg:height="1.114cm" svg:x="14.336cm" svg:y="5.445cm">
          <draw:text-box>
            <text:p><text:span text:style-name="T1">5</text:span></text:p>
          </draw:text-box>
        </draw:frame>
        <draw:frame draw:style-name="gr65" draw:text-style-name="P4" draw:layer="layout" svg:width="1.27cm" svg:height="1.825cm" svg:x="16.877cm" svg:y="7.506cm">
          <draw:text-box>
            <text:p><text:span text:style-name="T1">8</text:span></text:p>
            <text:p><text:span text:style-name="T1"/></text:p>
          </draw:text-box>
        </draw:frame>
        <draw:frame draw:style-name="gr65" draw:text-style-name="P4" draw:layer="layout" svg:width="1.27cm" svg:height="1.825cm" svg:x="4.812cm" svg:y="7.985cm">
          <draw:text-box>
            <text:p><text:span text:style-name="T1">7</text:span></text:p>
            <text:p><text:span text:style-name="T1"/></text:p>
          </draw:text-box>
        </draw:frame>
        <draw:circle draw:style-name="gr71" draw:text-style-name="P2" draw:id="id92" draw:layer="layout" svg:width="0.635cm" svg:height="0.635cm" svg:x="1.001cm" svg:y="13.7cm">
          <text:p/>
        </draw:circle>
        <draw:circle draw:style-name="gr71" draw:text-style-name="P2" draw:id="id98" draw:layer="layout" svg:width="0.635cm" svg:height="0.635cm" svg:x="14.97cm" svg:y="13.7cm">
          <text:p/>
        </draw:circle>
        <draw:circle draw:style-name="gr71" draw:text-style-name="P2" draw:layer="layout" svg:width="0.635cm" svg:height="0.635cm" svg:x="15.605cm" svg:y="1.635cm">
          <text:p/>
        </draw:circle>
        <draw:connector draw:style-name="gr105" draw:text-style-name="P2" draw:layer="layout" draw:type="curve" svg:x1="8.937cm" svg:y1="13.7cm" svg:x2="8.939cm" svg:y2="10.525cm" draw:start-shape="id93" draw:start-glue-point="0" draw:end-shape="id97" draw:end-glue-point="2" svg:d="m8937 13700c0-2380 2-793 2-3175">
          <text:p/>
        </draw:connector>
        <draw:circle draw:style-name="gr71" draw:text-style-name="P2" draw:id="id94" draw:layer="layout" svg:width="0.635cm" svg:height="0.636cm" svg:x="1.001cm" svg:y="6.715cm">
          <text:p/>
        </draw:circle>
        <draw:circle draw:style-name="gr71" draw:text-style-name="P2" draw:id="id93" draw:layer="layout" svg:width="0.635cm" svg:height="0.635cm" svg:x="8.62cm" svg:y="13.7cm">
          <text:p/>
        </draw:circle>
        <draw:circle draw:style-name="gr71" draw:text-style-name="P2" draw:layer="layout" svg:width="0.634cm" svg:height="0.633cm" svg:x="3.54cm" svg:y="1.637cm">
          <text:p/>
        </draw:circle>
        <draw:circle draw:style-name="gr71" draw:text-style-name="P2" draw:layer="layout" svg:width="0.634cm" svg:height="0.633cm" svg:x="3.54cm" svg:y="4.175cm">
          <text:p/>
        </draw:circle>
        <draw:circle draw:style-name="gr58" draw:text-style-name="P2" draw:id="id95" draw:layer="layout" svg:width="0.635cm" svg:height="0.635cm" svg:x="5.447cm" svg:y="6.715cm">
          <text:p/>
        </draw:circle>
      </draw:page>
      <draw:page draw:name="page15" draw:style-name="dp1" draw:master-page-name="Default">
        <office:forms form:automatic-focus="false" form:apply-design-mode="false"/>
        <draw:path draw:style-name="gr103" draw:text-style-name="P2" draw:layer="layout" svg:width="4.374cm" svg:height="0.502cm" draw:transform="rotate (1.1058406140634) translate (1.41245975914603cm 13.8672208092833cm)" svg:viewBox="0 0 4375 503" svg:d="m0 14967c533-72 4375 497 4375 497">
          <text:p/>
        </draw:path>
        <draw:path draw:style-name="gr55" draw:text-style-name="P2" draw:layer="layout" svg:width="6.875cm" svg:height="2.81cm" draw:transform="skewX (-6.44173074845164E-017) rotate (-0.925373569408406) translate (11.1397193597018cm 8.53798185210009cm)" svg:viewBox="0 0 6876 2811" svg:d="m0-4725c612 205 6876-2801 6876-2801">
          <text:p/>
        </draw:path>
        <draw:path draw:style-name="gr55" draw:text-style-name="P2" draw:layer="layout" svg:width="12.025cm" svg:height="0.182cm" svg:x="3.851cm" svg:y="1.701cm" svg:viewBox="0 0 12026 183" svg:d="m0 143c587-1 11582-258 11986-80l40 120">
          <text:p/>
        </draw:path>
        <draw:path draw:style-name="gr55" draw:text-style-name="P2" draw:layer="layout" svg:width="3.117cm" svg:height="2.053cm" draw:transform="rotate (-0.785398163398486) translate (16.0474390492338cm 2.03456095076606cm)" svg:viewBox="0 0 3118 2054" svg:d="m0-19804c488-75 921 183 1360 340 395 142 1627 1294 1758 1701v0">
          <text:p/>
        </draw:path>
        <draw:path draw:style-name="gr55" draw:text-style-name="P2" draw:layer="layout" svg:width="4.309cm" svg:height="1.269cm" draw:transform="rotate (-0.557283630162871) translate (4.57536504053614cm 0.806664748233299cm)" svg:viewBox="0 0 4310 1270" svg:d="m0-2200c453-85 4310-1270 4310-1270">
          <text:p/>
        </draw:path>
        <draw:path draw:style-name="gr55" draw:text-style-name="P2" draw:layer="layout" svg:width="6.053cm" svg:height="0.083cm" draw:transform="rotate (-0.644026493986973) translate (3.95406331225983cm 10.2753219145961cm)" svg:viewBox="0 0 6054 84" svg:d="m0 11770c548 7 6054-84 6054-84">
          <text:p/>
        </draw:path>
        <draw:path draw:style-name="gr55" draw:text-style-name="P2" draw:layer="layout" svg:width="4.043cm" svg:height="1.1cm" draw:transform="rotate (-1.15121917461643) translate (2.37650286063572cm 6.72960235997254cm)" svg:viewBox="0 0 4044 1101" svg:d="m0 2236c555 101 3869-997 3869-997l175-97">
          <text:p/>
        </draw:path>
        <draw:path draw:style-name="gr103" draw:text-style-name="P2" draw:layer="layout" svg:width="3.913cm" svg:height="1.179cm" draw:transform="rotate (1.37339958839408) translate (15.356cm 13.83cm)" svg:viewBox="0 0 3914 1180" svg:d="m0 35540c552 9 3914 1180 3914 1180v0">
          <text:p/>
        </draw:path>
        <draw:path draw:style-name="gr103" draw:text-style-name="P2" draw:layer="layout" svg:width="2.744cm" svg:height="2.223cm" draw:transform="rotate (1.46049151806858) translate (13.4056660700603cm 4.48708340239475cm)" svg:viewBox="0 0 2745 2224" svg:d="m0 27663c506-156 1368 412 1675 725 362 368 977 1361 977 1361l93 111">
          <text:p/>
        </draw:path>
        <draw:path draw:style-name="gr103" draw:text-style-name="P2" draw:layer="layout" svg:width="3.507cm" svg:height="0.67cm" draw:transform="rotate (0.958360292269905) translate (1.325cm 7.015cm)" svg:viewBox="0 0 3508 671" svg:d="m0 10234c555 47 3508 671 3508 671">
          <text:p/>
        </draw:path>
        <draw:path draw:style-name="gr103" draw:text-style-name="P2" draw:layer="layout" svg:width="2.554cm" svg:height="0.242cm" draw:transform="rotate (-1.46049151806977) translate (3.824cm 1.924cm)" svg:viewBox="0 0 2555 243" svg:d="m0-7178c441 23 2153 128 2555 243v0">
          <text:p/>
        </draw:path>
        <draw:path draw:style-name="gr55" draw:text-style-name="P2" draw:layer="layout" svg:width="7.558cm" svg:height="1.801cm" draw:transform="rotate (0.404916386462608) translate (8.26050982537533cm 3.16585633691425cm)" svg:viewBox="0 0 7559 1802" svg:d="m0 12329c580-56 7559 1801 7559 1801">
          <text:p/>
        </draw:path>
        <draw:path draw:style-name="gr55" draw:text-style-name="P2" draw:layer="layout" svg:width="6.934cm" svg:height="8.858cm" draw:transform="rotate (-1.57079632679579) translate (17.1599999999855cm 3.2069999999816cm)" svg:viewBox="0 0 6935 8859" svg:d="m0-25461c415 36 6935-8859 6935-8859">
          <text:p/>
        </draw:path>
        <draw:path draw:style-name="gr56" draw:text-style-name="P2" draw:layer="layout" svg:width="4.527cm" svg:height="0.108cm" draw:transform="rotate (-1.46014245221937) translate (16.6199907077135cm 5.68177915240131cm)" svg:viewBox="0 0 4528 109" svg:d="m0-31680c455 38 4528-102 4528-102">
          <text:p/>
        </draw:path>
        <draw:path draw:style-name="gr69" draw:text-style-name="P2" draw:layer="layout" svg:width="3.245cm" svg:height="1.114cm" draw:transform="rotate (-0.726755100531488) translate (14.0932475236317cm 3.65628587953053cm)" svg:viewBox="0 0 3246 1115" svg:d="m0-12149c608 8 1199-152 1781-349 509-173 852-539 1322-746l143-20">
          <text:p/>
        </draw:path>
        <draw:circle draw:style-name="gr58" draw:text-style-name="P2" draw:id="id107" draw:layer="layout" svg:width="0.635cm" svg:height="0.635cm" svg:x="16.877cm" svg:y="9.89cm">
          <text:p/>
        </draw:circle>
        <draw:connector draw:style-name="gr107" draw:text-style-name="P3" draw:layer="layout" draw:type="curve" svg:x1="1.636cm" svg:y1="14.017cm" svg:x2="8.62cm" svg:y2="14.017cm" draw:start-shape="id100" draw:start-glue-point="1" draw:end-shape="id101" draw:end-glue-point="3" svg:d="m1636 14017h6984">
          <text:p/>
        </draw:connector>
        <draw:connector draw:style-name="gr60" draw:text-style-name="P2" draw:layer="layout" draw:type="curve" svg:x1="1.318cm" svg:y1="7.351cm" svg:x2="1.318cm" svg:y2="13.7cm" draw:start-shape="id102" draw:start-glue-point="2" draw:end-shape="id100" draw:end-glue-point="0" svg:d="m1318 7351v6349">
          <text:p/>
        </draw:connector>
        <draw:connector draw:style-name="gr60" draw:text-style-name="P2" draw:layer="layout" draw:type="curve" svg:x1="1.636cm" svg:y1="7.033cm" svg:x2="5.447cm" svg:y2="7.032cm" draw:start-shape="id102" draw:start-glue-point="1" draw:end-shape="id103" draw:end-glue-point="3" svg:d="m1636 7033c2859 0 954-1 3811-1">
          <text:p/>
        </draw:connector>
        <draw:connector draw:style-name="gr60" draw:text-style-name="P2" draw:layer="layout" draw:type="curve" svg:x1="4.177cm" svg:y1="10.205cm" svg:x2="8.622cm" svg:y2="10.207cm" draw:start-shape="id104" draw:start-glue-point="1" draw:end-shape="id105" draw:end-glue-point="3" svg:d="m4177 10205c3334 0 1112 2 4445 2">
          <text:p/>
        </draw:connector>
        <draw:connector draw:style-name="gr60" draw:text-style-name="P2" draw:layer="layout" draw:type="curve" svg:x1="9.255cm" svg:y1="14.017cm" svg:x2="14.97cm" svg:y2="14.017cm" draw:start-shape="id101" draw:start-glue-point="1" draw:end-shape="id106" draw:end-glue-point="3" svg:d="m9255 14017h5715">
          <text:p/>
        </draw:connector>
        <draw:connector draw:style-name="gr60" draw:text-style-name="P2" draw:layer="layout" draw:type="curve" svg:x1="8.622cm" svg:y1="10.207cm" svg:x2="16.877cm" svg:y2="10.207cm" draw:end-shape="id107" draw:end-glue-point="3" svg:d="m8622 10207h8255">
          <text:p/>
        </draw:connector>
        <draw:path draw:style-name="gr55" draw:text-style-name="P2" draw:layer="layout" svg:width="4.48cm" svg:height="0.312cm" draw:transform="rotate (-2.07676727694885) translate (8.23322428657942cm 3.28712426540676cm)" svg:viewBox="0 0 4481 313" svg:d="m0-17589c483-10 4481 313 4481 313">
          <text:p/>
        </draw:path>
        <draw:path draw:style-name="gr56" draw:text-style-name="P2" draw:layer="layout" svg:width="4.179cm" svg:height="0.937cm" draw:transform="rotate (-0.984016632275403) translate (6.52065179673654cm 6.6212625157146cm)" svg:viewBox="0 0 4180 938" svg:d="m0-2600c554 120 4124-916 4124-916l56-12">
          <text:p/>
        </draw:path>
        <draw:path draw:style-name="gr69" draw:text-style-name="P2" draw:layer="layout" svg:width="3.276cm" svg:height="1.398cm" draw:transform="rotate (1.42890105860749) translate (3.97927179786787cm 10.2193245571116cm)" svg:viewBox="0 0 3277 1399" svg:d="m0 10774c542-100 3277 1394 3277 1394">
          <text:p/>
        </draw:path>
        <draw:path draw:style-name="gr108" draw:text-style-name="P2" draw:layer="layout" svg:width="4.944cm" svg:height="1.624cm" draw:transform="rotate (-0.557283630162871) translate (9.12819715107166cm 1.87467048562136cm)" svg:viewBox="0 0 4945 1625" svg:d="m0-4856c500 140 4945-1617 4945-1617">
          <text:p/>
        </draw:path>
        <draw:path draw:style-name="gr55" draw:text-style-name="P2" draw:layer="layout" svg:width="7.365cm" svg:height="0.203cm" draw:transform="rotate (1.68145020137102) translate (8.99101354875427cm 10.3024429123586cm)" svg:viewBox="0 0 7366 204" svg:d="m0 15601c442-37 7238 200 7238 200l128-67">
          <text:p/>
        </draw:path>
        <draw:path draw:style-name="gr64" draw:text-style-name="P2" draw:layer="layout" svg:width="4.581cm" svg:height="0.083cm" draw:transform="rotate (-2.86425983544854) translate (8.33326454430692cm 3.27467354503835cm)" svg:viewBox="0 0 4582 84" svg:d="m0-10791c458 18 4439-71 4439-71l143 84">
          <text:p/>
        </draw:path>
        <draw:circle draw:style-name="gr58" draw:text-style-name="P2" draw:id="id105" draw:layer="layout" svg:width="0.635cm" svg:height="0.635cm" svg:x="8.622cm" svg:y="9.89cm">
          <text:p/>
        </draw:circle>
        <draw:path draw:style-name="gr69" draw:text-style-name="P2" draw:layer="layout" svg:width="3.06cm" svg:height="0.478cm" draw:transform="rotate (-0.785398163398486) translate (3.8418527658829cm 4.47214722848434cm)" svg:viewBox="0 0 3061 479" svg:d="m0 916c542-154 3061 454 3061 454">
          <text:p/>
        </draw:path>
        <draw:circle draw:style-name="gr71" draw:text-style-name="P2" draw:id="id104" draw:layer="layout" svg:width="0.635cm" svg:height="0.635cm" svg:x="3.542cm" svg:y="9.888cm">
          <text:p/>
        </draw:circle>
        <draw:circle draw:style-name="gr71" draw:text-style-name="P2" draw:layer="layout" svg:width="0.635cm" svg:height="0.635cm" svg:x="13.067cm" svg:y="4.175cm">
          <text:p/>
        </draw:circle>
        <draw:circle draw:style-name="gr58" draw:text-style-name="P2" draw:layer="layout" svg:width="0.635cm" svg:height="0.635cm" svg:x="16.242cm" svg:y="5.445cm">
          <text:p/>
        </draw:circle>
        <draw:circle draw:style-name="gr109" draw:text-style-name="P2" draw:layer="layout" svg:width="0.635cm" svg:height="0.635cm" svg:x="7.987cm" svg:y="2.905cm">
          <text:p/>
        </draw:circle>
        <draw:frame draw:style-name="gr65" draw:text-style-name="P4" draw:layer="layout" svg:width="1.27cm" svg:height="1.114cm" svg:x="4.177cm" svg:y="5.445cm">
          <draw:text-box>
            <text:p><text:span text:style-name="T1">2</text:span></text:p>
          </draw:text-box>
        </draw:frame>
        <draw:frame draw:style-name="gr65" draw:text-style-name="P4" draw:layer="layout" svg:width="1.27cm" svg:height="1.825cm" svg:x="2.272cm" svg:y="5.601cm">
          <draw:text-box>
            <text:p><text:span text:style-name="T1">3</text:span></text:p>
            <text:p><text:span text:style-name="T1"/></text:p>
          </draw:text-box>
        </draw:frame>
        <draw:frame draw:style-name="gr65" draw:text-style-name="P4" draw:layer="layout" svg:width="1.27cm" svg:height="1.114cm" svg:x="7.987cm" svg:y="11.795cm">
          <draw:text-box>
            <text:p><text:span text:style-name="T1">5</text:span></text:p>
          </draw:text-box>
        </draw:frame>
        <draw:frame draw:style-name="gr65" draw:text-style-name="P4" draw:layer="layout" svg:width="1.27cm" svg:height="1.825cm" svg:x="6.082cm" svg:y="8.141cm">
          <draw:text-box>
            <text:p><text:span text:style-name="T1">6</text:span></text:p>
            <text:p><text:span text:style-name="T1"/></text:p>
          </draw:text-box>
        </draw:frame>
        <draw:frame draw:style-name="gr65" draw:text-style-name="P4" draw:layer="layout" svg:width="1.27cm" svg:height="2.536cm" svg:x="16.242cm" svg:y="11.951cm">
          <draw:text-box>
            <text:p><text:span text:style-name="T1">6</text:span></text:p>
            <text:p><text:span text:style-name="T1"/></text:p>
            <text:p><text:span text:style-name="T1"/></text:p>
          </draw:text-box>
        </draw:frame>
        <draw:frame draw:style-name="gr65" draw:text-style-name="P4" draw:layer="layout" svg:width="1.27cm" svg:height="1.114cm" svg:x="2.272cm" svg:y="11.951cm">
          <draw:text-box>
            <text:p><text:span text:style-name="T1">9</text:span></text:p>
          </draw:text-box>
        </draw:frame>
        <draw:frame draw:style-name="gr65" draw:text-style-name="P4" draw:layer="layout" svg:width="1.27cm" svg:height="1.114cm" svg:x="2.907cm" svg:y="3.061cm">
          <draw:text-box>
            <text:p><text:span text:style-name="T1">2</text:span></text:p>
          </draw:text-box>
        </draw:frame>
        <draw:frame draw:style-name="gr65" draw:text-style-name="P4" draw:layer="layout" svg:width="1.27cm" svg:height="1.825cm" svg:x="5.447cm" svg:y="3.696cm">
          <draw:text-box>
            <text:p><text:span text:style-name="T1">7</text:span></text:p>
            <text:p><text:span text:style-name="T1"/></text:p>
          </draw:text-box>
        </draw:frame>
        <draw:frame draw:style-name="gr65" draw:text-style-name="P4" draw:layer="layout" svg:width="1.27cm" svg:height="1.825cm" svg:x="10.527cm" svg:y="3.061cm">
          <draw:text-box>
            <text:p><text:span text:style-name="T1">6</text:span></text:p>
            <text:p><text:span text:style-name="T1"/></text:p>
          </draw:text-box>
        </draw:frame>
        <draw:frame draw:style-name="gr65" draw:text-style-name="P4" draw:layer="layout" svg:width="1.27cm" svg:height="1.825cm" svg:x="14.337cm" svg:y="2.905cm">
          <draw:text-box>
            <text:p><text:span text:style-name="T1">5</text:span></text:p>
            <text:p><text:span text:style-name="T1"/></text:p>
          </draw:text-box>
        </draw:frame>
        <draw:frame draw:style-name="gr65" draw:text-style-name="P4" draw:layer="layout" svg:width="1.271cm" svg:height="1.114cm" svg:x="14.336cm" svg:y="5.445cm">
          <draw:text-box>
            <text:p><text:span text:style-name="T1">5</text:span></text:p>
          </draw:text-box>
        </draw:frame>
        <draw:frame draw:style-name="gr65" draw:text-style-name="P4" draw:layer="layout" svg:width="1.27cm" svg:height="1.825cm" svg:x="16.877cm" svg:y="7.506cm">
          <draw:text-box>
            <text:p><text:span text:style-name="T1">8</text:span></text:p>
            <text:p><text:span text:style-name="T1"/></text:p>
          </draw:text-box>
        </draw:frame>
        <draw:frame draw:style-name="gr65" draw:text-style-name="P4" draw:layer="layout" svg:width="1.27cm" svg:height="1.825cm" svg:x="4.812cm" svg:y="7.985cm">
          <draw:text-box>
            <text:p><text:span text:style-name="T1">7</text:span></text:p>
            <text:p><text:span text:style-name="T1"/></text:p>
          </draw:text-box>
        </draw:frame>
        <draw:circle draw:style-name="gr71" draw:text-style-name="P2" draw:id="id100" draw:layer="layout" svg:width="0.635cm" svg:height="0.635cm" svg:x="1.001cm" svg:y="13.7cm">
          <text:p/>
        </draw:circle>
        <draw:circle draw:style-name="gr71" draw:text-style-name="P2" draw:id="id106" draw:layer="layout" svg:width="0.635cm" svg:height="0.635cm" svg:x="14.97cm" svg:y="13.7cm">
          <text:p/>
        </draw:circle>
        <draw:circle draw:style-name="gr71" draw:text-style-name="P2" draw:layer="layout" svg:width="0.635cm" svg:height="0.635cm" svg:x="15.605cm" svg:y="1.635cm">
          <text:p/>
        </draw:circle>
        <draw:connector draw:style-name="gr105" draw:text-style-name="P2" draw:layer="layout" draw:type="curve" svg:x1="8.937cm" svg:y1="13.7cm" svg:x2="8.939cm" svg:y2="10.525cm" draw:start-shape="id101" draw:start-glue-point="0" draw:end-shape="id105" draw:end-glue-point="2" svg:d="m8937 13700c0-2380 2-793 2-3175">
          <text:p/>
        </draw:connector>
        <draw:circle draw:style-name="gr71" draw:text-style-name="P2" draw:id="id102" draw:layer="layout" svg:width="0.635cm" svg:height="0.636cm" svg:x="1.001cm" svg:y="6.715cm">
          <text:p/>
        </draw:circle>
        <draw:circle draw:style-name="gr71" draw:text-style-name="P2" draw:id="id101" draw:layer="layout" svg:width="0.635cm" svg:height="0.635cm" svg:x="8.62cm" svg:y="13.7cm">
          <text:p/>
        </draw:circle>
        <draw:circle draw:style-name="gr71" draw:text-style-name="P2" draw:layer="layout" svg:width="0.634cm" svg:height="0.633cm" svg:x="3.54cm" svg:y="1.637cm">
          <text:p/>
        </draw:circle>
        <draw:circle draw:style-name="gr71" draw:text-style-name="P2" draw:layer="layout" svg:width="0.634cm" svg:height="0.633cm" svg:x="3.54cm" svg:y="4.175cm">
          <text:p/>
        </draw:circle>
        <draw:circle draw:style-name="gr58" draw:text-style-name="P2" draw:id="id103" draw:layer="layout" svg:width="0.635cm" svg:height="0.635cm" svg:x="5.447cm" svg:y="6.715cm">
          <text:p/>
        </draw:circle>
      </draw:page>
      <draw:page draw:name="page16" draw:style-name="dp1" draw:master-page-name="Default">
        <office:forms form:automatic-focus="false" form:apply-design-mode="false"/>
        <draw:path draw:style-name="gr55" draw:text-style-name="P2" draw:layer="layout" svg:width="6.875cm" svg:height="2.81cm" draw:transform="skewX (-6.44173074845164E-017) rotate (-0.925373569408406) translate (11.1397193597018cm 8.53798185210009cm)" svg:viewBox="0 0 6876 2811" svg:d="m0-4725c612 205 6876-2801 6876-2801">
          <text:p/>
        </draw:path>
        <draw:path draw:style-name="gr55" draw:text-style-name="P2" draw:layer="layout" svg:width="12.025cm" svg:height="0.182cm" svg:x="3.851cm" svg:y="1.701cm" svg:viewBox="0 0 12026 183" svg:d="m0 143c587-1 11582-258 11986-80l40 120">
          <text:p/>
        </draw:path>
        <draw:path draw:style-name="gr55" draw:text-style-name="P2" draw:layer="layout" svg:width="3.117cm" svg:height="2.053cm" draw:transform="rotate (-0.785398163398486) translate (16.0474390492338cm 2.03456095076606cm)" svg:viewBox="0 0 3118 2054" svg:d="m0-19804c488-75 921 183 1360 340 395 142 1627 1294 1758 1701v0">
          <text:p/>
        </draw:path>
        <draw:path draw:style-name="gr55" draw:text-style-name="P2" draw:layer="layout" svg:width="4.309cm" svg:height="1.269cm" draw:transform="rotate (-0.557283630162871) translate (4.57536504053614cm 0.806664748233299cm)" svg:viewBox="0 0 4310 1270" svg:d="m0-2200c453-85 4310-1270 4310-1270">
          <text:p/>
        </draw:path>
        <draw:path draw:style-name="gr55" draw:text-style-name="P2" draw:layer="layout" svg:width="6.053cm" svg:height="0.083cm" draw:transform="rotate (-0.644026493986973) translate (3.95406331225983cm 10.2753219145961cm)" svg:viewBox="0 0 6054 84" svg:d="m0 11770c548 7 6054-84 6054-84">
          <text:p/>
        </draw:path>
        <draw:path draw:style-name="gr55" draw:text-style-name="P2" draw:layer="layout" svg:width="4.043cm" svg:height="1.1cm" draw:transform="rotate (-1.15121917461643) translate (2.37650286063572cm 6.72960235997254cm)" svg:viewBox="0 0 4044 1101" svg:d="m0 2236c555 101 3869-997 3869-997l175-97">
          <text:p/>
        </draw:path>
        <draw:g>
          <draw:g>
            <draw:circle draw:style-name="gr71" draw:text-style-name="P2" draw:layer="layout" svg:width="0.635cm" svg:height="0.635cm" svg:x="1.002cm" svg:y="13.7cm">
              <text:p/>
            </draw:circle>
            <draw:circle draw:style-name="gr71" draw:text-style-name="P2" draw:layer="layout" svg:width="0.635cm" svg:height="0.635cm" svg:x="14.972cm" svg:y="13.7cm">
              <text:p/>
            </draw:circle>
            <draw:circle draw:style-name="gr71" draw:text-style-name="P2" draw:layer="layout" svg:width="0.635cm" svg:height="0.635cm" svg:x="15.607cm" svg:y="1.635cm">
              <text:p/>
            </draw:circle>
            <draw:connector draw:style-name="gr110" draw:text-style-name="P2" draw:layer="layout" draw:type="curve" svg:x1="8.939cm" svg:y1="13.7cm" svg:x2="8.939cm" svg:y2="10.525cm" draw:start-shape="id108" draw:start-glue-point="0" svg:d="m8939 13700v-3175">
              <text:p/>
            </draw:connector>
            <draw:circle draw:style-name="gr71" draw:text-style-name="P2" draw:layer="layout" svg:width="0.635cm" svg:height="0.636cm" svg:x="1.002cm" svg:y="6.715cm">
              <text:p/>
            </draw:circle>
            <draw:path draw:style-name="gr69" draw:text-style-name="P2" draw:layer="layout" svg:width="4.374cm" svg:height="0.502cm" draw:transform="rotate (1.1058406140634) translate (1.41245975914603cm 13.8672208092833cm)" svg:viewBox="0 0 4375 503" svg:d="m0 14967c533-72 4375 497 4375 497">
              <text:p/>
            </draw:path>
            <draw:circle draw:style-name="gr71" draw:text-style-name="P2" draw:id="id108" draw:layer="layout" svg:width="0.635cm" svg:height="0.635cm" svg:x="8.622cm" svg:y="13.7cm">
              <text:p/>
            </draw:circle>
            <draw:circle draw:style-name="gr71" draw:text-style-name="P2" draw:layer="layout" svg:width="0.634cm" svg:height="0.633cm" svg:x="3.542cm" svg:y="1.637cm">
              <text:p/>
            </draw:circle>
            <draw:path draw:style-name="gr69" draw:text-style-name="P2" draw:layer="layout" svg:width="3.913cm" svg:height="1.179cm" draw:transform="rotate (1.37339958839408) translate (15.356cm 13.83cm)" svg:viewBox="0 0 3914 1180" svg:d="m0 35540c552 9 3914 1180 3914 1180v0">
              <text:p/>
            </draw:path>
            <draw:path draw:style-name="gr69" draw:text-style-name="P2" draw:layer="layout" svg:width="2.744cm" svg:height="2.223cm" draw:transform="rotate (1.46049151806858) translate (13.4056660700603cm 4.48708340239475cm)" svg:viewBox="0 0 2745 2224" svg:d="m0 27663c506-156 1368 412 1675 725 362 368 977 1361 977 1361l93 111">
              <text:p/>
            </draw:path>
            <draw:path draw:style-name="gr69" draw:text-style-name="P2" draw:layer="layout" svg:width="3.507cm" svg:height="0.67cm" draw:transform="rotate (0.958360292269905) translate (1.325cm 7.015cm)" svg:viewBox="0 0 3508 671" svg:d="m0 10234c555 47 3508 671 3508 671">
              <text:p/>
            </draw:path>
          </draw:g>
          <draw:path draw:style-name="gr108" draw:text-style-name="P2" draw:layer="layout" svg:width="2.554cm" svg:height="0.242cm" draw:transform="rotate (-1.46049151806977) translate (3.824cm 1.924cm)" svg:viewBox="0 0 2555 243" svg:d="m0-7178c441 23 2153 128 2555 243v0">
            <text:p/>
          </draw:path>
        </draw:g>
        <draw:path draw:style-name="gr55" draw:text-style-name="P2" draw:layer="layout" svg:width="7.558cm" svg:height="1.801cm" draw:transform="rotate (0.404916386462608) translate (8.26050982537533cm 3.16585633691425cm)" svg:viewBox="0 0 7559 1802" svg:d="m0 12329c580-56 7559 1801 7559 1801">
          <text:p/>
        </draw:path>
        <draw:path draw:style-name="gr55" draw:text-style-name="P2" draw:layer="layout" svg:width="6.934cm" svg:height="8.858cm" draw:transform="rotate (-1.57079632679579) translate (17.1599999999855cm 3.2069999999816cm)" svg:viewBox="0 0 6935 8859" svg:d="m0-25461c415 36 6935-8859 6935-8859">
          <text:p/>
        </draw:path>
        <draw:path draw:style-name="gr111" draw:text-style-name="P2" draw:layer="layout" svg:width="4.527cm" svg:height="0.108cm" draw:transform="rotate (-1.46014245221937) translate (16.6199907077135cm 5.68177915240131cm)" svg:viewBox="0 0 4528 109" svg:d="m0-31680c455 38 4528-102 4528-102">
          <text:p/>
        </draw:path>
        <draw:path draw:style-name="gr69" draw:text-style-name="P2" draw:layer="layout" svg:width="3.245cm" svg:height="1.114cm" draw:transform="rotate (-0.726755100531488) translate (14.0932475236317cm 3.65628587953053cm)" svg:viewBox="0 0 3246 1115" svg:d="m0-12149c608 8 1199-152 1781-349 509-173 852-539 1322-746l143-20">
          <text:p/>
        </draw:path>
        <draw:circle draw:style-name="gr57" draw:text-style-name="P2" draw:layer="layout" svg:width="0.635cm" svg:height="0.635cm" svg:x="3.542cm" svg:y="4.175cm">
          <text:p/>
        </draw:circle>
        <draw:circle draw:style-name="gr57" draw:text-style-name="P2" draw:layer="layout" svg:width="0.635cm" svg:height="0.635cm" svg:x="3.543cm" svg:y="4.176cm">
          <text:p/>
        </draw:circle>
        <draw:circle draw:style-name="gr57" draw:text-style-name="P2" draw:layer="layout" svg:width="0.635cm" svg:height="0.635cm" svg:x="3.543cm" svg:y="4.176cm">
          <text:p/>
        </draw:circle>
        <draw:circle draw:style-name="gr57" draw:text-style-name="P2" draw:layer="layout" svg:width="0.635cm" svg:height="0.635cm" svg:x="3.543cm" svg:y="4.176cm">
          <text:p/>
        </draw:circle>
        <draw:circle draw:style-name="gr57" draw:text-style-name="P2" draw:layer="layout" svg:width="0.635cm" svg:height="0.635cm" svg:x="3.543cm" svg:y="4.176cm">
          <text:p/>
        </draw:circle>
        <draw:circle draw:style-name="gr70" draw:text-style-name="P2" draw:id="id112" draw:layer="layout" svg:width="0.635cm" svg:height="0.635cm" svg:x="16.877cm" svg:y="9.89cm">
          <text:p/>
        </draw:circle>
        <draw:connector draw:style-name="gr112" draw:text-style-name="P3" draw:layer="layout" draw:type="curve" svg:x1="1.637cm" svg:y1="14.017cm" svg:x2="8.622cm" svg:y2="14.017cm" svg:d="m1637 14017h6985">
          <text:p/>
        </draw:connector>
        <draw:connector draw:style-name="gr60" draw:text-style-name="P2" draw:layer="layout" draw:type="curve" svg:x1="1.319cm" svg:y1="7.351cm" svg:x2="1.319cm" svg:y2="13.7cm" svg:d="m1319 7351v6349">
          <text:p/>
        </draw:connector>
        <draw:connector draw:style-name="gr60" draw:text-style-name="P2" draw:layer="layout" draw:type="curve" svg:x1="1.637cm" svg:y1="7.033cm" svg:x2="5.447cm" svg:y2="7.032cm" draw:end-shape="id109" draw:end-glue-point="3" svg:d="m1637 7033c2482 0 578-1 3810-1">
          <text:p/>
        </draw:connector>
        <draw:connector draw:style-name="gr60" draw:text-style-name="P2" draw:layer="layout" draw:type="curve" svg:x1="4.177cm" svg:y1="10.207cm" svg:x2="8.622cm" svg:y2="10.207cm" draw:start-shape="id110" draw:start-glue-point="1" draw:end-shape="id111" draw:end-glue-point="3" svg:d="m4177 10207h4445">
          <text:p/>
        </draw:connector>
        <draw:connector draw:style-name="gr60" draw:text-style-name="P2" draw:layer="layout" draw:type="curve" svg:x1="9.257cm" svg:y1="14.017cm" svg:x2="14.972cm" svg:y2="14.017cm" svg:d="m9257 14017h5715">
          <text:p/>
        </draw:connector>
        <draw:connector draw:style-name="gr60" draw:text-style-name="P2" draw:layer="layout" draw:type="curve" svg:x1="8.622cm" svg:y1="10.207cm" svg:x2="16.877cm" svg:y2="10.207cm" draw:end-shape="id112" draw:end-glue-point="3" svg:d="m8622 10207h8255">
          <text:p/>
        </draw:connector>
        <draw:path draw:style-name="gr55" draw:text-style-name="P2" draw:layer="layout" svg:width="4.48cm" svg:height="0.312cm" draw:transform="rotate (-2.07676727694885) translate (8.23322428657942cm 3.28712426540676cm)" svg:viewBox="0 0 4481 313" svg:d="m0-17589c483-10 4481 313 4481 313">
          <text:p/>
        </draw:path>
        <draw:path draw:style-name="gr111" draw:text-style-name="P2" draw:layer="layout" svg:width="4.179cm" svg:height="0.937cm" draw:transform="rotate (-0.984016632275403) translate (6.52065179673654cm 6.6212625157146cm)" svg:viewBox="0 0 4180 938" svg:d="m0-2600c554 120 4124-916 4124-916l56-12">
          <text:p/>
        </draw:path>
        <draw:path draw:style-name="gr69" draw:text-style-name="P2" draw:layer="layout" svg:width="3.276cm" svg:height="1.398cm" draw:transform="rotate (1.42890105860749) translate (3.97927179786787cm 10.2213245571116cm)" svg:viewBox="0 0 3277 1399" svg:d="m0 10774c542-100 3277 1394 3277 1394">
          <text:p/>
        </draw:path>
        <draw:path draw:style-name="gr69" draw:text-style-name="P2" draw:layer="layout" svg:width="4.944cm" svg:height="1.624cm" draw:transform="rotate (-0.557283630162871) translate (9.12819715107166cm 1.87467048562136cm)" svg:viewBox="0 0 4945 1625" svg:d="m0-4856c500 140 4945-1617 4945-1617">
          <text:p/>
        </draw:path>
        <draw:path draw:style-name="gr55" draw:text-style-name="P2" draw:layer="layout" svg:width="7.365cm" svg:height="0.203cm" draw:transform="rotate (1.68145020137102) translate (8.99101354875427cm 10.3024429123586cm)" svg:viewBox="0 0 7366 204" svg:d="m0 15601c442-37 7238 200 7238 200l128-67">
          <text:p/>
        </draw:path>
        <draw:path draw:style-name="gr111" draw:text-style-name="P2" draw:layer="layout" svg:width="4.581cm" svg:height="0.083cm" draw:transform="rotate (-2.86425983544854) translate (8.33326454430692cm 3.27467354503835cm)" svg:viewBox="0 0 4582 84" svg:d="m0-10791c458 18 4439-71 4439-71l143 84">
          <text:p/>
        </draw:path>
        <draw:circle draw:style-name="gr70" draw:text-style-name="P2" draw:id="id111" draw:layer="layout" svg:width="0.635cm" svg:height="0.635cm" svg:x="8.622cm" svg:y="9.89cm">
          <text:p/>
        </draw:circle>
        <draw:path draw:style-name="gr69" draw:text-style-name="P2" draw:layer="layout" svg:width="3.06cm" svg:height="0.478cm" draw:transform="rotate (-0.785398163398486) translate (3.8418527658829cm 4.47214722848434cm)" svg:viewBox="0 0 3061 479" svg:d="m0 916c542-154 3061 454 3061 454">
          <text:p/>
        </draw:path>
        <draw:circle draw:style-name="gr71" draw:text-style-name="P2" draw:id="id110" draw:layer="layout" svg:width="0.635cm" svg:height="0.635cm" svg:x="3.542cm" svg:y="9.89cm">
          <text:p/>
        </draw:circle>
        <draw:circle draw:style-name="gr71" draw:text-style-name="P2" draw:layer="layout" svg:width="0.635cm" svg:height="0.635cm" svg:x="13.067cm" svg:y="4.175cm">
          <text:p/>
        </draw:circle>
        <draw:circle draw:style-name="gr70" draw:text-style-name="P2" draw:layer="layout" svg:width="0.635cm" svg:height="0.635cm" svg:x="16.242cm" svg:y="5.445cm">
          <text:p/>
        </draw:circle>
        <draw:circle draw:style-name="gr71" draw:text-style-name="P2" draw:layer="layout" svg:width="0.635cm" svg:height="0.635cm" svg:x="7.987cm" svg:y="2.905cm">
          <text:p/>
        </draw:circle>
        <draw:frame draw:style-name="gr65" draw:text-style-name="P4" draw:layer="layout" svg:width="1.27cm" svg:height="1.114cm" svg:x="4.177cm" svg:y="5.445cm">
          <draw:text-box>
            <text:p><text:span text:style-name="T1">2</text:span></text:p>
          </draw:text-box>
        </draw:frame>
        <draw:frame draw:style-name="gr65" draw:text-style-name="P4" draw:layer="layout" svg:width="1.27cm" svg:height="1.825cm" svg:x="2.272cm" svg:y="5.601cm">
          <draw:text-box>
            <text:p><text:span text:style-name="T1">3</text:span></text:p>
            <text:p><text:span text:style-name="T1"/></text:p>
          </draw:text-box>
        </draw:frame>
        <draw:frame draw:style-name="gr65" draw:text-style-name="P4" draw:layer="layout" svg:width="1.27cm" svg:height="1.114cm" svg:x="7.987cm" svg:y="11.795cm">
          <draw:text-box>
            <text:p><text:span text:style-name="T1">5</text:span></text:p>
          </draw:text-box>
        </draw:frame>
        <draw:frame draw:style-name="gr65" draw:text-style-name="P4" draw:layer="layout" svg:width="1.27cm" svg:height="1.825cm" svg:x="6.082cm" svg:y="8.141cm">
          <draw:text-box>
            <text:p><text:span text:style-name="T1">6</text:span></text:p>
            <text:p><text:span text:style-name="T1"/></text:p>
          </draw:text-box>
        </draw:frame>
        <draw:frame draw:style-name="gr65" draw:text-style-name="P4" draw:layer="layout" svg:width="1.27cm" svg:height="2.536cm" svg:x="16.242cm" svg:y="11.951cm">
          <draw:text-box>
            <text:p><text:span text:style-name="T1">6</text:span></text:p>
            <text:p><text:span text:style-name="T1"/></text:p>
            <text:p><text:span text:style-name="T1"/></text:p>
          </draw:text-box>
        </draw:frame>
        <draw:frame draw:style-name="gr65" draw:text-style-name="P4" draw:layer="layout" svg:width="1.27cm" svg:height="1.114cm" svg:x="2.272cm" svg:y="11.951cm">
          <draw:text-box>
            <text:p><text:span text:style-name="T1">9</text:span></text:p>
          </draw:text-box>
        </draw:frame>
        <draw:frame draw:style-name="gr65" draw:text-style-name="P4" draw:layer="layout" svg:width="1.27cm" svg:height="1.114cm" svg:x="2.907cm" svg:y="3.061cm">
          <draw:text-box>
            <text:p><text:span text:style-name="T1">2</text:span></text:p>
          </draw:text-box>
        </draw:frame>
        <draw:frame draw:style-name="gr65" draw:text-style-name="P4" draw:layer="layout" svg:width="1.27cm" svg:height="1.825cm" svg:x="5.447cm" svg:y="3.696cm">
          <draw:text-box>
            <text:p><text:span text:style-name="T1">7</text:span></text:p>
            <text:p><text:span text:style-name="T1"/></text:p>
          </draw:text-box>
        </draw:frame>
        <draw:frame draw:style-name="gr65" draw:text-style-name="P4" draw:layer="layout" svg:width="1.27cm" svg:height="1.825cm" svg:x="10.527cm" svg:y="3.061cm">
          <draw:text-box>
            <text:p><text:span text:style-name="T1">6</text:span></text:p>
            <text:p><text:span text:style-name="T1"/></text:p>
          </draw:text-box>
        </draw:frame>
        <draw:frame draw:style-name="gr65" draw:text-style-name="P4" draw:layer="layout" svg:width="1.27cm" svg:height="1.825cm" svg:x="14.337cm" svg:y="2.905cm">
          <draw:text-box>
            <text:p><text:span text:style-name="T1">5</text:span></text:p>
            <text:p><text:span text:style-name="T1"/></text:p>
          </draw:text-box>
        </draw:frame>
        <draw:frame draw:style-name="gr65" draw:text-style-name="P4" draw:layer="layout" svg:width="1.271cm" svg:height="1.114cm" svg:x="14.336cm" svg:y="5.445cm">
          <draw:text-box>
            <text:p><text:span text:style-name="T1">5</text:span></text:p>
          </draw:text-box>
        </draw:frame>
        <draw:frame draw:style-name="gr65" draw:text-style-name="P4" draw:layer="layout" svg:width="1.27cm" svg:height="1.825cm" svg:x="16.877cm" svg:y="7.506cm">
          <draw:text-box>
            <text:p><text:span text:style-name="T1">8</text:span></text:p>
            <text:p><text:span text:style-name="T1"/></text:p>
          </draw:text-box>
        </draw:frame>
        <draw:frame draw:style-name="gr65" draw:text-style-name="P4" draw:layer="layout" svg:width="1.27cm" svg:height="1.825cm" svg:x="4.812cm" svg:y="7.985cm">
          <draw:text-box>
            <text:p><text:span text:style-name="T1">7</text:span></text:p>
            <text:p><text:span text:style-name="T1"/></text:p>
          </draw:text-box>
        </draw:frame>
        <draw:circle draw:style-name="gr71" draw:text-style-name="P2" draw:layer="layout" svg:width="0.634cm" svg:height="0.633cm" svg:x="3.542cm" svg:y="4.177cm">
          <text:p/>
        </draw:circle>
        <draw:circle draw:style-name="gr70" draw:text-style-name="P2" draw:id="id109" draw:layer="layout" svg:width="0.635cm" svg:height="0.635cm" svg:x="5.447cm" svg:y="6.715cm">
          <text:p/>
        </draw:circle>
      </draw:page>
      <draw:page draw:name="page17" draw:style-name="dp1" draw:master-page-name="Default">
        <office:forms form:automatic-focus="false" form:apply-design-mode="false"/>
        <draw:path draw:style-name="gr56" draw:text-style-name="P2" draw:layer="layout" svg:width="4.527cm" svg:height="0.108cm" draw:transform="rotate (-1.46014245221937) translate (16.6189907077135cm 5.6817791524013cm)" svg:viewBox="0 0 4528 109" svg:d="m0-31678c455 38 4528-102 4528-102">
          <text:p/>
        </draw:path>
        <draw:path draw:style-name="gr56" draw:text-style-name="P2" draw:layer="layout" svg:width="3.245cm" svg:height="1.114cm" draw:transform="rotate (-0.726755100531488) translate (14.0922475236317cm 3.65628587953053cm)" svg:viewBox="0 0 3246 1115" svg:d="m0-12147c608 8 1199-152 1781-349 509-173 852-539 1322-746l143-20">
          <text:p/>
        </draw:path>
        <draw:circle draw:style-name="gr57" draw:text-style-name="P2" draw:layer="layout" svg:width="0.635cm" svg:height="0.635cm" svg:x="3.541cm" svg:y="4.175cm">
          <text:p/>
        </draw:circle>
        <draw:circle draw:style-name="gr57" draw:text-style-name="P2" draw:layer="layout" svg:width="0.635cm" svg:height="0.635cm" svg:x="3.542cm" svg:y="4.176cm">
          <text:p/>
        </draw:circle>
        <draw:circle draw:style-name="gr57" draw:text-style-name="P2" draw:layer="layout" svg:width="0.635cm" svg:height="0.635cm" svg:x="3.542cm" svg:y="4.176cm">
          <text:p/>
        </draw:circle>
        <draw:circle draw:style-name="gr57" draw:text-style-name="P2" draw:layer="layout" svg:width="0.635cm" svg:height="0.635cm" svg:x="3.542cm" svg:y="4.176cm">
          <text:p/>
        </draw:circle>
        <draw:circle draw:style-name="gr57" draw:text-style-name="P2" draw:layer="layout" svg:width="0.635cm" svg:height="0.635cm" svg:x="3.542cm" svg:y="4.176cm">
          <text:p/>
        </draw:circle>
        <draw:circle draw:style-name="gr58" draw:text-style-name="P2" draw:layer="layout" svg:width="0.634cm" svg:height="0.633cm" svg:x="3.541cm" svg:y="4.177cm">
          <text:p/>
        </draw:circle>
        <draw:circle draw:style-name="gr58" draw:text-style-name="P2" draw:layer="layout" svg:width="0.635cm" svg:height="0.635cm" svg:x="1.001cm" svg:y="13.7cm">
          <text:p/>
        </draw:circle>
        <draw:circle draw:style-name="gr58" draw:text-style-name="P2" draw:layer="layout" svg:width="0.635cm" svg:height="0.635cm" svg:x="14.971cm" svg:y="13.7cm">
          <text:p/>
        </draw:circle>
        <draw:circle draw:style-name="gr58" draw:text-style-name="P2" draw:layer="layout" svg:width="0.635cm" svg:height="0.635cm" svg:x="15.606cm" svg:y="1.635cm">
          <text:p/>
        </draw:circle>
        <draw:circle draw:style-name="gr58" draw:text-style-name="P2" draw:layer="layout" svg:width="0.635cm" svg:height="0.635cm" svg:x="16.876cm" svg:y="9.89cm">
          <text:p/>
        </draw:circle>
        <draw:connector draw:style-name="gr62" draw:text-style-name="P2" draw:layer="layout" draw:type="curve" svg:x1="8.938cm" svg:y1="13.7cm" svg:x2="8.938cm" svg:y2="10.525cm" draw:start-shape="id113" draw:start-glue-point="0" draw:end-shape="id114" draw:end-glue-point="2" svg:d="m8938 13700v-3175">
          <text:p/>
        </draw:connector>
        <draw:path draw:style-name="gr56" draw:text-style-name="P2" draw:layer="layout" svg:width="4.179cm" svg:height="0.937cm" draw:transform="rotate (-0.984016632275403) translate (6.51965179673654cm 6.6212625157146cm)" svg:viewBox="0 0 4180 938" svg:d="m0-2598c554 120 4124-916 4124-916l56-12">
          <text:p/>
        </draw:path>
        <draw:path draw:style-name="gr56" draw:text-style-name="P2" draw:layer="layout" svg:width="3.276cm" svg:height="1.398cm" draw:transform="rotate (1.42890105860749) translate (3.97827179786787cm 10.2213245571116cm)" svg:viewBox="0 0 3277 1399" svg:d="m0 10772c542-100 3277 1394 3277 1394">
          <text:p/>
        </draw:path>
        <draw:path draw:style-name="gr56" draw:text-style-name="P2" draw:layer="layout" svg:width="4.944cm" svg:height="1.624cm" draw:transform="rotate (-0.557283630162871) translate (9.12719715107165cm 1.87467048562136cm)" svg:viewBox="0 0 4945 1625" svg:d="m0-4855c500 140 4945-1617 4945-1617">
          <text:p/>
        </draw:path>
        <draw:path draw:style-name="gr64" draw:text-style-name="P2" draw:layer="layout" svg:width="4.581cm" svg:height="0.083cm" draw:transform="rotate (-2.86425983544854) translate (8.33226454430692cm 3.27467354503835cm)" svg:viewBox="0 0 4582 84" svg:d="m0-10791c458 18 4439-71 4439-71l143 84">
          <text:p/>
        </draw:path>
        <draw:circle draw:style-name="gr58" draw:text-style-name="P2" draw:layer="layout" svg:width="0.635cm" svg:height="0.635cm" svg:x="5.446cm" svg:y="6.715cm">
          <text:p/>
        </draw:circle>
        <draw:circle draw:style-name="gr58" draw:text-style-name="P2" draw:id="id114" draw:layer="layout" svg:width="0.635cm" svg:height="0.635cm" svg:x="8.621cm" svg:y="9.89cm">
          <text:p/>
        </draw:circle>
        <draw:path draw:style-name="gr64" draw:text-style-name="P2" draw:layer="layout" svg:width="3.06cm" svg:height="0.478cm" draw:transform="rotate (-0.785398163398486) translate (3.8408527658829cm 4.47214722848434cm)" svg:viewBox="0 0 3061 479" svg:d="m0 918c542-154 3061 454 3061 454">
          <text:p/>
        </draw:path>
        <draw:circle draw:style-name="gr58" draw:text-style-name="P2" draw:layer="layout" svg:width="0.635cm" svg:height="0.635cm" svg:x="3.541cm" svg:y="9.89cm">
          <text:p/>
        </draw:circle>
        <draw:circle draw:style-name="gr58" draw:text-style-name="P2" draw:layer="layout" svg:width="0.635cm" svg:height="0.635cm" svg:x="13.066cm" svg:y="4.175cm">
          <text:p/>
        </draw:circle>
        <draw:circle draw:style-name="gr58" draw:text-style-name="P2" draw:layer="layout" svg:width="0.635cm" svg:height="0.635cm" svg:x="16.241cm" svg:y="5.445cm">
          <text:p/>
        </draw:circle>
        <draw:circle draw:style-name="gr58" draw:text-style-name="P2" draw:layer="layout" svg:width="0.635cm" svg:height="0.636cm" svg:x="1.001cm" svg:y="6.715cm">
          <text:p/>
        </draw:circle>
        <draw:path draw:style-name="gr56" draw:text-style-name="P2" draw:layer="layout" svg:width="4.374cm" svg:height="0.502cm" draw:transform="rotate (1.1058406140634) translate (1.41145975914603cm 13.8672208092833cm)" svg:viewBox="0 0 4375 503" svg:d="m0 14965c533-72 4375 497 4375 497">
          <text:p/>
        </draw:path>
        <draw:circle draw:style-name="gr58" draw:text-style-name="P2" draw:id="id113" draw:layer="layout" svg:width="0.635cm" svg:height="0.635cm" svg:x="8.621cm" svg:y="13.7cm">
          <text:p/>
        </draw:circle>
        <draw:circle draw:style-name="gr58" draw:text-style-name="P2" draw:layer="layout" svg:width="0.634cm" svg:height="0.633cm" svg:x="3.541cm" svg:y="1.637cm">
          <text:p/>
        </draw:circle>
        <draw:path draw:style-name="gr64" draw:text-style-name="P2" draw:layer="layout" svg:width="2.554cm" svg:height="0.242cm" draw:transform="rotate (-1.46049151806977) translate (3.823cm 1.924cm)" svg:viewBox="0 0 2555 243" svg:d="m0-7176c441 23 2153 128 2555 243v0">
          <text:p/>
        </draw:path>
        <draw:circle draw:style-name="gr58" draw:text-style-name="P2" draw:layer="layout" svg:width="0.635cm" svg:height="0.635cm" svg:x="7.986cm" svg:y="2.905cm">
          <text:p/>
        </draw:circle>
        <draw:path draw:style-name="gr64" draw:text-style-name="P2" draw:layer="layout" svg:width="3.913cm" svg:height="1.179cm" draw:transform="rotate (1.37339958839408) translate (15.355cm 13.83cm)" svg:viewBox="0 0 3914 1180" svg:d="m0 35538c552 9 3914 1180 3914 1180v0">
          <text:p/>
        </draw:path>
        <draw:path draw:style-name="gr56" draw:text-style-name="P2" draw:layer="layout" svg:width="2.744cm" svg:height="2.223cm" draw:transform="rotate (1.46049151806858) translate (13.4046660700603cm 4.48708340239475cm)" svg:viewBox="0 0 2745 2224" svg:d="m0 27661c506-156 1368 412 1675 725 362 368 977 1361 977 1361l93 111">
          <text:p/>
        </draw:path>
        <draw:path draw:style-name="gr64" draw:text-style-name="P2" draw:layer="layout" svg:width="3.507cm" svg:height="0.67cm" draw:transform="rotate (0.958360292269905) translate (1.324cm 7.015cm)" svg:viewBox="0 0 3508 671" svg:d="m0 10232c555 47 3508 671 3508 671">
          <text:p/>
        </draw:path>
        <draw:frame draw:style-name="gr65" draw:text-style-name="P4" draw:layer="layout" svg:width="1.27cm" svg:height="1.114cm" svg:x="4.176cm" svg:y="5.445cm">
          <draw:text-box>
            <text:p><text:span text:style-name="T1">2</text:span></text:p>
          </draw:text-box>
        </draw:frame>
        <draw:frame draw:style-name="gr65" draw:text-style-name="P4" draw:layer="layout" svg:width="1.27cm" svg:height="1.825cm" svg:x="2.271cm" svg:y="5.601cm">
          <draw:text-box>
            <text:p><text:span text:style-name="T1">3</text:span></text:p>
            <text:p><text:span text:style-name="T1"/></text:p>
          </draw:text-box>
        </draw:frame>
        <draw:frame draw:style-name="gr65" draw:text-style-name="P4" draw:layer="layout" svg:width="1.27cm" svg:height="1.114cm" svg:x="7.986cm" svg:y="11.795cm">
          <draw:text-box>
            <text:p><text:span text:style-name="T1">5</text:span></text:p>
          </draw:text-box>
        </draw:frame>
        <draw:frame draw:style-name="gr65" draw:text-style-name="P4" draw:layer="layout" svg:width="1.27cm" svg:height="1.825cm" svg:x="6.081cm" svg:y="8.141cm">
          <draw:text-box>
            <text:p><text:span text:style-name="T1">6</text:span></text:p>
            <text:p><text:span text:style-name="T1"/></text:p>
          </draw:text-box>
        </draw:frame>
        <draw:frame draw:style-name="gr65" draw:text-style-name="P4" draw:layer="layout" svg:width="1.27cm" svg:height="2.536cm" svg:x="16.241cm" svg:y="11.951cm">
          <draw:text-box>
            <text:p><text:span text:style-name="T1">6</text:span></text:p>
            <text:p><text:span text:style-name="T1"/></text:p>
            <text:p><text:span text:style-name="T1"/></text:p>
          </draw:text-box>
        </draw:frame>
        <draw:frame draw:style-name="gr65" draw:text-style-name="P4" draw:layer="layout" svg:width="1.27cm" svg:height="1.114cm" svg:x="2.271cm" svg:y="11.951cm">
          <draw:text-box>
            <text:p><text:span text:style-name="T1">9</text:span></text:p>
          </draw:text-box>
        </draw:frame>
        <draw:frame draw:style-name="gr65" draw:text-style-name="P4" draw:layer="layout" svg:width="1.27cm" svg:height="1.114cm" svg:x="2.906cm" svg:y="3.061cm">
          <draw:text-box>
            <text:p><text:span text:style-name="T1">2</text:span></text:p>
          </draw:text-box>
        </draw:frame>
        <draw:frame draw:style-name="gr65" draw:text-style-name="P4" draw:layer="layout" svg:width="1.27cm" svg:height="1.825cm" svg:x="5.446cm" svg:y="3.696cm">
          <draw:text-box>
            <text:p><text:span text:style-name="T1">7</text:span></text:p>
            <text:p><text:span text:style-name="T1"/></text:p>
          </draw:text-box>
        </draw:frame>
        <draw:frame draw:style-name="gr65" draw:text-style-name="P4" draw:layer="layout" svg:width="1.27cm" svg:height="1.825cm" svg:x="10.526cm" svg:y="3.061cm">
          <draw:text-box>
            <text:p><text:span text:style-name="T1">6</text:span></text:p>
            <text:p><text:span text:style-name="T1"/></text:p>
          </draw:text-box>
        </draw:frame>
        <draw:frame draw:style-name="gr65" draw:text-style-name="P4" draw:layer="layout" svg:width="1.27cm" svg:height="1.825cm" svg:x="14.336cm" svg:y="2.905cm">
          <draw:text-box>
            <text:p><text:span text:style-name="T1">5</text:span></text:p>
            <text:p><text:span text:style-name="T1"/></text:p>
          </draw:text-box>
        </draw:frame>
        <draw:frame draw:style-name="gr65" draw:text-style-name="P4" draw:layer="layout" svg:width="1.271cm" svg:height="1.114cm" svg:x="14.335cm" svg:y="5.445cm">
          <draw:text-box>
            <text:p><text:span text:style-name="T1">5</text:span></text:p>
          </draw:text-box>
        </draw:frame>
        <draw:frame draw:style-name="gr65" draw:text-style-name="P4" draw:layer="layout" svg:width="1.27cm" svg:height="1.825cm" svg:x="16.876cm" svg:y="7.506cm">
          <draw:text-box>
            <text:p><text:span text:style-name="T1">8</text:span></text:p>
            <text:p><text:span text:style-name="T1"/></text:p>
          </draw:text-box>
        </draw:frame>
        <draw:frame draw:style-name="gr65" draw:text-style-name="P4" draw:layer="layout" svg:width="1.27cm" svg:height="1.825cm" svg:x="4.811cm" svg:y="7.985cm">
          <draw:text-box>
            <text:p><text:span text:style-name="T1">7</text:span></text:p>
            <text:p><text:span text:style-name="T1"/></text:p>
          </draw:text-box>
        </draw:frame>
      </draw:page>
      <draw:page draw:name="page18" draw:style-name="dp1" draw:master-page-name="Default">
        <office:forms form:automatic-focus="false" form:apply-design-mode="false"/>
        <draw:path draw:style-name="gr56" draw:text-style-name="P2" draw:layer="layout" svg:width="3.275cm" svg:height="0.153cm" draw:transform="rotate (-1.46014245221937) translate (19.796cm 7.516cm)" svg:viewBox="0 0 3276 154" svg:d="m0-37690c455 39 3276 154 3276 154">
          <text:p/>
        </draw:path>
        <draw:path draw:style-name="gr56" draw:text-style-name="P2" draw:layer="layout" svg:width="3.135cm" svg:height="0.515cm" draw:transform="rotate (-0.726755100531488) translate (17.795cm 5.125cm)" svg:viewBox="0 0 3136 516" svg:d="m0-15988c608 9 3136 516 3136 516">
          <text:p/>
        </draw:path>
        <draw:circle draw:style-name="gr113" draw:text-style-name="P2" draw:layer="layout" svg:width="0.634cm" svg:height="0.633cm" svg:x="7.435cm" svg:y="4.822cm">
          <text:p/>
        </draw:circle>
        <draw:circle draw:style-name="gr113" draw:text-style-name="P2" draw:layer="layout" svg:width="0.635cm" svg:height="0.635cm" svg:x="8.425cm" svg:y="14.225cm">
          <text:p/>
        </draw:circle>
        <draw:circle draw:style-name="gr113" draw:text-style-name="P2" draw:layer="layout" svg:width="0.535cm" svg:height="0.535cm" svg:x="19.86cm" svg:y="14.365cm">
          <text:p/>
        </draw:circle>
        <draw:circle draw:style-name="gr113" draw:text-style-name="P2" draw:layer="layout" svg:width="0.635cm" svg:height="0.635cm" svg:x="15.85cm" svg:y="7.295cm">
          <text:p/>
        </draw:circle>
        <draw:circle draw:style-name="gr113" draw:text-style-name="P2" draw:layer="layout" svg:width="0.635cm" svg:height="0.635cm" svg:x="19.67cm" svg:y="10.405cm">
          <text:p/>
        </draw:circle>
        <draw:connector draw:style-name="gr62" draw:text-style-name="P2" draw:layer="layout" draw:type="curve" svg:x1="11.077cm" svg:y1="14.365cm" svg:x2="11.077cm" svg:y2="11.04cm" draw:start-shape="id115" draw:start-glue-point="0" draw:end-shape="id116" draw:end-glue-point="2" svg:d="m11077 14365v-3325">
          <text:p/>
        </draw:connector>
        <draw:path draw:style-name="gr56" draw:text-style-name="P2" draw:layer="layout" svg:width="3.333cm" svg:height="0.424cm" draw:transform="rotate (-0.984016632275403) translate (9.636cm 7.725cm)" svg:viewBox="0 0 3334 425" svg:d="m0-7494c554 120 3334 425 3334 425">
          <text:p/>
        </draw:path>
        <draw:path draw:style-name="gr56" draw:text-style-name="P2" draw:layer="layout" svg:width="3.047cm" svg:height="0.605cm" draw:transform="rotate (1.42890105860749) translate (8.65732094361838cm 10.6826172953035cm)" svg:viewBox="0 0 3048 606" svg:d="m0 20172c542-100 3048 596 3048 596">
          <text:p/>
        </draw:path>
        <draw:path draw:style-name="gr56" draw:text-style-name="P2" draw:layer="layout" svg:width="5.257cm" svg:height="1.094cm" draw:transform="rotate (-0.557283630162871) translate (13.3054930386636cm 2.34409115850921cm)" svg:viewBox="0 0 5258 1095" svg:d="m0-9000c910-73 5258-1095 5258-1095">
          <text:p/>
        </draw:path>
        <draw:path draw:style-name="gr64" draw:text-style-name="P2" draw:layer="layout" svg:width="5.383cm" svg:height="0.454cm" draw:transform="rotate (-2.86425983544854) translate (12.8503662916069cm 3.7368806427341cm)" svg:viewBox="0 0 5384 455" svg:d="m0-13771c459 19 5384-454 5384-454">
          <text:p/>
        </draw:path>
        <draw:circle draw:style-name="gr113" draw:text-style-name="P2" draw:layer="layout" svg:width="0.635cm" svg:height="0.635cm" svg:x="9.415cm" svg:y="7.435cm">
          <text:p/>
        </draw:circle>
        <draw:circle draw:style-name="gr113" draw:text-style-name="P2" draw:id="id116" draw:layer="layout" svg:width="0.635cm" svg:height="0.635cm" svg:x="10.76cm" svg:y="10.405cm">
          <text:p/>
        </draw:circle>
        <draw:path draw:style-name="gr64" draw:text-style-name="P2" draw:layer="layout" svg:width="3.221cm" svg:height="0.433cm" draw:transform="rotate (-0.785398163398486) translate (7.71694178258979cm 5.14005821741015cm)" svg:viewBox="0 0 3222 434" svg:d="m0-3617c542-155 3222 407 3222 407">
          <text:p/>
        </draw:path>
        <draw:circle draw:style-name="gr113" draw:text-style-name="P2" draw:layer="layout" svg:width="0.635cm" svg:height="0.635cm" svg:x="8.425cm" svg:y="10.405cm">
          <text:p/>
        </draw:circle>
        <draw:circle draw:style-name="gr113" draw:text-style-name="P2" draw:layer="layout" svg:width="0.635cm" svg:height="0.635cm" svg:x="17.51cm" svg:y="4.81cm">
          <text:p/>
        </draw:circle>
        <draw:circle draw:style-name="gr113" draw:text-style-name="P2" draw:layer="layout" svg:width="0.635cm" svg:height="0.635cm" svg:x="19.455cm" svg:y="7.337cm">
          <text:p/>
        </draw:circle>
        <draw:circle draw:style-name="gr113" draw:text-style-name="P2" draw:layer="layout" svg:width="0.635cm" svg:height="0.636cm" svg:x="5.315cm" svg:y="7.435cm">
          <text:p/>
        </draw:circle>
        <draw:path draw:style-name="gr56" draw:text-style-name="P2" draw:layer="layout" svg:width="3.322cm" svg:height="1.608cm" draw:transform="rotate (1.1058406140634) translate (7.20285287549272cm 13.6285733403372cm)" svg:viewBox="0 0 3323 1609" svg:d="m0 26707c533-72 3323-1609 3323-1609">
          <text:p/>
        </draw:path>
        <draw:circle draw:style-name="gr113" draw:text-style-name="P2" draw:id="id115" draw:layer="layout" svg:width="0.635cm" svg:height="0.635cm" svg:x="10.76cm" svg:y="14.365cm">
          <text:p/>
        </draw:circle>
        <draw:circle draw:style-name="gr113" draw:text-style-name="P2" draw:layer="layout" svg:width="0.634cm" svg:height="0.633cm" svg:x="7.435cm" svg:y="7.435cm">
          <text:p/>
        </draw:circle>
        <draw:circle draw:style-name="gr113" draw:text-style-name="P2" draw:layer="layout" svg:width="0.635cm" svg:height="0.635cm" svg:x="12.385cm" svg:y="2.98cm">
          <text:p/>
        </draw:circle>
        <draw:path draw:style-name="gr64" draw:text-style-name="P2" draw:layer="layout" svg:width="3.815cm" svg:height="0.948cm" draw:transform="rotate (1.37339958839408) translate (19.2306496558721cm 14.4257287896269cm)" svg:viewBox="0 0 3816 949" svg:d="m0 44322c552 9 3816-949 3816-949">
          <text:p/>
        </draw:path>
        <draw:path draw:style-name="gr56" draw:text-style-name="P2" draw:layer="layout" svg:width="2.669cm" svg:height="1.412cm" draw:transform="rotate (1.46049151806858) translate (16.182cm 7.568cm)" svg:viewBox="0 0 2670 1413" svg:d="m2615 35247c505-155-2615-1413-2615-1413">
          <text:p/>
        </draw:path>
        <draw:path draw:style-name="gr64" draw:text-style-name="P2" draw:layer="layout" svg:width="2.114cm" svg:height="1.453cm" draw:transform="rotate (0.958360292269905) translate (6.53440961353167cm 6.91525201215195cm)" svg:viewBox="0 0 2115 1454" svg:d="m0 20098c673-408 2115-1454 2115-1454">
          <text:p/>
        </draw:path>
        <draw:frame draw:style-name="gr65" draw:text-style-name="P4" draw:layer="layout" svg:width="1.27cm" svg:height="1.114cm" svg:x="6.944cm" svg:y="6.315cm">
          <draw:text-box>
            <text:p><text:span text:style-name="T1">2</text:span></text:p>
          </draw:text-box>
        </draw:frame>
        <draw:frame draw:style-name="gr65" draw:text-style-name="P4" draw:layer="layout" svg:width="1.27cm" svg:height="1.825cm" svg:x="5.772cm" svg:y="5.609cm">
          <draw:text-box>
            <text:p><text:span text:style-name="T1">3</text:span></text:p>
            <text:p><text:span text:style-name="T1"/></text:p>
          </draw:text-box>
        </draw:frame>
        <draw:frame draw:style-name="gr65" draw:text-style-name="P4" draw:layer="layout" svg:width="1.27cm" svg:height="1.114cm" svg:x="10.963cm" svg:y="12.692cm">
          <draw:text-box>
            <text:p><text:span text:style-name="T1">5</text:span></text:p>
          </draw:text-box>
        </draw:frame>
        <draw:frame draw:style-name="gr65" draw:text-style-name="P4" draw:layer="layout" svg:width="1.27cm" svg:height="1.825cm" svg:x="10.525cm" svg:y="8.776cm">
          <draw:text-box>
            <text:p><text:span text:style-name="T1">6</text:span></text:p>
            <text:p><text:span text:style-name="T1"/></text:p>
          </draw:text-box>
        </draw:frame>
        <draw:frame draw:style-name="gr65" draw:text-style-name="P4" draw:layer="layout" svg:width="1.27cm" svg:height="2.536cm" svg:x="20.03cm" svg:y="12.062cm">
          <draw:text-box>
            <text:p><text:span text:style-name="T1">6</text:span></text:p>
            <text:p><text:span text:style-name="T1"/></text:p>
            <text:p><text:span text:style-name="T1"/></text:p>
          </draw:text-box>
        </draw:frame>
        <draw:frame draw:style-name="gr65" draw:text-style-name="P4" draw:layer="layout" svg:width="1.27cm" svg:height="1.114cm" svg:x="7.867cm" svg:y="12.534cm">
          <draw:text-box>
            <text:p><text:span text:style-name="T1">9</text:span></text:p>
          </draw:text-box>
        </draw:frame>
        <draw:frame draw:style-name="gr65" draw:text-style-name="P4" draw:layer="layout" svg:width="1.27cm" svg:height="1.114cm" svg:x="8.737cm" svg:y="5.817cm">
          <draw:text-box>
            <text:p><text:span text:style-name="T1">2</text:span></text:p>
          </draw:text-box>
        </draw:frame>
        <draw:frame draw:style-name="gr65" draw:text-style-name="P4" draw:layer="layout" svg:width="1.27cm" svg:height="1.825cm" svg:x="9.262cm" svg:y="3.467cm">
          <draw:text-box>
            <text:p><text:span text:style-name="T1">7</text:span></text:p>
            <text:p><text:span text:style-name="T1"/></text:p>
          </draw:text-box>
        </draw:frame>
        <draw:frame draw:style-name="gr65" draw:text-style-name="P4" draw:layer="layout" svg:width="1.27cm" svg:height="1.825cm" svg:x="15.022cm" svg:y="3.277cm">
          <draw:text-box>
            <text:p><text:span text:style-name="T1">6</text:span></text:p>
            <text:p><text:span text:style-name="T1"/></text:p>
          </draw:text-box>
        </draw:frame>
        <draw:frame draw:style-name="gr65" draw:text-style-name="P4" draw:layer="layout" svg:width="1.27cm" svg:height="1.825cm" svg:x="16.135cm" svg:y="5.582cm">
          <draw:text-box>
            <text:p><text:span text:style-name="T1">5</text:span></text:p>
            <text:p><text:span text:style-name="T1"/></text:p>
          </draw:text-box>
        </draw:frame>
        <draw:frame draw:style-name="gr65" draw:text-style-name="P4" draw:layer="layout" svg:width="1.144cm" svg:height="1.114cm" svg:x="18.853cm" svg:y="5.923cm">
          <draw:text-box>
            <text:p><text:span text:style-name="T1">5</text:span></text:p>
          </draw:text-box>
        </draw:frame>
        <draw:frame draw:style-name="gr65" draw:text-style-name="P4" draw:layer="layout" svg:width="1.27cm" svg:height="1.825cm" svg:x="19.697cm" svg:y="8.56cm">
          <draw:text-box>
            <text:p><text:span text:style-name="T1">8</text:span></text:p>
            <text:p><text:span text:style-name="T1"/></text:p>
          </draw:text-box>
        </draw:frame>
        <draw:frame draw:style-name="gr65" draw:text-style-name="P4" draw:layer="layout" svg:width="1.27cm" svg:height="1.825cm" svg:x="8.364cm" svg:y="8.358cm">
          <draw:text-box>
            <text:p><text:span text:style-name="T1">7</text:span></text:p>
            <text:p><text:span text:style-name="T1"/></text:p>
          </draw:text-box>
        </draw:frame>
        <draw:path draw:style-name="gr64" draw:text-style-name="P2" draw:layer="layout" svg:width="3.348cm" svg:height="0.429cm" draw:transform="rotate (0.958360292269905) translate (5.47376431431982cm 7.67847165952016cm)" svg:viewBox="0 0 3349 430" svg:d="m0 17912c673-408 3349 304 3349 304">
          <text:p/>
        </draw:path>
      </draw:page>
      <draw:page draw:name="page19" draw:style-name="dp1" draw:master-page-name="Default">
        <office:forms form:automatic-focus="false" form:apply-design-mode="false"/>
        <draw:path draw:style-name="gr64" draw:text-style-name="P2" draw:layer="layout" svg:width="5.308cm" svg:height="0.477cm" draw:transform="rotate (-2.86425983544854) translate (12.7778149256544cm 3.75853375356557cm)" svg:viewBox="0 0 5309 478" svg:d="m0-13749c459 18 5309-478 5309-478">
          <text:p/>
        </draw:path>
        <draw:path draw:style-name="gr56" draw:text-style-name="P2" draw:layer="layout" svg:width="3.275cm" svg:height="0.153cm" draw:transform="rotate (-1.46014245221937) translate (19.796cm 7.516cm)" svg:viewBox="0 0 3276 154" svg:d="m0-37690c455 39 3276 154 3276 154">
          <text:p/>
        </draw:path>
        <draw:path draw:style-name="gr56" draw:text-style-name="P2" draw:layer="layout" svg:width="3.135cm" svg:height="0.515cm" draw:transform="rotate (-0.726755100531488) translate (17.795cm 5.125cm)" svg:viewBox="0 0 3136 516" svg:d="m0-15988c608 9 3136 516 3136 516">
          <text:p/>
        </draw:path>
        <draw:circle draw:style-name="gr113" draw:text-style-name="P2" draw:layer="layout" svg:width="0.634cm" svg:height="0.633cm" svg:x="7.435cm" svg:y="4.822cm">
          <text:p/>
        </draw:circle>
        <draw:circle draw:style-name="gr113" draw:text-style-name="P2" draw:layer="layout" svg:width="0.635cm" svg:height="0.635cm" svg:x="8.425cm" svg:y="14.225cm">
          <text:p/>
        </draw:circle>
        <draw:circle draw:style-name="gr113" draw:text-style-name="P2" draw:layer="layout" svg:width="0.535cm" svg:height="0.535cm" svg:x="19.86cm" svg:y="14.365cm">
          <text:p/>
        </draw:circle>
        <draw:circle draw:style-name="gr113" draw:text-style-name="P2" draw:layer="layout" svg:width="0.635cm" svg:height="0.635cm" svg:x="15.85cm" svg:y="7.295cm">
          <text:p/>
        </draw:circle>
        <draw:circle draw:style-name="gr113" draw:text-style-name="P2" draw:layer="layout" svg:width="0.635cm" svg:height="0.635cm" svg:x="19.67cm" svg:y="10.405cm">
          <text:p/>
        </draw:circle>
        <draw:connector draw:style-name="gr62" draw:text-style-name="P2" draw:layer="layout" draw:type="curve" svg:x1="11.077cm" svg:y1="14.365cm" svg:x2="11.077cm" svg:y2="11.04cm" draw:start-shape="id117" draw:start-glue-point="0" draw:end-shape="id118" draw:end-glue-point="2" svg:d="m11077 14365v-3325">
          <text:p/>
        </draw:connector>
        <draw:path draw:style-name="gr56" draw:text-style-name="P2" draw:layer="layout" svg:width="3.333cm" svg:height="0.424cm" draw:transform="rotate (-0.984016632275403) translate (9.636cm 7.725cm)" svg:viewBox="0 0 3334 425" svg:d="m0-7494c554 120 3334 425 3334 425">
          <text:p/>
        </draw:path>
        <draw:path draw:style-name="gr56" draw:text-style-name="P2" draw:layer="layout" svg:width="3.047cm" svg:height="0.605cm" draw:transform="rotate (1.42890105860749) translate (8.65732094361838cm 10.6826172953035cm)" svg:viewBox="0 0 3048 606" svg:d="m0 20172c542-100 3048 596 3048 596">
          <text:p/>
        </draw:path>
        <draw:path draw:style-name="gr56" draw:text-style-name="P2" draw:layer="layout" svg:width="5.257cm" svg:height="1.094cm" draw:transform="rotate (-0.557283630162871) translate (13.3054930386636cm 2.34409115850921cm)" svg:viewBox="0 0 5258 1095" svg:d="m0-9000c910-73 5258-1095 5258-1095">
          <text:p/>
        </draw:path>
        <draw:circle draw:style-name="gr113" draw:text-style-name="P2" draw:layer="layout" svg:width="0.635cm" svg:height="0.635cm" svg:x="9.415cm" svg:y="7.435cm">
          <text:p/>
        </draw:circle>
        <draw:circle draw:style-name="gr113" draw:text-style-name="P2" draw:id="id118" draw:layer="layout" svg:width="0.635cm" svg:height="0.635cm" svg:x="10.76cm" svg:y="10.405cm">
          <text:p/>
        </draw:circle>
        <draw:path draw:style-name="gr64" draw:text-style-name="P2" draw:layer="layout" svg:width="3.221cm" svg:height="0.433cm" draw:transform="rotate (-0.785398163398486) translate (7.71694178258979cm 5.14005821741015cm)" svg:viewBox="0 0 3222 434" svg:d="m0-3617c542-155 3222 407 3222 407">
          <text:p/>
        </draw:path>
        <draw:circle draw:style-name="gr113" draw:text-style-name="P2" draw:layer="layout" svg:width="0.635cm" svg:height="0.635cm" svg:x="8.425cm" svg:y="10.405cm">
          <text:p/>
        </draw:circle>
        <draw:circle draw:style-name="gr113" draw:text-style-name="P2" draw:layer="layout" svg:width="0.635cm" svg:height="0.635cm" svg:x="17.51cm" svg:y="4.81cm">
          <text:p/>
        </draw:circle>
        <draw:circle draw:style-name="gr113" draw:text-style-name="P2" draw:layer="layout" svg:width="0.635cm" svg:height="0.635cm" svg:x="19.455cm" svg:y="7.337cm">
          <text:p/>
        </draw:circle>
        <draw:circle draw:style-name="gr113" draw:text-style-name="P2" draw:layer="layout" svg:width="0.635cm" svg:height="0.636cm" svg:x="5.315cm" svg:y="7.435cm">
          <text:p/>
        </draw:circle>
        <draw:path draw:style-name="gr56" draw:text-style-name="P2" draw:layer="layout" svg:width="3.322cm" svg:height="1.608cm" draw:transform="rotate (1.1058406140634) translate (7.20285287549272cm 13.6285733403372cm)" svg:viewBox="0 0 3323 1609" svg:d="m0 26707c533-72 3323-1609 3323-1609">
          <text:p/>
        </draw:path>
        <draw:circle draw:style-name="gr113" draw:text-style-name="P2" draw:id="id117" draw:layer="layout" svg:width="0.635cm" svg:height="0.635cm" svg:x="10.76cm" svg:y="14.365cm">
          <text:p/>
        </draw:circle>
        <draw:circle draw:style-name="gr113" draw:text-style-name="P2" draw:layer="layout" svg:width="0.634cm" svg:height="0.633cm" svg:x="7.435cm" svg:y="7.435cm">
          <text:p/>
        </draw:circle>
        <draw:circle draw:style-name="gr114" draw:text-style-name="P2" draw:layer="layout" svg:width="0.635cm" svg:height="0.635cm" svg:x="12.385cm" svg:y="3.033cm">
          <text:p/>
        </draw:circle>
        <draw:path draw:style-name="gr64" draw:text-style-name="P2" draw:layer="layout" svg:width="3.815cm" svg:height="0.948cm" draw:transform="rotate (1.37339958839408) translate (19.2306496558721cm 14.4257287896269cm)" svg:viewBox="0 0 3816 949" svg:d="m0 44322c552 9 3816-949 3816-949">
          <text:p/>
        </draw:path>
        <draw:path draw:style-name="gr56" draw:text-style-name="P2" draw:layer="layout" svg:width="2.669cm" svg:height="1.412cm" draw:transform="rotate (1.46049151806858) translate (16.182cm 7.568cm)" svg:viewBox="0 0 2670 1413" svg:d="m2615 35247c505-155-2615-1413-2615-1413">
          <text:p/>
        </draw:path>
        <draw:path draw:style-name="gr64" draw:text-style-name="P2" draw:layer="layout" svg:width="2.114cm" svg:height="1.453cm" draw:transform="rotate (0.958360292269905) translate (6.53440961353167cm 6.91525201215195cm)" svg:viewBox="0 0 2115 1454" svg:d="m0 20098c673-408 2115-1454 2115-1454">
          <text:p/>
        </draw:path>
        <draw:frame draw:style-name="gr65" draw:text-style-name="P4" draw:layer="layout" svg:width="1.27cm" svg:height="1.114cm" svg:x="6.944cm" svg:y="6.315cm">
          <draw:text-box>
            <text:p><text:span text:style-name="T1">2</text:span></text:p>
          </draw:text-box>
        </draw:frame>
        <draw:frame draw:style-name="gr65" draw:text-style-name="P4" draw:layer="layout" svg:width="1.27cm" svg:height="1.825cm" svg:x="5.772cm" svg:y="5.609cm">
          <draw:text-box>
            <text:p><text:span text:style-name="T1">3</text:span></text:p>
            <text:p><text:span text:style-name="T1"/></text:p>
          </draw:text-box>
        </draw:frame>
        <draw:frame draw:style-name="gr65" draw:text-style-name="P4" draw:layer="layout" svg:width="1.27cm" svg:height="1.114cm" svg:x="10.963cm" svg:y="12.692cm">
          <draw:text-box>
            <text:p><text:span text:style-name="T1">5</text:span></text:p>
          </draw:text-box>
        </draw:frame>
        <draw:frame draw:style-name="gr65" draw:text-style-name="P4" draw:layer="layout" svg:width="1.27cm" svg:height="1.825cm" svg:x="10.525cm" svg:y="8.776cm">
          <draw:text-box>
            <text:p><text:span text:style-name="T1">6</text:span></text:p>
            <text:p><text:span text:style-name="T1"/></text:p>
          </draw:text-box>
        </draw:frame>
        <draw:frame draw:style-name="gr65" draw:text-style-name="P4" draw:layer="layout" svg:width="1.27cm" svg:height="2.536cm" svg:x="20.03cm" svg:y="12.062cm">
          <draw:text-box>
            <text:p><text:span text:style-name="T1">6</text:span></text:p>
            <text:p><text:span text:style-name="T1"/></text:p>
            <text:p><text:span text:style-name="T1"/></text:p>
          </draw:text-box>
        </draw:frame>
        <draw:frame draw:style-name="gr65" draw:text-style-name="P4" draw:layer="layout" svg:width="1.27cm" svg:height="1.114cm" svg:x="7.867cm" svg:y="12.534cm">
          <draw:text-box>
            <text:p><text:span text:style-name="T1">9</text:span></text:p>
          </draw:text-box>
        </draw:frame>
        <draw:frame draw:style-name="gr65" draw:text-style-name="P4" draw:layer="layout" svg:width="1.27cm" svg:height="1.114cm" svg:x="8.737cm" svg:y="5.817cm">
          <draw:text-box>
            <text:p><text:span text:style-name="T1">2</text:span></text:p>
          </draw:text-box>
        </draw:frame>
        <draw:frame draw:style-name="gr65" draw:text-style-name="P4" draw:layer="layout" svg:width="1.27cm" svg:height="1.825cm" svg:x="9.262cm" svg:y="3.467cm">
          <draw:text-box>
            <text:p><text:span text:style-name="T1">7</text:span></text:p>
            <text:p><text:span text:style-name="T1"/></text:p>
          </draw:text-box>
        </draw:frame>
        <draw:frame draw:style-name="gr65" draw:text-style-name="P4" draw:layer="layout" svg:width="1.27cm" svg:height="1.825cm" svg:x="15.022cm" svg:y="3.277cm">
          <draw:text-box>
            <text:p><text:span text:style-name="T1">6</text:span></text:p>
            <text:p><text:span text:style-name="T1"/></text:p>
          </draw:text-box>
        </draw:frame>
        <draw:frame draw:style-name="gr65" draw:text-style-name="P4" draw:layer="layout" svg:width="1.27cm" svg:height="1.825cm" svg:x="16.135cm" svg:y="5.582cm">
          <draw:text-box>
            <text:p><text:span text:style-name="T1">5</text:span></text:p>
            <text:p><text:span text:style-name="T1"/></text:p>
          </draw:text-box>
        </draw:frame>
        <draw:frame draw:style-name="gr65" draw:text-style-name="P4" draw:layer="layout" svg:width="1.144cm" svg:height="1.114cm" svg:x="18.853cm" svg:y="5.923cm">
          <draw:text-box>
            <text:p><text:span text:style-name="T1">5</text:span></text:p>
          </draw:text-box>
        </draw:frame>
        <draw:frame draw:style-name="gr65" draw:text-style-name="P4" draw:layer="layout" svg:width="1.27cm" svg:height="1.825cm" svg:x="19.697cm" svg:y="8.56cm">
          <draw:text-box>
            <text:p><text:span text:style-name="T1">8</text:span></text:p>
            <text:p><text:span text:style-name="T1"/></text:p>
          </draw:text-box>
        </draw:frame>
        <draw:frame draw:style-name="gr65" draw:text-style-name="P4" draw:layer="layout" svg:width="1.27cm" svg:height="1.825cm" svg:x="8.26cm" svg:y="8.515cm">
          <draw:text-box>
            <text:p><text:span text:style-name="T1">7</text:span></text:p>
            <text:p><text:span text:style-name="T1"/></text:p>
          </draw:text-box>
        </draw:frame>
        <draw:path draw:style-name="gr64" draw:text-style-name="P2" draw:layer="layout" svg:width="3.348cm" svg:height="0.429cm" draw:transform="rotate (0.958360292269905) translate (5.47376431431982cm 7.67847165952016cm)" svg:viewBox="0 0 3349 430" svg:d="m0 17912c673-408 3349 304 3349 304">
          <text:p/>
        </draw:path>
        <draw:path draw:style-name="gr115" draw:text-style-name="P2" draw:layer="layout" svg:width="0.505cm" svg:height="1.679cm" draw:transform="rotate (-2.86425983544854) translate (13.2121943513477cm 3.08259563376647cm)" svg:viewBox="0 0 506 1680" svg:d="m506-13164c-151 529 25 7-506 1680">
          <text:p/>
        </draw:path>
        <draw:frame draw:style-name="gr65" draw:text-style-name="P4" draw:layer="layout" svg:width="1.27cm" svg:height="1.825cm" svg:x="12.692cm" svg:y="1.714cm">
          <draw:text-box>
            <text:p><text:span text:style-name="T1">8</text:span></text:p>
            <text:p><text:span text:style-name="T1"/></text:p>
          </draw:text-box>
        </draw:frame>
      </draw:page>
      <draw:page draw:name="page20" draw:style-name="dp1" draw:master-page-name="Default">
        <office:forms form:automatic-focus="false" form:apply-design-mode="false"/>
        <draw:path draw:style-name="gr116" draw:text-style-name="P2" draw:layer="layout" svg:width="5.308cm" svg:height="0.477cm" draw:transform="rotate (-2.86425983544854) translate (12.7248149256544cm 3.75853375356557cm)" svg:viewBox="0 0 5309 478" svg:d="m0-13720c459 18 5309-478 5309-478">
          <text:p/>
        </draw:path>
        <draw:path draw:style-name="gr56" draw:text-style-name="P2" draw:layer="layout" svg:width="3.275cm" svg:height="0.153cm" draw:transform="rotate (-1.46014245221937) translate (19.796cm 7.516cm)" svg:viewBox="0 0 3276 154" svg:d="m0-37690c455 39 3276 154 3276 154">
          <text:p/>
        </draw:path>
        <draw:path draw:style-name="gr56" draw:text-style-name="P2" draw:layer="layout" svg:width="3.135cm" svg:height="0.515cm" draw:transform="rotate (-0.726755100531488) translate (17.795cm 5.125cm)" svg:viewBox="0 0 3136 516" svg:d="m0-15988c608 9 3136 516 3136 516">
          <text:p/>
        </draw:path>
        <draw:circle draw:style-name="gr113" draw:text-style-name="P2" draw:layer="layout" svg:width="0.635cm" svg:height="0.635cm" svg:x="8.425cm" svg:y="14.225cm">
          <text:p/>
        </draw:circle>
        <draw:circle draw:style-name="gr113" draw:text-style-name="P2" draw:layer="layout" svg:width="0.535cm" svg:height="0.535cm" svg:x="19.86cm" svg:y="14.365cm">
          <text:p/>
        </draw:circle>
        <draw:circle draw:style-name="gr113" draw:text-style-name="P2" draw:layer="layout" svg:width="0.635cm" svg:height="0.635cm" svg:x="15.85cm" svg:y="7.295cm">
          <text:p/>
        </draw:circle>
        <draw:circle draw:style-name="gr113" draw:text-style-name="P2" draw:layer="layout" svg:width="0.635cm" svg:height="0.635cm" svg:x="19.67cm" svg:y="10.405cm">
          <text:p/>
        </draw:circle>
        <draw:connector draw:style-name="gr62" draw:text-style-name="P2" draw:layer="layout" draw:type="curve" svg:x1="11.077cm" svg:y1="14.365cm" svg:x2="11.077cm" svg:y2="11.04cm" draw:start-shape="id119" draw:start-glue-point="0" draw:end-shape="id120" draw:end-glue-point="2" svg:d="m11077 14365v-3325">
          <text:p/>
        </draw:connector>
        <draw:path draw:style-name="gr56" draw:text-style-name="P2" draw:layer="layout" svg:width="3.333cm" svg:height="0.424cm" draw:transform="rotate (-0.984016632275403) translate (9.636cm 7.725cm)" svg:viewBox="0 0 3334 425" svg:d="m0-7494c554 120 3334 425 3334 425">
          <text:p/>
        </draw:path>
        <draw:path draw:style-name="gr56" draw:text-style-name="P2" draw:layer="layout" svg:width="3.047cm" svg:height="0.605cm" draw:transform="rotate (1.42890105860749) translate (8.65732094361838cm 10.6826172953035cm)" svg:viewBox="0 0 3048 606" svg:d="m0 20172c542-100 3048 596 3048 596">
          <text:p/>
        </draw:path>
        <draw:path draw:style-name="gr56" draw:text-style-name="P2" draw:layer="layout" svg:width="5.257cm" svg:height="1.094cm" draw:transform="rotate (-0.557283630162871) translate (13.3054930386636cm 2.34409115850921cm)" svg:viewBox="0 0 5258 1095" svg:d="m0-9000c910-73 5258-1095 5258-1095">
          <text:p/>
        </draw:path>
        <draw:circle draw:style-name="gr113" draw:text-style-name="P2" draw:layer="layout" svg:width="0.635cm" svg:height="0.635cm" svg:x="9.415cm" svg:y="7.435cm">
          <text:p/>
        </draw:circle>
        <draw:circle draw:style-name="gr113" draw:text-style-name="P2" draw:id="id120" draw:layer="layout" svg:width="0.635cm" svg:height="0.635cm" svg:x="10.76cm" svg:y="10.405cm">
          <text:p/>
        </draw:circle>
        <draw:path draw:style-name="gr64" draw:text-style-name="P2" draw:layer="layout" svg:width="3.221cm" svg:height="0.433cm" draw:transform="rotate (-0.785398163398486) translate (7.71694178258979cm 5.14005821741015cm)" svg:viewBox="0 0 3222 434" svg:d="m0-3617c542-155 3222 407 3222 407">
          <text:p/>
        </draw:path>
        <draw:circle draw:style-name="gr113" draw:text-style-name="P2" draw:layer="layout" svg:width="0.635cm" svg:height="0.635cm" svg:x="8.425cm" svg:y="10.405cm">
          <text:p/>
        </draw:circle>
        <draw:circle draw:style-name="gr113" draw:text-style-name="P2" draw:layer="layout" svg:width="0.635cm" svg:height="0.635cm" svg:x="17.51cm" svg:y="4.81cm">
          <text:p/>
        </draw:circle>
        <draw:circle draw:style-name="gr113" draw:text-style-name="P2" draw:layer="layout" svg:width="0.635cm" svg:height="0.635cm" svg:x="19.455cm" svg:y="7.337cm">
          <text:p/>
        </draw:circle>
        <draw:circle draw:style-name="gr117" draw:text-style-name="P2" draw:layer="layout" svg:width="0.635cm" svg:height="0.636cm" svg:x="5.315cm" svg:y="7.435cm">
          <text:p/>
        </draw:circle>
        <draw:path draw:style-name="gr56" draw:text-style-name="P2" draw:layer="layout" svg:width="3.322cm" svg:height="1.608cm" draw:transform="rotate (1.1058406140634) translate (7.20285287549272cm 13.6285733403372cm)" svg:viewBox="0 0 3323 1609" svg:d="m0 26707c533-72 3323-1609 3323-1609">
          <text:p/>
        </draw:path>
        <draw:circle draw:style-name="gr113" draw:text-style-name="P2" draw:id="id119" draw:layer="layout" svg:width="0.635cm" svg:height="0.635cm" svg:x="10.76cm" svg:y="14.365cm">
          <text:p/>
        </draw:circle>
        <draw:circle draw:style-name="gr113" draw:text-style-name="P2" draw:layer="layout" svg:width="0.634cm" svg:height="0.633cm" svg:x="7.435cm" svg:y="7.435cm">
          <text:p/>
        </draw:circle>
        <draw:circle draw:style-name="gr114" draw:text-style-name="P2" draw:layer="layout" svg:width="0.635cm" svg:height="0.635cm" svg:x="12.385cm" svg:y="3.033cm">
          <text:p/>
        </draw:circle>
        <draw:path draw:style-name="gr64" draw:text-style-name="P2" draw:layer="layout" svg:width="3.815cm" svg:height="0.948cm" draw:transform="rotate (1.37339958839408) translate (19.2306496558721cm 14.4257287896269cm)" svg:viewBox="0 0 3816 949" svg:d="m0 44322c552 9 3816-949 3816-949">
          <text:p/>
        </draw:path>
        <draw:path draw:style-name="gr56" draw:text-style-name="P2" draw:layer="layout" svg:width="2.669cm" svg:height="1.412cm" draw:transform="rotate (1.46049151806858) translate (16.182cm 7.568cm)" svg:viewBox="0 0 2670 1413" svg:d="m2615 35247c505-155-2615-1413-2615-1413">
          <text:p/>
        </draw:path>
        <draw:path draw:style-name="gr64" draw:text-style-name="P2" draw:layer="layout" svg:width="2.114cm" svg:height="1.453cm" draw:transform="rotate (0.958360292269905) translate (6.53440961353167cm 6.91525201215195cm)" svg:viewBox="0 0 2115 1454" svg:d="m0 20098c673-408 2115-1454 2115-1454">
          <text:p/>
        </draw:path>
        <draw:frame draw:style-name="gr65" draw:text-style-name="P4" draw:layer="layout" svg:width="1.27cm" svg:height="1.114cm" svg:x="6.944cm" svg:y="6.315cm">
          <draw:text-box>
            <text:p><text:span text:style-name="T1">2</text:span></text:p>
          </draw:text-box>
        </draw:frame>
        <draw:frame draw:style-name="gr65" draw:text-style-name="P4" draw:layer="layout" svg:width="1.27cm" svg:height="1.825cm" svg:x="5.772cm" svg:y="5.609cm">
          <draw:text-box>
            <text:p><text:span text:style-name="T1">3</text:span></text:p>
            <text:p><text:span text:style-name="T1"/></text:p>
          </draw:text-box>
        </draw:frame>
        <draw:frame draw:style-name="gr65" draw:text-style-name="P4" draw:layer="layout" svg:width="1.27cm" svg:height="1.114cm" svg:x="10.963cm" svg:y="12.692cm">
          <draw:text-box>
            <text:p><text:span text:style-name="T1">5</text:span></text:p>
          </draw:text-box>
        </draw:frame>
        <draw:frame draw:style-name="gr65" draw:text-style-name="P4" draw:layer="layout" svg:width="1.27cm" svg:height="1.825cm" svg:x="10.525cm" svg:y="8.776cm">
          <draw:text-box>
            <text:p><text:span text:style-name="T1">6</text:span></text:p>
            <text:p><text:span text:style-name="T1"/></text:p>
          </draw:text-box>
        </draw:frame>
        <draw:frame draw:style-name="gr65" draw:text-style-name="P4" draw:layer="layout" svg:width="1.27cm" svg:height="2.536cm" svg:x="20.03cm" svg:y="12.062cm">
          <draw:text-box>
            <text:p><text:span text:style-name="T1">6</text:span></text:p>
            <text:p><text:span text:style-name="T1"/></text:p>
            <text:p><text:span text:style-name="T1"/></text:p>
          </draw:text-box>
        </draw:frame>
        <draw:frame draw:style-name="gr65" draw:text-style-name="P4" draw:layer="layout" svg:width="1.27cm" svg:height="1.114cm" svg:x="7.867cm" svg:y="12.534cm">
          <draw:text-box>
            <text:p><text:span text:style-name="T1">9</text:span></text:p>
          </draw:text-box>
        </draw:frame>
        <draw:frame draw:style-name="gr65" draw:text-style-name="P4" draw:layer="layout" svg:width="1.27cm" svg:height="1.114cm" svg:x="8.737cm" svg:y="5.817cm">
          <draw:text-box>
            <text:p><text:span text:style-name="T1">2</text:span></text:p>
          </draw:text-box>
        </draw:frame>
        <draw:frame draw:style-name="gr65" draw:text-style-name="P4" draw:layer="layout" svg:width="1.27cm" svg:height="1.825cm" svg:x="9.262cm" svg:y="3.467cm">
          <draw:text-box>
            <text:p><text:span text:style-name="T1">7</text:span></text:p>
            <text:p><text:span text:style-name="T1"/></text:p>
          </draw:text-box>
        </draw:frame>
        <draw:frame draw:style-name="gr65" draw:text-style-name="P4" draw:layer="layout" svg:width="1.27cm" svg:height="1.825cm" svg:x="15.022cm" svg:y="3.277cm">
          <draw:text-box>
            <text:p><text:span text:style-name="T1">6</text:span></text:p>
            <text:p><text:span text:style-name="T1"/></text:p>
          </draw:text-box>
        </draw:frame>
        <draw:frame draw:style-name="gr65" draw:text-style-name="P4" draw:layer="layout" svg:width="1.27cm" svg:height="1.825cm" svg:x="16.135cm" svg:y="5.582cm">
          <draw:text-box>
            <text:p><text:span text:style-name="T1">5</text:span></text:p>
            <text:p><text:span text:style-name="T1"/></text:p>
          </draw:text-box>
        </draw:frame>
        <draw:frame draw:style-name="gr65" draw:text-style-name="P4" draw:layer="layout" svg:width="1.144cm" svg:height="1.114cm" svg:x="18.853cm" svg:y="5.923cm">
          <draw:text-box>
            <text:p><text:span text:style-name="T1">5</text:span></text:p>
          </draw:text-box>
        </draw:frame>
        <draw:frame draw:style-name="gr65" draw:text-style-name="P4" draw:layer="layout" svg:width="1.27cm" svg:height="1.825cm" svg:x="19.697cm" svg:y="8.56cm">
          <draw:text-box>
            <text:p><text:span text:style-name="T1">8</text:span></text:p>
            <text:p><text:span text:style-name="T1"/></text:p>
          </draw:text-box>
        </draw:frame>
        <draw:frame draw:style-name="gr65" draw:text-style-name="P4" draw:layer="layout" svg:width="1.27cm" svg:height="1.825cm" svg:x="9.255cm" svg:y="8.62cm">
          <draw:text-box>
            <text:p><text:span text:style-name="T1">7</text:span></text:p>
            <text:p><text:span text:style-name="T1"/></text:p>
          </draw:text-box>
        </draw:frame>
        <draw:path draw:style-name="gr116" draw:text-style-name="P2" draw:layer="layout" svg:width="3.348cm" svg:height="0.429cm" draw:transform="rotate (0.958360292269905) translate (5.47376431431982cm 7.67847165952016cm)" svg:viewBox="0 0 3349 430" svg:d="m0 17912c673-408 3349 304 3349 304">
          <text:p/>
        </draw:path>
        <draw:path draw:style-name="gr115" draw:text-style-name="P2" draw:layer="layout" svg:width="0.505cm" svg:height="1.679cm" draw:transform="rotate (-2.86425983544854) translate (13.2121943513477cm 3.08259563376647cm)" svg:viewBox="0 0 506 1680" svg:d="m506-13164c-151 529 25 7-506 1680">
          <text:p/>
        </draw:path>
        <draw:circle draw:style-name="gr117" draw:text-style-name="P2" draw:layer="layout" svg:width="0.634cm" svg:height="0.633cm" svg:x="7.435cm" svg:y="4.822cm">
          <text:p/>
        </draw:circle>
        <draw:frame draw:style-name="gr65" draw:text-style-name="P4" draw:layer="layout" svg:width="1.27cm" svg:height="1.825cm" svg:x="12.692cm" svg:y="1.715cm">
          <draw:text-box>
            <text:p><text:span text:style-name="T1">8</text:span></text:p>
            <text:p><text:span text:style-name="T1"/></text:p>
          </draw:text-box>
        </draw:frame>
      </draw:page>
      <draw:page draw:name="page21" draw:style-name="dp1" draw:master-page-name="Default">
        <office:forms form:automatic-focus="false" form:apply-design-mode="false"/>
        <draw:path draw:style-name="gr116" draw:text-style-name="P2" draw:layer="layout" svg:width="5.308cm" svg:height="0.477cm" draw:transform="rotate (-2.86425983544854) translate (12.7248149256544cm 3.75853375356557cm)" svg:viewBox="0 0 5309 478" svg:d="m0-13720c459 18 5309-478 5309-478">
          <text:p/>
        </draw:path>
        <draw:path draw:style-name="gr56" draw:text-style-name="P2" draw:layer="layout" svg:width="3.275cm" svg:height="0.153cm" draw:transform="rotate (-1.46014245221937) translate (19.796cm 7.516cm)" svg:viewBox="0 0 3276 154" svg:d="m0-37690c455 39 3276 154 3276 154">
          <text:p/>
        </draw:path>
        <draw:path draw:style-name="gr56" draw:text-style-name="P2" draw:layer="layout" svg:width="3.135cm" svg:height="0.515cm" draw:transform="rotate (-0.726755100531488) translate (17.795cm 5.125cm)" svg:viewBox="0 0 3136 516" svg:d="m0-15988c608 9 3136 516 3136 516">
          <text:p/>
        </draw:path>
        <draw:circle draw:style-name="gr113" draw:text-style-name="P2" draw:layer="layout" svg:width="0.635cm" svg:height="0.635cm" svg:x="8.425cm" svg:y="14.225cm">
          <text:p/>
        </draw:circle>
        <draw:circle draw:style-name="gr113" draw:text-style-name="P2" draw:layer="layout" svg:width="0.535cm" svg:height="0.535cm" svg:x="19.86cm" svg:y="14.365cm">
          <text:p/>
        </draw:circle>
        <draw:circle draw:style-name="gr113" draw:text-style-name="P2" draw:layer="layout" svg:width="0.635cm" svg:height="0.635cm" svg:x="15.85cm" svg:y="7.295cm">
          <text:p/>
        </draw:circle>
        <draw:circle draw:style-name="gr113" draw:text-style-name="P2" draw:layer="layout" svg:width="0.635cm" svg:height="0.635cm" svg:x="19.67cm" svg:y="10.405cm">
          <text:p/>
        </draw:circle>
        <draw:connector draw:style-name="gr62" draw:text-style-name="P2" draw:layer="layout" draw:type="curve" svg:x1="11.077cm" svg:y1="14.365cm" svg:x2="11.077cm" svg:y2="11.04cm" draw:start-shape="id121" draw:start-glue-point="0" draw:end-shape="id122" draw:end-glue-point="2" svg:d="m11077 14365v-3325">
          <text:p/>
        </draw:connector>
        <draw:path draw:style-name="gr56" draw:text-style-name="P2" draw:layer="layout" svg:width="3.333cm" svg:height="0.424cm" draw:transform="rotate (-0.984016632275403) translate (9.636cm 7.725cm)" svg:viewBox="0 0 3334 425" svg:d="m0-7494c554 120 3334 425 3334 425">
          <text:p/>
        </draw:path>
        <draw:path draw:style-name="gr56" draw:text-style-name="P2" draw:layer="layout" svg:width="3.047cm" svg:height="0.605cm" draw:transform="rotate (1.42890105860749) translate (8.65732094361838cm 10.6826172953035cm)" svg:viewBox="0 0 3048 606" svg:d="m0 20172c542-100 3048 596 3048 596">
          <text:p/>
        </draw:path>
        <draw:path draw:style-name="gr56" draw:text-style-name="P2" draw:layer="layout" svg:width="5.257cm" svg:height="1.094cm" draw:transform="rotate (-0.557283630162871) translate (13.3054930386636cm 2.34409115850921cm)" svg:viewBox="0 0 5258 1095" svg:d="m0-9000c910-73 5258-1095 5258-1095">
          <text:p/>
        </draw:path>
        <draw:circle draw:style-name="gr113" draw:text-style-name="P2" draw:layer="layout" svg:width="0.635cm" svg:height="0.635cm" svg:x="9.415cm" svg:y="7.435cm">
          <text:p/>
        </draw:circle>
        <draw:circle draw:style-name="gr113" draw:text-style-name="P2" draw:id="id122" draw:layer="layout" svg:width="0.635cm" svg:height="0.635cm" svg:x="10.76cm" svg:y="10.405cm">
          <text:p/>
        </draw:circle>
        <draw:path draw:style-name="gr64" draw:text-style-name="P2" draw:layer="layout" svg:width="3.221cm" svg:height="0.433cm" draw:transform="rotate (-0.785398163398486) translate (7.71694178258979cm 5.14005821741015cm)" svg:viewBox="0 0 3222 434" svg:d="m0-3617c542-155 3222 407 3222 407">
          <text:p/>
        </draw:path>
        <draw:circle draw:style-name="gr113" draw:text-style-name="P2" draw:layer="layout" svg:width="0.635cm" svg:height="0.635cm" svg:x="8.425cm" svg:y="10.405cm">
          <text:p/>
        </draw:circle>
        <draw:circle draw:style-name="gr113" draw:text-style-name="P2" draw:layer="layout" svg:width="0.635cm" svg:height="0.635cm" svg:x="17.51cm" svg:y="4.81cm">
          <text:p/>
        </draw:circle>
        <draw:circle draw:style-name="gr113" draw:text-style-name="P2" draw:layer="layout" svg:width="0.635cm" svg:height="0.635cm" svg:x="19.455cm" svg:y="7.337cm">
          <text:p/>
        </draw:circle>
        <draw:circle draw:style-name="gr118" draw:text-style-name="P2" draw:layer="layout" svg:width="0.635cm" svg:height="0.636cm" svg:x="5.315cm" svg:y="7.435cm">
          <text:p/>
        </draw:circle>
        <draw:path draw:style-name="gr56" draw:text-style-name="P2" draw:layer="layout" svg:width="3.322cm" svg:height="1.608cm" draw:transform="rotate (1.1058406140634) translate (7.20285287549272cm 13.6285733403372cm)" svg:viewBox="0 0 3323 1609" svg:d="m0 26707c533-72 3323-1609 3323-1609">
          <text:p/>
        </draw:path>
        <draw:circle draw:style-name="gr113" draw:text-style-name="P2" draw:id="id121" draw:layer="layout" svg:width="0.635cm" svg:height="0.635cm" svg:x="10.76cm" svg:y="14.365cm">
          <text:p/>
        </draw:circle>
        <draw:circle draw:style-name="gr113" draw:text-style-name="P2" draw:layer="layout" svg:width="0.634cm" svg:height="0.633cm" svg:x="7.435cm" svg:y="7.435cm">
          <text:p/>
        </draw:circle>
        <draw:circle draw:style-name="gr114" draw:text-style-name="P2" draw:layer="layout" svg:width="0.635cm" svg:height="0.635cm" svg:x="12.385cm" svg:y="3.033cm">
          <text:p/>
        </draw:circle>
        <draw:path draw:style-name="gr64" draw:text-style-name="P2" draw:layer="layout" svg:width="3.815cm" svg:height="0.948cm" draw:transform="rotate (1.37339958839408) translate (19.2306496558721cm 14.4257287896269cm)" svg:viewBox="0 0 3816 949" svg:d="m0 44322c552 9 3816-949 3816-949">
          <text:p/>
        </draw:path>
        <draw:path draw:style-name="gr56" draw:text-style-name="P2" draw:layer="layout" svg:width="2.669cm" svg:height="1.412cm" draw:transform="rotate (1.46049151806858) translate (16.182cm 7.568cm)" svg:viewBox="0 0 2670 1413" svg:d="m2615 35247c505-155-2615-1413-2615-1413">
          <text:p/>
        </draw:path>
        <draw:path draw:style-name="gr64" draw:text-style-name="P2" draw:layer="layout" svg:width="2.114cm" svg:height="1.453cm" draw:transform="rotate (0.958360292269905) translate (6.53440961353167cm 6.91525201215195cm)" svg:viewBox="0 0 2115 1454" svg:d="m0 20098c673-408 2115-1454 2115-1454">
          <text:p/>
        </draw:path>
        <draw:frame draw:style-name="gr65" draw:text-style-name="P4" draw:layer="layout" svg:width="1.27cm" svg:height="1.114cm" svg:x="6.944cm" svg:y="6.315cm">
          <draw:text-box>
            <text:p><text:span text:style-name="T1">2</text:span></text:p>
          </draw:text-box>
        </draw:frame>
        <draw:frame draw:style-name="gr65" draw:text-style-name="P4" draw:layer="layout" svg:width="1.27cm" svg:height="1.825cm" svg:x="5.772cm" svg:y="5.609cm">
          <draw:text-box>
            <text:p><text:span text:style-name="T1">3</text:span></text:p>
            <text:p><text:span text:style-name="T1"/></text:p>
          </draw:text-box>
        </draw:frame>
        <draw:frame draw:style-name="gr65" draw:text-style-name="P4" draw:layer="layout" svg:width="1.27cm" svg:height="1.114cm" svg:x="10.963cm" svg:y="12.692cm">
          <draw:text-box>
            <text:p><text:span text:style-name="T1">5</text:span></text:p>
          </draw:text-box>
        </draw:frame>
        <draw:frame draw:style-name="gr65" draw:text-style-name="P4" draw:layer="layout" svg:width="1.27cm" svg:height="1.825cm" svg:x="10.525cm" svg:y="8.776cm">
          <draw:text-box>
            <text:p><text:span text:style-name="T1">6</text:span></text:p>
            <text:p><text:span text:style-name="T1"/></text:p>
          </draw:text-box>
        </draw:frame>
        <draw:frame draw:style-name="gr65" draw:text-style-name="P4" draw:layer="layout" svg:width="1.27cm" svg:height="2.536cm" svg:x="20.03cm" svg:y="12.062cm">
          <draw:text-box>
            <text:p><text:span text:style-name="T1">6</text:span></text:p>
            <text:p><text:span text:style-name="T1"/></text:p>
            <text:p><text:span text:style-name="T1"/></text:p>
          </draw:text-box>
        </draw:frame>
        <draw:frame draw:style-name="gr65" draw:text-style-name="P4" draw:layer="layout" svg:width="1.27cm" svg:height="1.114cm" svg:x="7.867cm" svg:y="12.534cm">
          <draw:text-box>
            <text:p><text:span text:style-name="T1">9</text:span></text:p>
          </draw:text-box>
        </draw:frame>
        <draw:frame draw:style-name="gr65" draw:text-style-name="P4" draw:layer="layout" svg:width="1.27cm" svg:height="1.114cm" svg:x="8.737cm" svg:y="5.817cm">
          <draw:text-box>
            <text:p><text:span text:style-name="T1">2</text:span></text:p>
          </draw:text-box>
        </draw:frame>
        <draw:frame draw:style-name="gr65" draw:text-style-name="P4" draw:layer="layout" svg:width="1.27cm" svg:height="1.825cm" svg:x="9.262cm" svg:y="3.467cm">
          <draw:text-box>
            <text:p><text:span text:style-name="T1">7</text:span></text:p>
            <text:p><text:span text:style-name="T1"/></text:p>
          </draw:text-box>
        </draw:frame>
        <draw:frame draw:style-name="gr65" draw:text-style-name="P4" draw:layer="layout" svg:width="1.27cm" svg:height="1.825cm" svg:x="15.022cm" svg:y="3.277cm">
          <draw:text-box>
            <text:p><text:span text:style-name="T1">6</text:span></text:p>
            <text:p><text:span text:style-name="T1"/></text:p>
          </draw:text-box>
        </draw:frame>
        <draw:frame draw:style-name="gr65" draw:text-style-name="P4" draw:layer="layout" svg:width="1.27cm" svg:height="1.825cm" svg:x="16.135cm" svg:y="5.582cm">
          <draw:text-box>
            <text:p><text:span text:style-name="T1">5</text:span></text:p>
            <text:p><text:span text:style-name="T1"/></text:p>
          </draw:text-box>
        </draw:frame>
        <draw:frame draw:style-name="gr65" draw:text-style-name="P4" draw:layer="layout" svg:width="1.144cm" svg:height="1.114cm" svg:x="18.853cm" svg:y="5.923cm">
          <draw:text-box>
            <text:p><text:span text:style-name="T1">5</text:span></text:p>
          </draw:text-box>
        </draw:frame>
        <draw:frame draw:style-name="gr65" draw:text-style-name="P4" draw:layer="layout" svg:width="1.27cm" svg:height="1.825cm" svg:x="19.697cm" svg:y="8.56cm">
          <draw:text-box>
            <text:p><text:span text:style-name="T1">8</text:span></text:p>
            <text:p><text:span text:style-name="T1"/></text:p>
          </draw:text-box>
        </draw:frame>
        <draw:frame draw:style-name="gr65" draw:text-style-name="P4" draw:layer="layout" svg:width="1.27cm" svg:height="1.825cm" svg:x="9.255cm" svg:y="8.62cm">
          <draw:text-box>
            <text:p><text:span text:style-name="T1">7</text:span></text:p>
            <text:p><text:span text:style-name="T1"/></text:p>
          </draw:text-box>
        </draw:frame>
        <draw:path draw:style-name="gr69" draw:text-style-name="P2" draw:layer="layout" svg:width="3.348cm" svg:height="0.429cm" draw:transform="rotate (0.958360292269905) translate (5.47376431431982cm 7.67847165952016cm)" svg:viewBox="0 0 3349 430" svg:d="m0 17912c673-408 3349 304 3349 304">
          <text:p/>
        </draw:path>
        <draw:path draw:style-name="gr115" draw:text-style-name="P2" draw:layer="layout" svg:width="0.505cm" svg:height="1.679cm" draw:transform="rotate (-2.86425983544854) translate (13.2121943513477cm 3.08259563376647cm)" svg:viewBox="0 0 506 1680" svg:d="m506-13164c-151 529 25 7-506 1680">
          <text:p/>
        </draw:path>
        <draw:circle draw:style-name="gr117" draw:text-style-name="P2" draw:layer="layout" svg:width="0.634cm" svg:height="0.633cm" svg:x="7.435cm" svg:y="4.822cm">
          <text:p/>
        </draw:circle>
        <draw:frame draw:style-name="gr65" draw:text-style-name="P4" draw:layer="layout" svg:width="1.27cm" svg:height="1.825cm" svg:x="12.692cm" svg:y="1.715cm">
          <draw:text-box>
            <text:p><text:span text:style-name="T1">8</text:span></text:p>
            <text:p><text:span text:style-name="T1"/></text:p>
          </draw:text-box>
        </draw:frame>
      </draw:page>
      <draw:page draw:name="page22" draw:style-name="dp1" draw:master-page-name="Default">
        <office:forms form:automatic-focus="false" form:apply-design-mode="false"/>
        <draw:path draw:style-name="gr116" draw:text-style-name="P2" draw:layer="layout" svg:width="5.308cm" svg:height="0.477cm" draw:transform="rotate (-2.86425983544854) translate (12.7248149256544cm 3.75853375356557cm)" svg:viewBox="0 0 5309 478" svg:d="m0-13720c459 18 5309-478 5309-478">
          <text:p/>
        </draw:path>
        <draw:path draw:style-name="gr56" draw:text-style-name="P2" draw:layer="layout" svg:width="3.275cm" svg:height="0.153cm" draw:transform="rotate (-1.46014245221937) translate (19.796cm 7.516cm)" svg:viewBox="0 0 3276 154" svg:d="m0-37690c455 39 3276 154 3276 154">
          <text:p/>
        </draw:path>
        <draw:path draw:style-name="gr56" draw:text-style-name="P2" draw:layer="layout" svg:width="3.135cm" svg:height="0.515cm" draw:transform="rotate (-0.726755100531488) translate (17.795cm 5.125cm)" svg:viewBox="0 0 3136 516" svg:d="m0-15988c608 9 3136 516 3136 516">
          <text:p/>
        </draw:path>
        <draw:circle draw:style-name="gr119" draw:text-style-name="P2" draw:layer="layout" svg:width="0.635cm" svg:height="0.635cm" svg:x="8.425cm" svg:y="14.225cm">
          <text:p/>
        </draw:circle>
        <draw:circle draw:style-name="gr113" draw:text-style-name="P2" draw:layer="layout" svg:width="0.535cm" svg:height="0.535cm" svg:x="19.86cm" svg:y="14.365cm">
          <text:p/>
        </draw:circle>
        <draw:circle draw:style-name="gr113" draw:text-style-name="P2" draw:layer="layout" svg:width="0.635cm" svg:height="0.635cm" svg:x="15.85cm" svg:y="7.295cm">
          <text:p/>
        </draw:circle>
        <draw:circle draw:style-name="gr113" draw:text-style-name="P2" draw:layer="layout" svg:width="0.635cm" svg:height="0.635cm" svg:x="19.67cm" svg:y="10.405cm">
          <text:p/>
        </draw:circle>
        <draw:connector draw:style-name="gr62" draw:text-style-name="P2" draw:layer="layout" draw:type="curve" svg:x1="11.077cm" svg:y1="14.365cm" svg:x2="11.077cm" svg:y2="11.04cm" draw:start-shape="id123" draw:start-glue-point="0" draw:end-shape="id124" draw:end-glue-point="2" svg:d="m11077 14365v-3325">
          <text:p/>
        </draw:connector>
        <draw:path draw:style-name="gr56" draw:text-style-name="P2" draw:layer="layout" svg:width="3.333cm" svg:height="0.424cm" draw:transform="rotate (-0.984016632275403) translate (9.636cm 7.725cm)" svg:viewBox="0 0 3334 425" svg:d="m0-7494c554 120 3334 425 3334 425">
          <text:p/>
        </draw:path>
        <draw:path draw:style-name="gr116" draw:text-style-name="P2" draw:layer="layout" svg:width="3.047cm" svg:height="0.605cm" draw:transform="rotate (1.42890105860749) translate (8.65732094361838cm 10.6826172953035cm)" svg:viewBox="0 0 3048 606" svg:d="m0 20172c542-100 3048 596 3048 596">
          <text:p/>
        </draw:path>
        <draw:path draw:style-name="gr56" draw:text-style-name="P2" draw:layer="layout" svg:width="5.257cm" svg:height="1.094cm" draw:transform="rotate (-0.557283630162871) translate (13.3054930386636cm 2.34409115850921cm)" svg:viewBox="0 0 5258 1095" svg:d="m0-9000c910-73 5258-1095 5258-1095">
          <text:p/>
        </draw:path>
        <draw:circle draw:style-name="gr117" draw:text-style-name="P2" draw:layer="layout" svg:width="0.635cm" svg:height="0.635cm" svg:x="9.415cm" svg:y="7.435cm">
          <text:p/>
        </draw:circle>
        <draw:circle draw:style-name="gr113" draw:text-style-name="P2" draw:id="id124" draw:layer="layout" svg:width="0.635cm" svg:height="0.635cm" svg:x="10.76cm" svg:y="10.405cm">
          <text:p/>
        </draw:circle>
        <draw:path draw:style-name="gr116" draw:text-style-name="P2" draw:layer="layout" svg:width="3.221cm" svg:height="0.433cm" draw:transform="rotate (-0.785398163398486) translate (7.71694178258979cm 5.14005821741015cm)" svg:viewBox="0 0 3222 434" svg:d="m0-3617c542-155 3222 407 3222 407">
          <text:p/>
        </draw:path>
        <draw:circle draw:style-name="gr113" draw:text-style-name="P2" draw:layer="layout" svg:width="0.635cm" svg:height="0.635cm" svg:x="17.51cm" svg:y="4.81cm">
          <text:p/>
        </draw:circle>
        <draw:circle draw:style-name="gr113" draw:text-style-name="P2" draw:layer="layout" svg:width="0.635cm" svg:height="0.635cm" svg:x="19.455cm" svg:y="7.337cm">
          <text:p/>
        </draw:circle>
        <draw:circle draw:style-name="gr118" draw:text-style-name="P2" draw:layer="layout" svg:width="0.635cm" svg:height="0.636cm" svg:x="5.315cm" svg:y="7.435cm">
          <text:p/>
        </draw:circle>
        <draw:path draw:style-name="gr69" draw:text-style-name="P2" draw:layer="layout" svg:width="3.322cm" svg:height="1.608cm" draw:transform="rotate (1.1058406140634) translate (7.20285287549272cm 13.6285733403372cm)" svg:viewBox="0 0 3323 1609" svg:d="m0 26707c533-72 3323-1609 3323-1609">
          <text:p/>
        </draw:path>
        <draw:circle draw:style-name="gr113" draw:text-style-name="P2" draw:id="id123" draw:layer="layout" svg:width="0.635cm" svg:height="0.635cm" svg:x="10.76cm" svg:y="14.365cm">
          <text:p/>
        </draw:circle>
        <draw:circle draw:style-name="gr118" draw:text-style-name="P2" draw:layer="layout" svg:width="0.634cm" svg:height="0.633cm" svg:x="7.435cm" svg:y="7.435cm">
          <text:p/>
        </draw:circle>
        <draw:circle draw:style-name="gr114" draw:text-style-name="P2" draw:layer="layout" svg:width="0.635cm" svg:height="0.635cm" svg:x="12.385cm" svg:y="3.033cm">
          <text:p/>
        </draw:circle>
        <draw:path draw:style-name="gr64" draw:text-style-name="P2" draw:layer="layout" svg:width="3.815cm" svg:height="0.948cm" draw:transform="rotate (1.37339958839408) translate (19.2306496558721cm 14.4257287896269cm)" svg:viewBox="0 0 3816 949" svg:d="m0 44322c552 9 3816-949 3816-949">
          <text:p/>
        </draw:path>
        <draw:path draw:style-name="gr56" draw:text-style-name="P2" draw:layer="layout" svg:width="2.669cm" svg:height="1.412cm" draw:transform="rotate (1.46049151806858) translate (16.182cm 7.568cm)" svg:viewBox="0 0 2670 1413" svg:d="m2615 35247c505-155-2615-1413-2615-1413">
          <text:p/>
        </draw:path>
        <draw:path draw:style-name="gr69" draw:text-style-name="P2" draw:layer="layout" svg:width="2.114cm" svg:height="1.453cm" draw:transform="rotate (0.958360292269905) translate (6.53440961353167cm 6.91525201215195cm)" svg:viewBox="0 0 2115 1454" svg:d="m0 20098c673-408 2115-1454 2115-1454">
          <text:p/>
        </draw:path>
        <draw:frame draw:style-name="gr65" draw:text-style-name="P4" draw:layer="layout" svg:width="1.27cm" svg:height="1.114cm" svg:x="6.944cm" svg:y="6.315cm">
          <draw:text-box>
            <text:p><text:span text:style-name="T1">2</text:span></text:p>
          </draw:text-box>
        </draw:frame>
        <draw:frame draw:style-name="gr65" draw:text-style-name="P4" draw:layer="layout" svg:width="1.27cm" svg:height="1.825cm" svg:x="5.772cm" svg:y="5.609cm">
          <draw:text-box>
            <text:p><text:span text:style-name="T1">3</text:span></text:p>
            <text:p><text:span text:style-name="T1"/></text:p>
          </draw:text-box>
        </draw:frame>
        <draw:frame draw:style-name="gr65" draw:text-style-name="P4" draw:layer="layout" svg:width="1.27cm" svg:height="1.114cm" svg:x="10.963cm" svg:y="12.692cm">
          <draw:text-box>
            <text:p><text:span text:style-name="T1">5</text:span></text:p>
          </draw:text-box>
        </draw:frame>
        <draw:frame draw:style-name="gr65" draw:text-style-name="P4" draw:layer="layout" svg:width="1.27cm" svg:height="1.825cm" svg:x="10.525cm" svg:y="8.776cm">
          <draw:text-box>
            <text:p><text:span text:style-name="T1">6</text:span></text:p>
            <text:p><text:span text:style-name="T1"/></text:p>
          </draw:text-box>
        </draw:frame>
        <draw:frame draw:style-name="gr65" draw:text-style-name="P4" draw:layer="layout" svg:width="1.27cm" svg:height="2.536cm" svg:x="20.03cm" svg:y="12.062cm">
          <draw:text-box>
            <text:p><text:span text:style-name="T1">6</text:span></text:p>
            <text:p><text:span text:style-name="T1"/></text:p>
            <text:p><text:span text:style-name="T1"/></text:p>
          </draw:text-box>
        </draw:frame>
        <draw:frame draw:style-name="gr65" draw:text-style-name="P4" draw:layer="layout" svg:width="1.27cm" svg:height="1.114cm" svg:x="7.867cm" svg:y="12.534cm">
          <draw:text-box>
            <text:p><text:span text:style-name="T1">9</text:span></text:p>
          </draw:text-box>
        </draw:frame>
        <draw:frame draw:style-name="gr65" draw:text-style-name="P4" draw:layer="layout" svg:width="1.27cm" svg:height="1.114cm" svg:x="8.737cm" svg:y="5.817cm">
          <draw:text-box>
            <text:p><text:span text:style-name="T1">2</text:span></text:p>
          </draw:text-box>
        </draw:frame>
        <draw:frame draw:style-name="gr65" draw:text-style-name="P4" draw:layer="layout" svg:width="1.27cm" svg:height="1.825cm" svg:x="9.262cm" svg:y="3.467cm">
          <draw:text-box>
            <text:p><text:span text:style-name="T1">7</text:span></text:p>
            <text:p><text:span text:style-name="T1"/></text:p>
          </draw:text-box>
        </draw:frame>
        <draw:frame draw:style-name="gr65" draw:text-style-name="P4" draw:layer="layout" svg:width="1.27cm" svg:height="1.825cm" svg:x="15.022cm" svg:y="3.277cm">
          <draw:text-box>
            <text:p><text:span text:style-name="T1">6</text:span></text:p>
            <text:p><text:span text:style-name="T1"/></text:p>
          </draw:text-box>
        </draw:frame>
        <draw:frame draw:style-name="gr65" draw:text-style-name="P4" draw:layer="layout" svg:width="1.27cm" svg:height="1.825cm" svg:x="16.135cm" svg:y="5.582cm">
          <draw:text-box>
            <text:p><text:span text:style-name="T1">5</text:span></text:p>
            <text:p><text:span text:style-name="T1"/></text:p>
          </draw:text-box>
        </draw:frame>
        <draw:frame draw:style-name="gr65" draw:text-style-name="P4" draw:layer="layout" svg:width="1.144cm" svg:height="1.114cm" svg:x="18.853cm" svg:y="5.923cm">
          <draw:text-box>
            <text:p><text:span text:style-name="T1">5</text:span></text:p>
          </draw:text-box>
        </draw:frame>
        <draw:frame draw:style-name="gr65" draw:text-style-name="P4" draw:layer="layout" svg:width="1.27cm" svg:height="1.825cm" svg:x="19.697cm" svg:y="8.56cm">
          <draw:text-box>
            <text:p><text:span text:style-name="T1">8</text:span></text:p>
            <text:p><text:span text:style-name="T1"/></text:p>
          </draw:text-box>
        </draw:frame>
        <draw:frame draw:style-name="gr120" draw:text-style-name="P4" draw:layer="layout" svg:width="1.27cm" svg:height="1.825cm" svg:x="8.103cm" svg:y="8.72cm">
          <draw:text-box>
            <text:p><text:span text:style-name="T1">7</text:span></text:p>
            <text:p><text:span text:style-name="T1"/></text:p>
          </draw:text-box>
        </draw:frame>
        <draw:path draw:style-name="gr69" draw:text-style-name="P2" draw:layer="layout" svg:width="3.348cm" svg:height="0.429cm" draw:transform="rotate (0.958360292269905) translate (5.47376431431982cm 7.67847165952016cm)" svg:viewBox="0 0 3349 430" svg:d="m0 17912c673-408 3349 304 3349 304">
          <text:p/>
        </draw:path>
        <draw:path draw:style-name="gr115" draw:text-style-name="P2" draw:layer="layout" svg:width="0.505cm" svg:height="1.679cm" draw:transform="rotate (-2.86425983544854) translate (13.2121943513477cm 3.08259563376647cm)" svg:viewBox="0 0 506 1680" svg:d="m506-13164c-151 529 25 7-506 1680">
          <text:p/>
        </draw:path>
        <draw:circle draw:style-name="gr117" draw:text-style-name="P2" draw:layer="layout" svg:width="0.634cm" svg:height="0.633cm" svg:x="7.435cm" svg:y="4.822cm">
          <text:p/>
        </draw:circle>
        <draw:circle draw:style-name="gr117" draw:text-style-name="P2" draw:layer="layout" svg:width="0.635cm" svg:height="0.635cm" svg:x="8.425cm" svg:y="10.405cm">
          <text:p/>
        </draw:circle>
        <draw:frame draw:style-name="gr65" draw:text-style-name="P4" draw:layer="layout" svg:width="1.27cm" svg:height="1.825cm" svg:x="12.692cm" svg:y="1.715cm">
          <draw:text-box>
            <text:p><text:span text:style-name="T1">8</text:span></text:p>
            <text:p><text:span text:style-name="T1"/></text:p>
          </draw:text-box>
        </draw:frame>
      </draw:page>
      <draw:page draw:name="page23" draw:style-name="dp1" draw:master-page-name="Default">
        <office:forms form:automatic-focus="false" form:apply-design-mode="false"/>
        <draw:path draw:style-name="gr116" draw:text-style-name="P2" draw:layer="layout" svg:width="5.308cm" svg:height="0.477cm" draw:transform="rotate (-2.86425983544854) translate (12.7248149256544cm 3.75853375356557cm)" svg:viewBox="0 0 5309 478" svg:d="m0-13720c459 18 5309-478 5309-478">
          <text:p/>
        </draw:path>
        <draw:path draw:style-name="gr56" draw:text-style-name="P2" draw:layer="layout" svg:width="3.275cm" svg:height="0.153cm" draw:transform="rotate (-1.46014245221937) translate (19.796cm 7.516cm)" svg:viewBox="0 0 3276 154" svg:d="m0-37690c455 39 3276 154 3276 154">
          <text:p/>
        </draw:path>
        <draw:path draw:style-name="gr56" draw:text-style-name="P2" draw:layer="layout" svg:width="3.135cm" svg:height="0.515cm" draw:transform="rotate (-0.726755100531488) translate (17.795cm 5.125cm)" svg:viewBox="0 0 3136 516" svg:d="m0-15988c608 9 3136 516 3136 516">
          <text:p/>
        </draw:path>
        <draw:circle draw:style-name="gr119" draw:text-style-name="P2" draw:layer="layout" svg:width="0.635cm" svg:height="0.635cm" svg:x="8.425cm" svg:y="14.225cm">
          <text:p/>
        </draw:circle>
        <draw:circle draw:style-name="gr113" draw:text-style-name="P2" draw:layer="layout" svg:width="0.535cm" svg:height="0.535cm" svg:x="19.86cm" svg:y="14.365cm">
          <text:p/>
        </draw:circle>
        <draw:circle draw:style-name="gr113" draw:text-style-name="P2" draw:layer="layout" svg:width="0.635cm" svg:height="0.635cm" svg:x="15.85cm" svg:y="7.295cm">
          <text:p/>
        </draw:circle>
        <draw:circle draw:style-name="gr113" draw:text-style-name="P2" draw:layer="layout" svg:width="0.635cm" svg:height="0.635cm" svg:x="19.67cm" svg:y="10.405cm">
          <text:p/>
        </draw:circle>
        <draw:connector draw:style-name="gr62" draw:text-style-name="P2" draw:layer="layout" draw:type="curve" svg:x1="11.077cm" svg:y1="14.365cm" svg:x2="11.077cm" svg:y2="11.04cm" draw:start-shape="id125" draw:start-glue-point="0" draw:end-shape="id126" draw:end-glue-point="2" svg:d="m11077 14365v-3325">
          <text:p/>
        </draw:connector>
        <draw:path draw:style-name="gr56" draw:text-style-name="P2" draw:layer="layout" svg:width="3.333cm" svg:height="0.424cm" draw:transform="rotate (-0.984016632275403) translate (9.636cm 7.725cm)" svg:viewBox="0 0 3334 425" svg:d="m0-7494c554 120 3334 425 3334 425">
          <text:p/>
        </draw:path>
        <draw:path draw:style-name="gr69" draw:text-style-name="P2" draw:layer="layout" svg:width="3.047cm" svg:height="0.605cm" draw:transform="rotate (1.42890105860749) translate (8.65732094361838cm 10.6826172953035cm)" svg:viewBox="0 0 3048 606" svg:d="m0 20172c542-100 3048 596 3048 596">
          <text:p/>
        </draw:path>
        <draw:path draw:style-name="gr56" draw:text-style-name="P2" draw:layer="layout" svg:width="5.257cm" svg:height="1.094cm" draw:transform="rotate (-0.557283630162871) translate (13.3054930386636cm 2.34409115850921cm)" svg:viewBox="0 0 5258 1095" svg:d="m0-9000c910-73 5258-1095 5258-1095">
          <text:p/>
        </draw:path>
        <draw:circle draw:style-name="gr117" draw:text-style-name="P2" draw:layer="layout" svg:width="0.635cm" svg:height="0.635cm" svg:x="9.415cm" svg:y="7.435cm">
          <text:p/>
        </draw:circle>
        <draw:circle draw:style-name="gr113" draw:text-style-name="P2" draw:id="id126" draw:layer="layout" svg:width="0.635cm" svg:height="0.635cm" svg:x="10.76cm" svg:y="10.405cm">
          <text:p/>
        </draw:circle>
        <draw:path draw:style-name="gr116" draw:text-style-name="P2" draw:layer="layout" svg:width="3.221cm" svg:height="0.433cm" draw:transform="rotate (-0.785398163398486) translate (7.71694178258979cm 5.14005821741015cm)" svg:viewBox="0 0 3222 434" svg:d="m0-3617c542-155 3222 407 3222 407">
          <text:p/>
        </draw:path>
        <draw:circle draw:style-name="gr113" draw:text-style-name="P2" draw:layer="layout" svg:width="0.635cm" svg:height="0.635cm" svg:x="17.51cm" svg:y="4.81cm">
          <text:p/>
        </draw:circle>
        <draw:circle draw:style-name="gr113" draw:text-style-name="P2" draw:layer="layout" svg:width="0.635cm" svg:height="0.635cm" svg:x="19.455cm" svg:y="7.337cm">
          <text:p/>
        </draw:circle>
        <draw:circle draw:style-name="gr118" draw:text-style-name="P2" draw:layer="layout" svg:width="0.635cm" svg:height="0.636cm" svg:x="5.315cm" svg:y="7.435cm">
          <text:p/>
        </draw:circle>
        <draw:path draw:style-name="gr69" draw:text-style-name="P2" draw:layer="layout" svg:width="3.322cm" svg:height="1.608cm" draw:transform="rotate (1.1058406140634) translate (7.20285287549272cm 13.6285733403372cm)" svg:viewBox="0 0 3323 1609" svg:d="m0 26707c533-72 3323-1609 3323-1609">
          <text:p/>
        </draw:path>
        <draw:circle draw:style-name="gr113" draw:text-style-name="P2" draw:id="id125" draw:layer="layout" svg:width="0.635cm" svg:height="0.635cm" svg:x="10.76cm" svg:y="14.365cm">
          <text:p/>
        </draw:circle>
        <draw:circle draw:style-name="gr118" draw:text-style-name="P2" draw:layer="layout" svg:width="0.634cm" svg:height="0.633cm" svg:x="7.435cm" svg:y="7.435cm">
          <text:p/>
        </draw:circle>
        <draw:circle draw:style-name="gr114" draw:text-style-name="P2" draw:layer="layout" svg:width="0.635cm" svg:height="0.635cm" svg:x="12.385cm" svg:y="3.033cm">
          <text:p/>
        </draw:circle>
        <draw:path draw:style-name="gr64" draw:text-style-name="P2" draw:layer="layout" svg:width="3.815cm" svg:height="0.948cm" draw:transform="rotate (1.37339958839408) translate (19.2306496558721cm 14.4257287896269cm)" svg:viewBox="0 0 3816 949" svg:d="m0 44322c552 9 3816-949 3816-949">
          <text:p/>
        </draw:path>
        <draw:path draw:style-name="gr56" draw:text-style-name="P2" draw:layer="layout" svg:width="2.669cm" svg:height="1.412cm" draw:transform="rotate (1.46049151806858) translate (16.182cm 7.568cm)" svg:viewBox="0 0 2670 1413" svg:d="m2615 35247c505-155-2615-1413-2615-1413">
          <text:p/>
        </draw:path>
        <draw:path draw:style-name="gr69" draw:text-style-name="P2" draw:layer="layout" svg:width="2.114cm" svg:height="1.453cm" draw:transform="rotate (0.958360292269905) translate (6.53440961353167cm 6.91525201215195cm)" svg:viewBox="0 0 2115 1454" svg:d="m0 20098c673-408 2115-1454 2115-1454">
          <text:p/>
        </draw:path>
        <draw:frame draw:style-name="gr65" draw:text-style-name="P4" draw:layer="layout" svg:width="1.27cm" svg:height="1.114cm" svg:x="6.944cm" svg:y="6.315cm">
          <draw:text-box>
            <text:p><text:span text:style-name="T1">2</text:span></text:p>
          </draw:text-box>
        </draw:frame>
        <draw:frame draw:style-name="gr65" draw:text-style-name="P4" draw:layer="layout" svg:width="1.27cm" svg:height="1.825cm" svg:x="5.772cm" svg:y="5.609cm">
          <draw:text-box>
            <text:p><text:span text:style-name="T1">3</text:span></text:p>
            <text:p><text:span text:style-name="T1"/></text:p>
          </draw:text-box>
        </draw:frame>
        <draw:frame draw:style-name="gr65" draw:text-style-name="P4" draw:layer="layout" svg:width="1.27cm" svg:height="1.114cm" svg:x="10.963cm" svg:y="12.692cm">
          <draw:text-box>
            <text:p><text:span text:style-name="T1">5</text:span></text:p>
          </draw:text-box>
        </draw:frame>
        <draw:frame draw:style-name="gr65" draw:text-style-name="P4" draw:layer="layout" svg:width="1.27cm" svg:height="1.825cm" svg:x="10.525cm" svg:y="8.776cm">
          <draw:text-box>
            <text:p><text:span text:style-name="T1">6</text:span></text:p>
            <text:p><text:span text:style-name="T1"/></text:p>
          </draw:text-box>
        </draw:frame>
        <draw:frame draw:style-name="gr65" draw:text-style-name="P4" draw:layer="layout" svg:width="1.27cm" svg:height="2.536cm" svg:x="20.03cm" svg:y="12.062cm">
          <draw:text-box>
            <text:p><text:span text:style-name="T1">6</text:span></text:p>
            <text:p><text:span text:style-name="T1"/></text:p>
            <text:p><text:span text:style-name="T1"/></text:p>
          </draw:text-box>
        </draw:frame>
        <draw:frame draw:style-name="gr65" draw:text-style-name="P4" draw:layer="layout" svg:width="1.27cm" svg:height="1.114cm" svg:x="7.867cm" svg:y="12.534cm">
          <draw:text-box>
            <text:p><text:span text:style-name="T1">9</text:span></text:p>
          </draw:text-box>
        </draw:frame>
        <draw:frame draw:style-name="gr65" draw:text-style-name="P4" draw:layer="layout" svg:width="1.27cm" svg:height="1.114cm" svg:x="8.737cm" svg:y="5.817cm">
          <draw:text-box>
            <text:p><text:span text:style-name="T1">2</text:span></text:p>
          </draw:text-box>
        </draw:frame>
        <draw:frame draw:style-name="gr65" draw:text-style-name="P4" draw:layer="layout" svg:width="1.27cm" svg:height="1.825cm" svg:x="9.262cm" svg:y="3.467cm">
          <draw:text-box>
            <text:p><text:span text:style-name="T1">7</text:span></text:p>
            <text:p><text:span text:style-name="T1"/></text:p>
          </draw:text-box>
        </draw:frame>
        <draw:frame draw:style-name="gr65" draw:text-style-name="P4" draw:layer="layout" svg:width="1.27cm" svg:height="1.825cm" svg:x="15.022cm" svg:y="3.277cm">
          <draw:text-box>
            <text:p><text:span text:style-name="T1">6</text:span></text:p>
            <text:p><text:span text:style-name="T1"/></text:p>
          </draw:text-box>
        </draw:frame>
        <draw:frame draw:style-name="gr65" draw:text-style-name="P4" draw:layer="layout" svg:width="1.27cm" svg:height="1.825cm" svg:x="16.135cm" svg:y="5.582cm">
          <draw:text-box>
            <text:p><text:span text:style-name="T1">5</text:span></text:p>
            <text:p><text:span text:style-name="T1"/></text:p>
          </draw:text-box>
        </draw:frame>
        <draw:frame draw:style-name="gr65" draw:text-style-name="P4" draw:layer="layout" svg:width="1.144cm" svg:height="1.114cm" svg:x="18.853cm" svg:y="5.923cm">
          <draw:text-box>
            <text:p><text:span text:style-name="T1">5</text:span></text:p>
          </draw:text-box>
        </draw:frame>
        <draw:frame draw:style-name="gr65" draw:text-style-name="P4" draw:layer="layout" svg:width="1.27cm" svg:height="1.825cm" svg:x="19.697cm" svg:y="8.56cm">
          <draw:text-box>
            <text:p><text:span text:style-name="T1">8</text:span></text:p>
            <text:p><text:span text:style-name="T1"/></text:p>
          </draw:text-box>
        </draw:frame>
        <draw:frame draw:style-name="gr65" draw:text-style-name="P4" draw:layer="layout" svg:width="1.27cm" svg:height="1.825cm" svg:x="8.207cm" svg:y="8.751cm">
          <draw:text-box>
            <text:p><text:span text:style-name="T1">7</text:span></text:p>
            <text:p><text:span text:style-name="T1"/></text:p>
          </draw:text-box>
        </draw:frame>
        <draw:path draw:style-name="gr69" draw:text-style-name="P2" draw:layer="layout" svg:width="3.348cm" svg:height="0.429cm" draw:transform="rotate (0.958360292269905) translate (5.47376431431982cm 7.67847165952016cm)" svg:viewBox="0 0 3349 430" svg:d="m0 17912c673-408 3349 304 3349 304">
          <text:p/>
        </draw:path>
        <draw:path draw:style-name="gr115" draw:text-style-name="P2" draw:layer="layout" svg:width="0.505cm" svg:height="1.679cm" draw:transform="rotate (-2.86425983544854) translate (13.2121943513477cm 3.08259563376647cm)" svg:viewBox="0 0 506 1680" svg:d="m506-13164c-151 529 25 7-506 1680">
          <text:p/>
        </draw:path>
        <draw:circle draw:style-name="gr117" draw:text-style-name="P2" draw:layer="layout" svg:width="0.634cm" svg:height="0.633cm" svg:x="7.435cm" svg:y="4.822cm">
          <text:p/>
        </draw:circle>
        <draw:circle draw:style-name="gr118" draw:text-style-name="P2" draw:layer="layout" svg:width="0.635cm" svg:height="0.635cm" svg:x="8.425cm" svg:y="10.405cm">
          <text:p/>
        </draw:circle>
        <draw:frame draw:style-name="gr65" draw:text-style-name="P4" draw:layer="layout" svg:width="1.27cm" svg:height="1.825cm" svg:x="12.692cm" svg:y="1.715cm">
          <draw:text-box>
            <text:p><text:span text:style-name="T1">8</text:span></text:p>
            <text:p><text:span text:style-name="T1"/></text:p>
          </draw:text-box>
        </draw:frame>
      </draw:page>
      <draw:page draw:name="page24" draw:style-name="dp1" draw:master-page-name="Default">
        <office:forms form:automatic-focus="false" form:apply-design-mode="false"/>
        <draw:path draw:style-name="gr116" draw:text-style-name="P2" draw:layer="layout" svg:width="5.308cm" svg:height="0.477cm" draw:transform="rotate (-2.86425983544854) translate (12.7248149256544cm 3.75853375356557cm)" svg:viewBox="0 0 5309 478" svg:d="m0-13720c459 18 5309-478 5309-478">
          <text:p/>
        </draw:path>
        <draw:path draw:style-name="gr56" draw:text-style-name="P2" draw:layer="layout" svg:width="3.275cm" svg:height="0.153cm" draw:transform="rotate (-1.46014245221937) translate (19.796cm 7.516cm)" svg:viewBox="0 0 3276 154" svg:d="m0-37690c455 39 3276 154 3276 154">
          <text:p/>
        </draw:path>
        <draw:path draw:style-name="gr56" draw:text-style-name="P2" draw:layer="layout" svg:width="3.135cm" svg:height="0.515cm" draw:transform="rotate (-0.726755100531488) translate (17.795cm 5.125cm)" svg:viewBox="0 0 3136 516" svg:d="m0-15988c608 9 3136 516 3136 516">
          <text:p/>
        </draw:path>
        <draw:circle draw:style-name="gr119" draw:text-style-name="P2" draw:layer="layout" svg:width="0.635cm" svg:height="0.635cm" svg:x="8.425cm" svg:y="14.225cm">
          <text:p/>
        </draw:circle>
        <draw:circle draw:style-name="gr113" draw:text-style-name="P2" draw:layer="layout" svg:width="0.535cm" svg:height="0.535cm" svg:x="19.86cm" svg:y="14.365cm">
          <text:p/>
        </draw:circle>
        <draw:circle draw:style-name="gr113" draw:text-style-name="P2" draw:layer="layout" svg:width="0.635cm" svg:height="0.635cm" svg:x="15.85cm" svg:y="7.295cm">
          <text:p/>
        </draw:circle>
        <draw:circle draw:style-name="gr113" draw:text-style-name="P2" draw:layer="layout" svg:width="0.635cm" svg:height="0.635cm" svg:x="19.67cm" svg:y="10.405cm">
          <text:p/>
        </draw:circle>
        <draw:connector draw:style-name="gr110" draw:text-style-name="P2" draw:layer="layout" draw:type="curve" svg:x1="11.077cm" svg:y1="14.365cm" svg:x2="11.077cm" svg:y2="11.04cm" draw:start-shape="id127" draw:start-glue-point="0" draw:end-shape="id128" draw:end-glue-point="2" svg:d="m11077 14365v-3325">
          <text:p/>
        </draw:connector>
        <draw:path draw:style-name="gr116" draw:text-style-name="P2" draw:layer="layout" svg:width="3.333cm" svg:height="0.424cm" draw:transform="rotate (-0.984016632275403) translate (9.636cm 7.725cm)" svg:viewBox="0 0 3334 425" svg:d="m0-7494c554 120 3334 425 3334 425">
          <text:p/>
        </draw:path>
        <draw:path draw:style-name="gr69" draw:text-style-name="P2" draw:layer="layout" svg:width="3.047cm" svg:height="0.605cm" draw:transform="rotate (1.42890105860749) translate (8.65732094361838cm 10.6826172953035cm)" svg:viewBox="0 0 3048 606" svg:d="m0 20172c542-100 3048 596 3048 596">
          <text:p/>
        </draw:path>
        <draw:path draw:style-name="gr56" draw:text-style-name="P2" draw:layer="layout" svg:width="5.257cm" svg:height="1.094cm" draw:transform="rotate (-0.557283630162871) translate (13.3054930386636cm 2.34409115850921cm)" svg:viewBox="0 0 5258 1095" svg:d="m0-9000c910-73 5258-1095 5258-1095">
          <text:p/>
        </draw:path>
        <draw:circle draw:style-name="gr117" draw:text-style-name="P2" draw:layer="layout" svg:width="0.635cm" svg:height="0.635cm" svg:x="9.415cm" svg:y="7.435cm">
          <text:p/>
        </draw:circle>
        <draw:circle draw:style-name="gr117" draw:text-style-name="P2" draw:id="id128" draw:layer="layout" svg:width="0.635cm" svg:height="0.635cm" svg:x="10.76cm" svg:y="10.405cm">
          <text:p/>
        </draw:circle>
        <draw:path draw:style-name="gr116" draw:text-style-name="P2" draw:layer="layout" svg:width="3.221cm" svg:height="0.433cm" draw:transform="rotate (-0.785398163398486) translate (7.71694178258979cm 5.14005821741015cm)" svg:viewBox="0 0 3222 434" svg:d="m0-3617c542-155 3222 407 3222 407">
          <text:p/>
        </draw:path>
        <draw:circle draw:style-name="gr113" draw:text-style-name="P2" draw:layer="layout" svg:width="0.635cm" svg:height="0.635cm" svg:x="17.51cm" svg:y="4.81cm">
          <text:p/>
        </draw:circle>
        <draw:circle draw:style-name="gr113" draw:text-style-name="P2" draw:layer="layout" svg:width="0.635cm" svg:height="0.635cm" svg:x="19.455cm" svg:y="7.337cm">
          <text:p/>
        </draw:circle>
        <draw:circle draw:style-name="gr118" draw:text-style-name="P2" draw:layer="layout" svg:width="0.635cm" svg:height="0.636cm" svg:x="5.315cm" svg:y="7.435cm">
          <text:p/>
        </draw:circle>
        <draw:path draw:style-name="gr69" draw:text-style-name="P2" draw:layer="layout" svg:width="3.322cm" svg:height="1.608cm" draw:transform="rotate (1.1058406140634) translate (7.20285287549272cm 13.6285733403372cm)" svg:viewBox="0 0 3323 1609" svg:d="m0 26707c533-72 3323-1609 3323-1609">
          <text:p/>
        </draw:path>
        <draw:circle draw:style-name="gr118" draw:text-style-name="P2" draw:id="id127" draw:layer="layout" svg:width="0.635cm" svg:height="0.635cm" svg:x="10.76cm" svg:y="14.365cm">
          <text:p/>
        </draw:circle>
        <draw:circle draw:style-name="gr118" draw:text-style-name="P2" draw:layer="layout" svg:width="0.634cm" svg:height="0.633cm" svg:x="7.435cm" svg:y="7.435cm">
          <text:p/>
        </draw:circle>
        <draw:circle draw:style-name="gr114" draw:text-style-name="P2" draw:layer="layout" svg:width="0.635cm" svg:height="0.635cm" svg:x="12.385cm" svg:y="3.033cm">
          <text:p/>
        </draw:circle>
        <draw:path draw:style-name="gr64" draw:text-style-name="P2" draw:layer="layout" svg:width="3.815cm" svg:height="0.948cm" draw:transform="rotate (1.37339958839408) translate (19.2306496558721cm 14.4257287896269cm)" svg:viewBox="0 0 3816 949" svg:d="m0 44322c552 9 3816-949 3816-949">
          <text:p/>
        </draw:path>
        <draw:path draw:style-name="gr56" draw:text-style-name="P2" draw:layer="layout" svg:width="2.669cm" svg:height="1.412cm" draw:transform="rotate (1.46049151806858) translate (16.182cm 7.568cm)" svg:viewBox="0 0 2670 1413" svg:d="m2615 35247c505-155-2615-1413-2615-1413">
          <text:p/>
        </draw:path>
        <draw:path draw:style-name="gr69" draw:text-style-name="P2" draw:layer="layout" svg:width="2.114cm" svg:height="1.453cm" draw:transform="rotate (0.958360292269905) translate (6.53440961353167cm 6.91525201215195cm)" svg:viewBox="0 0 2115 1454" svg:d="m0 20098c673-408 2115-1454 2115-1454">
          <text:p/>
        </draw:path>
        <draw:frame draw:style-name="gr65" draw:text-style-name="P4" draw:layer="layout" svg:width="1.27cm" svg:height="1.114cm" svg:x="6.944cm" svg:y="6.315cm">
          <draw:text-box>
            <text:p text:style-name="P9"><text:span text:style-name="T1">2</text:span></text:p>
          </draw:text-box>
        </draw:frame>
        <draw:frame draw:style-name="gr65" draw:text-style-name="P4" draw:layer="layout" svg:width="1.27cm" svg:height="1.825cm" svg:x="5.772cm" svg:y="5.609cm">
          <draw:text-box>
            <text:p text:style-name="P9"><text:span text:style-name="T1">3</text:span></text:p>
            <text:p text:style-name="P9"><text:span text:style-name="T1"/></text:p>
          </draw:text-box>
        </draw:frame>
        <draw:frame draw:style-name="gr65" draw:text-style-name="P4" draw:layer="layout" svg:width="1.27cm" svg:height="1.114cm" svg:x="10.963cm" svg:y="12.692cm">
          <draw:text-box>
            <text:p text:style-name="P9"><text:span text:style-name="T1">5</text:span></text:p>
          </draw:text-box>
        </draw:frame>
        <draw:frame draw:style-name="gr65" draw:text-style-name="P4" draw:layer="layout" svg:width="1.27cm" svg:height="1.825cm" svg:x="10.525cm" svg:y="8.776cm">
          <draw:text-box>
            <text:p text:style-name="P9"><text:span text:style-name="T1">6</text:span></text:p>
            <text:p text:style-name="P9"><text:span text:style-name="T1"/></text:p>
          </draw:text-box>
        </draw:frame>
        <draw:frame draw:style-name="gr65" draw:text-style-name="P4" draw:layer="layout" svg:width="1.27cm" svg:height="2.536cm" svg:x="20.03cm" svg:y="12.062cm">
          <draw:text-box>
            <text:p text:style-name="P9"><text:span text:style-name="T1">6</text:span></text:p>
            <text:p text:style-name="P9"><text:span text:style-name="T1"/></text:p>
            <text:p text:style-name="P9"><text:span text:style-name="T1"/></text:p>
          </draw:text-box>
        </draw:frame>
        <draw:frame draw:style-name="gr65" draw:text-style-name="P4" draw:layer="layout" svg:width="1.27cm" svg:height="1.114cm" svg:x="7.867cm" svg:y="12.534cm">
          <draw:text-box>
            <text:p text:style-name="P9"><text:span text:style-name="T1">9</text:span></text:p>
          </draw:text-box>
        </draw:frame>
        <draw:frame draw:style-name="gr65" draw:text-style-name="P4" draw:layer="layout" svg:width="1.27cm" svg:height="1.114cm" svg:x="8.737cm" svg:y="5.817cm">
          <draw:text-box>
            <text:p text:style-name="P9"><text:span text:style-name="T1">2</text:span></text:p>
          </draw:text-box>
        </draw:frame>
        <draw:frame draw:style-name="gr65" draw:text-style-name="P4" draw:layer="layout" svg:width="1.27cm" svg:height="1.825cm" svg:x="9.262cm" svg:y="3.467cm">
          <draw:text-box>
            <text:p text:style-name="P9"><text:span text:style-name="T1">7</text:span></text:p>
            <text:p text:style-name="P9"><text:span text:style-name="T1"/></text:p>
          </draw:text-box>
        </draw:frame>
        <draw:frame draw:style-name="gr65" draw:text-style-name="P4" draw:layer="layout" svg:width="1.27cm" svg:height="1.825cm" svg:x="15.022cm" svg:y="3.277cm">
          <draw:text-box>
            <text:p text:style-name="P9"><text:span text:style-name="T1">6</text:span></text:p>
            <text:p text:style-name="P9"><text:span text:style-name="T1"/></text:p>
          </draw:text-box>
        </draw:frame>
        <draw:frame draw:style-name="gr65" draw:text-style-name="P4" draw:layer="layout" svg:width="1.27cm" svg:height="1.825cm" svg:x="16.135cm" svg:y="5.582cm">
          <draw:text-box>
            <text:p text:style-name="P9"><text:span text:style-name="T1">5</text:span></text:p>
            <text:p text:style-name="P9"><text:span text:style-name="T1"/></text:p>
          </draw:text-box>
        </draw:frame>
        <draw:frame draw:style-name="gr65" draw:text-style-name="P4" draw:layer="layout" svg:width="1.144cm" svg:height="1.114cm" svg:x="18.853cm" svg:y="5.923cm">
          <draw:text-box>
            <text:p text:style-name="P9"><text:span text:style-name="T1">5</text:span></text:p>
          </draw:text-box>
        </draw:frame>
        <draw:frame draw:style-name="gr65" draw:text-style-name="P4" draw:layer="layout" svg:width="1.27cm" svg:height="1.825cm" svg:x="19.697cm" svg:y="8.56cm">
          <draw:text-box>
            <text:p text:style-name="P9"><text:span text:style-name="T1">8</text:span></text:p>
            <text:p text:style-name="P9"><text:span text:style-name="T1"/></text:p>
          </draw:text-box>
        </draw:frame>
        <draw:frame draw:style-name="gr65" draw:text-style-name="P4" draw:layer="layout" svg:width="1.27cm" svg:height="1.825cm" svg:x="8.207cm" svg:y="8.751cm">
          <draw:text-box>
            <text:p text:style-name="P9"><text:span text:style-name="T1">7</text:span></text:p>
            <text:p text:style-name="P9"><text:span text:style-name="T1"/></text:p>
          </draw:text-box>
        </draw:frame>
        <draw:path draw:style-name="gr69" draw:text-style-name="P2" draw:layer="layout" svg:width="3.348cm" svg:height="0.429cm" draw:transform="rotate (0.958360292269905) translate (5.47376431431982cm 7.67847165952016cm)" svg:viewBox="0 0 3349 430" svg:d="m0 17912c673-408 3349 304 3349 304">
          <text:p/>
        </draw:path>
        <draw:path draw:style-name="gr115" draw:text-style-name="P2" draw:layer="layout" svg:width="0.505cm" svg:height="1.679cm" draw:transform="rotate (-2.86425983544854) translate (13.2121943513477cm 3.08259563376647cm)" svg:viewBox="0 0 506 1680" svg:d="m506-13164c-151 529 25 7-506 1680">
          <text:p/>
        </draw:path>
        <draw:circle draw:style-name="gr117" draw:text-style-name="P2" draw:layer="layout" svg:width="0.634cm" svg:height="0.633cm" svg:x="7.435cm" svg:y="4.822cm">
          <text:p/>
        </draw:circle>
        <draw:circle draw:style-name="gr118" draw:text-style-name="P2" draw:layer="layout" svg:width="0.635cm" svg:height="0.635cm" svg:x="8.425cm" svg:y="10.405cm">
          <text:p/>
        </draw:circle>
        <draw:frame draw:style-name="gr65" draw:text-style-name="P4" draw:layer="layout" svg:width="1.27cm" svg:height="1.825cm" svg:x="12.692cm" svg:y="1.715cm">
          <draw:text-box>
            <text:p text:style-name="P9"><text:span text:style-name="T1">8</text:span></text:p>
            <text:p text:style-name="P9"><text:span text:style-name="T1"/></text:p>
          </draw:text-box>
        </draw:frame>
      </draw:page>
      <draw:page draw:name="page25" draw:style-name="dp1" draw:master-page-name="Default">
        <office:forms form:automatic-focus="false" form:apply-design-mode="false"/>
        <draw:path draw:style-name="gr116" draw:text-style-name="P2" draw:layer="layout" svg:width="5.308cm" svg:height="0.477cm" draw:transform="rotate (-2.86425983544854) translate (12.7248149256544cm 3.75853375356557cm)" svg:viewBox="0 0 5309 478" svg:d="m0-13720c459 18 5309-478 5309-478">
          <text:p/>
        </draw:path>
        <draw:path draw:style-name="gr56" draw:text-style-name="P2" draw:layer="layout" svg:width="3.275cm" svg:height="0.153cm" draw:transform="rotate (-1.46014245221937) translate (19.796cm 7.516cm)" svg:viewBox="0 0 3276 154" svg:d="m0-37690c455 39 3276 154 3276 154">
          <text:p/>
        </draw:path>
        <draw:path draw:style-name="gr56" draw:text-style-name="P2" draw:layer="layout" svg:width="3.135cm" svg:height="0.515cm" draw:transform="rotate (-0.726755100531488) translate (17.795cm 5.125cm)" svg:viewBox="0 0 3136 516" svg:d="m0-15988c608 9 3136 516 3136 516">
          <text:p/>
        </draw:path>
        <draw:circle draw:style-name="gr119" draw:text-style-name="P2" draw:layer="layout" svg:width="0.635cm" svg:height="0.635cm" svg:x="8.425cm" svg:y="14.225cm">
          <text:p/>
        </draw:circle>
        <draw:circle draw:style-name="gr113" draw:text-style-name="P2" draw:layer="layout" svg:width="0.535cm" svg:height="0.535cm" svg:x="19.86cm" svg:y="14.365cm">
          <text:p/>
        </draw:circle>
        <draw:circle draw:style-name="gr113" draw:text-style-name="P2" draw:layer="layout" svg:width="0.635cm" svg:height="0.635cm" svg:x="15.85cm" svg:y="7.295cm">
          <text:p/>
        </draw:circle>
        <draw:circle draw:style-name="gr113" draw:text-style-name="P2" draw:layer="layout" svg:width="0.635cm" svg:height="0.635cm" svg:x="19.67cm" svg:y="10.405cm">
          <text:p/>
        </draw:circle>
        <draw:connector draw:style-name="gr110" draw:text-style-name="P2" draw:layer="layout" draw:type="curve" svg:x1="11.077cm" svg:y1="14.365cm" svg:x2="11.077cm" svg:y2="11.04cm" draw:start-shape="id129" draw:start-glue-point="0" draw:end-shape="id130" draw:end-glue-point="2" svg:d="m11077 14365v-3325">
          <text:p/>
        </draw:connector>
        <draw:path draw:style-name="gr121" draw:text-style-name="P2" draw:layer="layout" svg:width="3.333cm" svg:height="0.424cm" draw:transform="rotate (-0.984016632275403) translate (9.636cm 7.725cm)" svg:viewBox="0 0 3334 425" svg:d="m0-7494c554 120 3334 425 3334 425">
          <text:p/>
        </draw:path>
        <draw:path draw:style-name="gr69" draw:text-style-name="P2" draw:layer="layout" svg:width="3.047cm" svg:height="0.605cm" draw:transform="rotate (1.42890105860749) translate (8.65732094361838cm 10.6826172953035cm)" svg:viewBox="0 0 3048 606" svg:d="m0 20172c542-100 3048 596 3048 596">
          <text:p/>
        </draw:path>
        <draw:path draw:style-name="gr56" draw:text-style-name="P2" draw:layer="layout" svg:width="5.257cm" svg:height="1.094cm" draw:transform="rotate (-0.557283630162871) translate (13.3054930386636cm 2.34409115850921cm)" svg:viewBox="0 0 5258 1095" svg:d="m0-9000c910-73 5258-1095 5258-1095">
          <text:p/>
        </draw:path>
        <draw:circle draw:style-name="gr117" draw:text-style-name="P2" draw:layer="layout" svg:width="0.635cm" svg:height="0.635cm" svg:x="9.415cm" svg:y="7.435cm">
          <text:p/>
        </draw:circle>
        <draw:circle draw:style-name="gr122" draw:text-style-name="P2" draw:id="id130" draw:layer="layout" svg:width="0.635cm" svg:height="0.635cm" svg:x="10.76cm" svg:y="10.405cm">
          <text:p/>
        </draw:circle>
        <draw:path draw:style-name="gr116" draw:text-style-name="P2" draw:layer="layout" svg:width="3.221cm" svg:height="0.433cm" draw:transform="rotate (-0.785398163398486) translate (7.71694178258979cm 5.14005821741015cm)" svg:viewBox="0 0 3222 434" svg:d="m0-3617c542-155 3222 407 3222 407">
          <text:p/>
        </draw:path>
        <draw:circle draw:style-name="gr113" draw:text-style-name="P2" draw:layer="layout" svg:width="0.635cm" svg:height="0.635cm" svg:x="17.51cm" svg:y="4.81cm">
          <text:p/>
        </draw:circle>
        <draw:circle draw:style-name="gr113" draw:text-style-name="P2" draw:layer="layout" svg:width="0.635cm" svg:height="0.635cm" svg:x="19.455cm" svg:y="7.337cm">
          <text:p/>
        </draw:circle>
        <draw:circle draw:style-name="gr118" draw:text-style-name="P2" draw:layer="layout" svg:width="0.635cm" svg:height="0.636cm" svg:x="5.315cm" svg:y="7.435cm">
          <text:p/>
        </draw:circle>
        <draw:path draw:style-name="gr69" draw:text-style-name="P2" draw:layer="layout" svg:width="3.322cm" svg:height="1.608cm" draw:transform="rotate (1.1058406140634) translate (7.20285287549272cm 13.6285733403372cm)" svg:viewBox="0 0 3323 1609" svg:d="m0 26707c533-72 3323-1609 3323-1609">
          <text:p/>
        </draw:path>
        <draw:circle draw:style-name="gr118" draw:text-style-name="P2" draw:id="id129" draw:layer="layout" svg:width="0.635cm" svg:height="0.635cm" svg:x="10.76cm" svg:y="14.365cm">
          <text:p/>
        </draw:circle>
        <draw:circle draw:style-name="gr118" draw:text-style-name="P2" draw:layer="layout" svg:width="0.634cm" svg:height="0.633cm" svg:x="7.435cm" svg:y="7.435cm">
          <text:p/>
        </draw:circle>
        <draw:circle draw:style-name="gr114" draw:text-style-name="P2" draw:layer="layout" svg:width="0.635cm" svg:height="0.635cm" svg:x="12.385cm" svg:y="3.033cm">
          <text:p/>
        </draw:circle>
        <draw:path draw:style-name="gr64" draw:text-style-name="P2" draw:layer="layout" svg:width="3.815cm" svg:height="0.948cm" draw:transform="rotate (1.37339958839408) translate (19.2306496558721cm 14.4257287896269cm)" svg:viewBox="0 0 3816 949" svg:d="m0 44322c552 9 3816-949 3816-949">
          <text:p/>
        </draw:path>
        <draw:path draw:style-name="gr56" draw:text-style-name="P2" draw:layer="layout" svg:width="2.669cm" svg:height="1.412cm" draw:transform="rotate (1.46049151806858) translate (16.182cm 7.568cm)" svg:viewBox="0 0 2670 1413" svg:d="m2615 35247c505-155-2615-1413-2615-1413">
          <text:p/>
        </draw:path>
        <draw:path draw:style-name="gr69" draw:text-style-name="P2" draw:layer="layout" svg:width="2.114cm" svg:height="1.453cm" draw:transform="rotate (0.958360292269905) translate (6.53440961353167cm 6.91525201215195cm)" svg:viewBox="0 0 2115 1454" svg:d="m0 20098c673-408 2115-1454 2115-1454">
          <text:p/>
        </draw:path>
        <draw:frame draw:style-name="gr65" draw:text-style-name="P4" draw:layer="layout" svg:width="1.27cm" svg:height="1.114cm" svg:x="6.944cm" svg:y="6.315cm">
          <draw:text-box>
            <text:p><text:span text:style-name="T1">2</text:span></text:p>
          </draw:text-box>
        </draw:frame>
        <draw:frame draw:style-name="gr65" draw:text-style-name="P4" draw:layer="layout" svg:width="1.27cm" svg:height="1.825cm" svg:x="5.772cm" svg:y="5.609cm">
          <draw:text-box>
            <text:p><text:span text:style-name="T1">3</text:span></text:p>
            <text:p><text:span text:style-name="T1"/></text:p>
          </draw:text-box>
        </draw:frame>
        <draw:frame draw:style-name="gr65" draw:text-style-name="P4" draw:layer="layout" svg:width="1.27cm" svg:height="1.114cm" svg:x="10.963cm" svg:y="12.692cm">
          <draw:text-box>
            <text:p><text:span text:style-name="T1">5</text:span></text:p>
          </draw:text-box>
        </draw:frame>
        <draw:frame draw:style-name="gr65" draw:text-style-name="P4" draw:layer="layout" svg:width="1.27cm" svg:height="1.825cm" svg:x="10.525cm" svg:y="8.776cm">
          <draw:text-box>
            <text:p><text:span text:style-name="T1">6</text:span></text:p>
            <text:p><text:span text:style-name="T1"/></text:p>
          </draw:text-box>
        </draw:frame>
        <draw:frame draw:style-name="gr65" draw:text-style-name="P4" draw:layer="layout" svg:width="1.27cm" svg:height="2.536cm" svg:x="20.03cm" svg:y="12.062cm">
          <draw:text-box>
            <text:p><text:span text:style-name="T1">6</text:span></text:p>
            <text:p><text:span text:style-name="T1"/></text:p>
            <text:p><text:span text:style-name="T1"/></text:p>
          </draw:text-box>
        </draw:frame>
        <draw:frame draw:style-name="gr65" draw:text-style-name="P4" draw:layer="layout" svg:width="1.27cm" svg:height="1.114cm" svg:x="7.867cm" svg:y="12.534cm">
          <draw:text-box>
            <text:p><text:span text:style-name="T1">9</text:span></text:p>
          </draw:text-box>
        </draw:frame>
        <draw:frame draw:style-name="gr65" draw:text-style-name="P4" draw:layer="layout" svg:width="1.27cm" svg:height="1.114cm" svg:x="8.737cm" svg:y="5.817cm">
          <draw:text-box>
            <text:p><text:span text:style-name="T1">2</text:span></text:p>
          </draw:text-box>
        </draw:frame>
        <draw:frame draw:style-name="gr65" draw:text-style-name="P4" draw:layer="layout" svg:width="1.27cm" svg:height="1.825cm" svg:x="9.262cm" svg:y="3.467cm">
          <draw:text-box>
            <text:p><text:span text:style-name="T1">7</text:span></text:p>
            <text:p><text:span text:style-name="T1"/></text:p>
          </draw:text-box>
        </draw:frame>
        <draw:frame draw:style-name="gr65" draw:text-style-name="P4" draw:layer="layout" svg:width="1.27cm" svg:height="1.825cm" svg:x="15.022cm" svg:y="3.277cm">
          <draw:text-box>
            <text:p><text:span text:style-name="T1">6</text:span></text:p>
            <text:p><text:span text:style-name="T1"/></text:p>
          </draw:text-box>
        </draw:frame>
        <draw:frame draw:style-name="gr65" draw:text-style-name="P4" draw:layer="layout" svg:width="1.27cm" svg:height="1.825cm" svg:x="16.135cm" svg:y="5.582cm">
          <draw:text-box>
            <text:p><text:span text:style-name="T1">5</text:span></text:p>
            <text:p><text:span text:style-name="T1"/></text:p>
          </draw:text-box>
        </draw:frame>
        <draw:frame draw:style-name="gr65" draw:text-style-name="P4" draw:layer="layout" svg:width="1.144cm" svg:height="1.114cm" svg:x="18.853cm" svg:y="5.923cm">
          <draw:text-box>
            <text:p><text:span text:style-name="T1">5</text:span></text:p>
          </draw:text-box>
        </draw:frame>
        <draw:frame draw:style-name="gr65" draw:text-style-name="P4" draw:layer="layout" svg:width="1.27cm" svg:height="1.825cm" svg:x="19.697cm" svg:y="8.56cm">
          <draw:text-box>
            <text:p><text:span text:style-name="T1">8</text:span></text:p>
            <text:p><text:span text:style-name="T1"/></text:p>
          </draw:text-box>
        </draw:frame>
        <draw:frame draw:style-name="gr65" draw:text-style-name="P4" draw:layer="layout" svg:width="1.27cm" svg:height="1.825cm" svg:x="8.207cm" svg:y="8.751cm">
          <draw:text-box>
            <text:p><text:span text:style-name="T1">7</text:span></text:p>
            <text:p><text:span text:style-name="T1"/></text:p>
          </draw:text-box>
        </draw:frame>
        <draw:path draw:style-name="gr69" draw:text-style-name="P2" draw:layer="layout" svg:width="3.348cm" svg:height="0.429cm" draw:transform="rotate (0.958360292269905) translate (5.47376431431982cm 7.67847165952016cm)" svg:viewBox="0 0 3349 430" svg:d="m0 17912c673-408 3349 304 3349 304">
          <text:p/>
        </draw:path>
        <draw:path draw:style-name="gr115" draw:text-style-name="P2" draw:layer="layout" svg:width="0.505cm" svg:height="1.679cm" draw:transform="rotate (-2.86425983544854) translate (13.2121943513477cm 3.08259563376647cm)" svg:viewBox="0 0 506 1680" svg:d="m506-13164c-151 529 25 7-506 1680">
          <text:p/>
        </draw:path>
        <draw:circle draw:style-name="gr117" draw:text-style-name="P2" draw:layer="layout" svg:width="0.634cm" svg:height="0.633cm" svg:x="7.435cm" svg:y="4.822cm">
          <text:p/>
        </draw:circle>
        <draw:circle draw:style-name="gr118" draw:text-style-name="P2" draw:layer="layout" svg:width="0.635cm" svg:height="0.635cm" svg:x="8.425cm" svg:y="10.405cm">
          <text:p/>
        </draw:circle>
        <draw:frame draw:style-name="gr65" draw:text-style-name="P4" draw:layer="layout" svg:width="1.27cm" svg:height="1.825cm" svg:x="12.692cm" svg:y="1.715cm">
          <draw:text-box>
            <text:p><text:span text:style-name="T1">8</text:span></text:p>
            <text:p><text:span text:style-name="T1"/></text:p>
          </draw:text-box>
        </draw:frame>
      </draw:page>
      <draw:page draw:name="page26" draw:style-name="dp1" draw:master-page-name="Default">
        <office:forms form:automatic-focus="false" form:apply-design-mode="false"/>
        <draw:path draw:style-name="gr116" draw:text-style-name="P2" draw:layer="layout" svg:width="5.308cm" svg:height="0.477cm" draw:transform="rotate (-2.86425983544854) translate (12.7248149256544cm 3.75853375356557cm)" svg:viewBox="0 0 5309 478" svg:d="m0-13720c459 18 5309-478 5309-478">
          <text:p/>
        </draw:path>
        <draw:path draw:style-name="gr56" draw:text-style-name="P2" draw:layer="layout" svg:width="3.275cm" svg:height="0.153cm" draw:transform="rotate (-1.46014245221937) translate (19.796cm 7.516cm)" svg:viewBox="0 0 3276 154" svg:d="m0-37690c455 39 3276 154 3276 154">
          <text:p/>
        </draw:path>
        <draw:path draw:style-name="gr56" draw:text-style-name="P2" draw:layer="layout" svg:width="3.135cm" svg:height="0.515cm" draw:transform="rotate (-0.726755100531488) translate (17.795cm 5.125cm)" svg:viewBox="0 0 3136 516" svg:d="m0-15988c608 9 3136 516 3136 516">
          <text:p/>
        </draw:path>
        <draw:circle draw:style-name="gr119" draw:text-style-name="P2" draw:layer="layout" svg:width="0.635cm" svg:height="0.635cm" svg:x="8.425cm" svg:y="14.225cm">
          <text:p/>
        </draw:circle>
        <draw:circle draw:style-name="gr113" draw:text-style-name="P2" draw:layer="layout" svg:width="0.535cm" svg:height="0.535cm" svg:x="19.86cm" svg:y="14.365cm">
          <text:p/>
        </draw:circle>
        <draw:circle draw:style-name="gr113" draw:text-style-name="P2" draw:layer="layout" svg:width="0.635cm" svg:height="0.635cm" svg:x="15.85cm" svg:y="7.295cm">
          <text:p/>
        </draw:circle>
        <draw:circle draw:style-name="gr113" draw:text-style-name="P2" draw:layer="layout" svg:width="0.635cm" svg:height="0.635cm" svg:x="19.67cm" svg:y="10.405cm">
          <text:p/>
        </draw:circle>
        <draw:connector draw:style-name="gr110" draw:text-style-name="P2" draw:layer="layout" draw:type="curve" svg:x1="11.077cm" svg:y1="14.365cm" svg:x2="11.077cm" svg:y2="11.04cm" draw:start-shape="id131" draw:start-glue-point="0" draw:end-shape="id132" draw:end-glue-point="2" svg:d="m11077 14365v-3325">
          <text:p/>
        </draw:connector>
        <draw:path draw:style-name="gr121" draw:text-style-name="P2" draw:layer="layout" svg:width="3.333cm" svg:height="0.424cm" draw:transform="rotate (-0.984016632275403) translate (9.636cm 7.725cm)" svg:viewBox="0 0 3334 425" svg:d="m0-7494c554 120 3334 425 3334 425">
          <text:p/>
        </draw:path>
        <draw:path draw:style-name="gr69" draw:text-style-name="P2" draw:layer="layout" svg:width="3.047cm" svg:height="0.605cm" draw:transform="rotate (1.42890105860749) translate (8.65732094361838cm 10.6826172953035cm)" svg:viewBox="0 0 3048 606" svg:d="m0 20172c542-100 3048 596 3048 596">
          <text:p/>
        </draw:path>
        <draw:path draw:style-name="gr56" draw:text-style-name="P2" draw:layer="layout" svg:width="5.257cm" svg:height="1.094cm" draw:transform="rotate (-0.557283630162871) translate (13.3054930386636cm 2.34409115850921cm)" svg:viewBox="0 0 5258 1095" svg:d="m0-9000c910-73 5258-1095 5258-1095">
          <text:p/>
        </draw:path>
        <draw:circle draw:style-name="gr118" draw:text-style-name="P2" draw:layer="layout" svg:width="0.635cm" svg:height="0.635cm" svg:x="9.415cm" svg:y="7.435cm">
          <text:p/>
        </draw:circle>
        <draw:circle draw:style-name="gr122" draw:text-style-name="P2" draw:id="id132" draw:layer="layout" svg:width="0.635cm" svg:height="0.635cm" svg:x="10.76cm" svg:y="10.405cm">
          <text:p/>
        </draw:circle>
        <draw:path draw:style-name="gr69" draw:text-style-name="P2" draw:layer="layout" svg:width="3.221cm" svg:height="0.433cm" draw:transform="rotate (-0.785398163398486) translate (7.71694178258979cm 5.14005821741015cm)" svg:viewBox="0 0 3222 434" svg:d="m0-3617c542-155 3222 407 3222 407">
          <text:p/>
        </draw:path>
        <draw:circle draw:style-name="gr113" draw:text-style-name="P2" draw:layer="layout" svg:width="0.635cm" svg:height="0.635cm" svg:x="17.51cm" svg:y="4.81cm">
          <text:p/>
        </draw:circle>
        <draw:circle draw:style-name="gr113" draw:text-style-name="P2" draw:layer="layout" svg:width="0.635cm" svg:height="0.635cm" svg:x="19.455cm" svg:y="7.337cm">
          <text:p/>
        </draw:circle>
        <draw:circle draw:style-name="gr118" draw:text-style-name="P2" draw:layer="layout" svg:width="0.635cm" svg:height="0.636cm" svg:x="5.315cm" svg:y="7.435cm">
          <text:p/>
        </draw:circle>
        <draw:path draw:style-name="gr69" draw:text-style-name="P2" draw:layer="layout" svg:width="3.322cm" svg:height="1.608cm" draw:transform="rotate (1.1058406140634) translate (7.20285287549272cm 13.6285733403372cm)" svg:viewBox="0 0 3323 1609" svg:d="m0 26707c533-72 3323-1609 3323-1609">
          <text:p/>
        </draw:path>
        <draw:circle draw:style-name="gr118" draw:text-style-name="P2" draw:id="id131" draw:layer="layout" svg:width="0.635cm" svg:height="0.635cm" svg:x="10.76cm" svg:y="14.365cm">
          <text:p/>
        </draw:circle>
        <draw:circle draw:style-name="gr118" draw:text-style-name="P2" draw:layer="layout" svg:width="0.634cm" svg:height="0.633cm" svg:x="7.435cm" svg:y="7.435cm">
          <text:p/>
        </draw:circle>
        <draw:circle draw:style-name="gr114" draw:text-style-name="P2" draw:layer="layout" svg:width="0.635cm" svg:height="0.635cm" svg:x="12.385cm" svg:y="3.033cm">
          <text:p/>
        </draw:circle>
        <draw:path draw:style-name="gr64" draw:text-style-name="P2" draw:layer="layout" svg:width="3.815cm" svg:height="0.948cm" draw:transform="rotate (1.37339958839408) translate (19.2306496558721cm 14.4257287896269cm)" svg:viewBox="0 0 3816 949" svg:d="m0 44322c552 9 3816-949 3816-949">
          <text:p/>
        </draw:path>
        <draw:path draw:style-name="gr56" draw:text-style-name="P2" draw:layer="layout" svg:width="2.669cm" svg:height="1.412cm" draw:transform="rotate (1.46049151806858) translate (16.182cm 7.568cm)" svg:viewBox="0 0 2670 1413" svg:d="m2615 35247c505-155-2615-1413-2615-1413">
          <text:p/>
        </draw:path>
        <draw:path draw:style-name="gr69" draw:text-style-name="P2" draw:layer="layout" svg:width="2.114cm" svg:height="1.453cm" draw:transform="rotate (0.958360292269905) translate (6.53440961353167cm 6.91525201215195cm)" svg:viewBox="0 0 2115 1454" svg:d="m0 20098c673-408 2115-1454 2115-1454">
          <text:p/>
        </draw:path>
        <draw:frame draw:style-name="gr65" draw:text-style-name="P4" draw:layer="layout" svg:width="1.27cm" svg:height="1.114cm" svg:x="6.944cm" svg:y="6.315cm">
          <draw:text-box>
            <text:p text:style-name="P9"><text:span text:style-name="T1">2</text:span></text:p>
          </draw:text-box>
        </draw:frame>
        <draw:frame draw:style-name="gr65" draw:text-style-name="P4" draw:layer="layout" svg:width="1.27cm" svg:height="1.825cm" svg:x="5.772cm" svg:y="5.609cm">
          <draw:text-box>
            <text:p text:style-name="P9"><text:span text:style-name="T1">3</text:span></text:p>
            <text:p text:style-name="P9"><text:span text:style-name="T1"/></text:p>
          </draw:text-box>
        </draw:frame>
        <draw:frame draw:style-name="gr65" draw:text-style-name="P4" draw:layer="layout" svg:width="1.27cm" svg:height="1.114cm" svg:x="10.963cm" svg:y="12.692cm">
          <draw:text-box>
            <text:p text:style-name="P9"><text:span text:style-name="T1">5</text:span></text:p>
          </draw:text-box>
        </draw:frame>
        <draw:frame draw:style-name="gr65" draw:text-style-name="P4" draw:layer="layout" svg:width="1.27cm" svg:height="1.825cm" svg:x="10.525cm" svg:y="8.776cm">
          <draw:text-box>
            <text:p text:style-name="P9"><text:span text:style-name="T1">6</text:span></text:p>
            <text:p text:style-name="P9"><text:span text:style-name="T1"/></text:p>
          </draw:text-box>
        </draw:frame>
        <draw:frame draw:style-name="gr65" draw:text-style-name="P4" draw:layer="layout" svg:width="1.27cm" svg:height="2.536cm" svg:x="20.03cm" svg:y="12.062cm">
          <draw:text-box>
            <text:p text:style-name="P9"><text:span text:style-name="T1">6</text:span></text:p>
            <text:p text:style-name="P9"><text:span text:style-name="T1"/></text:p>
            <text:p text:style-name="P9"><text:span text:style-name="T1"/></text:p>
          </draw:text-box>
        </draw:frame>
        <draw:frame draw:style-name="gr65" draw:text-style-name="P4" draw:layer="layout" svg:width="1.27cm" svg:height="1.114cm" svg:x="7.867cm" svg:y="12.534cm">
          <draw:text-box>
            <text:p text:style-name="P9"><text:span text:style-name="T1">9</text:span></text:p>
          </draw:text-box>
        </draw:frame>
        <draw:frame draw:style-name="gr65" draw:text-style-name="P4" draw:layer="layout" svg:width="1.27cm" svg:height="1.114cm" svg:x="8.737cm" svg:y="5.817cm">
          <draw:text-box>
            <text:p text:style-name="P9"><text:span text:style-name="T1">2</text:span></text:p>
          </draw:text-box>
        </draw:frame>
        <draw:frame draw:style-name="gr65" draw:text-style-name="P4" draw:layer="layout" svg:width="1.27cm" svg:height="1.825cm" svg:x="9.262cm" svg:y="3.467cm">
          <draw:text-box>
            <text:p text:style-name="P9"><text:span text:style-name="T1">7</text:span></text:p>
            <text:p text:style-name="P9"><text:span text:style-name="T1"/></text:p>
          </draw:text-box>
        </draw:frame>
        <draw:frame draw:style-name="gr65" draw:text-style-name="P4" draw:layer="layout" svg:width="1.27cm" svg:height="1.825cm" svg:x="15.022cm" svg:y="3.277cm">
          <draw:text-box>
            <text:p text:style-name="P9"><text:span text:style-name="T1">6</text:span></text:p>
            <text:p text:style-name="P9"><text:span text:style-name="T1"/></text:p>
          </draw:text-box>
        </draw:frame>
        <draw:frame draw:style-name="gr65" draw:text-style-name="P4" draw:layer="layout" svg:width="1.27cm" svg:height="1.825cm" svg:x="16.135cm" svg:y="5.582cm">
          <draw:text-box>
            <text:p text:style-name="P9"><text:span text:style-name="T1">5</text:span></text:p>
            <text:p text:style-name="P9"><text:span text:style-name="T1"/></text:p>
          </draw:text-box>
        </draw:frame>
        <draw:frame draw:style-name="gr65" draw:text-style-name="P4" draw:layer="layout" svg:width="1.144cm" svg:height="1.114cm" svg:x="18.853cm" svg:y="5.923cm">
          <draw:text-box>
            <text:p text:style-name="P9"><text:span text:style-name="T1">5</text:span></text:p>
          </draw:text-box>
        </draw:frame>
        <draw:frame draw:style-name="gr65" draw:text-style-name="P4" draw:layer="layout" svg:width="1.27cm" svg:height="1.825cm" svg:x="19.697cm" svg:y="8.56cm">
          <draw:text-box>
            <text:p text:style-name="P9"><text:span text:style-name="T1">8</text:span></text:p>
            <text:p text:style-name="P9"><text:span text:style-name="T1"/></text:p>
          </draw:text-box>
        </draw:frame>
        <draw:frame draw:style-name="gr65" draw:text-style-name="P4" draw:layer="layout" svg:width="1.27cm" svg:height="1.825cm" svg:x="8.207cm" svg:y="8.751cm">
          <draw:text-box>
            <text:p text:style-name="P9"><text:span text:style-name="T1">7</text:span></text:p>
            <text:p text:style-name="P9"><text:span text:style-name="T1"/></text:p>
          </draw:text-box>
        </draw:frame>
        <draw:path draw:style-name="gr69" draw:text-style-name="P2" draw:layer="layout" svg:width="3.348cm" svg:height="0.429cm" draw:transform="rotate (0.958360292269905) translate (5.47376431431982cm 7.67847165952016cm)" svg:viewBox="0 0 3349 430" svg:d="m0 17912c673-408 3349 304 3349 304">
          <text:p/>
        </draw:path>
        <draw:path draw:style-name="gr115" draw:text-style-name="P2" draw:layer="layout" svg:width="0.505cm" svg:height="1.679cm" draw:transform="rotate (-2.86425983544854) translate (13.2121943513477cm 3.08259563376647cm)" svg:viewBox="0 0 506 1680" svg:d="m506-13164c-151 529 25 7-506 1680">
          <text:p/>
        </draw:path>
        <draw:circle draw:style-name="gr117" draw:text-style-name="P2" draw:layer="layout" svg:width="0.634cm" svg:height="0.633cm" svg:x="7.435cm" svg:y="4.822cm">
          <text:p/>
        </draw:circle>
        <draw:circle draw:style-name="gr118" draw:text-style-name="P2" draw:layer="layout" svg:width="0.635cm" svg:height="0.635cm" svg:x="8.425cm" svg:y="10.405cm">
          <text:p/>
        </draw:circle>
        <draw:frame draw:style-name="gr65" draw:text-style-name="P4" draw:layer="layout" svg:width="1.27cm" svg:height="1.825cm" svg:x="12.692cm" svg:y="1.715cm">
          <draw:text-box>
            <text:p><text:span text:style-name="T1">8</text:span></text:p>
            <text:p><text:span text:style-name="T1"/></text:p>
          </draw:text-box>
        </draw:frame>
      </draw:page>
      <draw:page draw:name="page27" draw:style-name="dp1" draw:master-page-name="Default">
        <office:forms form:automatic-focus="false" form:apply-design-mode="false"/>
        <draw:path draw:style-name="gr121" draw:text-style-name="P2" draw:layer="layout" svg:width="5.308cm" svg:height="0.477cm" draw:transform="rotate (-2.86425983544854) translate (12.7248149256544cm 3.75853375356557cm)" svg:viewBox="0 0 5309 478" svg:d="m0-13720c459 18 5309-478 5309-478">
          <text:p/>
        </draw:path>
        <draw:path draw:style-name="gr56" draw:text-style-name="P2" draw:layer="layout" svg:width="3.275cm" svg:height="0.153cm" draw:transform="rotate (-1.46014245221937) translate (19.796cm 7.516cm)" svg:viewBox="0 0 3276 154" svg:d="m0-37690c455 39 3276 154 3276 154">
          <text:p/>
        </draw:path>
        <draw:path draw:style-name="gr56" draw:text-style-name="P2" draw:layer="layout" svg:width="3.135cm" svg:height="0.515cm" draw:transform="rotate (-0.726755100531488) translate (17.795cm 5.125cm)" svg:viewBox="0 0 3136 516" svg:d="m0-15988c608 9 3136 516 3136 516">
          <text:p/>
        </draw:path>
        <draw:circle draw:style-name="gr119" draw:text-style-name="P2" draw:layer="layout" svg:width="0.635cm" svg:height="0.635cm" svg:x="8.425cm" svg:y="14.225cm">
          <text:p/>
        </draw:circle>
        <draw:circle draw:style-name="gr113" draw:text-style-name="P2" draw:layer="layout" svg:width="0.535cm" svg:height="0.535cm" svg:x="19.86cm" svg:y="14.365cm">
          <text:p/>
        </draw:circle>
        <draw:circle draw:style-name="gr113" draw:text-style-name="P2" draw:layer="layout" svg:width="0.635cm" svg:height="0.635cm" svg:x="15.85cm" svg:y="7.295cm">
          <text:p/>
        </draw:circle>
        <draw:circle draw:style-name="gr113" draw:text-style-name="P2" draw:layer="layout" svg:width="0.635cm" svg:height="0.635cm" svg:x="19.67cm" svg:y="10.405cm">
          <text:p/>
        </draw:circle>
        <draw:connector draw:style-name="gr110" draw:text-style-name="P2" draw:layer="layout" draw:type="curve" svg:x1="11.077cm" svg:y1="14.365cm" svg:x2="11.077cm" svg:y2="11.04cm" draw:start-shape="id133" draw:start-glue-point="0" draw:end-shape="id134" draw:end-glue-point="2" svg:d="m11077 14365v-3325">
          <text:p/>
        </draw:connector>
        <draw:path draw:style-name="gr121" draw:text-style-name="P2" draw:layer="layout" svg:width="3.333cm" svg:height="0.424cm" draw:transform="rotate (-0.984016632275403) translate (9.636cm 7.725cm)" svg:viewBox="0 0 3334 425" svg:d="m0-7494c554 120 3334 425 3334 425">
          <text:p/>
        </draw:path>
        <draw:path draw:style-name="gr69" draw:text-style-name="P2" draw:layer="layout" svg:width="3.047cm" svg:height="0.605cm" draw:transform="rotate (1.42890105860749) translate (8.65732094361838cm 10.6826172953035cm)" svg:viewBox="0 0 3048 606" svg:d="m0 20172c542-100 3048 596 3048 596">
          <text:p/>
        </draw:path>
        <draw:path draw:style-name="gr56" draw:text-style-name="P2" draw:layer="layout" svg:width="5.257cm" svg:height="1.094cm" draw:transform="rotate (-0.557283630162871) translate (13.3054930386636cm 2.34409115850921cm)" svg:viewBox="0 0 5258 1095" svg:d="m0-9000c910-73 5258-1095 5258-1095">
          <text:p/>
        </draw:path>
        <draw:circle draw:style-name="gr118" draw:text-style-name="P2" draw:layer="layout" svg:width="0.635cm" svg:height="0.635cm" svg:x="9.415cm" svg:y="7.435cm">
          <text:p/>
        </draw:circle>
        <draw:circle draw:style-name="gr122" draw:text-style-name="P2" draw:id="id134" draw:layer="layout" svg:width="0.635cm" svg:height="0.635cm" svg:x="10.76cm" svg:y="10.405cm">
          <text:p/>
        </draw:circle>
        <draw:path draw:style-name="gr69" draw:text-style-name="P2" draw:layer="layout" svg:width="3.221cm" svg:height="0.433cm" draw:transform="rotate (-0.785398163398486) translate (7.71694178258979cm 5.14005821741015cm)" svg:viewBox="0 0 3222 434" svg:d="m0-3617c542-155 3222 407 3222 407">
          <text:p/>
        </draw:path>
        <draw:circle draw:style-name="gr113" draw:text-style-name="P2" draw:layer="layout" svg:width="0.635cm" svg:height="0.635cm" svg:x="17.51cm" svg:y="4.81cm">
          <text:p/>
        </draw:circle>
        <draw:circle draw:style-name="gr113" draw:text-style-name="P2" draw:layer="layout" svg:width="0.635cm" svg:height="0.635cm" svg:x="19.455cm" svg:y="7.337cm">
          <text:p/>
        </draw:circle>
        <draw:circle draw:style-name="gr118" draw:text-style-name="P2" draw:layer="layout" svg:width="0.635cm" svg:height="0.636cm" svg:x="5.315cm" svg:y="7.435cm">
          <text:p/>
        </draw:circle>
        <draw:path draw:style-name="gr69" draw:text-style-name="P2" draw:layer="layout" svg:width="3.322cm" svg:height="1.608cm" draw:transform="rotate (1.1058406140634) translate (7.20285287549272cm 13.6285733403372cm)" svg:viewBox="0 0 3323 1609" svg:d="m0 26707c533-72 3323-1609 3323-1609">
          <text:p/>
        </draw:path>
        <draw:circle draw:style-name="gr118" draw:text-style-name="P2" draw:id="id133" draw:layer="layout" svg:width="0.635cm" svg:height="0.635cm" svg:x="10.76cm" svg:y="14.365cm">
          <text:p/>
        </draw:circle>
        <draw:circle draw:style-name="gr118" draw:text-style-name="P2" draw:layer="layout" svg:width="0.634cm" svg:height="0.633cm" svg:x="7.435cm" svg:y="7.435cm">
          <text:p/>
        </draw:circle>
        <draw:circle draw:style-name="gr114" draw:text-style-name="P2" draw:layer="layout" svg:width="0.635cm" svg:height="0.635cm" svg:x="12.385cm" svg:y="3.033cm">
          <text:p/>
        </draw:circle>
        <draw:path draw:style-name="gr64" draw:text-style-name="P2" draw:layer="layout" svg:width="3.815cm" svg:height="0.948cm" draw:transform="rotate (1.37339958839408) translate (19.2306496558721cm 14.4257287896269cm)" svg:viewBox="0 0 3816 949" svg:d="m0 44322c552 9 3816-949 3816-949">
          <text:p/>
        </draw:path>
        <draw:path draw:style-name="gr56" draw:text-style-name="P2" draw:layer="layout" svg:width="2.669cm" svg:height="1.412cm" draw:transform="rotate (1.46049151806858) translate (16.182cm 7.568cm)" svg:viewBox="0 0 2670 1413" svg:d="m2615 35247c505-155-2615-1413-2615-1413">
          <text:p/>
        </draw:path>
        <draw:path draw:style-name="gr69" draw:text-style-name="P2" draw:layer="layout" svg:width="2.114cm" svg:height="1.453cm" draw:transform="rotate (0.958360292269905) translate (6.53440961353167cm 6.91525201215195cm)" svg:viewBox="0 0 2115 1454" svg:d="m0 20098c673-408 2115-1454 2115-1454">
          <text:p/>
        </draw:path>
        <draw:frame draw:style-name="gr65" draw:text-style-name="P4" draw:layer="layout" svg:width="1.27cm" svg:height="1.114cm" svg:x="6.944cm" svg:y="6.315cm">
          <draw:text-box>
            <text:p text:style-name="P9"><text:span text:style-name="T1">2</text:span></text:p>
          </draw:text-box>
        </draw:frame>
        <draw:frame draw:style-name="gr65" draw:text-style-name="P4" draw:layer="layout" svg:width="1.27cm" svg:height="1.825cm" svg:x="5.772cm" svg:y="5.609cm">
          <draw:text-box>
            <text:p text:style-name="P9"><text:span text:style-name="T1">3</text:span></text:p>
            <text:p text:style-name="P9"><text:span text:style-name="T1"/></text:p>
          </draw:text-box>
        </draw:frame>
        <draw:frame draw:style-name="gr65" draw:text-style-name="P4" draw:layer="layout" svg:width="1.27cm" svg:height="1.114cm" svg:x="10.963cm" svg:y="12.692cm">
          <draw:text-box>
            <text:p text:style-name="P9"><text:span text:style-name="T1">5</text:span></text:p>
          </draw:text-box>
        </draw:frame>
        <draw:frame draw:style-name="gr65" draw:text-style-name="P4" draw:layer="layout" svg:width="1.27cm" svg:height="1.825cm" svg:x="10.525cm" svg:y="8.776cm">
          <draw:text-box>
            <text:p text:style-name="P9"><text:span text:style-name="T1">6</text:span></text:p>
            <text:p text:style-name="P9"><text:span text:style-name="T1"/></text:p>
          </draw:text-box>
        </draw:frame>
        <draw:frame draw:style-name="gr65" draw:text-style-name="P4" draw:layer="layout" svg:width="1.27cm" svg:height="2.536cm" svg:x="20.03cm" svg:y="12.062cm">
          <draw:text-box>
            <text:p text:style-name="P9"><text:span text:style-name="T1">6</text:span></text:p>
            <text:p text:style-name="P9"><text:span text:style-name="T1"/></text:p>
            <text:p text:style-name="P9"><text:span text:style-name="T1"/></text:p>
          </draw:text-box>
        </draw:frame>
        <draw:frame draw:style-name="gr65" draw:text-style-name="P4" draw:layer="layout" svg:width="1.27cm" svg:height="1.114cm" svg:x="7.867cm" svg:y="12.534cm">
          <draw:text-box>
            <text:p text:style-name="P9"><text:span text:style-name="T1">9</text:span></text:p>
          </draw:text-box>
        </draw:frame>
        <draw:frame draw:style-name="gr65" draw:text-style-name="P4" draw:layer="layout" svg:width="1.27cm" svg:height="1.114cm" svg:x="8.737cm" svg:y="5.817cm">
          <draw:text-box>
            <text:p text:style-name="P9"><text:span text:style-name="T1">2</text:span></text:p>
          </draw:text-box>
        </draw:frame>
        <draw:frame draw:style-name="gr65" draw:text-style-name="P4" draw:layer="layout" svg:width="1.27cm" svg:height="1.825cm" svg:x="9.262cm" svg:y="3.467cm">
          <draw:text-box>
            <text:p text:style-name="P9"><text:span text:style-name="T1">7</text:span></text:p>
            <text:p text:style-name="P9"><text:span text:style-name="T1"/></text:p>
          </draw:text-box>
        </draw:frame>
        <draw:frame draw:style-name="gr65" draw:text-style-name="P4" draw:layer="layout" svg:width="1.27cm" svg:height="1.825cm" svg:x="15.022cm" svg:y="3.277cm">
          <draw:text-box>
            <text:p text:style-name="P9"><text:span text:style-name="T1">6</text:span></text:p>
            <text:p text:style-name="P9"><text:span text:style-name="T1"/></text:p>
          </draw:text-box>
        </draw:frame>
        <draw:frame draw:style-name="gr65" draw:text-style-name="P4" draw:layer="layout" svg:width="1.27cm" svg:height="1.825cm" svg:x="16.135cm" svg:y="5.582cm">
          <draw:text-box>
            <text:p text:style-name="P9"><text:span text:style-name="T1">5</text:span></text:p>
            <text:p text:style-name="P9"><text:span text:style-name="T1"/></text:p>
          </draw:text-box>
        </draw:frame>
        <draw:frame draw:style-name="gr65" draw:text-style-name="P4" draw:layer="layout" svg:width="1.144cm" svg:height="1.114cm" svg:x="18.853cm" svg:y="5.923cm">
          <draw:text-box>
            <text:p text:style-name="P9"><text:span text:style-name="T1">5</text:span></text:p>
          </draw:text-box>
        </draw:frame>
        <draw:frame draw:style-name="gr65" draw:text-style-name="P4" draw:layer="layout" svg:width="1.27cm" svg:height="1.825cm" svg:x="19.697cm" svg:y="8.56cm">
          <draw:text-box>
            <text:p text:style-name="P9"><text:span text:style-name="T1">8</text:span></text:p>
            <text:p text:style-name="P9"><text:span text:style-name="T1"/></text:p>
          </draw:text-box>
        </draw:frame>
        <draw:frame draw:style-name="gr65" draw:text-style-name="P4" draw:layer="layout" svg:width="1.27cm" svg:height="1.825cm" svg:x="8.207cm" svg:y="8.751cm">
          <draw:text-box>
            <text:p text:style-name="P9"><text:span text:style-name="T1">7</text:span></text:p>
            <text:p text:style-name="P9"><text:span text:style-name="T1"/></text:p>
          </draw:text-box>
        </draw:frame>
        <draw:path draw:style-name="gr69" draw:text-style-name="P2" draw:layer="layout" svg:width="3.348cm" svg:height="0.429cm" draw:transform="rotate (0.958360292269905) translate (5.47376431431982cm 7.67847165952016cm)" svg:viewBox="0 0 3349 430" svg:d="m0 17912c673-408 3349 304 3349 304">
          <text:p/>
        </draw:path>
        <draw:path draw:style-name="gr115" draw:text-style-name="P2" draw:layer="layout" svg:width="0.505cm" svg:height="1.679cm" draw:transform="rotate (-2.86425983544854) translate (13.2121943513477cm 3.08259563376647cm)" svg:viewBox="0 0 506 1680" svg:d="m506-13164c-151 529 25 7-506 1680">
          <text:p/>
        </draw:path>
        <draw:circle draw:style-name="gr122" draw:text-style-name="P2" draw:layer="layout" svg:width="0.634cm" svg:height="0.633cm" svg:x="7.435cm" svg:y="4.822cm">
          <text:p/>
        </draw:circle>
        <draw:circle draw:style-name="gr118" draw:text-style-name="P2" draw:layer="layout" svg:width="0.635cm" svg:height="0.635cm" svg:x="8.425cm" svg:y="10.405cm">
          <text:p/>
        </draw:circle>
        <draw:frame draw:style-name="gr65" draw:text-style-name="P4" draw:layer="layout" svg:width="1.27cm" svg:height="1.825cm" svg:x="12.692cm" svg:y="1.715cm">
          <draw:text-box>
            <text:p><text:span text:style-name="T1">8</text:span></text:p>
            <text:p><text:span text:style-name="T1"/></text:p>
          </draw:text-box>
        </draw:frame>
      </draw:page>
      <draw:page draw:name="page28" draw:style-name="dp1" draw:master-page-name="Default">
        <office:forms form:automatic-focus="false" form:apply-design-mode="false"/>
        <draw:circle draw:style-name="gr118" draw:text-style-name="P2" draw:layer="layout" svg:width="0.535cm" svg:height="0.535cm" svg:x="19.86cm" svg:y="14.365cm">
          <text:p/>
        </draw:circle>
        <draw:path draw:style-name="gr69" draw:text-style-name="P2" draw:layer="layout" svg:width="3.815cm" svg:height="0.948cm" draw:transform="rotate (1.37339958839408) translate (19.2306496558721cm 14.4257287896269cm)" svg:viewBox="0 0 3816 949" svg:d="m0 44322c552 9 3816-949 3816-949">
          <text:p/>
        </draw:path>
        <draw:path draw:style-name="gr121" draw:text-style-name="P2" draw:layer="layout" svg:width="5.308cm" svg:height="0.477cm" draw:transform="rotate (-2.86425983544854) translate (12.7248149256544cm 3.75853375356557cm)" svg:viewBox="0 0 5309 478" svg:d="m0-13720c459 18 5309-478 5309-478">
          <text:p/>
        </draw:path>
        <draw:path draw:style-name="gr116" draw:text-style-name="P2" draw:layer="layout" svg:width="3.275cm" svg:height="0.153cm" draw:transform="rotate (-1.46014245221937) translate (19.796cm 7.516cm)" svg:viewBox="0 0 3276 154" svg:d="m0-37690c455 39 3276 154 3276 154">
          <text:p/>
        </draw:path>
        <draw:path draw:style-name="gr115" draw:text-style-name="P2" draw:layer="layout" svg:width="3.135cm" svg:height="0.515cm" draw:transform="rotate (-0.726755100531488) translate (17.795cm 5.125cm)" svg:viewBox="0 0 3136 516" svg:d="m0-15988c608 9 3136 516 3136 516">
          <text:p/>
        </draw:path>
        <draw:circle draw:style-name="gr119" draw:text-style-name="P2" draw:layer="layout" svg:width="0.635cm" svg:height="0.635cm" svg:x="8.425cm" svg:y="14.225cm">
          <text:p/>
        </draw:circle>
        <draw:circle draw:style-name="gr118" draw:text-style-name="P2" draw:layer="layout" svg:width="0.635cm" svg:height="0.635cm" svg:x="15.85cm" svg:y="7.295cm">
          <text:p/>
        </draw:circle>
        <draw:circle draw:style-name="gr117" draw:text-style-name="P2" draw:layer="layout" svg:width="0.635cm" svg:height="0.635cm" svg:x="19.67cm" svg:y="10.405cm">
          <text:p/>
        </draw:circle>
        <draw:connector draw:style-name="gr110" draw:text-style-name="P2" draw:layer="layout" draw:type="curve" svg:x1="11.077cm" svg:y1="14.365cm" svg:x2="11.077cm" svg:y2="11.04cm" draw:start-shape="id135" draw:start-glue-point="0" draw:end-shape="id136" draw:end-glue-point="2" svg:d="m11077 14365v-3325">
          <text:p/>
        </draw:connector>
        <draw:path draw:style-name="gr121" draw:text-style-name="P2" draw:layer="layout" svg:width="3.333cm" svg:height="0.424cm" draw:transform="rotate (-0.984016632275403) translate (9.636cm 7.725cm)" svg:viewBox="0 0 3334 425" svg:d="m0-7494c554 120 3334 425 3334 425">
          <text:p/>
        </draw:path>
        <draw:path draw:style-name="gr69" draw:text-style-name="P2" draw:layer="layout" svg:width="3.047cm" svg:height="0.605cm" draw:transform="rotate (1.42890105860749) translate (8.65732094361838cm 10.6826172953035cm)" svg:viewBox="0 0 3048 606" svg:d="m0 20172c542-100 3048 596 3048 596">
          <text:p/>
        </draw:path>
        <draw:path draw:style-name="gr116" draw:text-style-name="P2" draw:layer="layout" svg:width="5.257cm" svg:height="1.094cm" draw:transform="rotate (-0.557283630162871) translate (13.3054930386636cm 2.34409115850921cm)" svg:viewBox="0 0 5258 1095" svg:d="m0-9000c910-73 5258-1095 5258-1095">
          <text:p/>
        </draw:path>
        <draw:circle draw:style-name="gr118" draw:text-style-name="P2" draw:layer="layout" svg:width="0.635cm" svg:height="0.635cm" svg:x="9.415cm" svg:y="7.435cm">
          <text:p/>
        </draw:circle>
        <draw:circle draw:style-name="gr122" draw:text-style-name="P2" draw:id="id136" draw:layer="layout" svg:width="0.635cm" svg:height="0.635cm" svg:x="10.76cm" svg:y="10.405cm">
          <text:p/>
        </draw:circle>
        <draw:path draw:style-name="gr69" draw:text-style-name="P2" draw:layer="layout" svg:width="3.221cm" svg:height="0.433cm" draw:transform="rotate (-0.785398163398486) translate (7.71694178258979cm 5.14005821741015cm)" svg:viewBox="0 0 3222 434" svg:d="m0-3617c542-155 3222 407 3222 407">
          <text:p/>
        </draw:path>
        <draw:circle draw:style-name="gr117" draw:text-style-name="P2" draw:layer="layout" svg:width="0.635cm" svg:height="0.635cm" svg:x="19.455cm" svg:y="7.337cm">
          <text:p/>
        </draw:circle>
        <draw:circle draw:style-name="gr118" draw:text-style-name="P2" draw:layer="layout" svg:width="0.635cm" svg:height="0.636cm" svg:x="5.315cm" svg:y="7.435cm">
          <text:p/>
        </draw:circle>
        <draw:path draw:style-name="gr69" draw:text-style-name="P2" draw:layer="layout" svg:width="3.322cm" svg:height="1.608cm" draw:transform="rotate (1.1058406140634) translate (7.20285287549272cm 13.6285733403372cm)" svg:viewBox="0 0 3323 1609" svg:d="m0 26707c533-72 3323-1609 3323-1609">
          <text:p/>
        </draw:path>
        <draw:circle draw:style-name="gr118" draw:text-style-name="P2" draw:id="id135" draw:layer="layout" svg:width="0.635cm" svg:height="0.635cm" svg:x="10.76cm" svg:y="14.365cm">
          <text:p/>
        </draw:circle>
        <draw:circle draw:style-name="gr118" draw:text-style-name="P2" draw:layer="layout" svg:width="0.634cm" svg:height="0.633cm" svg:x="7.435cm" svg:y="7.435cm">
          <text:p/>
        </draw:circle>
        <draw:circle draw:style-name="gr114" draw:text-style-name="P2" draw:layer="layout" svg:width="0.635cm" svg:height="0.635cm" svg:x="12.385cm" svg:y="3.033cm">
          <text:p/>
        </draw:circle>
        <draw:path draw:style-name="gr69" draw:text-style-name="P2" draw:layer="layout" svg:width="2.669cm" svg:height="1.412cm" draw:transform="rotate (1.46049151806858) translate (16.182cm 7.568cm)" svg:viewBox="0 0 2670 1413" svg:d="m2615 35247c505-155-2615-1413-2615-1413">
          <text:p/>
        </draw:path>
        <draw:path draw:style-name="gr69" draw:text-style-name="P2" draw:layer="layout" svg:width="2.114cm" svg:height="1.453cm" draw:transform="rotate (0.958360292269905) translate (6.53440961353167cm 6.91525201215195cm)" svg:viewBox="0 0 2115 1454" svg:d="m0 20098c673-408 2115-1454 2115-1454">
          <text:p/>
        </draw:path>
        <draw:frame draw:style-name="gr65" draw:text-style-name="P4" draw:layer="layout" svg:width="1.27cm" svg:height="1.114cm" svg:x="6.944cm" svg:y="6.315cm">
          <draw:text-box>
            <text:p text:style-name="P9"><text:span text:style-name="T1">2</text:span></text:p>
          </draw:text-box>
        </draw:frame>
        <draw:frame draw:style-name="gr65" draw:text-style-name="P4" draw:layer="layout" svg:width="1.27cm" svg:height="1.825cm" svg:x="5.772cm" svg:y="5.609cm">
          <draw:text-box>
            <text:p text:style-name="P9"><text:span text:style-name="T1">3</text:span></text:p>
            <text:p text:style-name="P9"><text:span text:style-name="T1"/></text:p>
          </draw:text-box>
        </draw:frame>
        <draw:frame draw:style-name="gr65" draw:text-style-name="P4" draw:layer="layout" svg:width="1.27cm" svg:height="1.114cm" svg:x="10.963cm" svg:y="12.692cm">
          <draw:text-box>
            <text:p text:style-name="P9"><text:span text:style-name="T1">5</text:span></text:p>
          </draw:text-box>
        </draw:frame>
        <draw:frame draw:style-name="gr65" draw:text-style-name="P4" draw:layer="layout" svg:width="1.27cm" svg:height="1.825cm" svg:x="10.525cm" svg:y="8.776cm">
          <draw:text-box>
            <text:p text:style-name="P9"><text:span text:style-name="T1">6</text:span></text:p>
            <text:p text:style-name="P9"><text:span text:style-name="T1"/></text:p>
          </draw:text-box>
        </draw:frame>
        <draw:frame draw:style-name="gr65" draw:text-style-name="P4" draw:layer="layout" svg:width="1.27cm" svg:height="2.536cm" svg:x="20.03cm" svg:y="12.062cm">
          <draw:text-box>
            <text:p text:style-name="P9"><text:span text:style-name="T1">6</text:span></text:p>
            <text:p text:style-name="P9"><text:span text:style-name="T1"/></text:p>
            <text:p text:style-name="P9"><text:span text:style-name="T1"/></text:p>
          </draw:text-box>
        </draw:frame>
        <draw:frame draw:style-name="gr65" draw:text-style-name="P4" draw:layer="layout" svg:width="1.27cm" svg:height="1.114cm" svg:x="7.867cm" svg:y="12.534cm">
          <draw:text-box>
            <text:p text:style-name="P9"><text:span text:style-name="T1">9</text:span></text:p>
          </draw:text-box>
        </draw:frame>
        <draw:frame draw:style-name="gr65" draw:text-style-name="P4" draw:layer="layout" svg:width="1.27cm" svg:height="1.114cm" svg:x="8.737cm" svg:y="5.817cm">
          <draw:text-box>
            <text:p text:style-name="P9"><text:span text:style-name="T1">2</text:span></text:p>
          </draw:text-box>
        </draw:frame>
        <draw:frame draw:style-name="gr65" draw:text-style-name="P4" draw:layer="layout" svg:width="1.27cm" svg:height="1.825cm" svg:x="9.262cm" svg:y="3.467cm">
          <draw:text-box>
            <text:p text:style-name="P9"><text:span text:style-name="T1">7</text:span></text:p>
            <text:p text:style-name="P9"><text:span text:style-name="T1"/></text:p>
          </draw:text-box>
        </draw:frame>
        <draw:frame draw:style-name="gr65" draw:text-style-name="P4" draw:layer="layout" svg:width="1.27cm" svg:height="1.825cm" svg:x="15.022cm" svg:y="3.277cm">
          <draw:text-box>
            <text:p text:style-name="P9"><text:span text:style-name="T1">6</text:span></text:p>
            <text:p text:style-name="P9"><text:span text:style-name="T1"/></text:p>
          </draw:text-box>
        </draw:frame>
        <draw:frame draw:style-name="gr65" draw:text-style-name="P4" draw:layer="layout" svg:width="1.27cm" svg:height="1.825cm" svg:x="16.135cm" svg:y="5.582cm">
          <draw:text-box>
            <text:p text:style-name="P9"><text:span text:style-name="T1">5</text:span></text:p>
            <text:p text:style-name="P9"><text:span text:style-name="T1"/></text:p>
          </draw:text-box>
        </draw:frame>
        <draw:frame draw:style-name="gr123" draw:text-style-name="P4" draw:layer="layout" svg:width="1.144cm" svg:height="1.114cm" svg:x="18.853cm" svg:y="5.923cm">
          <draw:text-box>
            <text:p text:style-name="P9"><text:span text:style-name="T1">5</text:span></text:p>
          </draw:text-box>
        </draw:frame>
        <draw:frame draw:style-name="gr123" draw:text-style-name="P4" draw:layer="layout" svg:width="1.27cm" svg:height="1.825cm" svg:x="19.697cm" svg:y="8.56cm">
          <draw:text-box>
            <text:p text:style-name="P9"><text:span text:style-name="T1">8</text:span></text:p>
            <text:p text:style-name="P9"><text:span text:style-name="T1"/></text:p>
          </draw:text-box>
        </draw:frame>
        <draw:frame draw:style-name="gr65" draw:text-style-name="P4" draw:layer="layout" svg:width="1.27cm" svg:height="1.825cm" svg:x="8.207cm" svg:y="8.751cm">
          <draw:text-box>
            <text:p text:style-name="P9"><text:span text:style-name="T1">7</text:span></text:p>
            <text:p text:style-name="P9"><text:span text:style-name="T1"/></text:p>
          </draw:text-box>
        </draw:frame>
        <draw:path draw:style-name="gr69" draw:text-style-name="P2" draw:layer="layout" svg:width="3.348cm" svg:height="0.429cm" draw:transform="rotate (0.958360292269905) translate (5.47376431431982cm 7.67847165952016cm)" svg:viewBox="0 0 3349 430" svg:d="m0 17912c673-408 3349 304 3349 304">
          <text:p/>
        </draw:path>
        <draw:path draw:style-name="gr115" draw:text-style-name="P2" draw:layer="layout" svg:width="0.505cm" svg:height="1.679cm" draw:transform="rotate (-2.86425983544854) translate (13.2121943513477cm 3.08259563376647cm)" svg:viewBox="0 0 506 1680" svg:d="m506-13164c-151 529 25 7-506 1680">
          <text:p/>
        </draw:path>
        <draw:circle draw:style-name="gr122" draw:text-style-name="P2" draw:layer="layout" svg:width="0.634cm" svg:height="0.633cm" svg:x="7.435cm" svg:y="4.822cm">
          <text:p/>
        </draw:circle>
        <draw:circle draw:style-name="gr118" draw:text-style-name="P2" draw:layer="layout" svg:width="0.635cm" svg:height="0.635cm" svg:x="8.425cm" svg:y="10.405cm">
          <text:p/>
        </draw:circle>
        <draw:circle draw:style-name="gr117" draw:text-style-name="P2" draw:layer="layout" svg:width="0.635cm" svg:height="0.635cm" svg:x="17.51cm" svg:y="4.81cm">
          <text:p/>
        </draw:circle>
        <draw:frame draw:style-name="gr65" draw:text-style-name="P4" draw:layer="layout" svg:width="1.27cm" svg:height="1.825cm" svg:x="12.692cm" svg:y="1.715cm">
          <draw:text-box>
            <text:p><text:span text:style-name="T1">8</text:span></text:p>
            <text:p><text:span text:style-name="T1"/></text:p>
          </draw:text-box>
        </draw:frame>
      </draw:page>
      <draw:page draw:name="page29" draw:style-name="dp1" draw:master-page-name="Default">
        <office:forms form:automatic-focus="false" form:apply-design-mode="false"/>
        <draw:circle draw:style-name="gr118" draw:text-style-name="P2" draw:layer="layout" svg:width="0.535cm" svg:height="0.535cm" svg:x="19.86cm" svg:y="14.365cm">
          <text:p/>
        </draw:circle>
        <draw:path draw:style-name="gr69" draw:text-style-name="P2" draw:layer="layout" svg:width="3.815cm" svg:height="0.948cm" draw:transform="rotate (1.37339958839408) translate (19.2306496558721cm 14.4257287896269cm)" svg:viewBox="0 0 3816 949" svg:d="m0 44322c552 9 3816-949 3816-949">
          <text:p/>
        </draw:path>
        <draw:path draw:style-name="gr121" draw:text-style-name="P2" draw:layer="layout" svg:width="5.308cm" svg:height="0.477cm" draw:transform="rotate (-2.86425983544854) translate (12.7248149256544cm 3.75853375356557cm)" svg:viewBox="0 0 5309 478" svg:d="m0-13720c459 18 5309-478 5309-478">
          <text:p/>
        </draw:path>
        <draw:path draw:style-name="gr121" draw:text-style-name="P2" draw:layer="layout" svg:width="3.275cm" svg:height="0.153cm" draw:transform="rotate (-1.46014245221937) translate (19.796cm 7.516cm)" svg:viewBox="0 0 3276 154" svg:d="m0-37690c455 39 3276 154 3276 154">
          <text:p/>
        </draw:path>
        <draw:path draw:style-name="gr69" draw:text-style-name="P2" draw:layer="layout" svg:width="3.135cm" svg:height="0.515cm" draw:transform="rotate (-0.726755100531488) translate (17.795cm 5.125cm)" svg:viewBox="0 0 3136 516" svg:d="m0-15988c608 9 3136 516 3136 516">
          <text:p/>
        </draw:path>
        <draw:circle draw:style-name="gr119" draw:text-style-name="P2" draw:layer="layout" svg:width="0.635cm" svg:height="0.635cm" svg:x="8.425cm" svg:y="14.225cm">
          <text:p/>
        </draw:circle>
        <draw:circle draw:style-name="gr118" draw:text-style-name="P2" draw:layer="layout" svg:width="0.635cm" svg:height="0.635cm" svg:x="15.85cm" svg:y="7.295cm">
          <text:p/>
        </draw:circle>
        <draw:circle draw:style-name="gr122" draw:text-style-name="P2" draw:layer="layout" svg:width="0.635cm" svg:height="0.635cm" svg:x="19.67cm" svg:y="10.405cm">
          <text:p/>
        </draw:circle>
        <draw:connector draw:style-name="gr110" draw:text-style-name="P2" draw:layer="layout" draw:type="curve" svg:x1="11.077cm" svg:y1="14.365cm" svg:x2="11.077cm" svg:y2="11.04cm" draw:start-shape="id137" draw:start-glue-point="0" draw:end-shape="id138" draw:end-glue-point="2" svg:d="m11077 14365v-3325">
          <text:p/>
        </draw:connector>
        <draw:path draw:style-name="gr121" draw:text-style-name="P2" draw:layer="layout" svg:width="3.333cm" svg:height="0.424cm" draw:transform="rotate (-0.984016632275403) translate (9.636cm 7.725cm)" svg:viewBox="0 0 3334 425" svg:d="m0-7494c554 120 3334 425 3334 425">
          <text:p/>
        </draw:path>
        <draw:path draw:style-name="gr69" draw:text-style-name="P2" draw:layer="layout" svg:width="3.047cm" svg:height="0.605cm" draw:transform="rotate (1.42890105860749) translate (8.65732094361838cm 10.6826172953035cm)" svg:viewBox="0 0 3048 606" svg:d="m0 20172c542-100 3048 596 3048 596">
          <text:p/>
        </draw:path>
        <draw:path draw:style-name="gr116" draw:text-style-name="P2" draw:layer="layout" svg:width="5.257cm" svg:height="1.094cm" draw:transform="rotate (-0.557283630162871) translate (13.3054930386636cm 2.34409115850921cm)" svg:viewBox="0 0 5258 1095" svg:d="m0-9000c910-73 5258-1095 5258-1095">
          <text:p/>
        </draw:path>
        <draw:circle draw:style-name="gr118" draw:text-style-name="P2" draw:layer="layout" svg:width="0.635cm" svg:height="0.635cm" svg:x="9.415cm" svg:y="7.435cm">
          <text:p/>
        </draw:circle>
        <draw:circle draw:style-name="gr122" draw:text-style-name="P2" draw:id="id138" draw:layer="layout" svg:width="0.635cm" svg:height="0.635cm" svg:x="10.76cm" svg:y="10.405cm">
          <text:p/>
        </draw:circle>
        <draw:path draw:style-name="gr69" draw:text-style-name="P2" draw:layer="layout" svg:width="3.221cm" svg:height="0.433cm" draw:transform="rotate (-0.785398163398486) translate (7.71694178258979cm 5.14005821741015cm)" svg:viewBox="0 0 3222 434" svg:d="m0-3617c542-155 3222 407 3222 407">
          <text:p/>
        </draw:path>
        <draw:ellipse draw:style-name="gr118" draw:text-style-name="P2" draw:layer="layout" svg:width="0.635cm" svg:height="0.614cm" svg:x="19.455cm" svg:y="7.358cm">
          <text:p/>
        </draw:ellipse>
        <draw:circle draw:style-name="gr118" draw:text-style-name="P2" draw:layer="layout" svg:width="0.635cm" svg:height="0.636cm" svg:x="5.315cm" svg:y="7.435cm">
          <text:p/>
        </draw:circle>
        <draw:path draw:style-name="gr69" draw:text-style-name="P2" draw:layer="layout" svg:width="3.322cm" svg:height="1.608cm" draw:transform="rotate (1.1058406140634) translate (7.20285287549272cm 13.6285733403372cm)" svg:viewBox="0 0 3323 1609" svg:d="m0 26707c533-72 3323-1609 3323-1609">
          <text:p/>
        </draw:path>
        <draw:circle draw:style-name="gr118" draw:text-style-name="P2" draw:id="id137" draw:layer="layout" svg:width="0.635cm" svg:height="0.635cm" svg:x="10.76cm" svg:y="14.365cm">
          <text:p/>
        </draw:circle>
        <draw:circle draw:style-name="gr118" draw:text-style-name="P2" draw:layer="layout" svg:width="0.634cm" svg:height="0.633cm" svg:x="7.435cm" svg:y="7.435cm">
          <text:p/>
        </draw:circle>
        <draw:circle draw:style-name="gr114" draw:text-style-name="P2" draw:layer="layout" svg:width="0.635cm" svg:height="0.635cm" svg:x="12.385cm" svg:y="3.033cm">
          <text:p/>
        </draw:circle>
        <draw:path draw:style-name="gr69" draw:text-style-name="P2" draw:layer="layout" svg:width="2.669cm" svg:height="1.412cm" draw:transform="rotate (1.46049151806858) translate (16.182cm 7.568cm)" svg:viewBox="0 0 2670 1413" svg:d="m2615 35247c505-155-2615-1413-2615-1413">
          <text:p/>
        </draw:path>
        <draw:path draw:style-name="gr69" draw:text-style-name="P2" draw:layer="layout" svg:width="2.114cm" svg:height="1.453cm" draw:transform="rotate (0.958360292269905) translate (6.53440961353167cm 6.91525201215195cm)" svg:viewBox="0 0 2115 1454" svg:d="m0 20098c673-408 2115-1454 2115-1454">
          <text:p/>
        </draw:path>
        <draw:frame draw:style-name="gr65" draw:text-style-name="P4" draw:layer="layout" svg:width="1.27cm" svg:height="1.114cm" svg:x="6.944cm" svg:y="6.315cm">
          <draw:text-box>
            <text:p text:style-name="P9"><text:span text:style-name="T1">2</text:span></text:p>
          </draw:text-box>
        </draw:frame>
        <draw:frame draw:style-name="gr65" draw:text-style-name="P4" draw:layer="layout" svg:width="1.27cm" svg:height="1.825cm" svg:x="5.772cm" svg:y="5.609cm">
          <draw:text-box>
            <text:p text:style-name="P9"><text:span text:style-name="T1">3</text:span></text:p>
            <text:p text:style-name="P9"><text:span text:style-name="T1"/></text:p>
          </draw:text-box>
        </draw:frame>
        <draw:frame draw:style-name="gr65" draw:text-style-name="P4" draw:layer="layout" svg:width="1.27cm" svg:height="1.114cm" svg:x="10.963cm" svg:y="12.692cm">
          <draw:text-box>
            <text:p text:style-name="P9"><text:span text:style-name="T1">5</text:span></text:p>
          </draw:text-box>
        </draw:frame>
        <draw:frame draw:style-name="gr65" draw:text-style-name="P4" draw:layer="layout" svg:width="1.27cm" svg:height="1.825cm" svg:x="10.525cm" svg:y="8.776cm">
          <draw:text-box>
            <text:p text:style-name="P9"><text:span text:style-name="T1">6</text:span></text:p>
            <text:p text:style-name="P9"><text:span text:style-name="T1"/></text:p>
          </draw:text-box>
        </draw:frame>
        <draw:frame draw:style-name="gr65" draw:text-style-name="P4" draw:layer="layout" svg:width="1.27cm" svg:height="2.536cm" svg:x="20.03cm" svg:y="12.062cm">
          <draw:text-box>
            <text:p text:style-name="P9"><text:span text:style-name="T1">6</text:span></text:p>
            <text:p text:style-name="P9"><text:span text:style-name="T1"/></text:p>
            <text:p text:style-name="P9"><text:span text:style-name="T1"/></text:p>
          </draw:text-box>
        </draw:frame>
        <draw:frame draw:style-name="gr65" draw:text-style-name="P4" draw:layer="layout" svg:width="1.27cm" svg:height="1.114cm" svg:x="7.867cm" svg:y="12.534cm">
          <draw:text-box>
            <text:p text:style-name="P9"><text:span text:style-name="T1">9</text:span></text:p>
          </draw:text-box>
        </draw:frame>
        <draw:frame draw:style-name="gr65" draw:text-style-name="P4" draw:layer="layout" svg:width="1.27cm" svg:height="1.114cm" svg:x="8.737cm" svg:y="5.817cm">
          <draw:text-box>
            <text:p text:style-name="P9"><text:span text:style-name="T1">2</text:span></text:p>
          </draw:text-box>
        </draw:frame>
        <draw:frame draw:style-name="gr65" draw:text-style-name="P4" draw:layer="layout" svg:width="1.27cm" svg:height="1.825cm" svg:x="9.262cm" svg:y="3.467cm">
          <draw:text-box>
            <text:p text:style-name="P9"><text:span text:style-name="T1">7</text:span></text:p>
            <text:p text:style-name="P9"><text:span text:style-name="T1"/></text:p>
          </draw:text-box>
        </draw:frame>
        <draw:frame draw:style-name="gr65" draw:text-style-name="P4" draw:layer="layout" svg:width="1.27cm" svg:height="1.825cm" svg:x="15.022cm" svg:y="3.277cm">
          <draw:text-box>
            <text:p text:style-name="P9"><text:span text:style-name="T1">6</text:span></text:p>
            <text:p text:style-name="P9"><text:span text:style-name="T1"/></text:p>
          </draw:text-box>
        </draw:frame>
        <draw:frame draw:style-name="gr65" draw:text-style-name="P4" draw:layer="layout" svg:width="1.27cm" svg:height="1.825cm" svg:x="16.135cm" svg:y="5.582cm">
          <draw:text-box>
            <text:p text:style-name="P9"><text:span text:style-name="T1">5</text:span></text:p>
            <text:p text:style-name="P9"><text:span text:style-name="T1"/></text:p>
          </draw:text-box>
        </draw:frame>
        <draw:frame draw:style-name="gr124" draw:text-style-name="P4" draw:layer="layout" svg:width="1.144cm" svg:height="1.114cm" svg:x="18.853cm" svg:y="5.923cm">
          <draw:text-box>
            <text:p text:style-name="P9"><text:span text:style-name="T1">5</text:span></text:p>
          </draw:text-box>
        </draw:frame>
        <draw:frame draw:style-name="gr123" draw:text-style-name="P4" draw:layer="layout" svg:width="1.27cm" svg:height="1.825cm" svg:x="19.697cm" svg:y="8.56cm">
          <draw:text-box>
            <text:p text:style-name="P9"><text:span text:style-name="T1">8</text:span></text:p>
            <text:p text:style-name="P9"><text:span text:style-name="T1"/></text:p>
          </draw:text-box>
        </draw:frame>
        <draw:frame draw:style-name="gr65" draw:text-style-name="P4" draw:layer="layout" svg:width="1.27cm" svg:height="1.825cm" svg:x="8.207cm" svg:y="8.751cm">
          <draw:text-box>
            <text:p text:style-name="P9"><text:span text:style-name="T1">7</text:span></text:p>
            <text:p text:style-name="P9"><text:span text:style-name="T1"/></text:p>
          </draw:text-box>
        </draw:frame>
        <draw:path draw:style-name="gr69" draw:text-style-name="P2" draw:layer="layout" svg:width="3.348cm" svg:height="0.429cm" draw:transform="rotate (0.958360292269905) translate (5.47376431431982cm 7.67847165952016cm)" svg:viewBox="0 0 3349 430" svg:d="m0 17912c673-408 3349 304 3349 304">
          <text:p/>
        </draw:path>
        <draw:path draw:style-name="gr115" draw:text-style-name="P2" draw:layer="layout" svg:width="0.505cm" svg:height="1.679cm" draw:transform="rotate (-2.86425983544854) translate (13.2121943513477cm 3.08259563376647cm)" svg:viewBox="0 0 506 1680" svg:d="m506-13164c-151 529 25 7-506 1680">
          <text:p/>
        </draw:path>
        <draw:circle draw:style-name="gr122" draw:text-style-name="P2" draw:layer="layout" svg:width="0.634cm" svg:height="0.633cm" svg:x="7.435cm" svg:y="4.822cm">
          <text:p/>
        </draw:circle>
        <draw:circle draw:style-name="gr118" draw:text-style-name="P2" draw:layer="layout" svg:width="0.635cm" svg:height="0.635cm" svg:x="8.425cm" svg:y="10.405cm">
          <text:p/>
        </draw:circle>
        <draw:circle draw:style-name="gr117" draw:text-style-name="P2" draw:layer="layout" svg:width="0.635cm" svg:height="0.635cm" svg:x="17.51cm" svg:y="4.81cm">
          <text:p/>
        </draw:circle>
        <draw:frame draw:style-name="gr65" draw:text-style-name="P4" draw:layer="layout" svg:width="1.27cm" svg:height="1.825cm" svg:x="12.692cm" svg:y="1.715cm">
          <draw:text-box>
            <text:p><text:span text:style-name="T1">8</text:span></text:p>
            <text:p><text:span text:style-name="T1"/></text:p>
          </draw:text-box>
        </draw:frame>
      </draw:page>
      <draw:page draw:name="page30" draw:style-name="dp1" draw:master-page-name="Default">
        <office:forms form:automatic-focus="false" form:apply-design-mode="false"/>
        <draw:circle draw:style-name="gr118" draw:text-style-name="P2" draw:layer="layout" svg:width="0.535cm" svg:height="0.535cm" svg:x="19.86cm" svg:y="14.365cm">
          <text:p/>
        </draw:circle>
        <draw:path draw:style-name="gr69" draw:text-style-name="P2" draw:layer="layout" svg:width="3.815cm" svg:height="0.948cm" draw:transform="rotate (1.37339958839408) translate (19.2306496558721cm 14.4257287896269cm)" svg:viewBox="0 0 3816 949" svg:d="m0 44322c552 9 3816-949 3816-949">
          <text:p/>
        </draw:path>
        <draw:path draw:style-name="gr121" draw:text-style-name="P2" draw:layer="layout" svg:width="5.308cm" svg:height="0.477cm" draw:transform="rotate (-2.86425983544854) translate (12.7248149256544cm 3.75853375356557cm)" svg:viewBox="0 0 5309 478" svg:d="m0-13720c459 18 5309-478 5309-478">
          <text:p/>
        </draw:path>
        <draw:path draw:style-name="gr121" draw:text-style-name="P2" draw:layer="layout" svg:width="3.275cm" svg:height="0.153cm" draw:transform="rotate (-1.46014245221937) translate (19.796cm 7.516cm)" svg:viewBox="0 0 3276 154" svg:d="m0-37690c455 39 3276 154 3276 154">
          <text:p/>
        </draw:path>
        <draw:path draw:style-name="gr69" draw:text-style-name="P2" draw:layer="layout" svg:width="3.135cm" svg:height="0.515cm" draw:transform="rotate (-0.726755100531488) translate (17.795cm 5.125cm)" svg:viewBox="0 0 3136 516" svg:d="m0-15988c608 9 3136 516 3136 516">
          <text:p/>
        </draw:path>
        <draw:circle draw:style-name="gr119" draw:text-style-name="P2" draw:layer="layout" svg:width="0.635cm" svg:height="0.635cm" svg:x="8.425cm" svg:y="14.225cm">
          <text:p/>
        </draw:circle>
        <draw:circle draw:style-name="gr118" draw:text-style-name="P2" draw:layer="layout" svg:width="0.635cm" svg:height="0.635cm" svg:x="15.85cm" svg:y="7.295cm">
          <text:p/>
        </draw:circle>
        <draw:circle draw:style-name="gr122" draw:text-style-name="P2" draw:layer="layout" svg:width="0.635cm" svg:height="0.635cm" svg:x="19.67cm" svg:y="10.405cm">
          <text:p/>
        </draw:circle>
        <draw:connector draw:style-name="gr110" draw:text-style-name="P2" draw:layer="layout" draw:type="curve" svg:x1="11.077cm" svg:y1="14.365cm" svg:x2="11.077cm" svg:y2="11.04cm" draw:start-shape="id139" draw:start-glue-point="0" draw:end-shape="id140" draw:end-glue-point="2" svg:d="m11077 14365v-3325">
          <text:p/>
        </draw:connector>
        <draw:path draw:style-name="gr121" draw:text-style-name="P2" draw:layer="layout" svg:width="3.333cm" svg:height="0.424cm" draw:transform="rotate (-0.984016632275403) translate (9.636cm 7.725cm)" svg:viewBox="0 0 3334 425" svg:d="m0-7494c554 120 3334 425 3334 425">
          <text:p/>
        </draw:path>
        <draw:path draw:style-name="gr69" draw:text-style-name="P2" draw:layer="layout" svg:width="3.047cm" svg:height="0.605cm" draw:transform="rotate (1.42890105860749) translate (8.65732094361838cm 10.6826172953035cm)" svg:viewBox="0 0 3048 606" svg:d="m0 20172c542-100 3048 596 3048 596">
          <text:p/>
        </draw:path>
        <draw:path draw:style-name="gr121" draw:text-style-name="P2" draw:layer="layout" svg:width="5.257cm" svg:height="1.094cm" draw:transform="rotate (-0.557283630162871) translate (13.3054930386636cm 2.34409115850921cm)" svg:viewBox="0 0 5258 1095" svg:d="m0-9000c910-73 5258-1095 5258-1095">
          <text:p/>
        </draw:path>
        <draw:circle draw:style-name="gr118" draw:text-style-name="P2" draw:layer="layout" svg:width="0.635cm" svg:height="0.635cm" svg:x="9.415cm" svg:y="7.435cm">
          <text:p/>
        </draw:circle>
        <draw:circle draw:style-name="gr122" draw:text-style-name="P2" draw:id="id140" draw:layer="layout" svg:width="0.635cm" svg:height="0.635cm" svg:x="10.76cm" svg:y="10.405cm">
          <text:p/>
        </draw:circle>
        <draw:path draw:style-name="gr69" draw:text-style-name="P2" draw:layer="layout" svg:width="3.221cm" svg:height="0.433cm" draw:transform="rotate (-0.785398163398486) translate (7.71694178258979cm 5.14005821741015cm)" svg:viewBox="0 0 3222 434" svg:d="m0-3617c542-155 3222 407 3222 407">
          <text:p/>
        </draw:path>
        <draw:ellipse draw:style-name="gr118" draw:text-style-name="P2" draw:layer="layout" svg:width="0.635cm" svg:height="0.614cm" svg:x="19.455cm" svg:y="7.358cm">
          <text:p/>
        </draw:ellipse>
        <draw:circle draw:style-name="gr118" draw:text-style-name="P2" draw:layer="layout" svg:width="0.635cm" svg:height="0.636cm" svg:x="5.315cm" svg:y="7.435cm">
          <text:p/>
        </draw:circle>
        <draw:path draw:style-name="gr69" draw:text-style-name="P2" draw:layer="layout" svg:width="3.322cm" svg:height="1.608cm" draw:transform="rotate (1.1058406140634) translate (7.20285287549272cm 13.6285733403372cm)" svg:viewBox="0 0 3323 1609" svg:d="m0 26707c533-72 3323-1609 3323-1609">
          <text:p/>
        </draw:path>
        <draw:circle draw:style-name="gr118" draw:text-style-name="P2" draw:id="id139" draw:layer="layout" svg:width="0.635cm" svg:height="0.635cm" svg:x="10.76cm" svg:y="14.365cm">
          <text:p/>
        </draw:circle>
        <draw:circle draw:style-name="gr118" draw:text-style-name="P2" draw:layer="layout" svg:width="0.634cm" svg:height="0.633cm" svg:x="7.435cm" svg:y="7.435cm">
          <text:p/>
        </draw:circle>
        <draw:circle draw:style-name="gr114" draw:text-style-name="P2" draw:layer="layout" svg:width="0.635cm" svg:height="0.635cm" svg:x="12.385cm" svg:y="3.033cm">
          <text:p/>
        </draw:circle>
        <draw:path draw:style-name="gr69" draw:text-style-name="P2" draw:layer="layout" svg:width="2.669cm" svg:height="1.412cm" draw:transform="rotate (1.46049151806858) translate (16.182cm 7.568cm)" svg:viewBox="0 0 2670 1413" svg:d="m2615 35247c505-155-2615-1413-2615-1413">
          <text:p/>
        </draw:path>
        <draw:path draw:style-name="gr69" draw:text-style-name="P2" draw:layer="layout" svg:width="2.114cm" svg:height="1.453cm" draw:transform="rotate (0.958360292269905) translate (6.53440961353167cm 6.91525201215195cm)" svg:viewBox="0 0 2115 1454" svg:d="m0 20098c673-408 2115-1454 2115-1454">
          <text:p/>
        </draw:path>
        <draw:frame draw:style-name="gr65" draw:text-style-name="P4" draw:layer="layout" svg:width="1.27cm" svg:height="1.114cm" svg:x="6.944cm" svg:y="6.315cm">
          <draw:text-box>
            <text:p text:style-name="P9"><text:span text:style-name="T1">2</text:span></text:p>
          </draw:text-box>
        </draw:frame>
        <draw:frame draw:style-name="gr65" draw:text-style-name="P4" draw:layer="layout" svg:width="1.27cm" svg:height="1.825cm" svg:x="5.772cm" svg:y="5.609cm">
          <draw:text-box>
            <text:p text:style-name="P9"><text:span text:style-name="T1">3</text:span></text:p>
            <text:p text:style-name="P9"><text:span text:style-name="T1"/></text:p>
          </draw:text-box>
        </draw:frame>
        <draw:frame draw:style-name="gr65" draw:text-style-name="P4" draw:layer="layout" svg:width="1.27cm" svg:height="1.114cm" svg:x="10.963cm" svg:y="12.692cm">
          <draw:text-box>
            <text:p text:style-name="P9"><text:span text:style-name="T1">5</text:span></text:p>
          </draw:text-box>
        </draw:frame>
        <draw:frame draw:style-name="gr65" draw:text-style-name="P4" draw:layer="layout" svg:width="1.27cm" svg:height="1.825cm" svg:x="10.525cm" svg:y="8.776cm">
          <draw:text-box>
            <text:p text:style-name="P9"><text:span text:style-name="T1">6</text:span></text:p>
            <text:p text:style-name="P9"><text:span text:style-name="T1"/></text:p>
          </draw:text-box>
        </draw:frame>
        <draw:frame draw:style-name="gr65" draw:text-style-name="P4" draw:layer="layout" svg:width="1.27cm" svg:height="2.536cm" svg:x="20.03cm" svg:y="12.062cm">
          <draw:text-box>
            <text:p text:style-name="P9"><text:span text:style-name="T1">6</text:span></text:p>
            <text:p text:style-name="P9"><text:span text:style-name="T1"/></text:p>
            <text:p text:style-name="P9"><text:span text:style-name="T1"/></text:p>
          </draw:text-box>
        </draw:frame>
        <draw:frame draw:style-name="gr65" draw:text-style-name="P4" draw:layer="layout" svg:width="1.27cm" svg:height="1.114cm" svg:x="7.867cm" svg:y="12.534cm">
          <draw:text-box>
            <text:p text:style-name="P9"><text:span text:style-name="T1">9</text:span></text:p>
          </draw:text-box>
        </draw:frame>
        <draw:frame draw:style-name="gr65" draw:text-style-name="P4" draw:layer="layout" svg:width="1.27cm" svg:height="1.114cm" svg:x="8.737cm" svg:y="5.817cm">
          <draw:text-box>
            <text:p text:style-name="P9"><text:span text:style-name="T1">2</text:span></text:p>
          </draw:text-box>
        </draw:frame>
        <draw:frame draw:style-name="gr65" draw:text-style-name="P4" draw:layer="layout" svg:width="1.27cm" svg:height="1.825cm" svg:x="9.262cm" svg:y="3.467cm">
          <draw:text-box>
            <text:p text:style-name="P9"><text:span text:style-name="T1">7</text:span></text:p>
            <text:p text:style-name="P9"><text:span text:style-name="T1"/></text:p>
          </draw:text-box>
        </draw:frame>
        <draw:frame draw:style-name="gr65" draw:text-style-name="P4" draw:layer="layout" svg:width="1.27cm" svg:height="1.825cm" svg:x="15.022cm" svg:y="3.277cm">
          <draw:text-box>
            <text:p text:style-name="P9"><text:span text:style-name="T1">6</text:span></text:p>
            <text:p text:style-name="P9"><text:span text:style-name="T1"/></text:p>
          </draw:text-box>
        </draw:frame>
        <draw:frame draw:style-name="gr65" draw:text-style-name="P4" draw:layer="layout" svg:width="1.27cm" svg:height="1.825cm" svg:x="16.135cm" svg:y="5.66cm">
          <draw:text-box>
            <text:p text:style-name="P9"><text:span text:style-name="T1">5</text:span></text:p>
            <text:p text:style-name="P9"><text:span text:style-name="T1"/></text:p>
          </draw:text-box>
        </draw:frame>
        <draw:frame draw:style-name="gr124" draw:text-style-name="P4" draw:layer="layout" svg:width="1.144cm" svg:height="1.114cm" svg:x="18.853cm" svg:y="5.923cm">
          <draw:text-box>
            <text:p text:style-name="P9"><text:span text:style-name="T1">5</text:span></text:p>
          </draw:text-box>
        </draw:frame>
        <draw:frame draw:style-name="gr123" draw:text-style-name="P4" draw:layer="layout" svg:width="1.27cm" svg:height="1.825cm" svg:x="19.697cm" svg:y="8.56cm">
          <draw:text-box>
            <text:p text:style-name="P9"><text:span text:style-name="T1">8</text:span></text:p>
            <text:p text:style-name="P9"><text:span text:style-name="T1"/></text:p>
          </draw:text-box>
        </draw:frame>
        <draw:frame draw:style-name="gr65" draw:text-style-name="P4" draw:layer="layout" svg:width="1.27cm" svg:height="1.825cm" svg:x="8.207cm" svg:y="8.751cm">
          <draw:text-box>
            <text:p text:style-name="P9"><text:span text:style-name="T1">7</text:span></text:p>
            <text:p text:style-name="P9"><text:span text:style-name="T1"/></text:p>
          </draw:text-box>
        </draw:frame>
        <draw:path draw:style-name="gr69" draw:text-style-name="P2" draw:layer="layout" svg:width="3.348cm" svg:height="0.429cm" draw:transform="rotate (0.958360292269905) translate (5.47376431431982cm 7.67847165952016cm)" svg:viewBox="0 0 3349 430" svg:d="m0 17912c673-408 3349 304 3349 304">
          <text:p/>
        </draw:path>
        <draw:path draw:style-name="gr115" draw:text-style-name="P2" draw:layer="layout" svg:width="0.505cm" svg:height="1.679cm" draw:transform="rotate (-2.86425983544854) translate (13.2121943513477cm 3.08259563376647cm)" svg:viewBox="0 0 506 1680" svg:d="m506-13164c-151 529 25 7-506 1680">
          <text:p/>
        </draw:path>
        <draw:circle draw:style-name="gr122" draw:text-style-name="P2" draw:layer="layout" svg:width="0.634cm" svg:height="0.633cm" svg:x="7.435cm" svg:y="4.822cm">
          <text:p/>
        </draw:circle>
        <draw:circle draw:style-name="gr118" draw:text-style-name="P2" draw:layer="layout" svg:width="0.635cm" svg:height="0.635cm" svg:x="8.425cm" svg:y="10.405cm">
          <text:p/>
        </draw:circle>
        <draw:circle draw:style-name="gr122" draw:text-style-name="P2" draw:layer="layout" svg:width="0.635cm" svg:height="0.635cm" svg:x="17.51cm" svg:y="4.81cm">
          <text:p/>
        </draw:circle>
        <draw:frame draw:style-name="gr65" draw:text-style-name="P4" draw:layer="layout" svg:width="1.27cm" svg:height="1.825cm" svg:x="12.692cm" svg:y="1.715cm">
          <draw:text-box>
            <text:p><text:span text:style-name="T1">8</text:span></text:p>
            <text:p><text:span text:style-name="T1"/></text:p>
          </draw:text-box>
        </draw:frame>
      </draw:page>
      <draw:page draw:name="page31" draw:style-name="dp1" draw:master-page-name="Default">
        <office:forms form:automatic-focus="false" form:apply-design-mode="false"/>
        <draw:circle draw:style-name="gr118" draw:text-style-name="P2" draw:layer="layout" svg:width="0.535cm" svg:height="0.535cm" svg:x="19.86cm" svg:y="14.365cm">
          <text:p/>
        </draw:circle>
        <draw:path draw:style-name="gr69" draw:text-style-name="P2" draw:layer="layout" svg:width="3.815cm" svg:height="0.948cm" draw:transform="rotate (1.37339958839408) translate (19.2306496558721cm 14.4257287896269cm)" svg:viewBox="0 0 3816 949" svg:d="m0 44322c552 9 3816-949 3816-949">
          <text:p/>
        </draw:path>
        <draw:path draw:style-name="gr121" draw:text-style-name="P2" draw:layer="layout" svg:width="5.308cm" svg:height="0.477cm" draw:transform="rotate (-2.86425983544854) translate (12.7248149256544cm 3.75853375356557cm)" svg:viewBox="0 0 5309 478" svg:d="m0-13720c459 18 5309-478 5309-478">
          <text:p/>
        </draw:path>
        <draw:path draw:style-name="gr121" draw:text-style-name="P2" draw:layer="layout" svg:width="3.275cm" svg:height="0.153cm" draw:transform="rotate (-1.46014245221937) translate (19.796cm 7.516cm)" svg:viewBox="0 0 3276 154" svg:d="m0-37690c455 39 3276 154 3276 154">
          <text:p/>
        </draw:path>
        <draw:path draw:style-name="gr69" draw:text-style-name="P2" draw:layer="layout" svg:width="3.135cm" svg:height="0.515cm" draw:transform="rotate (-0.726755100531488) translate (17.795cm 5.125cm)" svg:viewBox="0 0 3136 516" svg:d="m0-15988c608 9 3136 516 3136 516">
          <text:p/>
        </draw:path>
        <draw:circle draw:style-name="gr119" draw:text-style-name="P2" draw:layer="layout" svg:width="0.635cm" svg:height="0.635cm" svg:x="8.425cm" svg:y="14.225cm">
          <text:p/>
        </draw:circle>
        <draw:circle draw:style-name="gr118" draw:text-style-name="P2" draw:layer="layout" svg:width="0.635cm" svg:height="0.635cm" svg:x="15.85cm" svg:y="7.295cm">
          <text:p/>
        </draw:circle>
        <draw:circle draw:style-name="gr122" draw:text-style-name="P2" draw:layer="layout" svg:width="0.635cm" svg:height="0.635cm" svg:x="19.67cm" svg:y="10.405cm">
          <text:p/>
        </draw:circle>
        <draw:connector draw:style-name="gr110" draw:text-style-name="P2" draw:layer="layout" draw:type="curve" svg:x1="11.077cm" svg:y1="14.365cm" svg:x2="11.077cm" svg:y2="11.04cm" draw:start-shape="id141" draw:start-glue-point="0" draw:end-shape="id142" draw:end-glue-point="2" svg:d="m11077 14365v-3325">
          <text:p/>
        </draw:connector>
        <draw:path draw:style-name="gr121" draw:text-style-name="P2" draw:layer="layout" svg:width="3.333cm" svg:height="0.424cm" draw:transform="rotate (-0.984016632275403) translate (9.636cm 7.725cm)" svg:viewBox="0 0 3334 425" svg:d="m0-7494c554 120 3334 425 3334 425">
          <text:p/>
        </draw:path>
        <draw:path draw:style-name="gr69" draw:text-style-name="P2" draw:layer="layout" svg:width="3.047cm" svg:height="0.605cm" draw:transform="rotate (1.42890105860749) translate (8.65732094361838cm 10.6826172953035cm)" svg:viewBox="0 0 3048 606" svg:d="m0 20172c542-100 3048 596 3048 596">
          <text:p/>
        </draw:path>
        <draw:path draw:style-name="gr69" draw:text-style-name="P2" draw:layer="layout" svg:width="5.257cm" svg:height="1.094cm" draw:transform="rotate (-0.557283630162871) translate (13.3054930386636cm 2.34409115850921cm)" svg:viewBox="0 0 5258 1095" svg:d="m0-9000c910-73 5258-1095 5258-1095">
          <text:p/>
        </draw:path>
        <draw:circle draw:style-name="gr118" draw:text-style-name="P2" draw:layer="layout" svg:width="0.635cm" svg:height="0.635cm" svg:x="9.415cm" svg:y="7.435cm">
          <text:p/>
        </draw:circle>
        <draw:circle draw:style-name="gr122" draw:text-style-name="P2" draw:id="id142" draw:layer="layout" svg:width="0.635cm" svg:height="0.635cm" svg:x="10.76cm" svg:y="10.405cm">
          <text:p/>
        </draw:circle>
        <draw:path draw:style-name="gr69" draw:text-style-name="P2" draw:layer="layout" svg:width="3.221cm" svg:height="0.433cm" draw:transform="rotate (-0.785398163398486) translate (7.71694178258979cm 5.14005821741015cm)" svg:viewBox="0 0 3222 434" svg:d="m0-3617c542-155 3222 407 3222 407">
          <text:p/>
        </draw:path>
        <draw:ellipse draw:style-name="gr118" draw:text-style-name="P2" draw:layer="layout" svg:width="0.635cm" svg:height="0.614cm" svg:x="19.455cm" svg:y="7.358cm">
          <text:p/>
        </draw:ellipse>
        <draw:circle draw:style-name="gr118" draw:text-style-name="P2" draw:layer="layout" svg:width="0.635cm" svg:height="0.636cm" svg:x="5.315cm" svg:y="7.435cm">
          <text:p/>
        </draw:circle>
        <draw:path draw:style-name="gr69" draw:text-style-name="P2" draw:layer="layout" svg:width="3.322cm" svg:height="1.608cm" draw:transform="rotate (1.1058406140634) translate (7.20285287549272cm 13.6285733403372cm)" svg:viewBox="0 0 3323 1609" svg:d="m0 26707c533-72 3323-1609 3323-1609">
          <text:p/>
        </draw:path>
        <draw:circle draw:style-name="gr118" draw:text-style-name="P2" draw:id="id141" draw:layer="layout" svg:width="0.635cm" svg:height="0.635cm" svg:x="10.76cm" svg:y="14.365cm">
          <text:p/>
        </draw:circle>
        <draw:circle draw:style-name="gr118" draw:text-style-name="P2" draw:layer="layout" svg:width="0.634cm" svg:height="0.633cm" svg:x="7.435cm" svg:y="7.435cm">
          <text:p/>
        </draw:circle>
        <draw:circle draw:style-name="gr114" draw:text-style-name="P2" draw:layer="layout" svg:width="0.635cm" svg:height="0.635cm" svg:x="12.385cm" svg:y="3.033cm">
          <text:p/>
        </draw:circle>
        <draw:path draw:style-name="gr69" draw:text-style-name="P2" draw:layer="layout" svg:width="2.669cm" svg:height="1.412cm" draw:transform="rotate (1.46049151806858) translate (16.182cm 7.568cm)" svg:viewBox="0 0 2670 1413" svg:d="m2615 35247c505-155-2615-1413-2615-1413">
          <text:p/>
        </draw:path>
        <draw:path draw:style-name="gr69" draw:text-style-name="P2" draw:layer="layout" svg:width="2.114cm" svg:height="1.453cm" draw:transform="rotate (0.958360292269905) translate (6.53440961353167cm 6.91525201215195cm)" svg:viewBox="0 0 2115 1454" svg:d="m0 20098c673-408 2115-1454 2115-1454">
          <text:p/>
        </draw:path>
        <draw:frame draw:style-name="gr65" draw:text-style-name="P4" draw:layer="layout" svg:width="1.27cm" svg:height="1.114cm" svg:x="6.944cm" svg:y="6.315cm">
          <draw:text-box>
            <text:p text:style-name="P9"><text:span text:style-name="T1">2</text:span></text:p>
          </draw:text-box>
        </draw:frame>
        <draw:frame draw:style-name="gr65" draw:text-style-name="P4" draw:layer="layout" svg:width="1.27cm" svg:height="1.825cm" svg:x="5.772cm" svg:y="5.609cm">
          <draw:text-box>
            <text:p text:style-name="P9"><text:span text:style-name="T1">3</text:span></text:p>
            <text:p text:style-name="P9"><text:span text:style-name="T1"/></text:p>
          </draw:text-box>
        </draw:frame>
        <draw:frame draw:style-name="gr65" draw:text-style-name="P4" draw:layer="layout" svg:width="1.27cm" svg:height="1.114cm" svg:x="10.963cm" svg:y="12.692cm">
          <draw:text-box>
            <text:p text:style-name="P9"><text:span text:style-name="T1">5</text:span></text:p>
          </draw:text-box>
        </draw:frame>
        <draw:frame draw:style-name="gr65" draw:text-style-name="P4" draw:layer="layout" svg:width="1.27cm" svg:height="1.825cm" svg:x="10.525cm" svg:y="8.776cm">
          <draw:text-box>
            <text:p text:style-name="P9"><text:span text:style-name="T1">6</text:span></text:p>
            <text:p text:style-name="P9"><text:span text:style-name="T1"/></text:p>
          </draw:text-box>
        </draw:frame>
        <draw:frame draw:style-name="gr65" draw:text-style-name="P4" draw:layer="layout" svg:width="1.27cm" svg:height="2.536cm" svg:x="20.03cm" svg:y="12.062cm">
          <draw:text-box>
            <text:p text:style-name="P9"><text:span text:style-name="T1">6</text:span></text:p>
            <text:p text:style-name="P9"><text:span text:style-name="T1"/></text:p>
            <text:p text:style-name="P9"><text:span text:style-name="T1"/></text:p>
          </draw:text-box>
        </draw:frame>
        <draw:frame draw:style-name="gr65" draw:text-style-name="P4" draw:layer="layout" svg:width="1.27cm" svg:height="1.114cm" svg:x="7.867cm" svg:y="12.534cm">
          <draw:text-box>
            <text:p text:style-name="P9"><text:span text:style-name="T1">9</text:span></text:p>
          </draw:text-box>
        </draw:frame>
        <draw:frame draw:style-name="gr65" draw:text-style-name="P4" draw:layer="layout" svg:width="1.27cm" svg:height="1.114cm" svg:x="8.737cm" svg:y="5.817cm">
          <draw:text-box>
            <text:p text:style-name="P9"><text:span text:style-name="T1">2</text:span></text:p>
          </draw:text-box>
        </draw:frame>
        <draw:frame draw:style-name="gr65" draw:text-style-name="P4" draw:layer="layout" svg:width="1.27cm" svg:height="1.825cm" svg:x="9.262cm" svg:y="3.467cm">
          <draw:text-box>
            <text:p text:style-name="P9"><text:span text:style-name="T1">7</text:span></text:p>
            <text:p text:style-name="P9"><text:span text:style-name="T1"/></text:p>
          </draw:text-box>
        </draw:frame>
        <draw:frame draw:style-name="gr65" draw:text-style-name="P4" draw:layer="layout" svg:width="1.27cm" svg:height="1.825cm" svg:x="15.022cm" svg:y="3.277cm">
          <draw:text-box>
            <text:p text:style-name="P9"><text:span text:style-name="T1">6</text:span></text:p>
            <text:p text:style-name="P9"><text:span text:style-name="T1"/></text:p>
          </draw:text-box>
        </draw:frame>
        <draw:frame draw:style-name="gr65" draw:text-style-name="P4" draw:layer="layout" svg:width="1.27cm" svg:height="1.825cm" svg:x="16.135cm" svg:y="5.66cm">
          <draw:text-box>
            <text:p text:style-name="P9"><text:span text:style-name="T1">5</text:span></text:p>
            <text:p text:style-name="P9"><text:span text:style-name="T1"/></text:p>
          </draw:text-box>
        </draw:frame>
        <draw:frame draw:style-name="gr124" draw:text-style-name="P4" draw:layer="layout" svg:width="1.144cm" svg:height="1.114cm" svg:x="18.853cm" svg:y="5.923cm">
          <draw:text-box>
            <text:p text:style-name="P9"><text:span text:style-name="T1">5</text:span></text:p>
          </draw:text-box>
        </draw:frame>
        <draw:frame draw:style-name="gr123" draw:text-style-name="P4" draw:layer="layout" svg:width="1.27cm" svg:height="1.825cm" svg:x="19.697cm" svg:y="8.56cm">
          <draw:text-box>
            <text:p text:style-name="P9"><text:span text:style-name="T1">8</text:span></text:p>
            <text:p text:style-name="P9"><text:span text:style-name="T1"/></text:p>
          </draw:text-box>
        </draw:frame>
        <draw:frame draw:style-name="gr65" draw:text-style-name="P4" draw:layer="layout" svg:width="1.27cm" svg:height="1.825cm" svg:x="8.207cm" svg:y="8.751cm">
          <draw:text-box>
            <text:p text:style-name="P9"><text:span text:style-name="T1">7</text:span></text:p>
            <text:p text:style-name="P9"><text:span text:style-name="T1"/></text:p>
          </draw:text-box>
        </draw:frame>
        <draw:path draw:style-name="gr69" draw:text-style-name="P2" draw:layer="layout" svg:width="3.348cm" svg:height="0.429cm" draw:transform="rotate (0.958360292269905) translate (5.47376431431982cm 7.67847165952016cm)" svg:viewBox="0 0 3349 430" svg:d="m0 17912c673-408 3349 304 3349 304">
          <text:p/>
        </draw:path>
        <draw:path draw:style-name="gr115" draw:text-style-name="P2" draw:layer="layout" svg:width="0.505cm" svg:height="1.679cm" draw:transform="rotate (-2.86425983544854) translate (13.2121943513477cm 3.08259563376647cm)" svg:viewBox="0 0 506 1680" svg:d="m506-13164c-151 529 25 7-506 1680">
          <text:p/>
        </draw:path>
        <draw:circle draw:style-name="gr122" draw:text-style-name="P2" draw:layer="layout" svg:width="0.634cm" svg:height="0.633cm" svg:x="7.435cm" svg:y="4.822cm">
          <text:p/>
        </draw:circle>
        <draw:circle draw:style-name="gr118" draw:text-style-name="P2" draw:layer="layout" svg:width="0.635cm" svg:height="0.635cm" svg:x="8.425cm" svg:y="10.405cm">
          <text:p/>
        </draw:circle>
        <draw:circle draw:style-name="gr118" draw:text-style-name="P2" draw:layer="layout" svg:width="0.635cm" svg:height="0.635cm" svg:x="17.51cm" svg:y="4.81cm">
          <text:p/>
        </draw:circle>
        <draw:frame draw:style-name="gr65" draw:text-style-name="P4" draw:layer="layout" svg:width="1.27cm" svg:height="1.825cm" svg:x="12.692cm" svg:y="1.715cm">
          <draw:text-box>
            <text:p text:style-name="P9"><text:span text:style-name="T1">8</text:span></text:p>
            <text:p text:style-name="P9"><text:span text:style-name="T1"/></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0" draw:display-name="Gradient 10"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stroke-dash="Dash_20_2" draw:fill="none" draw:fill-gradient-name="Gradient_20_10" draw:fill-hatch-name="Hatch_20_1" draw:fill-image-name="Bitmape_20_1" draw:fill-image-width="0cm" draw:fill-image-height="0cm" draw:measure-align="inside" draw:measure-vertical-align="center"/>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forms form:automatic-focus="false" form:apply-design-mode="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Chris Nicholls</meta:initial-creator>
    <meta:creation-date>2009-11-17T11:26:49</meta:creation-date>
    <dc:date>2009-11-18T18:17:25</dc:date>
    <dc:creator>Chris Nicholls</dc:creator>
    <meta:editing-duration>PT04H11M24S</meta:editing-duration>
    <meta:editing-cycles>11</meta:editing-cycles>
    <meta:generator>OpenOffice.org/3.1$Linux OpenOffice.org_project/310m19$Build-9420</meta:generator>
    <meta:document-statistic meta:object-count="1639"/>
  </office:meta>
</office:document-meta>
</file>